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757171935" calcext:value-type="float">
            <text:p>0.075717193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511957849" calcext:value-type="float">
            <text:p>0.151195784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26516" calcext:value-type="float">
            <text:p>0.22651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01377043" calcext:value-type="float">
            <text:p>0.30137704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3750741398" calcext:value-type="float">
            <text:p>0.375074139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4467499355" calcext:value-type="float">
            <text:p>0.446749935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158267204" calcext:value-type="float">
            <text:p>0.515826720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5824253011" calcext:value-type="float">
            <text:p>0.582425301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647516871" calcext:value-type="float">
            <text:p>0.64751687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7126182151" calcext:value-type="float">
            <text:p>0.712618215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7791439892" calcext:value-type="float">
            <text:p>0.779143989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847848914" calcext:value-type="float">
            <text:p>0.84784891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9186889355" calcext:value-type="float">
            <text:p>0.918688935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9910548065" calcext:value-type="float">
            <text:p>0.991054806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.0641449677" calcext:value-type="float">
            <text:p>1.064144967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.1372866022" calcext:value-type="float">
            <text:p>1.137286602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.2101120753" calcext:value-type="float">
            <text:p>1.2101120753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.2825747527" calcext:value-type="float">
            <text:p>1.282574752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.3548409355" calcext:value-type="float">
            <text:p>1.354840935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.4271270968" calcext:value-type="float">
            <text:p>1.4271270968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.4995574086" calcext:value-type="float">
            <text:p>1.499557408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.5720930538" calcext:value-type="float">
            <text:p>1.5720930538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.6445461505" calcext:value-type="float">
            <text:p>1.644546150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.7166592796" calcext:value-type="float">
            <text:p>1.716659279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.7882155054" calcext:value-type="float">
            <text:p>1.7882155054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.8591379462" calcext:value-type="float">
            <text:p>1.859137946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.9295376559" calcext:value-type="float">
            <text:p>1.9295376559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.9996840108" calcext:value-type="float">
            <text:p>1.999684010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.0699138495" calcext:value-type="float">
            <text:p>2.069913849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.1405414946" calcext:value-type="float">
            <text:p>2.1405414946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.2118306452" calcext:value-type="float">
            <text:p>2.211830645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.2840237742" calcext:value-type="float">
            <text:p>2.284023774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.3573511935" calcext:value-type="float">
            <text:p>2.357351193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.4319430753" calcext:value-type="float">
            <text:p>2.4319430753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.5076616129" calcext:value-type="float">
            <text:p>2.5076616129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.5839744946" calcext:value-type="float">
            <text:p>2.583974494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.6600017742" calcext:value-type="float">
            <text:p>2.6600017742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.7347769032" calcext:value-type="float">
            <text:p>2.7347769032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.807639914" calcext:value-type="float">
            <text:p>2.807639914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.8785827634" calcext:value-type="float">
            <text:p>2.8785827634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.9483279032" calcext:value-type="float">
            <text:p>2.9483279032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.0180185699" calcext:value-type="float">
            <text:p>3.0180185699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.088670043" calcext:value-type="float">
            <text:p>3.08867004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.1607456559" calcext:value-type="float">
            <text:p>3.1607456559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.2340983118" calcext:value-type="float">
            <text:p>3.2340983118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.3082162043" calcext:value-type="float">
            <text:p>3.3082162043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.3825536452" calcext:value-type="float">
            <text:p>3.3825536452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.4567567957" calcext:value-type="float">
            <text:p>3.4567567957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.5307056989" calcext:value-type="float">
            <text:p>3.530705698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.6044169032" calcext:value-type="float">
            <text:p>3.6044169032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.677928" calcext:value-type="float">
            <text:p>3.677928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.7512666774" calcext:value-type="float">
            <text:p>3.7512666774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3.8245107312" calcext:value-type="float">
            <text:p>3.8245107312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.8978528602" calcext:value-type="float">
            <text:p>3.897852860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.9715693118" calcext:value-type="float">
            <text:p>3.9715693118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4.0458687957" calcext:value-type="float">
            <text:p>4.0458687957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4.1207078172" calcext:value-type="float">
            <text:p>4.120707817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4.1957053226" calcext:value-type="float">
            <text:p>4.1957053226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4.2702347312" calcext:value-type="float">
            <text:p>4.270234731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.3436706129" calcext:value-type="float">
            <text:p>4.3436706129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4.4156877419" calcext:value-type="float">
            <text:p>4.4156877419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4.4864715914" calcext:value-type="float">
            <text:p>4.4864715914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4.5567114086" calcext:value-type="float">
            <text:p>4.5567114086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4.6273391505" calcext:value-type="float">
            <text:p>4.6273391505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.6991364301" calcext:value-type="float">
            <text:p>4.699136430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4.7724259032" calcext:value-type="float">
            <text:p>4.772425903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4.8469871613" calcext:value-type="float">
            <text:p>4.8469871613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4.9221844409" calcext:value-type="float">
            <text:p>4.9221844409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4.997208914" calcext:value-type="float">
            <text:p>4.997208914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.0713397312" calcext:value-type="float">
            <text:p>5.071339731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5.1441603548" calcext:value-type="float">
            <text:p>5.1441603548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5.2156924731" calcext:value-type="float">
            <text:p>5.215692473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5.2864193011" calcext:value-type="float">
            <text:p>5.2864193011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5.357176" calcext:value-type="float">
            <text:p>5.35717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.4289132688" calcext:value-type="float">
            <text:p>5.4289132688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5.5023974839" calcext:value-type="float">
            <text:p>5.5023974839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5.577955129" calcext:value-type="float">
            <text:p>5.577955129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5.6553535699" calcext:value-type="float">
            <text:p>5.6553535699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5.7338494624" calcext:value-type="float">
            <text:p>5.733849462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.8123792581" calcext:value-type="float">
            <text:p>5.8123792581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5.889833828" calcext:value-type="float">
            <text:p>5.889833828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5.9653433548" calcext:value-type="float">
            <text:p>5.9653433548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6.0384950753" calcext:value-type="float">
            <text:p>6.0384950753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6.1094214624" calcext:value-type="float">
            <text:p>6.1094214624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6.1787384194" calcext:value-type="float">
            <text:p>6.1787384194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6.2473698817" calcext:value-type="float">
            <text:p>6.2473698817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6.3163287312" calcext:value-type="float">
            <text:p>6.3163287312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6.3865068065" calcext:value-type="float">
            <text:p>6.3865068065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6.4584912903" calcext:value-type="float">
            <text:p>6.4584912903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6.5324225161" calcext:value-type="float">
            <text:p>6.5324225161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6.6079344731" calcext:value-type="float">
            <text:p>6.6079344731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6.6842250323" calcext:value-type="float">
            <text:p>6.6842250323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.041699" calcext:value-type="float">
            <text:p>7.041699</text:p>
          </table:table-cell>
          <table:table-cell office:value-type="float" office:value="6.7602691183" calcext:value-type="float">
            <text:p>6.7602691183</text:p>
          </table:table-cell>
          <table:table-cell table:formula="of:=POWER([.C94]-6.75;2)" office:value-type="float" office:value="0.000105454790659397" calcext:value-type="float">
            <text:p>0.0001054548</text:p>
          </table:table-cell>
          <table:table-cell table:formula="of:=SQRT(SUM([.D94:.D193])/100)" office:value-type="float" office:value="0.178395226235009" calcext:value-type="float">
            <text:p>0.178395226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.019509" calcext:value-type="float">
            <text:p>7.019509</text:p>
          </table:table-cell>
          <table:table-cell office:value-type="float" office:value="6.7594164731" calcext:value-type="float">
            <text:p>6.7594164731</text:p>
          </table:table-cell>
          <table:table-cell table:formula="of:=POWER([.C95]-6.75;2)" office:value-type="float" office:value="0.0000886699656430224" calcext:value-type="float">
            <text:p>0.00008867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.00478" calcext:value-type="float">
            <text:p>7.00478</text:p>
          </table:table-cell>
          <table:table-cell office:value-type="float" office:value="6.7571043441" calcext:value-type="float">
            <text:p>6.7571043441</text:p>
          </table:table-cell>
          <table:table-cell table:formula="of:=POWER([.C96]-6.75;2)" office:value-type="float" office:value="0.0000504717050912055" calcext:value-type="float">
            <text:p>5.04717050912055E-00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.962077" calcext:value-type="float">
            <text:p>6.962077</text:p>
          </table:table-cell>
          <table:table-cell office:value-type="float" office:value="6.7533477742" calcext:value-type="float">
            <text:p>6.7533477742</text:p>
          </table:table-cell>
          <table:table-cell table:formula="of:=POWER([.C97]-6.75;2)" office:value-type="float" office:value="0.0000112075920941848" calcext:value-type="float">
            <text:p>1.12075920941848E-005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.85383" calcext:value-type="float">
            <text:p>6.85383</text:p>
          </table:table-cell>
          <table:table-cell office:value-type="float" office:value="6.7491135161" calcext:value-type="float">
            <text:p>6.7491135161</text:p>
          </table:table-cell>
          <table:table-cell table:formula="of:=POWER([.C98]-6.75;2)" office:value-type="float" office:value="0.000000785853704960019" calcext:value-type="float">
            <text:p>7.85853704960019E-007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.665849" calcext:value-type="float">
            <text:p>6.665849</text:p>
          </table:table-cell>
          <table:table-cell office:value-type="float" office:value="6.7460443978" calcext:value-type="float">
            <text:p>6.7460443978</text:p>
          </table:table-cell>
          <table:table-cell table:formula="of:=POWER([.C99]-6.75;2)" office:value-type="float" office:value="0.0000156467887646415" calcext:value-type="float">
            <text:p>1.56467887646415E-005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.424141" calcext:value-type="float">
            <text:p>6.424141</text:p>
          </table:table-cell>
          <table:table-cell office:value-type="float" office:value="6.7458093011" calcext:value-type="float">
            <text:p>6.7458093011</text:p>
          </table:table-cell>
          <table:table-cell table:formula="of:=POWER([.C100]-6.75;2)" office:value-type="float" office:value="0.000017561957270465" calcext:value-type="float">
            <text:p>0.00001756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193668" calcext:value-type="float">
            <text:p>6.193668</text:p>
          </table:table-cell>
          <table:table-cell office:value-type="float" office:value="6.7493969785" calcext:value-type="float">
            <text:p>6.7493969785</text:p>
          </table:table-cell>
          <table:table-cell table:formula="of:=POWER([.C101]-6.75;2)" office:value-type="float" office:value="0.000000363634929462144" calcext:value-type="float">
            <text:p>3.63634929462144E-007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.053516" calcext:value-type="float">
            <text:p>6.053516</text:p>
          </table:table-cell>
          <table:table-cell office:value-type="float" office:value="6.7566518172" calcext:value-type="float">
            <text:p>6.7566518172</text:p>
          </table:table-cell>
          <table:table-cell table:formula="of:=POWER([.C102]-6.75;2)" office:value-type="float" office:value="0.0000442466720622139" calcext:value-type="float">
            <text:p>4.42466720622139E-005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.054425" calcext:value-type="float">
            <text:p>6.054425</text:p>
          </table:table-cell>
          <table:table-cell office:value-type="float" office:value="6.7662441398" calcext:value-type="float">
            <text:p>6.7662441398</text:p>
          </table:table-cell>
          <table:table-cell table:formula="of:=POWER([.C103]-6.75;2)" office:value-type="float" office:value="0.000263872077841957" calcext:value-type="float">
            <text:p>0.000263872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.186897" calcext:value-type="float">
            <text:p>6.186897</text:p>
          </table:table-cell>
          <table:table-cell office:value-type="float" office:value="6.7761500215" calcext:value-type="float">
            <text:p>6.7761500215</text:p>
          </table:table-cell>
          <table:table-cell table:formula="of:=POWER([.C104]-6.75;2)" office:value-type="float" office:value="0.00068382362445048" calcext:value-type="float">
            <text:p>0.0006838236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.389558" calcext:value-type="float">
            <text:p>6.389558</text:p>
          </table:table-cell>
          <table:table-cell office:value-type="float" office:value="6.7844566667" calcext:value-type="float">
            <text:p>6.7844566667</text:p>
          </table:table-cell>
          <table:table-cell table:formula="of:=POWER([.C105]-6.75;2)" office:value-type="float" office:value="0.00118726188007487" calcext:value-type="float">
            <text:p>0.0011872619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.588122" calcext:value-type="float">
            <text:p>6.588122</text:p>
          </table:table-cell>
          <table:table-cell office:value-type="float" office:value="6.7900437419" calcext:value-type="float">
            <text:p>6.7900437419</text:p>
          </table:table-cell>
          <table:table-cell table:formula="of:=POWER([.C106]-6.75;2)" office:value-type="float" office:value="0.00160350126535381" calcext:value-type="float">
            <text:p>0.0016035013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.730026" calcext:value-type="float">
            <text:p>6.730026</text:p>
          </table:table-cell>
          <table:table-cell office:value-type="float" office:value="6.7928056344" calcext:value-type="float">
            <text:p>6.7928056344</text:p>
          </table:table-cell>
          <table:table-cell table:formula="of:=POWER([.C107]-6.75;2)" office:value-type="float" office:value="0.00183232233638651" calcext:value-type="float">
            <text:p>0.0018323223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.797385" calcext:value-type="float">
            <text:p>6.797385</text:p>
          </table:table-cell>
          <table:table-cell office:value-type="float" office:value="6.7934337097" calcext:value-type="float">
            <text:p>6.7934337097</text:p>
          </table:table-cell>
          <table:table-cell table:formula="of:=POWER([.C108]-6.75;2)" office:value-type="float" office:value="0.00188648713830391" calcext:value-type="float">
            <text:p>0.001886487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.802172" calcext:value-type="float">
            <text:p>6.802172</text:p>
          </table:table-cell>
          <table:table-cell office:value-type="float" office:value="6.7929585591" calcext:value-type="float">
            <text:p>6.7929585591</text:p>
          </table:table-cell>
          <table:table-cell table:formula="of:=POWER([.C109]-6.75;2)" office:value-type="float" office:value="0.00184543779994817" calcext:value-type="float">
            <text:p>0.0018454378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.772769" calcext:value-type="float">
            <text:p>6.772769</text:p>
          </table:table-cell>
          <table:table-cell office:value-type="float" office:value="6.7922583548" calcext:value-type="float">
            <text:p>6.7922583548</text:p>
          </table:table-cell>
          <table:table-cell table:formula="of:=POWER([.C110]-6.75;2)" office:value-type="float" office:value="0.00178576855040272" calcext:value-type="float">
            <text:p>0.0017857686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.739029" calcext:value-type="float">
            <text:p>6.739029</text:p>
          </table:table-cell>
          <table:table-cell office:value-type="float" office:value="6.791714172" calcext:value-type="float">
            <text:p>6.791714172</text:p>
          </table:table-cell>
          <table:table-cell table:formula="of:=POWER([.C111]-6.75;2)" office:value-type="float" office:value="0.00174007214564557" calcext:value-type="float">
            <text:p>0.001740072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.720755" calcext:value-type="float">
            <text:p>6.720755</text:p>
          </table:table-cell>
          <table:table-cell office:value-type="float" office:value="6.7911396237" calcext:value-type="float">
            <text:p>6.7911396237</text:p>
          </table:table-cell>
          <table:table-cell table:formula="of:=POWER([.C112]-6.75;2)" office:value-type="float" office:value="0.00169246863817763" calcext:value-type="float">
            <text:p>0.0016924686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.722613" calcext:value-type="float">
            <text:p>6.722613</text:p>
          </table:table-cell>
          <table:table-cell office:value-type="float" office:value="6.7899982903" calcext:value-type="float">
            <text:p>6.7899982903</text:p>
          </table:table-cell>
          <table:table-cell table:formula="of:=POWER([.C113]-6.75;2)" office:value-type="float" office:value="0.00159986322692306" calcext:value-type="float">
            <text:p>0.0015998632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.736019" calcext:value-type="float">
            <text:p>6.736019</text:p>
          </table:table-cell>
          <table:table-cell office:value-type="float" office:value="6.7877934409" calcext:value-type="float">
            <text:p>6.7877934409</text:p>
          </table:table-cell>
          <table:table-cell table:formula="of:=POWER([.C114]-6.75;2)" office:value-type="float" office:value="0.00142834417506178" calcext:value-type="float">
            <text:p>0.0014283442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.745815" calcext:value-type="float">
            <text:p>6.745815</text:p>
          </table:table-cell>
          <table:table-cell office:value-type="float" office:value="6.7844392258" calcext:value-type="float">
            <text:p>6.7844392258</text:p>
          </table:table-cell>
          <table:table-cell table:formula="of:=POWER([.C115]-6.75;2)" office:value-type="float" office:value="0.00118606027370338" calcext:value-type="float">
            <text:p>0.0011860603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.738138" calcext:value-type="float">
            <text:p>6.738138</text:p>
          </table:table-cell>
          <table:table-cell office:value-type="float" office:value="6.7804313441" calcext:value-type="float">
            <text:p>6.7804313441</text:p>
          </table:table-cell>
          <table:table-cell table:formula="of:=POWER([.C116]-6.75;2)" office:value-type="float" office:value="0.000926066703732614" calcext:value-type="float">
            <text:p>0.0009260667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.706521" calcext:value-type="float">
            <text:p>6.706521</text:p>
          </table:table-cell>
          <table:table-cell office:value-type="float" office:value="6.7767253763" calcext:value-type="float">
            <text:p>6.7767253763</text:p>
          </table:table-cell>
          <table:table-cell table:formula="of:=POWER([.C117]-6.75;2)" office:value-type="float" office:value="0.000714245738376598" calcext:value-type="float">
            <text:p>0.0007142457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.654729" calcext:value-type="float">
            <text:p>6.654729</text:p>
          </table:table-cell>
          <table:table-cell office:value-type="float" office:value="6.7743774409" calcext:value-type="float">
            <text:p>6.7743774409</text:p>
          </table:table-cell>
          <table:table-cell table:formula="of:=POWER([.C118]-6.75;2)" office:value-type="float" office:value="0.000594259624833011" calcext:value-type="float">
            <text:p>0.0005942596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.595787" calcext:value-type="float">
            <text:p>6.595787</text:p>
          </table:table-cell>
          <table:table-cell office:value-type="float" office:value="6.7741288387" calcext:value-type="float">
            <text:p>6.7741288387</text:p>
          </table:table-cell>
          <table:table-cell table:formula="of:=POWER([.C119]-6.75;2)" office:value-type="float" office:value="0.000582200857010631" calcext:value-type="float">
            <text:p>0.0005822009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.547173" calcext:value-type="float">
            <text:p>6.547173</text:p>
          </table:table-cell>
          <table:table-cell office:value-type="float" office:value="6.7761301183" calcext:value-type="float">
            <text:p>6.7761301183</text:p>
          </table:table-cell>
          <table:table-cell table:formula="of:=POWER([.C120]-6.75;2)" office:value-type="float" office:value="0.000682783082372007" calcext:value-type="float">
            <text:p>0.000682783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.523611" calcext:value-type="float">
            <text:p>6.523611</text:p>
          </table:table-cell>
          <table:table-cell office:value-type="float" office:value="6.7799064409" calcext:value-type="float">
            <text:p>6.7799064409</text:p>
          </table:table-cell>
          <table:table-cell table:formula="of:=POWER([.C121]-6.75;2)" office:value-type="float" office:value="0.000894395207305169" calcext:value-type="float">
            <text:p>0.0008943952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.531375" calcext:value-type="float">
            <text:p>6.531375</text:p>
          </table:table-cell>
          <table:table-cell office:value-type="float" office:value="6.7845507204" calcext:value-type="float">
            <text:p>6.7845507204</text:p>
          </table:table-cell>
          <table:table-cell table:formula="of:=POWER([.C122]-6.75;2)" office:value-type="float" office:value="0.001193752280159" calcext:value-type="float">
            <text:p>0.0011937523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.568371" calcext:value-type="float">
            <text:p>6.568371</text:p>
          </table:table-cell>
          <table:table-cell office:value-type="float" office:value="6.789039957" calcext:value-type="float">
            <text:p>6.789039957</text:p>
          </table:table-cell>
          <table:table-cell table:formula="of:=POWER([.C123]-6.75;2)" office:value-type="float" office:value="0.00152411824256185" calcext:value-type="float">
            <text:p>0.0015241182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.629891" calcext:value-type="float">
            <text:p>6.629891</text:p>
          </table:table-cell>
          <table:table-cell office:value-type="float" office:value="6.7925182043" calcext:value-type="float">
            <text:p>6.7925182043</text:p>
          </table:table-cell>
          <table:table-cell table:formula="of:=POWER([.C124]-6.75;2)" office:value-type="float" office:value="0.00180779769689656" calcext:value-type="float">
            <text:p>0.0018077977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.713961" calcext:value-type="float">
            <text:p>6.713961</text:p>
          </table:table-cell>
          <table:table-cell office:value-type="float" office:value="6.7944186344" calcext:value-type="float">
            <text:p>6.7944186344</text:p>
          </table:table-cell>
          <table:table-cell table:formula="of:=POWER([.C125]-6.75;2)" office:value-type="float" office:value="0.0019730150819609" calcext:value-type="float">
            <text:p>0.001973015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.81945" calcext:value-type="float">
            <text:p>6.81945</text:p>
          </table:table-cell>
          <table:table-cell office:value-type="float" office:value="6.7944223871" calcext:value-type="float">
            <text:p>6.7944223871</text:p>
          </table:table-cell>
          <table:table-cell table:formula="of:=POWER([.C126]-6.75;2)" office:value-type="float" office:value="0.00197334847566225" calcext:value-type="float">
            <text:p>0.0019733485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.937045" calcext:value-type="float">
            <text:p>6.937045</text:p>
          </table:table-cell>
          <table:table-cell office:value-type="float" office:value="6.7923878602" calcext:value-type="float">
            <text:p>6.7923878602</text:p>
          </table:table-cell>
          <table:table-cell table:formula="of:=POWER([.C127]-6.75;2)" office:value-type="float" office:value="0.00179673069233473" calcext:value-type="float">
            <text:p>0.0017967307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.041824" calcext:value-type="float">
            <text:p>7.041824</text:p>
          </table:table-cell>
          <table:table-cell office:value-type="float" office:value="6.7883922043" calcext:value-type="float">
            <text:p>6.7883922043</text:p>
          </table:table-cell>
          <table:table-cell table:formula="of:=POWER([.C128]-6.75;2)" office:value-type="float" office:value="0.00147396135101294" calcext:value-type="float">
            <text:p>0.0014739614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.097098" calcext:value-type="float">
            <text:p>7.097098</text:p>
          </table:table-cell>
          <table:table-cell office:value-type="float" office:value="6.7828722043" calcext:value-type="float">
            <text:p>6.7828722043</text:p>
          </table:table-cell>
          <table:table-cell table:formula="of:=POWER([.C129]-6.75;2)" office:value-type="float" office:value="0.00108058181554096" calcext:value-type="float">
            <text:p>0.0010805818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.070537" calcext:value-type="float">
            <text:p>7.070537</text:p>
          </table:table-cell>
          <table:table-cell office:value-type="float" office:value="6.7766856774" calcext:value-type="float">
            <text:p>6.7766856774</text:p>
          </table:table-cell>
          <table:table-cell table:formula="of:=POWER([.C130]-6.75;2)" office:value-type="float" office:value="0.000712125378296856" calcext:value-type="float">
            <text:p>0.0007121254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954087" calcext:value-type="float">
            <text:p>6.954087</text:p>
          </table:table-cell>
          <table:table-cell office:value-type="float" office:value="6.7709270968" calcext:value-type="float">
            <text:p>6.7709270968</text:p>
          </table:table-cell>
          <table:table-cell table:formula="of:=POWER([.C131]-6.75;2)" office:value-type="float" office:value="0.000437943380476586" calcext:value-type="float">
            <text:p>0.0004379434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.77626" calcext:value-type="float">
            <text:p>6.77626</text:p>
          </table:table-cell>
          <table:table-cell office:value-type="float" office:value="6.7665201183" calcext:value-type="float">
            <text:p>6.7665201183</text:p>
          </table:table-cell>
          <table:table-cell table:formula="of:=POWER([.C132]-6.75;2)" office:value-type="float" office:value="0.000272914308645991" calcext:value-type="float">
            <text:p>0.0002729143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.597685" calcext:value-type="float">
            <text:p>6.597685</text:p>
          </table:table-cell>
          <table:table-cell office:value-type="float" office:value="6.7637902366" calcext:value-type="float">
            <text:p>6.7637902366</text:p>
          </table:table-cell>
          <table:table-cell table:formula="of:=POWER([.C133]-6.75;2)" office:value-type="float" office:value="0.000190170625483986" calcext:value-type="float">
            <text:p>0.0001901706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.486298" calcext:value-type="float">
            <text:p>6.486298</text:p>
          </table:table-cell>
          <table:table-cell office:value-type="float" office:value="6.7622620215" calcext:value-type="float">
            <text:p>6.7622620215</text:p>
          </table:table-cell>
          <table:table-cell table:formula="of:=POWER([.C134]-6.75;2)" office:value-type="float" office:value="0.000150357171266457" calcext:value-type="float">
            <text:p>0.0001503572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.481232" calcext:value-type="float">
            <text:p>6.481232</text:p>
          </table:table-cell>
          <table:table-cell office:value-type="float" office:value="6.7608488602" calcext:value-type="float">
            <text:p>6.7608488602</text:p>
          </table:table-cell>
          <table:table-cell table:formula="of:=POWER([.C135]-6.75;2)" office:value-type="float" office:value="0.000117697767639151" calcext:value-type="float">
            <text:p>0.0001176978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.570587" calcext:value-type="float">
            <text:p>6.570587</text:p>
          </table:table-cell>
          <table:table-cell office:value-type="float" office:value="6.7584265054" calcext:value-type="float">
            <text:p>6.7584265054</text:p>
          </table:table-cell>
          <table:table-cell table:formula="of:=POWER([.C136]-6.75;2)" office:value-type="float" office:value="0.0000710059932562311" calcext:value-type="float">
            <text:p>0.00007100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.703032" calcext:value-type="float">
            <text:p>6.703032</text:p>
          </table:table-cell>
          <table:table-cell office:value-type="float" office:value="6.7545066129" calcext:value-type="float">
            <text:p>6.7545066129</text:p>
          </table:table-cell>
          <table:table-cell table:formula="of:=POWER([.C137]-6.75;2)" office:value-type="float" office:value="0.0000203095598304483" calcext:value-type="float">
            <text:p>2.03095598304483E-005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.821797" calcext:value-type="float">
            <text:p>6.821797</text:p>
          </table:table-cell>
          <table:table-cell office:value-type="float" office:value="6.7495718925" calcext:value-type="float">
            <text:p>6.7495718925</text:p>
          </table:table-cell>
          <table:table-cell table:formula="of:=POWER([.C138]-6.75;2)" office:value-type="float" office:value="0.000000183276031556532" calcext:value-type="float">
            <text:p>1.83276031556532E-007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.892964" calcext:value-type="float">
            <text:p>6.892964</text:p>
          </table:table-cell>
          <table:table-cell office:value-type="float" office:value="6.7448563871" calcext:value-type="float">
            <text:p>6.7448563871</text:p>
          </table:table-cell>
          <table:table-cell table:formula="of:=POWER([.C139]-6.75;2)" office:value-type="float" office:value="0.0000264567536650417" calcext:value-type="float">
            <text:p>2.64567536650417E-005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.913382" calcext:value-type="float">
            <text:p>6.913382</text:p>
          </table:table-cell>
          <table:table-cell office:value-type="float" office:value="6.7417444839" calcext:value-type="float">
            <text:p>6.7417444839</text:p>
          </table:table-cell>
          <table:table-cell table:formula="of:=POWER([.C140]-6.75;2)" office:value-type="float" office:value="0.0000681535460773624" calcext:value-type="float">
            <text:p>6.81535460773624E-005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900893" calcext:value-type="float">
            <text:p>6.900893</text:p>
          </table:table-cell>
          <table:table-cell office:value-type="float" office:value="6.7411374946" calcext:value-type="float">
            <text:p>6.7411374946</text:p>
          </table:table-cell>
          <table:table-cell table:formula="of:=POWER([.C141]-6.75;2)" office:value-type="float" office:value="0.0000785440019650252" calcext:value-type="float">
            <text:p>0.000078544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.877248" calcext:value-type="float">
            <text:p>6.877248</text:p>
          </table:table-cell>
          <table:table-cell office:value-type="float" office:value="6.7430558817" calcext:value-type="float">
            <text:p>6.7430558817</text:p>
          </table:table-cell>
          <table:table-cell table:formula="of:=POWER([.C142]-6.75;2)" office:value-type="float" office:value="0.0000482207789643929" calcext:value-type="float">
            <text:p>4.82207789643929E-005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.855142" calcext:value-type="float">
            <text:p>6.855142</text:p>
          </table:table-cell>
          <table:table-cell office:value-type="float" office:value="6.7465666667" calcext:value-type="float">
            <text:p>6.7465666667</text:p>
          </table:table-cell>
          <table:table-cell table:formula="of:=POWER([.C143]-6.75;2)" office:value-type="float" office:value="0.0000117877775488908" calcext:value-type="float">
            <text:p>1.17877775488908E-005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.836532" calcext:value-type="float">
            <text:p>6.836532</text:p>
          </table:table-cell>
          <table:table-cell office:value-type="float" office:value="6.7499563118" calcext:value-type="float">
            <text:p>6.7499563118</text:p>
          </table:table-cell>
          <table:table-cell table:formula="of:=POWER([.C144]-6.75;2)" office:value-type="float" office:value="0.00000000190865881923054" calcext:value-type="float">
            <text:p>1.90865881923054E-009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.820497" calcext:value-type="float">
            <text:p>6.820497</text:p>
          </table:table-cell>
          <table:table-cell office:value-type="float" office:value="6.7509691613" calcext:value-type="float">
            <text:p>6.7509691613</text:p>
          </table:table-cell>
          <table:table-cell table:formula="of:=POWER([.C145]-6.75;2)" office:value-type="float" office:value="0.000000939273625418592" calcext:value-type="float">
            <text:p>9.39273625418592E-007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.811697" calcext:value-type="float">
            <text:p>6.811697</text:p>
          </table:table-cell>
          <table:table-cell office:value-type="float" office:value="6.7469615484" calcext:value-type="float">
            <text:p>6.7469615484</text:p>
          </table:table-cell>
          <table:table-cell table:formula="of:=POWER([.C146]-6.75;2)" office:value-type="float" office:value="0.00000923218812554352" calcext:value-type="float">
            <text:p>9.23218812554352E-006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.820818" calcext:value-type="float">
            <text:p>6.820818</text:p>
          </table:table-cell>
          <table:table-cell office:value-type="float" office:value="6.7349861935" calcext:value-type="float">
            <text:p>6.7349861935</text:p>
          </table:table-cell>
          <table:table-cell table:formula="of:=POWER([.C147]-6.75;2)" office:value-type="float" office:value="0.000225414385619437" calcext:value-type="float">
            <text:p>0.0002254144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.85563" calcext:value-type="float">
            <text:p>6.85563</text:p>
          </table:table-cell>
          <table:table-cell office:value-type="float" office:value="6.712069957" calcext:value-type="float">
            <text:p>6.712069957</text:p>
          </table:table-cell>
          <table:table-cell table:formula="of:=POWER([.C148]-6.75;2)" office:value-type="float" office:value="0.00143868816198187" calcext:value-type="float">
            <text:p>0.0014386882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.909852" calcext:value-type="float">
            <text:p>6.909852</text:p>
          </table:table-cell>
          <table:table-cell office:value-type="float" office:value="6.6763654731" calcext:value-type="float">
            <text:p>6.6763654731</text:p>
          </table:table-cell>
          <table:table-cell table:formula="of:=POWER([.C149]-6.75;2)" office:value-type="float" office:value="0.00542204355178686" calcext:value-type="float">
            <text:p>0.0054220436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.960029" calcext:value-type="float">
            <text:p>6.960029</text:p>
          </table:table-cell>
          <table:table-cell office:value-type="float" office:value="6.6311026022" calcext:value-type="float">
            <text:p>6.6311026022</text:p>
          </table:table-cell>
          <table:table-cell table:formula="of:=POWER([.C150]-6.75;2)" office:value-type="float" office:value="0.0141365912036114" calcext:value-type="float">
            <text:p>0.014136591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.974768" calcext:value-type="float">
            <text:p>6.974768</text:p>
          </table:table-cell>
          <table:table-cell office:value-type="float" office:value="6.5899190108" calcext:value-type="float">
            <text:p>6.5899190108</text:p>
          </table:table-cell>
          <table:table-cell table:formula="of:=POWER([.C151]-6.75;2)" office:value-type="float" office:value="0.0256259231032505" calcext:value-type="float">
            <text:p>0.0256259231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.931235" calcext:value-type="float">
            <text:p>6.931235</text:p>
          </table:table-cell>
          <table:table-cell office:value-type="float" office:value="6.5652341183" calcext:value-type="float">
            <text:p>6.5652341183</text:p>
          </table:table-cell>
          <table:table-cell table:formula="of:=POWER([.C152]-6.75;2)" office:value-type="float" office:value="0.0341384310403783" calcext:value-type="float">
            <text:p>0.034138431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.829537" calcext:value-type="float">
            <text:p>6.829537</text:p>
          </table:table-cell>
          <table:table-cell office:value-type="float" office:value="6.5605843871" calcext:value-type="float">
            <text:p>6.5605843871</text:p>
          </table:table-cell>
          <table:table-cell table:formula="of:=POWER([.C153]-6.75;2)" office:value-type="float" office:value="0.0358782744102825" calcext:value-type="float">
            <text:p>0.0358782744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.697593" calcext:value-type="float">
            <text:p>6.697593</text:p>
          </table:table-cell>
          <table:table-cell office:value-type="float" office:value="6.5743267634" calcext:value-type="float">
            <text:p>6.5743267634</text:p>
          </table:table-cell>
          <table:table-cell table:formula="of:=POWER([.C154]-6.75;2)" office:value-type="float" office:value="0.0308610860575195" calcext:value-type="float">
            <text:p>0.030861086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.582898" calcext:value-type="float">
            <text:p>6.582898</text:p>
          </table:table-cell>
          <table:table-cell office:value-type="float" office:value="6.6015006452" calcext:value-type="float">
            <text:p>6.6015006452</text:p>
          </table:table-cell>
          <table:table-cell table:formula="of:=POWER([.C155]-6.75;2)" office:value-type="float" office:value="0.0220520583760163" calcext:value-type="float">
            <text:p>0.0220520584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.532303" calcext:value-type="float">
            <text:p>6.532303</text:p>
          </table:table-cell>
          <table:table-cell office:value-type="float" office:value="6.6349388817" calcext:value-type="float">
            <text:p>6.6349388817</text:p>
          </table:table-cell>
          <table:table-cell table:formula="of:=POWER([.C156]-6.75;2)" office:value-type="float" office:value="0.0132390609444466" calcext:value-type="float">
            <text:p>0.0132390609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.56838" calcext:value-type="float">
            <text:p>6.56838</text:p>
          </table:table-cell>
          <table:table-cell office:value-type="float" office:value="6.6666161613" calcext:value-type="float">
            <text:p>6.6666161613</text:p>
          </table:table-cell>
          <table:table-cell table:formula="of:=POWER([.C157]-6.75;2)" office:value-type="float" office:value="0.00695286455634756" calcext:value-type="float">
            <text:p>0.0069528646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.677147" calcext:value-type="float">
            <text:p>6.677147</text:p>
          </table:table-cell>
          <table:table-cell office:value-type="float" office:value="6.6893093763" calcext:value-type="float">
            <text:p>6.6893093763</text:p>
          </table:table-cell>
          <table:table-cell table:formula="of:=POWER([.C158]-6.75;2)" office:value-type="float" office:value="0.00368335180509503" calcext:value-type="float">
            <text:p>0.0036833518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.815921" calcext:value-type="float">
            <text:p>6.815921</text:p>
          </table:table-cell>
          <table:table-cell office:value-type="float" office:value="6.6983095161" calcext:value-type="float">
            <text:p>6.6983095161</text:p>
          </table:table-cell>
          <table:table-cell table:formula="of:=POWER([.C159]-6.75;2)" office:value-type="float" office:value="0.00267190612581614" calcext:value-type="float">
            <text:p>0.0026719061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.934197" calcext:value-type="float">
            <text:p>6.934197</text:p>
          </table:table-cell>
          <table:table-cell office:value-type="float" office:value="6.692822914" calcext:value-type="float">
            <text:p>6.692822914</text:p>
          </table:table-cell>
          <table:table-cell table:formula="of:=POWER([.C160]-6.75;2)" office:value-type="float" office:value="0.00326921916345143" calcext:value-type="float">
            <text:p>0.0032692192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.993347" calcext:value-type="float">
            <text:p>6.993347</text:p>
          </table:table-cell>
          <table:table-cell office:value-type="float" office:value="6.6765444516" calcext:value-type="float">
            <text:p>6.6765444516</text:p>
          </table:table-cell>
          <table:table-cell table:formula="of:=POWER([.C161]-6.75;2)" office:value-type="float" office:value="0.00539571759074476" calcext:value-type="float">
            <text:p>0.0053957176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.977276" calcext:value-type="float">
            <text:p>6.977276</text:p>
          </table:table-cell>
          <table:table-cell office:value-type="float" office:value="6.6562126237" calcext:value-type="float">
            <text:p>6.6562126237</text:p>
          </table:table-cell>
          <table:table-cell table:formula="of:=POWER([.C162]-6.75;2)" office:value-type="float" office:value="0.00879607195323778" calcext:value-type="float">
            <text:p>0.008796072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.894166" calcext:value-type="float">
            <text:p>6.894166</text:p>
          </table:table-cell>
          <table:table-cell office:value-type="float" office:value="6.6378345484" calcext:value-type="float">
            <text:p>6.6378345484</text:p>
          </table:table-cell>
          <table:table-cell table:formula="of:=POWER([.C163]-6.75;2)" office:value-type="float" office:value="0.012581088532632" calcext:value-type="float">
            <text:p>0.0125810885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.772318" calcext:value-type="float">
            <text:p>6.772318</text:p>
          </table:table-cell>
          <table:table-cell office:value-type="float" office:value="6.6241277634" calcext:value-type="float">
            <text:p>6.6241277634</text:p>
          </table:table-cell>
          <table:table-cell table:formula="of:=POWER([.C164]-6.75;2)" office:value-type="float" office:value="0.0158438199466864" calcext:value-type="float">
            <text:p>0.0158438199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.652487" calcext:value-type="float">
            <text:p>6.652487</text:p>
          </table:table-cell>
          <table:table-cell office:value-type="float" office:value="6.6150235806" calcext:value-type="float">
            <text:p>6.6150235806</text:p>
          </table:table-cell>
          <table:table-cell table:formula="of:=POWER([.C165]-6.75;2)" office:value-type="float" office:value="0.0182186337940447" calcext:value-type="float">
            <text:p>0.0182186338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.577595" calcext:value-type="float">
            <text:p>6.577595</text:p>
          </table:table-cell>
          <table:table-cell office:value-type="float" office:value="6.6090608602" calcext:value-type="float">
            <text:p>6.6090608602</text:p>
          </table:table-cell>
          <table:table-cell table:formula="of:=POWER([.C166]-6.75;2)" office:value-type="float" office:value="0.0198638411275641" calcext:value-type="float">
            <text:p>0.0198638411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.580373" calcext:value-type="float">
            <text:p>6.580373</text:p>
          </table:table-cell>
          <table:table-cell office:value-type="float" office:value="6.6043084086" calcext:value-type="float">
            <text:p>6.6043084086</text:p>
          </table:table-cell>
          <table:table-cell table:formula="of:=POWER([.C167]-6.75;2)" office:value-type="float" office:value="0.0212260398046646" calcext:value-type="float">
            <text:p>0.0212260398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.671566" calcext:value-type="float">
            <text:p>6.671566</text:p>
          </table:table-cell>
          <table:table-cell office:value-type="float" office:value="6.5987784194" calcext:value-type="float">
            <text:p>6.5987784194</text:p>
          </table:table-cell>
          <table:table-cell table:formula="of:=POWER([.C168]-6.75;2)" office:value-type="float" office:value="0.0228679664391622" calcext:value-type="float">
            <text:p>0.0228679664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.834032" calcext:value-type="float">
            <text:p>6.834032</text:p>
          </table:table-cell>
          <table:table-cell office:value-type="float" office:value="6.5906596774" calcext:value-type="float">
            <text:p>6.5906596774</text:p>
          </table:table-cell>
          <table:table-cell table:formula="of:=POWER([.C169]-6.75;2)" office:value-type="float" office:value="0.0253893384062722" calcext:value-type="float">
            <text:p>0.0253893384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.026861" calcext:value-type="float">
            <text:p>7.026861</text:p>
          </table:table-cell>
          <table:table-cell office:value-type="float" office:value="6.578713172" calcext:value-type="float">
            <text:p>6.578713172</text:p>
          </table:table-cell>
          <table:table-cell table:formula="of:=POWER([.C170]-6.75;2)" office:value-type="float" office:value="0.0293391774463014" calcext:value-type="float">
            <text:p>0.0293391774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.198055" calcext:value-type="float">
            <text:p>7.198055</text:p>
          </table:table-cell>
          <table:table-cell office:value-type="float" office:value="6.5629558925" calcext:value-type="float">
            <text:p>6.5629558925</text:p>
          </table:table-cell>
          <table:table-cell table:formula="of:=POWER([.C171]-6.75;2)" office:value-type="float" office:value="0.0349854981504716" calcext:value-type="float">
            <text:p>0.0349854982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7.300118" calcext:value-type="float">
            <text:p>7.300118</text:p>
          </table:table-cell>
          <table:table-cell office:value-type="float" office:value="6.5453035699" calcext:value-type="float">
            <text:p>6.5453035699</text:p>
          </table:table-cell>
          <table:table-cell table:formula="of:=POWER([.C172]-6.75;2)" office:value-type="float" office:value="0.0419006284956843" calcext:value-type="float">
            <text:p>0.0419006285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7.303271" calcext:value-type="float">
            <text:p>7.303271</text:p>
          </table:table-cell>
          <table:table-cell office:value-type="float" office:value="6.5293663118" calcext:value-type="float">
            <text:p>6.5293663118</text:p>
          </table:table-cell>
          <table:table-cell table:formula="of:=POWER([.C173]-6.75;2)" office:value-type="float" office:value="0.0486792243687346" calcext:value-type="float">
            <text:p>0.0486792244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.203275" calcext:value-type="float">
            <text:p>7.203275</text:p>
          </table:table-cell>
          <table:table-cell office:value-type="float" office:value="6.5189614194" calcext:value-type="float">
            <text:p>6.5189614194</text:p>
          </table:table-cell>
          <table:table-cell table:formula="of:=POWER([.C174]-6.75;2)" office:value-type="float" office:value="0.0533788257256627" calcext:value-type="float">
            <text:p>0.0533788257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.022386" calcext:value-type="float">
            <text:p>7.022386</text:p>
          </table:table-cell>
          <table:table-cell office:value-type="float" office:value="6.5162977957" calcext:value-type="float">
            <text:p>6.5162977957</text:p>
          </table:table-cell>
          <table:table-cell table:formula="of:=POWER([.C175]-6.75;2)" office:value-type="float" office:value="0.054616720294679" calcext:value-type="float">
            <text:p>0.0546167203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.80311" calcext:value-type="float">
            <text:p>6.80311</text:p>
          </table:table-cell>
          <table:table-cell office:value-type="float" office:value="6.5210203871" calcext:value-type="float">
            <text:p>6.5210203871</text:p>
          </table:table-cell>
          <table:table-cell table:formula="of:=POWER([.C176]-6.75;2)" office:value-type="float" office:value="0.0524316631238338" calcext:value-type="float">
            <text:p>0.0524316631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.596154" calcext:value-type="float">
            <text:p>6.596154</text:p>
          </table:table-cell>
          <table:table-cell office:value-type="float" office:value="6.5301787957" calcext:value-type="float">
            <text:p>6.5301787957</text:p>
          </table:table-cell>
          <table:table-cell table:formula="of:=POWER([.C177]-6.75;2)" office:value-type="float" office:value="0.0483213618599022" calcext:value-type="float">
            <text:p>0.0483213619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.446477" calcext:value-type="float">
            <text:p>6.446477</text:p>
          </table:table-cell>
          <table:table-cell office:value-type="float" office:value="6.5386356774" calcext:value-type="float">
            <text:p>6.5386356774</text:p>
          </table:table-cell>
          <table:table-cell table:formula="of:=POWER([.C178]-6.75;2)" office:value-type="float" office:value="0.0446748768681568" calcext:value-type="float">
            <text:p>0.0446748769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.382726" calcext:value-type="float">
            <text:p>6.382726</text:p>
          </table:table-cell>
          <table:table-cell office:value-type="float" office:value="6.5394280968" calcext:value-type="float">
            <text:p>6.5394280968</text:p>
          </table:table-cell>
          <table:table-cell table:formula="of:=POWER([.C179]-6.75;2)" office:value-type="float" office:value="0.0443405264172702" calcext:value-type="float">
            <text:p>0.0443405264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.413173" calcext:value-type="float">
            <text:p>6.413173</text:p>
          </table:table-cell>
          <table:table-cell office:value-type="float" office:value="6.523161086" calcext:value-type="float">
            <text:p>6.523161086</text:p>
          </table:table-cell>
          <table:table-cell table:formula="of:=POWER([.C180]-6.75;2)" office:value-type="float" office:value="0.0514558929046994" calcext:value-type="float">
            <text:p>0.0514558929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.526561" calcext:value-type="float">
            <text:p>6.526561</text:p>
          </table:table-cell>
          <table:table-cell office:value-type="float" office:value="6.4635891935" calcext:value-type="float">
            <text:p>6.4635891935</text:p>
          </table:table-cell>
          <table:table-cell table:formula="of:=POWER([.C181]-6.75;2)" office:value-type="float" office:value="0.0820311500799805" calcext:value-type="float">
            <text:p>0.0820311501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.694557" calcext:value-type="float">
            <text:p>6.694557</text:p>
          </table:table-cell>
          <table:table-cell office:value-type="float" office:value="6.4027980753" calcext:value-type="float">
            <text:p>6.4027980753</text:p>
          </table:table-cell>
          <table:table-cell table:formula="of:=POWER([.C182]-6.75;2)" office:value-type="float" office:value="0.120549176515385" calcext:value-type="float">
            <text:p>0.1205491765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.875604" calcext:value-type="float">
            <text:p>6.875604</text:p>
          </table:table-cell>
          <table:table-cell office:value-type="float" office:value="6.3402005484" calcext:value-type="float">
            <text:p>6.3402005484</text:p>
          </table:table-cell>
          <table:table-cell table:formula="of:=POWER([.C183]-6.75;2)" office:value-type="float" office:value="0.16793559053166" calcext:value-type="float">
            <text:p>0.1679355905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.022612" calcext:value-type="float">
            <text:p>7.022612</text:p>
          </table:table-cell>
          <table:table-cell office:value-type="float" office:value="6.2756562796" calcext:value-type="float">
            <text:p>6.2756562796</text:p>
          </table:table-cell>
          <table:table-cell table:formula="of:=POWER([.C184]-6.75;2)" office:value-type="float" office:value="0.225001965082914" calcext:value-type="float">
            <text:p>0.2250019651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7.095022" calcext:value-type="float">
            <text:p>7.095022</text:p>
          </table:table-cell>
          <table:table-cell office:value-type="float" office:value="6.2095312796" calcext:value-type="float">
            <text:p>6.2095312796</text:p>
          </table:table-cell>
          <table:table-cell table:formula="of:=POWER([.C185]-6.75;2)" office:value-type="float" office:value="0.292106437730813" calcext:value-type="float">
            <text:p>0.2921064377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7.0721" calcext:value-type="float">
            <text:p>7.0721</text:p>
          </table:table-cell>
          <table:table-cell office:value-type="float" office:value="6.1426276774" calcext:value-type="float">
            <text:p>6.1426276774</text:p>
          </table:table-cell>
          <table:table-cell table:formula="of:=POWER([.C186]-6.75;2)" office:value-type="float" office:value="0.368901138260518" calcext:value-type="float">
            <text:p>0.3689011383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.962403" calcext:value-type="float">
            <text:p>6.962403</text:p>
          </table:table-cell>
          <table:table-cell office:value-type="float" office:value="6.1333908065" calcext:value-type="float">
            <text:p>6.1333908065</text:p>
          </table:table-cell>
          <table:table-cell table:formula="of:=POWER([.C187]-6.75;2)" office:value-type="float" office:value="0.380206897508721" calcext:value-type="float">
            <text:p>0.3802068975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.804481" calcext:value-type="float">
            <text:p>6.804481</text:p>
          </table:table-cell>
          <table:table-cell office:value-type="float" office:value="6.227612871" calcext:value-type="float">
            <text:p>6.227612871</text:p>
          </table:table-cell>
          <table:table-cell table:formula="of:=POWER([.C188]-6.75;2)" office:value-type="float" office:value="0.272888312544863" calcext:value-type="float">
            <text:p>0.2728883125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.655419" calcext:value-type="float">
            <text:p>6.655419</text:p>
          </table:table-cell>
          <table:table-cell office:value-type="float" office:value="6.3235330215" calcext:value-type="float">
            <text:p>6.3235330215</text:p>
          </table:table-cell>
          <table:table-cell table:formula="of:=POWER([.C189]-6.75;2)" office:value-type="float" office:value="0.181874083750919" calcext:value-type="float">
            <text:p>0.1818740838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.568291" calcext:value-type="float">
            <text:p>6.568291</text:p>
          </table:table-cell>
          <table:table-cell office:value-type="float" office:value="6.4210559892" calcext:value-type="float">
            <text:p>6.4210559892</text:p>
          </table:table-cell>
          <table:table-cell table:formula="of:=POWER([.C190]-6.75;2)" office:value-type="float" office:value="0.10820416224119" calcext:value-type="float">
            <text:p>0.1082041622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.568402" calcext:value-type="float">
            <text:p>6.568402</text:p>
          </table:table-cell>
          <table:table-cell office:value-type="float" office:value="6.5195158172" calcext:value-type="float">
            <text:p>6.5195158172</text:p>
          </table:table-cell>
          <table:table-cell table:formula="of:=POWER([.C191]-6.75;2)" office:value-type="float" office:value="0.0531229585209837" calcext:value-type="float">
            <text:p>0.0531229585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.643985" calcext:value-type="float">
            <text:p>6.643985</text:p>
          </table:table-cell>
          <table:table-cell office:value-type="float" office:value="6.6179744516" calcext:value-type="float">
            <text:p>6.6179744516</text:p>
          </table:table-cell>
          <table:table-cell table:formula="of:=POWER([.C192]-6.75;2)" office:value-type="float" office:value="0.0174307454303207" calcext:value-type="float">
            <text:p>0.0174307454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.757795" calcext:value-type="float">
            <text:p>6.757795</text:p>
          </table:table-cell>
          <table:table-cell office:value-type="float" office:value="6.6091872258" calcext:value-type="float">
            <text:p>6.6091872258</text:p>
          </table:table-cell>
          <table:table-cell table:formula="of:=POWER([.C193]-6.75;2)" office:value-type="float" office:value="0.0198282373779001" calcext:value-type="float">
            <text:p>0.0198282374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.868368" calcext:value-type="float">
            <text:p>6.868368</text:p>
          </table:table-cell>
          <table:table-cell office:value-type="float" office:value="6.6166698495" calcext:value-type="float">
            <text:p>6.6166698495</text:p>
          </table:table-cell>
          <table:table-cell table:formula="of:=POWER([.C194]-6.75;2)" office:value-type="float" office:value="0.0177769290323526" calcext:value-type="float">
            <text:p>0.017776929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.945602" calcext:value-type="float">
            <text:p>6.945602</text:p>
          </table:table-cell>
          <table:table-cell office:value-type="float" office:value="6.6259386882" calcext:value-type="float">
            <text:p>6.6259386882</text:p>
          </table:table-cell>
          <table:table-cell table:formula="of:=POWER([.C195]-6.75;2)" office:value-type="float" office:value="0.0153912090855369" calcext:value-type="float">
            <text:p>0.0153912091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.975672" calcext:value-type="float">
            <text:p>6.975672</text:p>
          </table:table-cell>
          <table:table-cell office:value-type="float" office:value="6.6280007634" calcext:value-type="float">
            <text:p>6.6280007634</text:p>
          </table:table-cell>
          <table:table-cell table:formula="of:=POWER([.C196]-6.75;2)" office:value-type="float" office:value="0.0148838137309827" calcext:value-type="float">
            <text:p>0.0148838137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.959415" calcext:value-type="float">
            <text:p>6.959415</text:p>
          </table:table-cell>
          <table:table-cell office:value-type="float" office:value="6.6171520968" calcext:value-type="float">
            <text:p>6.6171520968</text:p>
          </table:table-cell>
          <table:table-cell table:formula="of:=POWER([.C197]-6.75;2)" office:value-type="float" office:value="0.0176485653846366" calcext:value-type="float">
            <text:p>0.0176485654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.909156" calcext:value-type="float">
            <text:p>6.909156</text:p>
          </table:table-cell>
          <table:table-cell office:value-type="float" office:value="6.5916814839" calcext:value-type="float">
            <text:p>6.5916814839</text:p>
          </table:table-cell>
          <table:table-cell table:formula="of:=POWER([.C198]-6.75;2)" office:value-type="float" office:value="0.0250647525401058" calcext:value-type="float">
            <text:p>0.0250647525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.844978" calcext:value-type="float">
            <text:p>6.844978</text:p>
          </table:table-cell>
          <table:table-cell office:value-type="float" office:value="6.5563783548" calcext:value-type="float">
            <text:p>6.5563783548</text:p>
          </table:table-cell>
          <table:table-cell table:formula="of:=POWER([.C199]-6.75;2)" office:value-type="float" office:value="0.0374893414899548" calcext:value-type="float">
            <text:p>0.0374893415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.788437" calcext:value-type="float">
            <text:p>6.788437</text:p>
          </table:table-cell>
          <table:table-cell office:value-type="float" office:value="6.5230368602" calcext:value-type="float">
            <text:p>6.5230368602</text:p>
          </table:table-cell>
          <table:table-cell table:formula="of:=POWER([.C200]-6.75;2)" office:value-type="float" office:value="0.0515122668278742" calcext:value-type="float">
            <text:p>0.051512266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.753196" calcext:value-type="float">
            <text:p>6.753196</text:p>
          </table:table-cell>
          <table:table-cell office:value-type="float" office:value="6.5003183333" calcext:value-type="float">
            <text:p>6.5003183333</text:p>
          </table:table-cell>
          <table:table-cell table:formula="of:=POWER([.C201]-6.75;2)" office:value-type="float" office:value="0.0623409346860898" calcext:value-type="float">
            <text:p>0.0623409347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.737053" calcext:value-type="float">
            <text:p>6.737053</text:p>
          </table:table-cell>
          <table:table-cell office:value-type="float" office:value="6.4888032366" calcext:value-type="float">
            <text:p>6.4888032366</text:p>
          </table:table-cell>
          <table:table-cell table:formula="of:=POWER([.C202]-6.75;2)" office:value-type="float" office:value="0.0682237492106356" calcext:value-type="float">
            <text:p>0.0682237492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.72216" calcext:value-type="float">
            <text:p>6.72216</text:p>
          </table:table-cell>
          <table:table-cell office:value-type="float" office:value="6.4850790753" calcext:value-type="float">
            <text:p>6.4850790753</text:p>
          </table:table-cell>
          <table:table-cell table:formula="of:=POWER([.C203]-6.75;2)" office:value-type="float" office:value="0.0701830963439032" calcext:value-type="float">
            <text:p>0.0701830963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.685596" calcext:value-type="float">
            <text:p>6.685596</text:p>
          </table:table-cell>
          <table:table-cell office:value-type="float" office:value="6.4850008925" calcext:value-type="float">
            <text:p>6.4850008925</text:p>
          </table:table-cell>
          <table:table-cell table:formula="of:=POWER([.C204]-6.75;2)" office:value-type="float" office:value="0.0702245269757963" calcext:value-type="float">
            <text:p>0.070224527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.614611" calcext:value-type="float">
            <text:p>6.614611</text:p>
          </table:table-cell>
          <table:table-cell office:value-type="float" office:value="6.4855127849" calcext:value-type="float">
            <text:p>6.4855127849</text:p>
          </table:table-cell>
          <table:table-cell table:formula="of:=POWER([.C205]-6.75;2)" office:value-type="float" office:value="0.0699534869513536" calcext:value-type="float">
            <text:p>0.069953487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.517562" calcext:value-type="float">
            <text:p>6.517562</text:p>
          </table:table-cell>
          <table:table-cell office:value-type="float" office:value="6.4855591505" calcext:value-type="float">
            <text:p>6.4855591505</text:p>
          </table:table-cell>
          <table:table-cell table:formula="of:=POWER([.C206]-6.75;2)" office:value-type="float" office:value="0.0699289628842815" calcext:value-type="float">
            <text:p>0.0699289629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.424077" calcext:value-type="float">
            <text:p>6.424077</text:p>
          </table:table-cell>
          <table:table-cell office:value-type="float" office:value="6.4860418602" calcext:value-type="float">
            <text:p>6.4860418602</text:p>
          </table:table-cell>
          <table:table-cell table:formula="of:=POWER([.C207]-6.75;2)" office:value-type="float" office:value="0.0696738995666762" calcext:value-type="float">
            <text:p>0.0696738996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.373082" calcext:value-type="float">
            <text:p>6.373082</text:p>
          </table:table-cell>
          <table:table-cell office:value-type="float" office:value="6.4887224839" calcext:value-type="float">
            <text:p>6.4887224839</text:p>
          </table:table-cell>
          <table:table-cell table:formula="of:=POWER([.C208]-6.75;2)" office:value-type="float" office:value="0.0682659404193857" calcext:value-type="float">
            <text:p>0.0682659404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.393483" calcext:value-type="float">
            <text:p>6.393483</text:p>
          </table:table-cell>
          <table:table-cell office:value-type="float" office:value="6.494617914" calcext:value-type="float">
            <text:p>6.494617914</text:p>
          </table:table-cell>
          <table:table-cell table:formula="of:=POWER([.C209]-6.75;2)" office:value-type="float" office:value="0.0652200098497114" calcext:value-type="float">
            <text:p>0.0652200098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.488163" calcext:value-type="float">
            <text:p>6.488163</text:p>
          </table:table-cell>
          <table:table-cell office:value-type="float" office:value="6.5030171183" calcext:value-type="float">
            <text:p>6.5030171183</text:p>
          </table:table-cell>
          <table:table-cell table:formula="of:=POWER([.C210]-6.75;2)" office:value-type="float" office:value="0.0610005438528363" calcext:value-type="float">
            <text:p>0.0610005439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.631609" calcext:value-type="float">
            <text:p>6.631609</text:p>
          </table:table-cell>
          <table:table-cell office:value-type="float" office:value="6.5116336237" calcext:value-type="float">
            <text:p>6.5116336237</text:p>
          </table:table-cell>
          <table:table-cell table:formula="of:=POWER([.C211]-6.75;2)" office:value-type="float" office:value="0.0568185293503933" calcext:value-type="float">
            <text:p>0.0568185294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.781906" calcext:value-type="float">
            <text:p>6.781906</text:p>
          </table:table-cell>
          <table:table-cell office:value-type="float" office:value="6.5174939247" calcext:value-type="float">
            <text:p>6.5174939247</text:p>
          </table:table-cell>
          <table:table-cell table:formula="of:=POWER([.C212]-6.75;2)" office:value-type="float" office:value="0.0540590750514092" calcext:value-type="float">
            <text:p>0.0540590751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898371" calcext:value-type="float">
            <text:p>6.898371</text:p>
          </table:table-cell>
          <table:table-cell office:value-type="float" office:value="6.5180237527" calcext:value-type="float">
            <text:p>6.5180237527</text:p>
          </table:table-cell>
          <table:table-cell table:formula="of:=POWER([.C213]-6.75;2)" office:value-type="float" office:value="0.053812979311391" calcext:value-type="float">
            <text:p>0.0538129793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.955529" calcext:value-type="float">
            <text:p>6.955529</text:p>
          </table:table-cell>
          <table:table-cell office:value-type="float" office:value="6.5120701398" calcext:value-type="float">
            <text:p>6.5120701398</text:p>
          </table:table-cell>
          <table:table-cell table:formula="of:=POWER([.C214]-6.75;2)" office:value-type="float" office:value="0.0566106183747913" calcext:value-type="float">
            <text:p>0.0566106184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.948874" calcext:value-type="float">
            <text:p>6.948874</text:p>
          </table:table-cell>
          <table:table-cell office:value-type="float" office:value="6.5007073226" calcext:value-type="float">
            <text:p>6.5007073226</text:p>
          </table:table-cell>
          <table:table-cell table:formula="of:=POWER([.C215]-6.75;2)" office:value-type="float" office:value="0.0621468390052603" calcext:value-type="float">
            <text:p>0.062146839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.891848" calcext:value-type="float">
            <text:p>6.891848</text:p>
          </table:table-cell>
          <table:table-cell office:value-type="float" office:value="6.4873601398" calcext:value-type="float">
            <text:p>6.4873601398</text:p>
          </table:table-cell>
          <table:table-cell table:formula="of:=POWER([.C216]-6.75;2)" office:value-type="float" office:value="0.0689796961658756" calcext:value-type="float">
            <text:p>0.0689796962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.806631" calcext:value-type="float">
            <text:p>6.806631</text:p>
          </table:table-cell>
          <table:table-cell office:value-type="float" office:value="6.4764878925" calcext:value-type="float">
            <text:p>6.4764878925</text:p>
          </table:table-cell>
          <table:table-cell table:formula="of:=POWER([.C217]-6.75;2)" office:value-type="float" office:value="0.0748088729490917" calcext:value-type="float">
            <text:p>0.0748088729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.71431" calcext:value-type="float">
            <text:p>6.71431</text:p>
          </table:table-cell>
          <table:table-cell office:value-type="float" office:value="6.4713077957" calcext:value-type="float">
            <text:p>6.4713077957</text:p>
          </table:table-cell>
          <table:table-cell table:formula="of:=POWER([.C218]-6.75;2)" office:value-type="float" office:value="0.0776693447375932" calcext:value-type="float">
            <text:p>0.0776693447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.630239" calcext:value-type="float">
            <text:p>6.630239</text:p>
          </table:table-cell>
          <table:table-cell office:value-type="float" office:value="6.4725094301" calcext:value-type="float">
            <text:p>6.4725094301</text:p>
          </table:table-cell>
          <table:table-cell table:formula="of:=POWER([.C219]-6.75;2)" office:value-type="float" office:value="0.077001016383427" calcext:value-type="float">
            <text:p>0.0770010164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.565449" calcext:value-type="float">
            <text:p>6.565449</text:p>
          </table:table-cell>
          <table:table-cell office:value-type="float" office:value="6.4785508387" calcext:value-type="float">
            <text:p>6.4785508387</text:p>
          </table:table-cell>
          <table:table-cell table:formula="of:=POWER([.C220]-6.75;2)" office:value-type="float" office:value="0.0736846471704732" calcext:value-type="float">
            <text:p>0.0736846472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.528464" calcext:value-type="float">
            <text:p>6.528464</text:p>
          </table:table-cell>
          <table:table-cell office:value-type="float" office:value="6.4866576774" calcext:value-type="float">
            <text:p>6.4866576774</text:p>
          </table:table-cell>
          <table:table-cell table:formula="of:=POWER([.C221]-6.75;2)" office:value-type="float" office:value="0.0693491788723624" calcext:value-type="float">
            <text:p>0.0693491789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.521751" calcext:value-type="float">
            <text:p>6.521751</text:p>
          </table:table-cell>
          <table:table-cell office:value-type="float" office:value="6.4938743118" calcext:value-type="float">
            <text:p>6.4938743118</text:p>
          </table:table-cell>
          <table:table-cell table:formula="of:=POWER([.C222]-6.75;2)" office:value-type="float" office:value="0.0656003681559236" calcext:value-type="float">
            <text:p>0.0656003682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.534989" calcext:value-type="float">
            <text:p>6.534989</text:p>
          </table:table-cell>
          <table:table-cell office:value-type="float" office:value="6.4979697849" calcext:value-type="float">
            <text:p>6.4979697849</text:p>
          </table:table-cell>
          <table:table-cell table:formula="of:=POWER([.C223]-6.75;2)" office:value-type="float" office:value="0.063519229323352" calcext:value-type="float">
            <text:p>0.0635192293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.544238" calcext:value-type="float">
            <text:p>6.544238</text:p>
          </table:table-cell>
          <table:table-cell office:value-type="float" office:value="6.4980925054" calcext:value-type="float">
            <text:p>6.4980925054</text:p>
          </table:table-cell>
          <table:table-cell table:formula="of:=POWER([.C224]-6.75;2)" office:value-type="float" office:value="0.0634573858356491" calcext:value-type="float">
            <text:p>0.0634573858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.522381" calcext:value-type="float">
            <text:p>6.522381</text:p>
          </table:table-cell>
          <table:table-cell office:value-type="float" office:value="6.4949804194" calcext:value-type="float">
            <text:p>6.4949804194</text:p>
          </table:table-cell>
          <table:table-cell table:formula="of:=POWER([.C225]-6.75;2)" office:value-type="float" office:value="0.0650349864893999" calcext:value-type="float">
            <text:p>0.0650349865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.455561" calcext:value-type="float">
            <text:p>6.455561</text:p>
          </table:table-cell>
          <table:table-cell office:value-type="float" office:value="6.4905576774" calcext:value-type="float">
            <text:p>6.4905576774</text:p>
          </table:table-cell>
          <table:table-cell table:formula="of:=POWER([.C226]-6.75;2)" office:value-type="float" office:value="0.0673103187560825" calcext:value-type="float">
            <text:p>0.0673103188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.354874" calcext:value-type="float">
            <text:p>6.354874</text:p>
          </table:table-cell>
          <table:table-cell office:value-type="float" office:value="6.4870556452" calcext:value-type="float">
            <text:p>6.4870556452</text:p>
          </table:table-cell>
          <table:table-cell table:formula="of:=POWER([.C227]-6.75;2)" office:value-type="float" office:value="0.0691397337211883" calcext:value-type="float">
            <text:p>0.0691397337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.255953" calcext:value-type="float">
            <text:p>6.255953</text:p>
          </table:table-cell>
          <table:table-cell office:value-type="float" office:value="6.4861246237" calcext:value-type="float">
            <text:p>6.4861246237</text:p>
          </table:table-cell>
          <table:table-cell table:formula="of:=POWER([.C228]-6.75;2)" office:value-type="float" office:value="0.0696302142174664" calcext:value-type="float">
            <text:p>0.0696302142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206037" calcext:value-type="float">
            <text:p>6.206037</text:p>
          </table:table-cell>
          <table:table-cell office:value-type="float" office:value="6.4883195054" calcext:value-type="float">
            <text:p>6.4883195054</text:p>
          </table:table-cell>
          <table:table-cell table:formula="of:=POWER([.C229]-6.75;2)" office:value-type="float" office:value="0.0684766812541007" calcext:value-type="float">
            <text:p>0.0684766813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.244103" calcext:value-type="float">
            <text:p>6.244103</text:p>
          </table:table-cell>
          <table:table-cell office:value-type="float" office:value="6.4930113011" calcext:value-type="float">
            <text:p>6.4930113011</text:p>
          </table:table-cell>
          <table:table-cell table:formula="of:=POWER([.C230]-6.75;2)" office:value-type="float" office:value="0.0660431913623148" calcext:value-type="float">
            <text:p>0.0660431914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383255" calcext:value-type="float">
            <text:p>6.383255</text:p>
          </table:table-cell>
          <table:table-cell office:value-type="float" office:value="6.4986249032" calcext:value-type="float">
            <text:p>6.4986249032</text:p>
          </table:table-cell>
          <table:table-cell table:formula="of:=POWER([.C231]-6.75;2)" office:value-type="float" office:value="0.0631894392912096" calcext:value-type="float">
            <text:p>0.0631894393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.603557" calcext:value-type="float">
            <text:p>6.603557</text:p>
          </table:table-cell>
          <table:table-cell office:value-type="float" office:value="6.5031132151" calcext:value-type="float">
            <text:p>6.5031132151</text:p>
          </table:table-cell>
          <table:table-cell table:formula="of:=POWER([.C232]-6.75;2)" office:value-type="float" office:value="0.0609530845582589" calcext:value-type="float">
            <text:p>0.0609530846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.856932" calcext:value-type="float">
            <text:p>6.856932</text:p>
          </table:table-cell>
          <table:table-cell office:value-type="float" office:value="6.5045654409" calcext:value-type="float">
            <text:p>6.5045654409</text:p>
          </table:table-cell>
          <table:table-cell table:formula="of:=POWER([.C233]-6.75;2)" office:value-type="float" office:value="0.0602381228006112" calcext:value-type="float">
            <text:p>0.0602381228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7.079303" calcext:value-type="float">
            <text:p>7.079303</text:p>
          </table:table-cell>
          <table:table-cell office:value-type="float" office:value="6.5018056344" calcext:value-type="float">
            <text:p>6.5018056344</text:p>
          </table:table-cell>
          <table:table-cell table:formula="of:=POWER([.C234]-6.75;2)" office:value-type="float" office:value="0.0616004431155864" calcext:value-type="float">
            <text:p>0.0616004431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7.203751" calcext:value-type="float">
            <text:p>7.203751</text:p>
          </table:table-cell>
          <table:table-cell office:value-type="float" office:value="6.494820086" calcext:value-type="float">
            <text:p>6.494820086</text:p>
          </table:table-cell>
          <table:table-cell table:formula="of:=POWER([.C235]-6.75;2)" office:value-type="float" office:value="0.0651167885090475" calcext:value-type="float">
            <text:p>0.0651167885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7.170379" calcext:value-type="float">
            <text:p>7.170379</text:p>
          </table:table-cell>
          <table:table-cell office:value-type="float" office:value="6.4848811505" calcext:value-type="float">
            <text:p>6.4848811505</text:p>
          </table:table-cell>
          <table:table-cell table:formula="of:=POWER([.C236]-6.75;2)" office:value-type="float" office:value="0.0702880043602038" calcext:value-type="float">
            <text:p>0.0702880044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.930727" calcext:value-type="float">
            <text:p>6.930727</text:p>
          </table:table-cell>
          <table:table-cell office:value-type="float" office:value="6.4743323763" calcext:value-type="float">
            <text:p>6.4743323763</text:p>
          </table:table-cell>
          <table:table-cell table:formula="of:=POWER([.C237]-6.75;2)" office:value-type="float" office:value="0.075992638756405" calcext:value-type="float">
            <text:p>0.0759926388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.447789" calcext:value-type="float">
            <text:p>6.447789</text:p>
          </table:table-cell>
          <table:table-cell office:value-type="float" office:value="6.4661675699" calcext:value-type="float">
            <text:p>6.4661675699</text:p>
          </table:table-cell>
          <table:table-cell table:formula="of:=POWER([.C238]-6.75;2)" office:value-type="float" office:value="0.0805608483764716" calcext:value-type="float">
            <text:p>0.0805608484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.697989" calcext:value-type="float">
            <text:p>5.697989</text:p>
          </table:table-cell>
          <table:table-cell office:value-type="float" office:value="6.4636433226" calcext:value-type="float">
            <text:p>6.4636433226</text:p>
          </table:table-cell>
          <table:table-cell table:formula="of:=POWER([.C239]-6.75;2)" office:value-type="float" office:value="0.0820001466915675" calcext:value-type="float">
            <text:p>0.0820001467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.689608" calcext:value-type="float">
            <text:p>4.689608</text:p>
          </table:table-cell>
          <table:table-cell office:value-type="float" office:value="6.4700456774" calcext:value-type="float">
            <text:p>6.4700456774</text:p>
          </table:table-cell>
          <table:table-cell table:formula="of:=POWER([.C240]-6.75;2)" office:value-type="float" office:value="0.0783744227424249" calcext:value-type="float">
            <text:p>0.0783744227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.535113" calcext:value-type="float">
            <text:p>3.535113</text:p>
          </table:table-cell>
          <table:table-cell office:value-type="float" office:value="6.4884039032" calcext:value-type="float">
            <text:p>6.4884039032</text:p>
          </table:table-cell>
          <table:table-cell table:formula="of:=POWER([.C241]-6.75;2)" office:value-type="float" office:value="0.0684325178609949" calcext:value-type="float">
            <text:p>0.0684325179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.700405" calcext:value-type="float">
            <text:p>2.700405</text:p>
          </table:table-cell>
          <table:table-cell office:value-type="float" office:value="6.520438957" calcext:value-type="float">
            <text:p>6.520438957</text:p>
          </table:table-cell>
          <table:table-cell table:formula="of:=POWER([.C242]-6.75;2)" office:value-type="float" office:value="0.052698272463248" calcext:value-type="float">
            <text:p>0.0526982725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.129955" calcext:value-type="float">
            <text:p>3.129955</text:p>
          </table:table-cell>
          <table:table-cell office:value-type="float" office:value="6.5627559462" calcext:value-type="float">
            <text:p>6.5627559462</text:p>
          </table:table-cell>
          <table:table-cell table:formula="of:=POWER([.C243]-6.75;2)" office:value-type="float" office:value="0.0350603356834572" calcext:value-type="float">
            <text:p>0.0350603357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.679073" calcext:value-type="float">
            <text:p>4.679073</text:p>
          </table:table-cell>
          <table:table-cell office:value-type="float" office:value="6.6016405269" calcext:value-type="float">
            <text:p>6.6016405269</text:p>
          </table:table-cell>
          <table:table-cell table:formula="of:=POWER([.C244]-6.75;2)" office:value-type="float" office:value="0.0220105332585097" calcext:value-type="float">
            <text:p>0.0220105333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.49881" calcext:value-type="float">
            <text:p>6.49881</text:p>
          </table:table-cell>
          <table:table-cell office:value-type="float" office:value="6.6247520753" calcext:value-type="float">
            <text:p>6.6247520753</text:p>
          </table:table-cell>
          <table:table-cell table:formula="of:=POWER([.C245]-6.75;2)" office:value-type="float" office:value="0.0156870426416569" calcext:value-type="float">
            <text:p>0.0156870426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8.107578" calcext:value-type="float">
            <text:p>8.107578</text:p>
          </table:table-cell>
          <table:table-cell office:value-type="float" office:value="6.6287720753" calcext:value-type="float">
            <text:p>6.6287720753</text:p>
          </table:table-cell>
          <table:table-cell table:formula="of:=POWER([.C246]-6.75;2)" office:value-type="float" office:value="0.0146962097270689" calcext:value-type="float">
            <text:p>0.0146962097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.224764" calcext:value-type="float">
            <text:p>9.224764</text:p>
          </table:table-cell>
          <table:table-cell office:value-type="float" office:value="6.6155895484" calcext:value-type="float">
            <text:p>6.6155895484</text:p>
          </table:table-cell>
          <table:table-cell table:formula="of:=POWER([.C247]-6.75;2)" office:value-type="float" office:value="0.0180661694993159" calcext:value-type="float">
            <text:p>0.0180661695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9.692654" calcext:value-type="float">
            <text:p>9.692654</text:p>
          </table:table-cell>
          <table:table-cell office:value-type="float" office:value="6.5902426129" calcext:value-type="float">
            <text:p>6.5902426129</text:p>
          </table:table-cell>
          <table:table-cell table:formula="of:=POWER([.C248]-6.75;2)" office:value-type="float" office:value="0.0255224227330192" calcext:value-type="float">
            <text:p>0.0255224227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9.47829" calcext:value-type="float">
            <text:p>9.47829</text:p>
          </table:table-cell>
          <table:table-cell office:value-type="float" office:value="6.5595923656" calcext:value-type="float">
            <text:p>6.5595923656</text:p>
          </table:table-cell>
          <table:table-cell table:formula="of:=POWER([.C249]-6.75;2)" office:value-type="float" office:value="0.0362550672378039" calcext:value-type="float">
            <text:p>0.0362550672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8.678849" calcext:value-type="float">
            <text:p>8.678849</text:p>
          </table:table-cell>
          <table:table-cell office:value-type="float" office:value="6.5308790538" calcext:value-type="float">
            <text:p>6.5308790538</text:p>
          </table:table-cell>
          <table:table-cell table:formula="of:=POWER([.C250]-6.75;2)" office:value-type="float" office:value="0.0480139890635834" calcext:value-type="float">
            <text:p>0.048013989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.51416" calcext:value-type="float">
            <text:p>7.51416</text:p>
          </table:table-cell>
          <table:table-cell office:value-type="float" office:value="6.5102152366" calcext:value-type="float">
            <text:p>6.5102152366</text:p>
          </table:table-cell>
          <table:table-cell table:formula="of:=POWER([.C251]-6.75;2)" office:value-type="float" office:value="0.0574967327587941" calcext:value-type="float">
            <text:p>0.0574967328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.305667" calcext:value-type="float">
            <text:p>6.305667</text:p>
          </table:table-cell>
          <table:table-cell office:value-type="float" office:value="6.5012549032" calcext:value-type="float">
            <text:p>6.5012549032</text:p>
          </table:table-cell>
          <table:table-cell table:formula="of:=POWER([.C252]-6.75;2)" office:value-type="float" office:value="0.0618741231820416" calcext:value-type="float">
            <text:p>0.0618741232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.4203" calcext:value-type="float">
            <text:p>5.4203</text:p>
          </table:table-cell>
          <table:table-cell office:value-type="float" office:value="6.5042116667" calcext:value-type="float">
            <text:p>6.5042116667</text:p>
          </table:table-cell>
          <table:table-cell table:formula="of:=POWER([.C253]-6.75;2)" office:value-type="float" office:value="0.060411904786392" calcext:value-type="float">
            <text:p>0.0604119048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.102487" calcext:value-type="float">
            <text:p>5.102487</text:p>
          </table:table-cell>
          <table:table-cell office:value-type="float" office:value="6.5155414946" calcext:value-type="float">
            <text:p>6.5155414946</text:p>
          </table:table-cell>
          <table:table-cell table:formula="of:=POWER([.C254]-6.75;2)" office:value-type="float" office:value="0.0549707907544019" calcext:value-type="float">
            <text:p>0.0549707908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.268115" calcext:value-type="float">
            <text:p>5.268115</text:p>
          </table:table-cell>
          <table:table-cell office:value-type="float" office:value="6.5293898817" calcext:value-type="float">
            <text:p>6.5293898817</text:p>
          </table:table-cell>
          <table:table-cell table:formula="of:=POWER([.C255]-6.75;2)" office:value-type="float" office:value="0.0486688242963399" calcext:value-type="float">
            <text:p>0.0486688243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.619435" calcext:value-type="float">
            <text:p>5.619435</text:p>
          </table:table-cell>
          <table:table-cell office:value-type="float" office:value="6.5411344194" calcext:value-type="float">
            <text:p>6.5411344194</text:p>
          </table:table-cell>
          <table:table-cell table:formula="of:=POWER([.C256]-6.75;2)" office:value-type="float" office:value="0.0436248307593749" calcext:value-type="float">
            <text:p>0.0436248308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.925629" calcext:value-type="float">
            <text:p>5.925629</text:p>
          </table:table-cell>
          <table:table-cell office:value-type="float" office:value="6.5495595269" calcext:value-type="float">
            <text:p>6.5495595269</text:p>
          </table:table-cell>
          <table:table-cell table:formula="of:=POWER([.C257]-6.75;2)" office:value-type="float" office:value="0.040176383256552" calcext:value-type="float">
            <text:p>0.0401763833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.097954" calcext:value-type="float">
            <text:p>6.097954</text:p>
          </table:table-cell>
          <table:table-cell office:value-type="float" office:value="6.5559303118" calcext:value-type="float">
            <text:p>6.5559303118</text:p>
          </table:table-cell>
          <table:table-cell table:formula="of:=POWER([.C258]-6.75;2)" office:value-type="float" office:value="0.0376630438780452" calcext:value-type="float">
            <text:p>0.0376630439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.135617" calcext:value-type="float">
            <text:p>6.135617</text:p>
          </table:table-cell>
          <table:table-cell office:value-type="float" office:value="6.5622432151" calcext:value-type="float">
            <text:p>6.5622432151</text:p>
          </table:table-cell>
          <table:table-cell table:formula="of:=POWER([.C259]-6.75;2)" office:value-type="float" office:value="0.035252610275985" calcext:value-type="float">
            <text:p>0.0352526103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.066084" calcext:value-type="float">
            <text:p>6.066084</text:p>
          </table:table-cell>
          <table:table-cell office:value-type="float" office:value="6.5701026774" calcext:value-type="float">
            <text:p>6.5701026774</text:p>
          </table:table-cell>
          <table:table-cell table:formula="of:=POWER([.C260]-6.75;2)" office:value-type="float" office:value="0.0323630466786486" calcext:value-type="float">
            <text:p>0.0323630467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.916523" calcext:value-type="float">
            <text:p>5.916523</text:p>
          </table:table-cell>
          <table:table-cell office:value-type="float" office:value="6.5803360323" calcext:value-type="float">
            <text:p>6.5803360323</text:p>
          </table:table-cell>
          <table:table-cell table:formula="of:=POWER([.C261]-6.75;2)" office:value-type="float" office:value="0.0287858619357067" calcext:value-type="float">
            <text:p>0.0287858619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.723007" calcext:value-type="float">
            <text:p>5.723007</text:p>
          </table:table-cell>
          <table:table-cell office:value-type="float" office:value="6.5930583441" calcext:value-type="float">
            <text:p>6.5930583441</text:p>
          </table:table-cell>
          <table:table-cell table:formula="of:=POWER([.C262]-6.75;2)" office:value-type="float" office:value="0.024630683356634" calcext:value-type="float">
            <text:p>0.0246306834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.561434" calcext:value-type="float">
            <text:p>5.561434</text:p>
          </table:table-cell>
          <table:table-cell office:value-type="float" office:value="6.6077966882" calcext:value-type="float">
            <text:p>6.6077966882</text:p>
          </table:table-cell>
          <table:table-cell table:formula="of:=POWER([.C263]-6.75;2)" office:value-type="float" office:value="0.0202217818868881" calcext:value-type="float">
            <text:p>0.0202217819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.556389" calcext:value-type="float">
            <text:p>5.556389</text:p>
          </table:table-cell>
          <table:table-cell office:value-type="float" office:value="6.6233918387" calcext:value-type="float">
            <text:p>6.6233918387</text:p>
          </table:table-cell>
          <table:table-cell table:formula="of:=POWER([.C264]-6.75;2)" office:value-type="float" office:value="0.0160296265077668" calcext:value-type="float">
            <text:p>0.0160296265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.817953" calcext:value-type="float">
            <text:p>5.817953</text:p>
          </table:table-cell>
          <table:table-cell office:value-type="float" office:value="6.6377893118" calcext:value-type="float">
            <text:p>6.6377893118</text:p>
          </table:table-cell>
          <table:table-cell table:formula="of:=POWER([.C265]-6.75;2)" office:value-type="float" office:value="0.0125912385463177" calcext:value-type="float">
            <text:p>0.0125912385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.335616" calcext:value-type="float">
            <text:p>6.335616</text:p>
          </table:table-cell>
          <table:table-cell office:value-type="float" office:value="6.6483208495" calcext:value-type="float">
            <text:p>6.6483208495</text:p>
          </table:table-cell>
          <table:table-cell table:formula="of:=POWER([.C266]-6.75;2)" office:value-type="float" office:value="0.0103386496464016" calcext:value-type="float">
            <text:p>0.0103386496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.955558" calcext:value-type="float">
            <text:p>6.955558</text:p>
          </table:table-cell>
          <table:table-cell office:value-type="float" office:value="6.6528148387" calcext:value-type="float">
            <text:p>6.6528148387</text:p>
          </table:table-cell>
          <table:table-cell table:formula="of:=POWER([.C267]-6.75;2)" office:value-type="float" office:value="0.00944495557690695" calcext:value-type="float">
            <text:p>0.0094449556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7.461587" calcext:value-type="float">
            <text:p>7.461587</text:p>
          </table:table-cell>
          <table:table-cell office:value-type="float" office:value="6.6507106452" calcext:value-type="float">
            <text:p>6.6507106452</text:p>
          </table:table-cell>
          <table:table-cell table:formula="of:=POWER([.C268]-6.75;2)" office:value-type="float" office:value="0.00985837597660024" calcext:value-type="float">
            <text:p>0.009858376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7.654842" calcext:value-type="float">
            <text:p>7.654842</text:p>
          </table:table-cell>
          <table:table-cell office:value-type="float" office:value="6.6433408387" calcext:value-type="float">
            <text:p>6.6433408387</text:p>
          </table:table-cell>
          <table:table-cell table:formula="of:=POWER([.C269]-6.75;2)" office:value-type="float" office:value="0.0113761766892193" calcext:value-type="float">
            <text:p>0.0113761767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7.382644" calcext:value-type="float">
            <text:p>7.382644</text:p>
          </table:table-cell>
          <table:table-cell office:value-type="float" office:value="6.6336613978" calcext:value-type="float">
            <text:p>6.6336613978</text:p>
          </table:table-cell>
          <table:table-cell table:formula="of:=POWER([.C270]-6.75;2)" office:value-type="float" office:value="0.0135346703618498" calcext:value-type="float">
            <text:p>0.0135346704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.520172" calcext:value-type="float">
            <text:p>6.520172</text:p>
          </table:table-cell>
          <table:table-cell office:value-type="float" office:value="6.6260216559" calcext:value-type="float">
            <text:p>6.6260216559</text:p>
          </table:table-cell>
          <table:table-cell table:formula="of:=POWER([.C271]-6.75;2)" office:value-type="float" office:value="0.0153706298057781" calcext:value-type="float">
            <text:p>0.0153706298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.869894" calcext:value-type="float">
            <text:p>4.869894</text:p>
          </table:table-cell>
          <table:table-cell office:value-type="float" office:value="6.6263165699" calcext:value-type="float">
            <text:p>6.6263165699</text:p>
          </table:table-cell>
          <table:table-cell table:formula="of:=POWER([.C272]-6.75;2)" office:value-type="float" office:value="0.0152975908813015" calcext:value-type="float">
            <text:p>0.0152975909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872987" calcext:value-type="float">
            <text:p>0.872987</text:p>
          </table:table-cell>
          <table:table-cell office:value-type="float" office:value="6.6431491828" calcext:value-type="float">
            <text:p>6.6431491828</text:p>
          </table:table-cell>
          <table:table-cell table:formula="of:=POWER([.C273]-6.75;2)" office:value-type="float" office:value="0.0114170971363078" calcext:value-type="float">
            <text:p>0.0114170971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872987" calcext:value-type="float">
            <text:p>0.872987</text:p>
          </table:table-cell>
          <table:table-cell office:value-type="float" office:value="6.7025323441" calcext:value-type="float">
            <text:p>6.7025323441</text:p>
          </table:table-cell>
          <table:table-cell table:formula="of:=POWER([.C274]-6.75;2)" office:value-type="float" office:value="0.00225317835664083" calcext:value-type="float">
            <text:p>0.0022531784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872987" calcext:value-type="float">
            <text:p>0.872987</text:p>
          </table:table-cell>
          <table:table-cell office:value-type="float" office:value="6.7625748602" calcext:value-type="float">
            <text:p>6.7625748602</text:p>
          </table:table-cell>
          <table:table-cell table:formula="of:=POWER([.C275]-6.75;2)" office:value-type="float" office:value="0.000158127109049544" calcext:value-type="float">
            <text:p>0.0001581271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872987" calcext:value-type="float">
            <text:p>0.872987</text:p>
          </table:table-cell>
          <table:table-cell office:value-type="float" office:value="6.8241236774" calcext:value-type="float">
            <text:p>6.8241236774</text:p>
          </table:table-cell>
          <table:table-cell table:formula="of:=POWER([.C276]-6.75;2)" office:value-type="float" office:value="0.00549431955129931" calcext:value-type="float">
            <text:p>0.005494319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872987" calcext:value-type="float">
            <text:p>0.872987</text:p>
          </table:table-cell>
          <table:table-cell office:value-type="float" office:value="6.8874081183" calcext:value-type="float">
            <text:p>6.8874081183</text:p>
          </table:table-cell>
          <table:table-cell table:formula="of:=POWER([.C277]-6.75;2)" office:value-type="float" office:value="0.0188809909747467" calcext:value-type="float">
            <text:p>0.018880991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872987" calcext:value-type="float">
            <text:p>0.872987</text:p>
          </table:table-cell>
          <table:table-cell office:value-type="float" office:value="6.9520304946" calcext:value-type="float">
            <text:p>6.9520304946</text:p>
          </table:table-cell>
          <table:table-cell table:formula="of:=POWER([.C278]-6.75;2)" office:value-type="float" office:value="0.0408163207483205" calcext:value-type="float">
            <text:p>0.0408163207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.213071" calcext:value-type="float">
            <text:p>6.213071</text:p>
          </table:table-cell>
          <table:table-cell office:value-type="float" office:value="7.0172491828" calcext:value-type="float">
            <text:p>7.0172491828</text:p>
          </table:table-cell>
          <table:table-cell table:formula="of:=POWER([.C279]-6.75;2)" office:value-type="float" office:value="0.0714221257072676" calcext:value-type="float">
            <text:p>0.0714221257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5.725055" calcext:value-type="float">
            <text:p>15.725055</text:p>
          </table:table-cell>
          <table:table-cell office:value-type="float" office:value="7.0249379462" calcext:value-type="float">
            <text:p>7.0249379462</text:p>
          </table:table-cell>
          <table:table-cell table:formula="of:=POWER([.C280]-6.75;2)" office:value-type="float" office:value="0.0755908742606739" calcext:value-type="float">
            <text:p>0.0755908743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5.725055" calcext:value-type="float">
            <text:p>15.725055</text:p>
          </table:table-cell>
          <table:table-cell office:value-type="float" office:value="6.9298667742" calcext:value-type="float">
            <text:p>6.9298667742</text:p>
          </table:table-cell>
          <table:table-cell table:formula="of:=POWER([.C281]-6.75;2)" office:value-type="float" office:value="0.0323520564611137" calcext:value-type="float">
            <text:p>0.0323520565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5.725055" calcext:value-type="float">
            <text:p>15.725055</text:p>
          </table:table-cell>
          <table:table-cell office:value-type="float" office:value="6.8343822258" calcext:value-type="float">
            <text:p>6.8343822258</text:p>
          </table:table-cell>
          <table:table-cell table:formula="of:=POWER([.C282]-6.75;2)" office:value-type="float" office:value="0.00712036003096215" calcext:value-type="float">
            <text:p>0.00712036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5.725055" calcext:value-type="float">
            <text:p>15.725055</text:p>
          </table:table-cell>
          <table:table-cell office:value-type="float" office:value="6.7388639677" calcext:value-type="float">
            <text:p>6.7388639677</text:p>
          </table:table-cell>
          <table:table-cell table:formula="of:=POWER([.C283]-6.75;2)" office:value-type="float" office:value="0.000124011215386634" calcext:value-type="float">
            <text:p>0.0001240112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5.725055" calcext:value-type="float">
            <text:p>15.725055</text:p>
          </table:table-cell>
          <table:table-cell office:value-type="float" office:value="6.6437310538" calcext:value-type="float">
            <text:p>6.6437310538</text:p>
          </table:table-cell>
          <table:table-cell table:formula="of:=POWER([.C284]-6.75;2)" office:value-type="float" office:value="0.0112930889264585" calcext:value-type="float">
            <text:p>0.0112930889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.826773" calcext:value-type="float">
            <text:p>5.826773</text:p>
          </table:table-cell>
          <table:table-cell office:value-type="float" office:value="6.5491859462" calcext:value-type="float">
            <text:p>6.5491859462</text:p>
          </table:table-cell>
          <table:table-cell table:formula="of:=POWER([.C285]-6.75;2)" office:value-type="float" office:value="0.0403262842035894" calcext:value-type="float">
            <text:p>0.0403262842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7.453679" calcext:value-type="float">
            <text:p>7.453679</text:p>
          </table:table-cell>
          <table:table-cell office:value-type="float" office:value="6.5615457849" calcext:value-type="float">
            <text:p>6.5615457849</text:p>
          </table:table-cell>
          <table:table-cell table:formula="of:=POWER([.C286]-6.75;2)" office:value-type="float" office:value="0.0355149911889571" calcext:value-type="float">
            <text:p>0.0355149912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7.73037" calcext:value-type="float">
            <text:p>7.73037</text:p>
          </table:table-cell>
          <table:table-cell office:value-type="float" office:value="6.5565218817" calcext:value-type="float">
            <text:p>6.5565218817</text:p>
          </table:table-cell>
          <table:table-cell table:formula="of:=POWER([.C287]-6.75;2)" office:value-type="float" office:value="0.0374337822609087" calcext:value-type="float">
            <text:p>0.0374337823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7.137375" calcext:value-type="float">
            <text:p>7.137375</text:p>
          </table:table-cell>
          <table:table-cell office:value-type="float" office:value="6.5481915484" calcext:value-type="float">
            <text:p>6.5481915484</text:p>
          </table:table-cell>
          <table:table-cell table:formula="of:=POWER([.C288]-6.75;2)" office:value-type="float" office:value="0.0407266511371895" calcext:value-type="float">
            <text:p>0.0407266511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.966746" calcext:value-type="float">
            <text:p>5.966746</text:p>
          </table:table-cell>
          <table:table-cell office:value-type="float" office:value="6.5455462473" calcext:value-type="float">
            <text:p>6.5455462473</text:p>
          </table:table-cell>
          <table:table-cell table:formula="of:=POWER([.C289]-6.75;2)" office:value-type="float" office:value="0.0418013369931128" calcext:value-type="float">
            <text:p>0.041801337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.590648" calcext:value-type="float">
            <text:p>4.590648</text:p>
          </table:table-cell>
          <table:table-cell office:value-type="float" office:value="6.5546144301" calcext:value-type="float">
            <text:p>6.5546144301</text:p>
          </table:table-cell>
          <table:table-cell table:formula="of:=POWER([.C290]-6.75;2)" office:value-type="float" office:value="0.0381755209251478" calcext:value-type="float">
            <text:p>0.0381755209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.625965" calcext:value-type="float">
            <text:p>3.625965</text:p>
          </table:table-cell>
          <table:table-cell office:value-type="float" office:value="6.5776313226" calcext:value-type="float">
            <text:p>6.5776313226</text:p>
          </table:table-cell>
          <table:table-cell table:formula="of:=POWER([.C291]-6.75;2)" office:value-type="float" office:value="0.0297109609486252" calcext:value-type="float">
            <text:p>0.0297109609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.744219" calcext:value-type="float">
            <text:p>3.744219</text:p>
          </table:table-cell>
          <table:table-cell office:value-type="float" office:value="6.6104009785" calcext:value-type="float">
            <text:p>6.6104009785</text:p>
          </table:table-cell>
          <table:table-cell table:formula="of:=POWER([.C292]-6.75;2)" office:value-type="float" office:value="0.0194878868037576" calcext:value-type="float">
            <text:p>0.0194878868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.675614" calcext:value-type="float">
            <text:p>4.675614</text:p>
          </table:table-cell>
          <table:table-cell office:value-type="float" office:value="6.6416765376" calcext:value-type="float">
            <text:p>6.6416765376</text:p>
          </table:table-cell>
          <table:table-cell table:formula="of:=POWER([.C293]-6.75;2)" office:value-type="float" office:value="0.0117339725063241" calcext:value-type="float">
            <text:p>0.0117339725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.682292" calcext:value-type="float">
            <text:p>5.682292</text:p>
          </table:table-cell>
          <table:table-cell office:value-type="float" office:value="6.6632107634" calcext:value-type="float">
            <text:p>6.6632107634</text:p>
          </table:table-cell>
          <table:table-cell table:formula="of:=POWER([.C294]-6.75;2)" office:value-type="float" office:value="0.00753237158961071" calcext:value-type="float">
            <text:p>0.0075323716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.390706" calcext:value-type="float">
            <text:p>6.390706</text:p>
          </table:table-cell>
          <table:table-cell office:value-type="float" office:value="6.6746740753" calcext:value-type="float">
            <text:p>6.6746740753</text:p>
          </table:table-cell>
          <table:table-cell table:formula="of:=POWER([.C295]-6.75;2)" office:value-type="float" office:value="0.00567399493191" calcext:value-type="float">
            <text:p>0.0056739949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.714889" calcext:value-type="float">
            <text:p>6.714889</text:p>
          </table:table-cell>
          <table:table-cell office:value-type="float" office:value="6.6796164731" calcext:value-type="float">
            <text:p>6.6796164731</text:p>
          </table:table-cell>
          <table:table-cell table:formula="of:=POWER([.C296]-6.75;2)" office:value-type="float" office:value="0.00495384085888298" calcext:value-type="float">
            <text:p>0.0049538409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.733202" calcext:value-type="float">
            <text:p>6.733202</text:p>
          </table:table-cell>
          <table:table-cell office:value-type="float" office:value="6.6823082796" calcext:value-type="float">
            <text:p>6.6823082796</text:p>
          </table:table-cell>
          <table:table-cell table:formula="of:=POWER([.C297]-6.75;2)" office:value-type="float" office:value="0.00458216901071178" calcext:value-type="float">
            <text:p>0.004582169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.618923" calcext:value-type="float">
            <text:p>6.618923</text:p>
          </table:table-cell>
          <table:table-cell office:value-type="float" office:value="6.6859832043" calcext:value-type="float">
            <text:p>6.6859832043</text:p>
          </table:table-cell>
          <table:table-cell table:formula="of:=POWER([.C298]-6.75;2)" office:value-type="float" office:value="0.00409815013169551" calcext:value-type="float">
            <text:p>0.0040981501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.562454" calcext:value-type="float">
            <text:p>6.562454</text:p>
          </table:table-cell>
          <table:table-cell office:value-type="float" office:value="6.6918675269" calcext:value-type="float">
            <text:p>6.6918675269</text:p>
          </table:table-cell>
          <table:table-cell table:formula="of:=POWER([.C299]-6.75;2)" office:value-type="float" office:value="0.00337938442872219" calcext:value-type="float">
            <text:p>0.0033793844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.673375" calcext:value-type="float">
            <text:p>6.673375</text:p>
          </table:table-cell>
          <table:table-cell office:value-type="float" office:value="6.6990273656" calcext:value-type="float">
            <text:p>6.6990273656</text:p>
          </table:table-cell>
          <table:table-cell table:formula="of:=POWER([.C300]-6.75;2)" office:value-type="float" office:value="0.00259820945767605" calcext:value-type="float">
            <text:p>0.0025982095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.921357" calcext:value-type="float">
            <text:p>6.921357</text:p>
          </table:table-cell>
          <table:table-cell office:value-type="float" office:value="6.7052330753" calcext:value-type="float">
            <text:p>6.7052330753</text:p>
          </table:table-cell>
          <table:table-cell table:formula="of:=POWER([.C301]-6.75;2)" office:value-type="float" office:value="0.00200407754709549" calcext:value-type="float">
            <text:p>0.0020040775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7.174609" calcext:value-type="float">
            <text:p>7.174609</text:p>
          </table:table-cell>
          <table:table-cell office:value-type="float" office:value="6.7084678387" calcext:value-type="float">
            <text:p>6.7084678387</text:p>
          </table:table-cell>
          <table:table-cell table:formula="of:=POWER([.C302]-6.75;2)" office:value-type="float" office:value="0.00172492042224923" calcext:value-type="float">
            <text:p>0.0017249204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7.289498" calcext:value-type="float">
            <text:p>7.289498</text:p>
          </table:table-cell>
          <table:table-cell office:value-type="float" office:value="6.7080979032" calcext:value-type="float">
            <text:p>6.7080979032</text:p>
          </table:table-cell>
          <table:table-cell table:formula="of:=POWER([.C303]-6.75;2)" office:value-type="float" office:value="0.0017557857162366" calcext:value-type="float">
            <text:p>0.0017557857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7.176617" calcext:value-type="float">
            <text:p>7.176617</text:p>
          </table:table-cell>
          <table:table-cell office:value-type="float" office:value="6.7051727849" calcext:value-type="float">
            <text:p>6.7051727849</text:p>
          </table:table-cell>
          <table:table-cell table:formula="of:=POWER([.C304]-6.75;2)" office:value-type="float" office:value="0.00200947921362165" calcext:value-type="float">
            <text:p>0.0020094792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.83118" calcext:value-type="float">
            <text:p>6.83118</text:p>
          </table:table-cell>
          <table:table-cell office:value-type="float" office:value="6.702039914" calcext:value-type="float">
            <text:p>6.702039914</text:p>
          </table:table-cell>
          <table:table-cell table:formula="of:=POWER([.C305]-6.75;2)" office:value-type="float" office:value="0.00230016984912738" calcext:value-type="float">
            <text:p>0.0023001698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.344685" calcext:value-type="float">
            <text:p>6.344685</text:p>
          </table:table-cell>
          <table:table-cell office:value-type="float" office:value="6.7015241935" calcext:value-type="float">
            <text:p>6.7015241935</text:p>
          </table:table-cell>
          <table:table-cell table:formula="of:=POWER([.C306]-6.75;2)" office:value-type="float" office:value="0.00234990381582544" calcext:value-type="float">
            <text:p>0.0023499038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5.898787" calcext:value-type="float">
            <text:p>5.898787</text:p>
          </table:table-cell>
          <table:table-cell office:value-type="float" office:value="6.7057669355" calcext:value-type="float">
            <text:p>6.7057669355</text:p>
          </table:table-cell>
          <table:table-cell table:formula="of:=POWER([.C307]-6.75;2)" office:value-type="float" office:value="0.00195656399506118" calcext:value-type="float">
            <text:p>0.001956564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5.707586" calcext:value-type="float">
            <text:p>5.707586</text:p>
          </table:table-cell>
          <table:table-cell office:value-type="float" office:value="6.714950172" calcext:value-type="float">
            <text:p>6.714950172</text:p>
          </table:table-cell>
          <table:table-cell table:formula="of:=POWER([.C308]-6.75;2)" office:value-type="float" office:value="0.00122849044282958" calcext:value-type="float">
            <text:p>0.0012284904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.880729" calcext:value-type="float">
            <text:p>5.880729</text:p>
          </table:table-cell>
          <table:table-cell office:value-type="float" office:value="6.7266510753" calcext:value-type="float">
            <text:p>6.7266510753</text:p>
          </table:table-cell>
          <table:table-cell table:formula="of:=POWER([.C309]-6.75;2)" office:value-type="float" office:value="0.000545172284646252" calcext:value-type="float">
            <text:p>0.0005451723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.324882" calcext:value-type="float">
            <text:p>6.324882</text:p>
          </table:table-cell>
          <table:table-cell office:value-type="float" office:value="6.7368698925" calcext:value-type="float">
            <text:p>6.7368698925</text:p>
          </table:table-cell>
          <table:table-cell table:formula="of:=POWER([.C310]-6.75;2)" office:value-type="float" office:value="0.000172399722961565" calcext:value-type="float">
            <text:p>0.0001723997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.826062" calcext:value-type="float">
            <text:p>6.826062</text:p>
          </table:table-cell>
          <table:table-cell office:value-type="float" office:value="6.7423525484" calcext:value-type="float">
            <text:p>6.7423525484</text:p>
          </table:table-cell>
          <table:table-cell table:formula="of:=POWER([.C311]-6.75;2)" office:value-type="float" office:value="0.0000584835159743497" calcext:value-type="float">
            <text:p>5.84835159743497E-005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.19209" calcext:value-type="float">
            <text:p>7.19209</text:p>
          </table:table-cell>
          <table:table-cell office:value-type="float" office:value="6.7421451398" calcext:value-type="float">
            <text:p>6.7421451398</text:p>
          </table:table-cell>
          <table:table-cell table:formula="of:=POWER([.C312]-6.75;2)" office:value-type="float" office:value="0.0000616988287615463" calcext:value-type="float">
            <text:p>6.16988287615463E-005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7.319385" calcext:value-type="float">
            <text:p>7.319385</text:p>
          </table:table-cell>
          <table:table-cell office:value-type="float" office:value="6.737576129" calcext:value-type="float">
            <text:p>6.737576129</text:p>
          </table:table-cell>
          <table:table-cell table:formula="of:=POWER([.C313]-6.75;2)" office:value-type="float" office:value="0.000154352570624646" calcext:value-type="float">
            <text:p>0.0001543526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7.199611" calcext:value-type="float">
            <text:p>7.199611</text:p>
          </table:table-cell>
          <table:table-cell office:value-type="float" office:value="6.7313785161" calcext:value-type="float">
            <text:p>6.7313785161</text:p>
          </table:table-cell>
          <table:table-cell table:formula="of:=POWER([.C314]-6.75;2)" office:value-type="float" office:value="0.000346759662637945" calcext:value-type="float">
            <text:p>0.0003467597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.90263" calcext:value-type="float">
            <text:p>6.90263</text:p>
          </table:table-cell>
          <table:table-cell office:value-type="float" office:value="6.7265911935" calcext:value-type="float">
            <text:p>6.7265911935</text:p>
          </table:table-cell>
          <table:table-cell table:formula="of:=POWER([.C315]-6.75;2)" office:value-type="float" office:value="0.000547972221754442" calcext:value-type="float">
            <text:p>0.0005479722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.546402" calcext:value-type="float">
            <text:p>6.546402</text:p>
          </table:table-cell>
          <table:table-cell office:value-type="float" office:value="6.7255590215" calcext:value-type="float">
            <text:p>6.7255590215</text:p>
          </table:table-cell>
          <table:table-cell table:formula="of:=POWER([.C316]-6.75;2)" office:value-type="float" office:value="0.000597361430037437" calcext:value-type="float">
            <text:p>0.0005973614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.254814" calcext:value-type="float">
            <text:p>6.254814</text:p>
          </table:table-cell>
          <table:table-cell office:value-type="float" office:value="6.7292502366" calcext:value-type="float">
            <text:p>6.7292502366</text:p>
          </table:table-cell>
          <table:table-cell table:formula="of:=POWER([.C317]-6.75;2)" office:value-type="float" office:value="0.000430552681155962" calcext:value-type="float">
            <text:p>0.0004305527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.111066" calcext:value-type="float">
            <text:p>6.111066</text:p>
          </table:table-cell>
          <table:table-cell office:value-type="float" office:value="6.7370715484" calcext:value-type="float">
            <text:p>6.7370715484</text:p>
          </table:table-cell>
          <table:table-cell table:formula="of:=POWER([.C318]-6.75;2)" office:value-type="float" office:value="0.000167144860773534" calcext:value-type="float">
            <text:p>0.0001671449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.129872" calcext:value-type="float">
            <text:p>6.129872</text:p>
          </table:table-cell>
          <table:table-cell office:value-type="float" office:value="6.747254957" calcext:value-type="float">
            <text:p>6.747254957</text:p>
          </table:table-cell>
          <table:table-cell table:formula="of:=POWER([.C319]-6.75;2)" office:value-type="float" office:value="0.00000753526107184901" calcext:value-type="float">
            <text:p>7.53526107184901E-006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.268289" calcext:value-type="float">
            <text:p>6.268289</text:p>
          </table:table-cell>
          <table:table-cell office:value-type="float" office:value="6.7576313226" calcext:value-type="float">
            <text:p>6.7576313226</text:p>
          </table:table-cell>
          <table:table-cell table:formula="of:=POWER([.C320]-6.75;2)" office:value-type="float" office:value="0.0000582370846252706" calcext:value-type="float">
            <text:p>5.82370846252706E-005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460077" calcext:value-type="float">
            <text:p>6.460077</text:p>
          </table:table-cell>
          <table:table-cell office:value-type="float" office:value="6.7663748172" calcext:value-type="float">
            <text:p>6.7663748172</text:p>
          </table:table-cell>
          <table:table-cell table:formula="of:=POWER([.C321]-6.75;2)" office:value-type="float" office:value="0.000268134638333416" calcext:value-type="float">
            <text:p>0.0002681346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.642374" calcext:value-type="float">
            <text:p>6.642374</text:p>
          </table:table-cell>
          <table:table-cell office:value-type="float" office:value="6.7724290215" calcext:value-type="float">
            <text:p>6.7724290215</text:p>
          </table:table-cell>
          <table:table-cell table:formula="of:=POWER([.C322]-6.75;2)" office:value-type="float" office:value="0.000503061005447454" calcext:value-type="float">
            <text:p>0.000503061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.766168" calcext:value-type="float">
            <text:p>6.766168</text:p>
          </table:table-cell>
          <table:table-cell office:value-type="float" office:value="6.7756301398" calcext:value-type="float">
            <text:p>6.7756301398</text:p>
          </table:table-cell>
          <table:table-cell table:formula="of:=POWER([.C323]-6.75;2)" office:value-type="float" office:value="0.00065690406616757" calcext:value-type="float">
            <text:p>0.0006569041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.800668" calcext:value-type="float">
            <text:p>6.800668</text:p>
          </table:table-cell>
          <table:table-cell office:value-type="float" office:value="6.7766331505" calcext:value-type="float">
            <text:p>6.7766331505</text:p>
          </table:table-cell>
          <table:table-cell table:formula="of:=POWER([.C324]-6.75;2)" office:value-type="float" office:value="0.00070932470555567" calcext:value-type="float">
            <text:p>0.0007093247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.738614" calcext:value-type="float">
            <text:p>6.738614</text:p>
          </table:table-cell>
          <table:table-cell office:value-type="float" office:value="6.7766713011" calcext:value-type="float">
            <text:p>6.7766713011</text:p>
          </table:table-cell>
          <table:table-cell table:formula="of:=POWER([.C325]-6.75;2)" office:value-type="float" office:value="0.000711358302366881" calcext:value-type="float">
            <text:p>0.0007113583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.60027" calcext:value-type="float">
            <text:p>6.60027</text:p>
          </table:table-cell>
          <table:table-cell office:value-type="float" office:value="6.777155957" calcext:value-type="float">
            <text:p>6.777155957</text:p>
          </table:table-cell>
          <table:table-cell table:formula="of:=POWER([.C326]-6.75;2)" office:value-type="float" office:value="0.000737446000585834" calcext:value-type="float">
            <text:p>0.000737446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.429647" calcext:value-type="float">
            <text:p>6.429647</text:p>
          </table:table-cell>
          <table:table-cell office:value-type="float" office:value="6.7791963226" calcext:value-type="float">
            <text:p>6.7791963226</text:p>
          </table:table-cell>
          <table:table-cell table:formula="of:=POWER([.C327]-6.75;2)" office:value-type="float" office:value="0.00085242525336326" calcext:value-type="float">
            <text:p>0.0008524253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.27943" calcext:value-type="float">
            <text:p>6.27943</text:p>
          </table:table-cell>
          <table:table-cell office:value-type="float" office:value="6.7832088602" calcext:value-type="float">
            <text:p>6.7832088602</text:p>
          </table:table-cell>
          <table:table-cell table:formula="of:=POWER([.C328]-6.75;2)" office:value-type="float" office:value="0.00110282839578316" calcext:value-type="float">
            <text:p>0.0011028284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.189343" calcext:value-type="float">
            <text:p>6.189343</text:p>
          </table:table-cell>
          <table:table-cell office:value-type="float" office:value="6.7888056022" calcext:value-type="float">
            <text:p>6.7888056022</text:p>
          </table:table-cell>
          <table:table-cell table:formula="of:=POWER([.C329]-6.75;2)" office:value-type="float" office:value="0.00150587476210465" calcext:value-type="float">
            <text:p>0.0015058748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.1714" calcext:value-type="float">
            <text:p>6.1714</text:p>
          </table:table-cell>
          <table:table-cell office:value-type="float" office:value="6.795045828" calcext:value-type="float">
            <text:p>6.795045828</text:p>
          </table:table-cell>
          <table:table-cell table:formula="of:=POWER([.C330]-6.75;2)" office:value-type="float" office:value="0.00202912662020559" calcext:value-type="float">
            <text:p>0.0020291266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.213034" calcext:value-type="float">
            <text:p>6.213034</text:p>
          </table:table-cell>
          <table:table-cell office:value-type="float" office:value="6.8009244194" calcext:value-type="float">
            <text:p>6.8009244194</text:p>
          </table:table-cell>
          <table:table-cell table:formula="of:=POWER([.C331]-6.75;2)" office:value-type="float" office:value="0.00259329649122712" calcext:value-type="float">
            <text:p>0.0025932965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.293408" calcext:value-type="float">
            <text:p>6.293408</text:p>
          </table:table-cell>
          <table:table-cell office:value-type="float" office:value="6.8058019032" calcext:value-type="float">
            <text:p>6.8058019032</text:p>
          </table:table-cell>
          <table:table-cell table:formula="of:=POWER([.C332]-6.75;2)" office:value-type="float" office:value="0.00311385240074216" calcext:value-type="float">
            <text:p>0.0031138524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.396923" calcext:value-type="float">
            <text:p>6.396923</text:p>
          </table:table-cell>
          <table:table-cell office:value-type="float" office:value="6.8095314194" calcext:value-type="float">
            <text:p>6.8095314194</text:p>
          </table:table-cell>
          <table:table-cell table:formula="of:=POWER([.C333]-6.75;2)" office:value-type="float" office:value="0.00354398989577868" calcext:value-type="float">
            <text:p>0.0035439899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.514373" calcext:value-type="float">
            <text:p>6.514373</text:p>
          </table:table-cell>
          <table:table-cell office:value-type="float" office:value="6.8122807312" calcext:value-type="float">
            <text:p>6.8122807312</text:p>
          </table:table-cell>
          <table:table-cell table:formula="of:=POWER([.C334]-6.75;2)" office:value-type="float" office:value="0.0038788894788066" calcext:value-type="float">
            <text:p>0.0038788895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.635885" calcext:value-type="float">
            <text:p>6.635885</text:p>
          </table:table-cell>
          <table:table-cell office:value-type="float" office:value="6.81426" calcext:value-type="float">
            <text:p>6.81426</text:p>
          </table:table-cell>
          <table:table-cell table:formula="of:=POWER([.C335]-6.75;2)" office:value-type="float" office:value="0.0041293476" calcext:value-type="float">
            <text:p>0.0041293476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.746221" calcext:value-type="float">
            <text:p>6.746221</text:p>
          </table:table-cell>
          <table:table-cell office:value-type="float" office:value="6.815580172" calcext:value-type="float">
            <text:p>6.815580172</text:p>
          </table:table-cell>
          <table:table-cell table:formula="of:=POWER([.C336]-6.75;2)" office:value-type="float" office:value="0.00430075895954955" calcext:value-type="float">
            <text:p>0.004300759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.828447" calcext:value-type="float">
            <text:p>6.828447</text:p>
          </table:table-cell>
          <table:table-cell office:value-type="float" office:value="6.8163011183" calcext:value-type="float">
            <text:p>6.8163011183</text:p>
          </table:table-cell>
          <table:table-cell table:formula="of:=POWER([.C337]-6.75;2)" office:value-type="float" office:value="0.00439583828783062" calcext:value-type="float">
            <text:p>0.0043958383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.87267" calcext:value-type="float">
            <text:p>6.87267</text:p>
          </table:table-cell>
          <table:table-cell office:value-type="float" office:value="6.8165560538" calcext:value-type="float">
            <text:p>6.8165560538</text:p>
          </table:table-cell>
          <table:table-cell table:formula="of:=POWER([.C338]-6.75;2)" office:value-type="float" office:value="0.00442970829742853" calcext:value-type="float">
            <text:p>0.0044297083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.881603" calcext:value-type="float">
            <text:p>6.881603</text:p>
          </table:table-cell>
          <table:table-cell office:value-type="float" office:value="6.8166025591" calcext:value-type="float">
            <text:p>6.8166025591</text:p>
          </table:table-cell>
          <table:table-cell table:formula="of:=POWER([.C339]-6.75;2)" office:value-type="float" office:value="0.00443590087866895" calcext:value-type="float">
            <text:p>0.0044359009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.867499" calcext:value-type="float">
            <text:p>6.867499</text:p>
          </table:table-cell>
          <table:table-cell office:value-type="float" office:value="6.8167418495" calcext:value-type="float">
            <text:p>6.8167418495</text:p>
          </table:table-cell>
          <table:table-cell table:formula="of:=POWER([.C340]-6.75;2)" office:value-type="float" office:value="0.0044544744746806" calcext:value-type="float">
            <text:p>0.0044544745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.842181" calcext:value-type="float">
            <text:p>6.842181</text:p>
          </table:table-cell>
          <table:table-cell office:value-type="float" office:value="6.8171678065" calcext:value-type="float">
            <text:p>6.8171678065</text:p>
          </table:table-cell>
          <table:table-cell table:formula="of:=POWER([.C341]-6.75;2)" office:value-type="float" office:value="0.0045115142300214" calcext:value-type="float">
            <text:p>0.0045115142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.807952" calcext:value-type="float">
            <text:p>6.807952</text:p>
          </table:table-cell>
          <table:table-cell office:value-type="float" office:value="6.8178687312" calcext:value-type="float">
            <text:p>6.8178687312</text:p>
          </table:table-cell>
          <table:table-cell table:formula="of:=POWER([.C342]-6.75;2)" office:value-type="float" office:value="0.00460616467469784" calcext:value-type="float">
            <text:p>0.0046061647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.757114" calcext:value-type="float">
            <text:p>6.757114</text:p>
          </table:table-cell>
          <table:table-cell office:value-type="float" office:value="6.8186645054" calcext:value-type="float">
            <text:p>6.8186645054</text:p>
          </table:table-cell>
          <table:table-cell table:formula="of:=POWER([.C343]-6.75;2)" office:value-type="float" office:value="0.00471481430182665" calcext:value-type="float">
            <text:p>0.0047148143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.680849" calcext:value-type="float">
            <text:p>6.680849</text:p>
          </table:table-cell>
          <table:table-cell office:value-type="float" office:value="6.819353129" calcext:value-type="float">
            <text:p>6.819353129</text:p>
          </table:table-cell>
          <table:table-cell table:formula="of:=POWER([.C344]-6.75;2)" office:value-type="float" office:value="0.00480985650209058" calcext:value-type="float">
            <text:p>0.0048098565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.580646" calcext:value-type="float">
            <text:p>6.580646</text:p>
          </table:table-cell>
          <table:table-cell office:value-type="float" office:value="6.8198597097" calcext:value-type="float">
            <text:p>6.8198597097</text:p>
          </table:table-cell>
          <table:table-cell table:formula="of:=POWER([.C345]-6.75;2)" office:value-type="float" office:value="0.0048803790393683" calcext:value-type="float">
            <text:p>0.004880379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.473974" calcext:value-type="float">
            <text:p>6.473974</text:p>
          </table:table-cell>
          <table:table-cell office:value-type="float" office:value="6.8202881828" calcext:value-type="float">
            <text:p>6.8202881828</text:p>
          </table:table-cell>
          <table:table-cell table:formula="of:=POWER([.C346]-6.75;2)" office:value-type="float" office:value="0.00494042864132617" calcext:value-type="float">
            <text:p>0.0049404286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.390387" calcext:value-type="float">
            <text:p>6.390387</text:p>
          </table:table-cell>
          <table:table-cell office:value-type="float" office:value="6.820843828" calcext:value-type="float">
            <text:p>6.820843828</text:p>
          </table:table-cell>
          <table:table-cell table:formula="of:=POWER([.C347]-6.75;2)" office:value-type="float" office:value="0.0050188479656936" calcext:value-type="float">
            <text:p>0.005018848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.360357" calcext:value-type="float">
            <text:p>6.360357</text:p>
          </table:table-cell>
          <table:table-cell office:value-type="float" office:value="6.8216686774" calcext:value-type="float">
            <text:p>6.8216686774</text:p>
          </table:table-cell>
          <table:table-cell table:formula="of:=POWER([.C348]-6.75;2)" office:value-type="float" office:value="0.00513639932026526" calcext:value-type="float">
            <text:p>0.0051363993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.40297" calcext:value-type="float">
            <text:p>6.40297</text:p>
          </table:table-cell>
          <table:table-cell office:value-type="float" office:value="6.8226834839" calcext:value-type="float">
            <text:p>6.8226834839</text:p>
          </table:table-cell>
          <table:table-cell table:formula="of:=POWER([.C349]-6.75;2)" office:value-type="float" office:value="0.00528288883184151" calcext:value-type="float">
            <text:p>0.0052828888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.518112" calcext:value-type="float">
            <text:p>6.518112</text:p>
          </table:table-cell>
          <table:table-cell office:value-type="float" office:value="6.8235387957" calcext:value-type="float">
            <text:p>6.8235387957</text:p>
          </table:table-cell>
          <table:table-cell table:formula="of:=POWER([.C350]-6.75;2)" office:value-type="float" office:value="0.00540795447300637" calcext:value-type="float">
            <text:p>0.0054079545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.685054" calcext:value-type="float">
            <text:p>6.685054</text:p>
          </table:table-cell>
          <table:table-cell office:value-type="float" office:value="6.8237308602" calcext:value-type="float">
            <text:p>6.8237308602</text:p>
          </table:table-cell>
          <table:table-cell table:formula="of:=POWER([.C351]-6.75;2)" office:value-type="float" office:value="0.00543623974583201" calcext:value-type="float">
            <text:p>0.0054362397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.866547" calcext:value-type="float">
            <text:p>6.866547</text:p>
          </table:table-cell>
          <table:table-cell office:value-type="float" office:value="6.8228530323" calcext:value-type="float">
            <text:p>6.8228530323</text:p>
          </table:table-cell>
          <table:table-cell table:formula="of:=POWER([.C352]-6.75;2)" office:value-type="float" office:value="0.00530756431530489" calcext:value-type="float">
            <text:p>0.0053075643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7.017786" calcext:value-type="float">
            <text:p>7.017786</text:p>
          </table:table-cell>
          <table:table-cell office:value-type="float" office:value="6.8208723011" calcext:value-type="float">
            <text:p>6.8208723011</text:p>
          </table:table-cell>
          <table:table-cell table:formula="of:=POWER([.C353]-6.75;2)" office:value-type="float" office:value="0.00502288306320901" calcext:value-type="float">
            <text:p>0.0050228831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7.099698" calcext:value-type="float">
            <text:p>7.099698</text:p>
          </table:table-cell>
          <table:table-cell office:value-type="float" office:value="6.8182766129" calcext:value-type="float">
            <text:p>6.8182766129</text:p>
          </table:table-cell>
          <table:table-cell table:formula="of:=POWER([.C354]-6.75;2)" office:value-type="float" office:value="0.00466169586909646" calcext:value-type="float">
            <text:p>0.0046616959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7.093673" calcext:value-type="float">
            <text:p>7.093673</text:p>
          </table:table-cell>
          <table:table-cell office:value-type="float" office:value="6.8159678387" calcext:value-type="float">
            <text:p>6.8159678387</text:p>
          </table:table-cell>
          <table:table-cell table:formula="of:=POWER([.C355]-6.75;2)" office:value-type="float" office:value="0.00435175574274919" calcext:value-type="float">
            <text:p>0.0043517557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7.011783" calcext:value-type="float">
            <text:p>7.011783</text:p>
          </table:table-cell>
          <table:table-cell office:value-type="float" office:value="6.814893871" calcext:value-type="float">
            <text:p>6.814893871</text:p>
          </table:table-cell>
          <table:table-cell table:formula="of:=POWER([.C356]-6.75;2)" office:value-type="float" office:value="0.00421121449336461" calcext:value-type="float">
            <text:p>0.0042112145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.895354" calcext:value-type="float">
            <text:p>6.895354</text:p>
          </table:table-cell>
          <table:table-cell office:value-type="float" office:value="6.8155681828" calcext:value-type="float">
            <text:p>6.8155681828</text:p>
          </table:table-cell>
          <table:table-cell table:formula="of:=POWER([.C357]-6.75;2)" office:value-type="float" office:value="0.0042991865956942" calcext:value-type="float">
            <text:p>0.0042991866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.797386" calcext:value-type="float">
            <text:p>6.797386</text:p>
          </table:table-cell>
          <table:table-cell office:value-type="float" office:value="6.8177184516" calcext:value-type="float">
            <text:p>6.8177184516</text:p>
          </table:table-cell>
          <table:table-cell table:formula="of:=POWER([.C358]-6.75;2)" office:value-type="float" office:value="0.00458578868710157" calcext:value-type="float">
            <text:p>0.0045857887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.753557" calcext:value-type="float">
            <text:p>6.753557</text:p>
          </table:table-cell>
          <table:table-cell office:value-type="float" office:value="6.8202860323" calcext:value-type="float">
            <text:p>6.8202860323</text:p>
          </table:table-cell>
          <table:table-cell table:formula="of:=POWER([.C359]-6.75;2)" office:value-type="float" office:value="0.00494012633647669" calcext:value-type="float">
            <text:p>0.0049401263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.759868" calcext:value-type="float">
            <text:p>6.759868</text:p>
          </table:table-cell>
          <table:table-cell office:value-type="float" office:value="6.8218546129" calcext:value-type="float">
            <text:p>6.8218546129</text:p>
          </table:table-cell>
          <table:table-cell table:formula="of:=POWER([.C360]-6.75;2)" office:value-type="float" office:value="0.00516308539500887" calcext:value-type="float">
            <text:p>0.0051630854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.776195" calcext:value-type="float">
            <text:p>6.776195</text:p>
          </table:table-cell>
          <table:table-cell office:value-type="float" office:value="6.821333828" calcext:value-type="float">
            <text:p>6.821333828</text:p>
          </table:table-cell>
          <table:table-cell table:formula="of:=POWER([.C361]-6.75;2)" office:value-type="float" office:value="0.00508851501713361" calcext:value-type="float">
            <text:p>0.005088515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.754654" calcext:value-type="float">
            <text:p>6.754654</text:p>
          </table:table-cell>
          <table:table-cell office:value-type="float" office:value="6.8185107957" calcext:value-type="float">
            <text:p>6.8185107957</text:p>
          </table:table-cell>
          <table:table-cell table:formula="of:=POWER([.C362]-6.75;2)" office:value-type="float" office:value="0.00469372912744713" calcext:value-type="float">
            <text:p>0.0046937291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.672148" calcext:value-type="float">
            <text:p>6.672148</text:p>
          </table:table-cell>
          <table:table-cell office:value-type="float" office:value="6.8141390753" calcext:value-type="float">
            <text:p>6.8141390753</text:p>
          </table:table-cell>
          <table:table-cell table:formula="of:=POWER([.C363]-6.75;2)" office:value-type="float" office:value="0.00411382098033906" calcext:value-type="float">
            <text:p>0.004113821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.547599" calcext:value-type="float">
            <text:p>6.547599</text:p>
          </table:table-cell>
          <table:table-cell office:value-type="float" office:value="6.8095360645" calcext:value-type="float">
            <text:p>6.8095360645</text:p>
          </table:table-cell>
          <table:table-cell table:formula="of:=POWER([.C364]-6.75;2)" office:value-type="float" office:value="0.00354454297614811" calcext:value-type="float">
            <text:p>0.003544543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.435327" calcext:value-type="float">
            <text:p>6.435327</text:p>
          </table:table-cell>
          <table:table-cell office:value-type="float" office:value="6.8059375269" calcext:value-type="float">
            <text:p>6.8059375269</text:p>
          </table:table-cell>
          <table:table-cell table:formula="of:=POWER([.C365]-6.75;2)" office:value-type="float" office:value="0.00312900691568825" calcext:value-type="float">
            <text:p>0.0031290069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.395621" calcext:value-type="float">
            <text:p>6.395621</text:p>
          </table:table-cell>
          <table:table-cell office:value-type="float" office:value="6.803948828" calcext:value-type="float">
            <text:p>6.803948828</text:p>
          </table:table-cell>
          <table:table-cell table:formula="of:=POWER([.C366]-6.75;2)" office:value-type="float" office:value="0.00291047604257361" calcext:value-type="float">
            <text:p>0.002910476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.456941" calcext:value-type="float">
            <text:p>6.456941</text:p>
          </table:table-cell>
          <table:table-cell office:value-type="float" office:value="6.8033572043" calcext:value-type="float">
            <text:p>6.8033572043</text:p>
          </table:table-cell>
          <table:table-cell table:formula="of:=POWER([.C367]-6.75;2)" office:value-type="float" office:value="0.00284699125071195" calcext:value-type="float">
            <text:p>0.0028469913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.597027" calcext:value-type="float">
            <text:p>6.597027</text:p>
          </table:table-cell>
          <table:table-cell office:value-type="float" office:value="6.8033707634" calcext:value-type="float">
            <text:p>6.8033707634</text:p>
          </table:table-cell>
          <table:table-cell table:formula="of:=POWER([.C368]-6.75;2)" office:value-type="float" office:value="0.00284843838589881" calcext:value-type="float">
            <text:p>0.0028484384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.75844" calcext:value-type="float">
            <text:p>6.75844</text:p>
          </table:table-cell>
          <table:table-cell office:value-type="float" office:value="6.8030832258" calcext:value-type="float">
            <text:p>6.8030832258</text:p>
          </table:table-cell>
          <table:table-cell table:formula="of:=POWER([.C369]-6.75;2)" office:value-type="float" office:value="0.00281782886133379" calcext:value-type="float">
            <text:p>0.0028178289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.882868" calcext:value-type="float">
            <text:p>6.882868</text:p>
          </table:table-cell>
          <table:table-cell office:value-type="float" office:value="6.801845828" calcext:value-type="float">
            <text:p>6.801845828</text:p>
          </table:table-cell>
          <table:table-cell table:formula="of:=POWER([.C370]-6.75;2)" office:value-type="float" office:value="0.00268798988100561" calcext:value-type="float">
            <text:p>0.0026879899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.938325" calcext:value-type="float">
            <text:p>6.938325</text:p>
          </table:table-cell>
          <table:table-cell office:value-type="float" office:value="6.7993965914" calcext:value-type="float">
            <text:p>6.7993965914</text:p>
          </table:table-cell>
          <table:table-cell table:formula="of:=POWER([.C371]-6.75;2)" office:value-type="float" office:value="0.00244002324193854" calcext:value-type="float">
            <text:p>0.0024400232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.928126" calcext:value-type="float">
            <text:p>6.928126</text:p>
          </table:table-cell>
          <table:table-cell office:value-type="float" office:value="6.7958156667" calcext:value-type="float">
            <text:p>6.7958156667</text:p>
          </table:table-cell>
          <table:table-cell table:formula="of:=POWER([.C372]-6.75;2)" office:value-type="float" office:value="0.00209907531516551" calcext:value-type="float">
            <text:p>0.0020990753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.883436" calcext:value-type="float">
            <text:p>6.883436</text:p>
          </table:table-cell>
          <table:table-cell office:value-type="float" office:value="6.7914154194" calcext:value-type="float">
            <text:p>6.7914154194</text:p>
          </table:table-cell>
          <table:table-cell table:formula="of:=POWER([.C373]-6.75;2)" office:value-type="float" office:value="0.00171523696407788" calcext:value-type="float">
            <text:p>0.001715237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.844992" calcext:value-type="float">
            <text:p>6.844992</text:p>
          </table:table-cell>
          <table:table-cell office:value-type="float" office:value="6.7866050108" calcext:value-type="float">
            <text:p>6.7866050108</text:p>
          </table:table-cell>
          <table:table-cell table:formula="of:=POWER([.C374]-6.75;2)" office:value-type="float" office:value="0.0013399268156681" calcext:value-type="float">
            <text:p>0.0013399268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.841857" calcext:value-type="float">
            <text:p>6.841857</text:p>
          </table:table-cell>
          <table:table-cell office:value-type="float" office:value="6.7817338065" calcext:value-type="float">
            <text:p>6.7817338065</text:p>
          </table:table-cell>
          <table:table-cell table:formula="of:=POWER([.C375]-6.75;2)" office:value-type="float" office:value="0.00100703447497945" calcext:value-type="float">
            <text:p>0.0010070345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.877694" calcext:value-type="float">
            <text:p>6.877694</text:p>
          </table:table-cell>
          <table:table-cell office:value-type="float" office:value="6.7769586774" calcext:value-type="float">
            <text:p>6.7769586774</text:p>
          </table:table-cell>
          <table:table-cell table:formula="of:=POWER([.C376]-6.75;2)" office:value-type="float" office:value="0.000726770287157254" calcext:value-type="float">
            <text:p>0.0007267703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.93236" calcext:value-type="float">
            <text:p>6.93236</text:p>
          </table:table-cell>
          <table:table-cell office:value-type="float" office:value="6.7722216559" calcext:value-type="float">
            <text:p>6.7722216559</text:p>
          </table:table-cell>
          <table:table-cell table:formula="of:=POWER([.C377]-6.75;2)" office:value-type="float" office:value="0.000493801990938011" calcext:value-type="float">
            <text:p>0.000493802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.976238" calcext:value-type="float">
            <text:p>6.976238</text:p>
          </table:table-cell>
          <table:table-cell office:value-type="float" office:value="6.7673703871" calcext:value-type="float">
            <text:p>6.7673703871</text:p>
          </table:table-cell>
          <table:table-cell table:formula="of:=POWER([.C378]-6.75;2)" office:value-type="float" office:value="0.000301730348003837" calcext:value-type="float">
            <text:p>0.0003017303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.986456" calcext:value-type="float">
            <text:p>6.986456</text:p>
          </table:table-cell>
          <table:table-cell office:value-type="float" office:value="6.7623474839" calcext:value-type="float">
            <text:p>6.7623474839</text:p>
          </table:table-cell>
          <table:table-cell table:formula="of:=POWER([.C379]-6.75;2)" office:value-type="float" office:value="0.000152460358660764" calcext:value-type="float">
            <text:p>0.0001524604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.955649" calcext:value-type="float">
            <text:p>6.955649</text:p>
          </table:table-cell>
          <table:table-cell office:value-type="float" office:value="6.7573315591" calcext:value-type="float">
            <text:p>6.7573315591</text:p>
          </table:table-cell>
          <table:table-cell table:formula="of:=POWER([.C380]-6.75;2)" office:value-type="float" office:value="0.0000537517588367903" calcext:value-type="float">
            <text:p>5.37517588367903E-005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.891362" calcext:value-type="float">
            <text:p>6.891362</text:p>
          </table:table-cell>
          <table:table-cell office:value-type="float" office:value="6.752749172" calcext:value-type="float">
            <text:p>6.752749172</text:p>
          </table:table-cell>
          <table:table-cell table:formula="of:=POWER([.C381]-6.75;2)" office:value-type="float" office:value="0.00000755794668558229" calcext:value-type="float">
            <text:p>7.55794668558229E-006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.810087" calcext:value-type="float">
            <text:p>6.810087</text:p>
          </table:table-cell>
          <table:table-cell office:value-type="float" office:value="6.7491403226" calcext:value-type="float">
            <text:p>6.7491403226</text:p>
          </table:table-cell>
          <table:table-cell table:formula="of:=POWER([.C382]-6.75;2)" office:value-type="float" office:value="0.000000739045232071204" calcext:value-type="float">
            <text:p>0.000000739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.731219" calcext:value-type="float">
            <text:p>6.731219</text:p>
          </table:table-cell>
          <table:table-cell office:value-type="float" office:value="6.7469296882" calcext:value-type="float">
            <text:p>6.7469296882</text:p>
          </table:table-cell>
          <table:table-cell table:formula="of:=POWER([.C383]-6.75;2)" office:value-type="float" office:value="0.00000942681454922028" calcext:value-type="float">
            <text:p>9.42681454922028E-006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.673543" calcext:value-type="float">
            <text:p>6.673543</text:p>
          </table:table-cell>
          <table:table-cell office:value-type="float" office:value="6.7462130323" calcext:value-type="float">
            <text:p>6.7462130323</text:p>
          </table:table-cell>
          <table:table-cell table:formula="of:=POWER([.C384]-6.75;2)" office:value-type="float" office:value="0.0000143411243608431" calcext:value-type="float">
            <text:p>1.43411243608431E-005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.652846" calcext:value-type="float">
            <text:p>6.652846</text:p>
          </table:table-cell>
          <table:table-cell office:value-type="float" office:value="6.7466704516" calcext:value-type="float">
            <text:p>6.7466704516</text:p>
          </table:table-cell>
          <table:table-cell table:formula="of:=POWER([.C385]-6.75;2)" office:value-type="float" office:value="0.0000110858925479425" calcext:value-type="float">
            <text:p>1.10858925479425E-005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.678297" calcext:value-type="float">
            <text:p>6.678297</text:p>
          </table:table-cell>
          <table:table-cell office:value-type="float" office:value="6.7476555484" calcext:value-type="float">
            <text:p>6.7476555484</text:p>
          </table:table-cell>
          <table:table-cell table:formula="of:=POWER([.C386]-6.75;2)" office:value-type="float" office:value="0.00000549645330474239" calcext:value-type="float">
            <text:p>5.49645330474239E-006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.74838" calcext:value-type="float">
            <text:p>6.74838</text:p>
          </table:table-cell>
          <table:table-cell office:value-type="float" office:value="6.7484197527" calcext:value-type="float">
            <text:p>6.7484197527</text:p>
          </table:table-cell>
          <table:table-cell table:formula="of:=POWER([.C387]-6.75;2)" office:value-type="float" office:value="0.00000249718152915643" calcext:value-type="float">
            <text:p>2.49718152915643E-006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.850349" calcext:value-type="float">
            <text:p>6.850349</text:p>
          </table:table-cell>
          <table:table-cell office:value-type="float" office:value="6.7483521075" calcext:value-type="float">
            <text:p>6.7483521075</text:p>
          </table:table-cell>
          <table:table-cell table:formula="of:=POWER([.C388]-6.75;2)" office:value-type="float" office:value="0.00000271554969155725" calcext:value-type="float">
            <text:p>2.71554969155725E-006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.965227" calcext:value-type="float">
            <text:p>6.965227</text:p>
          </table:table-cell>
          <table:table-cell office:value-type="float" office:value="6.7470857204" calcext:value-type="float">
            <text:p>6.7470857204</text:p>
          </table:table-cell>
          <table:table-cell table:formula="of:=POWER([.C389]-6.75;2)" office:value-type="float" office:value="0.0000084930255869743" calcext:value-type="float">
            <text:p>0.000008493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7.07497" calcext:value-type="float">
            <text:p>7.07497</text:p>
          </table:table-cell>
          <table:table-cell office:value-type="float" office:value="6.7444000968" calcext:value-type="float">
            <text:p>6.7444000968</text:p>
          </table:table-cell>
          <table:table-cell table:formula="of:=POWER([.C390]-6.75;2)" office:value-type="float" office:value="0.0000313589158493731" calcext:value-type="float">
            <text:p>3.13589158493731E-005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7.166165" calcext:value-type="float">
            <text:p>7.166165</text:p>
          </table:table-cell>
          <table:table-cell office:value-type="float" office:value="6.7400171505" calcext:value-type="float">
            <text:p>6.7400171505</text:p>
          </table:table-cell>
          <table:table-cell table:formula="of:=POWER([.C391]-6.75;2)" office:value-type="float" office:value="0.0000996572841396514" calcext:value-type="float">
            <text:p>9.96572841396514E-005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7.228319" calcext:value-type="float">
            <text:p>7.228319</text:p>
          </table:table-cell>
          <table:table-cell office:value-type="float" office:value="6.7335098065" calcext:value-type="float">
            <text:p>6.7335098065</text:p>
          </table:table-cell>
          <table:table-cell table:formula="of:=POWER([.C392]-6.75;2)" office:value-type="float" office:value="0.000271926481667447" calcext:value-type="float">
            <text:p>0.0002719265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7.250506" calcext:value-type="float">
            <text:p>7.250506</text:p>
          </table:table-cell>
          <table:table-cell office:value-type="float" office:value="6.7244961183" calcext:value-type="float">
            <text:p>6.7244961183</text:p>
          </table:table-cell>
          <table:table-cell table:formula="of:=POWER([.C393]-6.75;2)" office:value-type="float" office:value="0.000650447981767581" calcext:value-type="float">
            <text:p>0.000650448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7.22219" calcext:value-type="float">
            <text:p>7.22219</text:p>
          </table:table-cell>
          <table:table-cell office:value-type="float" office:value="6.7131029462" calcext:value-type="float">
            <text:p>6.7131029462</text:p>
          </table:table-cell>
          <table:table-cell table:formula="of:=POWER([.C394]-6.75;2)" office:value-type="float" office:value="0.00136139257912008" calcext:value-type="float">
            <text:p>0.0013613926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7.140205" calcext:value-type="float">
            <text:p>7.140205</text:p>
          </table:table-cell>
          <table:table-cell office:value-type="float" office:value="6.7004436559" calcext:value-type="float">
            <text:p>6.7004436559</text:p>
          </table:table-cell>
          <table:table-cell table:formula="of:=POWER([.C395]-6.75;2)" office:value-type="float" office:value="0.0024558312405576" calcext:value-type="float">
            <text:p>0.0024558312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7.017462" calcext:value-type="float">
            <text:p>7.017462</text:p>
          </table:table-cell>
          <table:table-cell office:value-type="float" office:value="6.6886664086" calcext:value-type="float">
            <text:p>6.6886664086</text:p>
          </table:table-cell>
          <table:table-cell table:formula="of:=POWER([.C396]-6.75;2)" office:value-type="float" office:value="0.0037618094340222" calcext:value-type="float">
            <text:p>0.0037618094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.88526" calcext:value-type="float">
            <text:p>6.88526</text:p>
          </table:table-cell>
          <table:table-cell office:value-type="float" office:value="6.6802415591" calcext:value-type="float">
            <text:p>6.6802415591</text:p>
          </table:table-cell>
          <table:table-cell table:formula="of:=POWER([.C397]-6.75;2)" office:value-type="float" office:value="0.00486624007679883" calcext:value-type="float">
            <text:p>0.0048662401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.783218" calcext:value-type="float">
            <text:p>6.783218</text:p>
          </table:table-cell>
          <table:table-cell office:value-type="float" office:value="6.6767822473" calcext:value-type="float">
            <text:p>6.6767822473</text:p>
          </table:table-cell>
          <table:table-cell table:formula="of:=POWER([.C398]-6.75;2)" office:value-type="float" office:value="0.00536083931043832" calcext:value-type="float">
            <text:p>0.0053608393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.73926" calcext:value-type="float">
            <text:p>6.73926</text:p>
          </table:table-cell>
          <table:table-cell office:value-type="float" office:value="6.678220172" calcext:value-type="float">
            <text:p>6.678220172</text:p>
          </table:table-cell>
          <table:table-cell table:formula="of:=POWER([.C399]-6.75;2)" office:value-type="float" office:value="0.00515234370770964" calcext:value-type="float">
            <text:p>0.0051523437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.752828" calcext:value-type="float">
            <text:p>6.752828</text:p>
          </table:table-cell>
          <table:table-cell office:value-type="float" office:value="6.6828134301" calcext:value-type="float">
            <text:p>6.6828134301</text:p>
          </table:table-cell>
          <table:table-cell table:formula="of:=POWER([.C400]-6.75;2)" office:value-type="float" office:value="0.00451403517492753" calcext:value-type="float">
            <text:p>0.0045140352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.79577" calcext:value-type="float">
            <text:p>6.79577</text:p>
          </table:table-cell>
          <table:table-cell office:value-type="float" office:value="6.6877807204" calcext:value-type="float">
            <text:p>6.6877807204</text:p>
          </table:table-cell>
          <table:table-cell table:formula="of:=POWER([.C401]-6.75;2)" office:value-type="float" office:value="0.00387123875394296" calcext:value-type="float">
            <text:p>0.0038712388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.831079" calcext:value-type="float">
            <text:p>6.831079</text:p>
          </table:table-cell>
          <table:table-cell office:value-type="float" office:value="6.6900756882" calcext:value-type="float">
            <text:p>6.6900756882</text:p>
          </table:table-cell>
          <table:table-cell table:formula="of:=POWER([.C402]-6.75;2)" office:value-type="float" office:value="0.00359092314470358" calcext:value-type="float">
            <text:p>0.0035909231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.834769" calcext:value-type="float">
            <text:p>6.834769</text:p>
          </table:table-cell>
          <table:table-cell office:value-type="float" office:value="6.6869521075" calcext:value-type="float">
            <text:p>6.6869521075</text:p>
          </table:table-cell>
          <table:table-cell table:formula="of:=POWER([.C403]-6.75;2)" office:value-type="float" office:value="0.00397503674869158" calcext:value-type="float">
            <text:p>0.0039750367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.806773" calcext:value-type="float">
            <text:p>6.806773</text:p>
          </table:table-cell>
          <table:table-cell office:value-type="float" office:value="6.6763015914" calcext:value-type="float">
            <text:p>6.6763015914</text:p>
          </table:table-cell>
          <table:table-cell table:formula="of:=POWER([.C404]-6.75;2)" office:value-type="float" office:value="0.0054314554301726" calcext:value-type="float">
            <text:p>0.0054314554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.767172" calcext:value-type="float">
            <text:p>6.767172</text:p>
          </table:table-cell>
          <table:table-cell office:value-type="float" office:value="6.6570600108" calcext:value-type="float">
            <text:p>6.6570600108</text:p>
          </table:table-cell>
          <table:table-cell table:formula="of:=POWER([.C405]-6.75;2)" office:value-type="float" office:value="0.00863784159249604" calcext:value-type="float">
            <text:p>0.0086378416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.743007" calcext:value-type="float">
            <text:p>6.743007</text:p>
          </table:table-cell>
          <table:table-cell office:value-type="float" office:value="6.6301419462" calcext:value-type="float">
            <text:p>6.6301419462</text:p>
          </table:table-cell>
          <table:table-cell table:formula="of:=POWER([.C406]-6.75;2)" office:value-type="float" office:value="0.0143659530607236" calcext:value-type="float">
            <text:p>0.0143659531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.75439" calcext:value-type="float">
            <text:p>6.75439</text:p>
          </table:table-cell>
          <table:table-cell office:value-type="float" office:value="6.5998406022" calcext:value-type="float">
            <text:p>6.5998406022</text:p>
          </table:table-cell>
          <table:table-cell table:formula="of:=POWER([.C407]-6.75;2)" office:value-type="float" office:value="0.0225478447476585" calcext:value-type="float">
            <text:p>0.0225478447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.806638" calcext:value-type="float">
            <text:p>6.806638</text:p>
          </table:table-cell>
          <table:table-cell office:value-type="float" office:value="6.5731230108" calcext:value-type="float">
            <text:p>6.5731230108</text:p>
          </table:table-cell>
          <table:table-cell table:formula="of:=POWER([.C408]-6.75;2)" office:value-type="float" office:value="0.031285469308457" calcext:value-type="float">
            <text:p>0.0312854693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.889685" calcext:value-type="float">
            <text:p>6.889685</text:p>
          </table:table-cell>
          <table:table-cell office:value-type="float" office:value="6.5553326022" calcext:value-type="float">
            <text:p>6.5553326022</text:p>
          </table:table-cell>
          <table:table-cell table:formula="of:=POWER([.C409]-6.75;2)" office:value-type="float" office:value="0.0378953957662234" calcext:value-type="float">
            <text:p>0.0378953958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.982196" calcext:value-type="float">
            <text:p>6.982196</text:p>
          </table:table-cell>
          <table:table-cell office:value-type="float" office:value="6.5480636237" calcext:value-type="float">
            <text:p>6.5480636237</text:p>
          </table:table-cell>
          <table:table-cell table:formula="of:=POWER([.C410]-6.75;2)" office:value-type="float" office:value="0.0407783000731752" calcext:value-type="float">
            <text:p>0.0407783001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7.058123" calcext:value-type="float">
            <text:p>7.058123</text:p>
          </table:table-cell>
          <table:table-cell office:value-type="float" office:value="6.550223043" calcext:value-type="float">
            <text:p>6.550223043</text:p>
          </table:table-cell>
          <table:table-cell table:formula="of:=POWER([.C411]-6.75;2)" office:value-type="float" office:value="0.0399108325481799" calcext:value-type="float">
            <text:p>0.0399108325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7.094874" calcext:value-type="float">
            <text:p>7.094874</text:p>
          </table:table-cell>
          <table:table-cell office:value-type="float" office:value="6.5593767204" calcext:value-type="float">
            <text:p>6.5593767204</text:p>
          </table:table-cell>
          <table:table-cell table:formula="of:=POWER([.C412]-6.75;2)" office:value-type="float" office:value="0.03633723472546" calcext:value-type="float">
            <text:p>0.0363372347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7.081434" calcext:value-type="float">
            <text:p>7.081434</text:p>
          </table:table-cell>
          <table:table-cell office:value-type="float" office:value="6.5726273226" calcext:value-type="float">
            <text:p>6.5726273226</text:p>
          </table:table-cell>
          <table:table-cell table:formula="of:=POWER([.C413]-6.75;2)" office:value-type="float" office:value="0.0314610666880445" calcext:value-type="float">
            <text:p>0.0314610667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7.023118" calcext:value-type="float">
            <text:p>7.023118</text:p>
          </table:table-cell>
          <table:table-cell office:value-type="float" office:value="6.5871024516" calcext:value-type="float">
            <text:p>6.5871024516</text:p>
          </table:table-cell>
          <table:table-cell table:formula="of:=POWER([.C414]-6.75;2)" office:value-type="float" office:value="0.0265356112747304" calcext:value-type="float">
            <text:p>0.0265356113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.940078" calcext:value-type="float">
            <text:p>6.940078</text:p>
          </table:table-cell>
          <table:table-cell office:value-type="float" office:value="6.6002101613" calcext:value-type="float">
            <text:p>6.6002101613</text:p>
          </table:table-cell>
          <table:table-cell table:formula="of:=POWER([.C415]-6.75;2)" office:value-type="float" office:value="0.0224369957777721" calcext:value-type="float">
            <text:p>0.0224369958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.859448" calcext:value-type="float">
            <text:p>6.859448</text:p>
          </table:table-cell>
          <table:table-cell office:value-type="float" office:value="6.6098870215" calcext:value-type="float">
            <text:p>6.6098870215</text:p>
          </table:table-cell>
          <table:table-cell table:formula="of:=POWER([.C416]-6.75;2)" office:value-type="float" office:value="0.0196316467441413" calcext:value-type="float">
            <text:p>0.0196316467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.804216" calcext:value-type="float">
            <text:p>6.804216</text:p>
          </table:table-cell>
          <table:table-cell office:value-type="float" office:value="6.6150826344" calcext:value-type="float">
            <text:p>6.6150826344</text:p>
          </table:table-cell>
          <table:table-cell table:formula="of:=POWER([.C417]-6.75;2)" office:value-type="float" office:value="0.018202695540444" calcext:value-type="float">
            <text:p>0.0182026955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.783687" calcext:value-type="float">
            <text:p>6.783687</text:p>
          </table:table-cell>
          <table:table-cell office:value-type="float" office:value="6.6165373763" calcext:value-type="float">
            <text:p>6.6165373763</text:p>
          </table:table-cell>
          <table:table-cell table:formula="of:=POWER([.C418]-6.75;2)" office:value-type="float" office:value="0.0178122719248878" calcext:value-type="float">
            <text:p>0.0178122719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.790024" calcext:value-type="float">
            <text:p>6.790024</text:p>
          </table:table-cell>
          <table:table-cell office:value-type="float" office:value="6.6173773333" calcext:value-type="float">
            <text:p>6.6173773333</text:p>
          </table:table-cell>
          <table:table-cell table:formula="of:=POWER([.C419]-6.75;2)" office:value-type="float" office:value="0.0175887717226192" calcext:value-type="float">
            <text:p>0.0175887717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.802813" calcext:value-type="float">
            <text:p>6.802813</text:p>
          </table:table-cell>
          <table:table-cell office:value-type="float" office:value="6.6228430753" calcext:value-type="float">
            <text:p>6.6228430753</text:p>
          </table:table-cell>
          <table:table-cell table:formula="of:=POWER([.C420]-6.75;2)" office:value-type="float" office:value="0.0161688834991613" calcext:value-type="float">
            <text:p>0.0161688835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.799927" calcext:value-type="float">
            <text:p>6.799927</text:p>
          </table:table-cell>
          <table:table-cell office:value-type="float" office:value="6.7012299247" calcext:value-type="float">
            <text:p>6.7012299247</text:p>
          </table:table-cell>
          <table:table-cell table:formula="of:=POWER([.C421]-6.75;2)" office:value-type="float" office:value="0.00237852024476769" calcext:value-type="float">
            <text:p>0.0023785202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.769684" calcext:value-type="float">
            <text:p>6.769684</text:p>
          </table:table-cell>
          <table:table-cell office:value-type="float" office:value="6.7158303656" calcext:value-type="float">
            <text:p>6.7158303656</text:p>
          </table:table-cell>
          <table:table-cell table:formula="of:=POWER([.C422]-6.75;2)" office:value-type="float" office:value="0.00116756391502963" calcext:value-type="float">
            <text:p>0.0011675639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.718109" calcext:value-type="float">
            <text:p>6.718109</text:p>
          </table:table-cell>
          <table:table-cell office:value-type="float" office:value="6.7390732688" calcext:value-type="float">
            <text:p>6.7390732688</text:p>
          </table:table-cell>
          <table:table-cell table:formula="of:=POWER([.C423]-6.75;2)" office:value-type="float" office:value="0.000119393454717046" calcext:value-type="float">
            <text:p>0.0001193935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.66664" calcext:value-type="float">
            <text:p>6.66664</text:p>
          </table:table-cell>
          <table:table-cell office:value-type="float" office:value="6.7666948495" calcext:value-type="float">
            <text:p>6.7666948495</text:p>
          </table:table-cell>
          <table:table-cell table:formula="of:=POWER([.C424]-6.75;2)" office:value-type="float" office:value="0.000278717999827661" calcext:value-type="float">
            <text:p>0.000278718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.640253" calcext:value-type="float">
            <text:p>6.640253</text:p>
          </table:table-cell>
          <table:table-cell office:value-type="float" office:value="6.7941541183" calcext:value-type="float">
            <text:p>6.7941541183</text:p>
          </table:table-cell>
          <table:table-cell table:formula="of:=POWER([.C425]-6.75;2)" office:value-type="float" office:value="0.00194958616285038" calcext:value-type="float">
            <text:p>0.0019495862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.652609" calcext:value-type="float">
            <text:p>6.652609</text:p>
          </table:table-cell>
          <table:table-cell office:value-type="float" office:value="6.8168956022" calcext:value-type="float">
            <text:p>6.8168956022</text:p>
          </table:table-cell>
          <table:table-cell table:formula="of:=POWER([.C426]-6.75;2)" office:value-type="float" office:value="0.00447502159370062" calcext:value-type="float">
            <text:p>0.0044750216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.698445" calcext:value-type="float">
            <text:p>6.698445</text:p>
          </table:table-cell>
          <table:table-cell office:value-type="float" office:value="6.8311185591" calcext:value-type="float">
            <text:p>6.8311185591</text:p>
          </table:table-cell>
          <table:table-cell table:formula="of:=POWER([.C427]-6.75;2)" office:value-type="float" office:value="0.00658022063046021" calcext:value-type="float">
            <text:p>0.0065802206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.758661" calcext:value-type="float">
            <text:p>6.758661</text:p>
          </table:table-cell>
          <table:table-cell office:value-type="float" office:value="6.8343926774" calcext:value-type="float">
            <text:p>6.8343926774</text:p>
          </table:table-cell>
          <table:table-cell table:formula="of:=POWER([.C428]-6.75;2)" office:value-type="float" office:value="0.00712212399874053" calcext:value-type="float">
            <text:p>0.007122124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.813269" calcext:value-type="float">
            <text:p>6.813269</text:p>
          </table:table-cell>
          <table:table-cell office:value-type="float" office:value="6.8259276022" calcext:value-type="float">
            <text:p>6.8259276022</text:p>
          </table:table-cell>
          <table:table-cell table:formula="of:=POWER([.C429]-6.75;2)" office:value-type="float" office:value="0.00576500077584147" calcext:value-type="float">
            <text:p>0.0057650008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.852156" calcext:value-type="float">
            <text:p>6.852156</text:p>
          </table:table-cell>
          <table:table-cell office:value-type="float" office:value="6.8065623441" calcext:value-type="float">
            <text:p>6.8065623441</text:p>
          </table:table-cell>
          <table:table-cell table:formula="of:=POWER([.C430]-6.75;2)" office:value-type="float" office:value="0.00319929877008676" calcext:value-type="float">
            <text:p>0.0031992988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.876995" calcext:value-type="float">
            <text:p>6.876995</text:p>
          </table:table-cell>
          <table:table-cell office:value-type="float" office:value="6.7788066452" calcext:value-type="float">
            <text:p>6.7788066452</text:p>
          </table:table-cell>
          <table:table-cell table:formula="of:=POWER([.C431]-6.75;2)" office:value-type="float" office:value="0.000829822807678656" calcext:value-type="float">
            <text:p>0.0008298228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.894557" calcext:value-type="float">
            <text:p>6.894557</text:p>
          </table:table-cell>
          <table:table-cell office:value-type="float" office:value="6.7470922258" calcext:value-type="float">
            <text:p>6.7470922258</text:p>
          </table:table-cell>
          <table:table-cell table:formula="of:=POWER([.C432]-6.75;2)" office:value-type="float" office:value="0.00000845515079818365" calcext:value-type="float">
            <text:p>8.45515079818365E-006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.907113" calcext:value-type="float">
            <text:p>6.907113</text:p>
          </table:table-cell>
          <table:table-cell office:value-type="float" office:value="6.7172529677" calcext:value-type="float">
            <text:p>6.7172529677</text:p>
          </table:table-cell>
          <table:table-cell table:formula="of:=POWER([.C433]-6.75;2)" office:value-type="float" office:value="0.00107236812445722" calcext:value-type="float">
            <text:p>0.0010723681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.907367" calcext:value-type="float">
            <text:p>6.907367</text:p>
          </table:table-cell>
          <table:table-cell office:value-type="float" office:value="6.6943897097" calcext:value-type="float">
            <text:p>6.6943897097</text:p>
          </table:table-cell>
          <table:table-cell table:formula="of:=POWER([.C434]-6.75;2)" office:value-type="float" office:value="0.00309250438725025" calcext:value-type="float">
            <text:p>0.0030925044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.881959" calcext:value-type="float">
            <text:p>6.881959</text:p>
          </table:table-cell>
          <table:table-cell office:value-type="float" office:value="6.6812449785" calcext:value-type="float">
            <text:p>6.6812449785</text:p>
          </table:table-cell>
          <table:table-cell table:formula="of:=POWER([.C435]-6.75;2)" office:value-type="float" office:value="0.00472725298146551" calcext:value-type="float">
            <text:p>0.004727253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.821156" calcext:value-type="float">
            <text:p>6.821156</text:p>
          </table:table-cell>
          <table:table-cell office:value-type="float" office:value="6.6782235376" calcext:value-type="float">
            <text:p>6.6782235376</text:p>
          </table:table-cell>
          <table:table-cell table:formula="of:=POWER([.C436]-6.75;2)" office:value-type="float" office:value="0.0051518605546586" calcext:value-type="float">
            <text:p>0.0051518606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.727961" calcext:value-type="float">
            <text:p>6.727961</text:p>
          </table:table-cell>
          <table:table-cell office:value-type="float" office:value="6.6839264516" calcext:value-type="float">
            <text:p>6.6839264516</text:p>
          </table:table-cell>
          <table:table-cell table:formula="of:=POWER([.C437]-6.75;2)" office:value-type="float" office:value="0.00436571379816719" calcext:value-type="float">
            <text:p>0.0043657138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.620494" calcext:value-type="float">
            <text:p>6.620494</text:p>
          </table:table-cell>
          <table:table-cell office:value-type="float" office:value="6.6956275054" calcext:value-type="float">
            <text:p>6.6956275054</text:p>
          </table:table-cell>
          <table:table-cell table:formula="of:=POWER([.C438]-6.75;2)" office:value-type="float" office:value="0.00295636816902702" calcext:value-type="float">
            <text:p>0.0029563682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.525649" calcext:value-type="float">
            <text:p>6.525649</text:p>
          </table:table-cell>
          <table:table-cell office:value-type="float" office:value="6.7097213978" calcext:value-type="float">
            <text:p>6.7097213978</text:p>
          </table:table-cell>
          <table:table-cell table:formula="of:=POWER([.C439]-6.75;2)" office:value-type="float" office:value="0.00162236579518584" calcext:value-type="float">
            <text:p>0.0016223658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.467098" calcext:value-type="float">
            <text:p>6.467098</text:p>
          </table:table-cell>
          <table:table-cell office:value-type="float" office:value="6.722229172" calcext:value-type="float">
            <text:p>6.722229172</text:p>
          </table:table-cell>
          <table:table-cell table:formula="of:=POWER([.C440]-6.75;2)" office:value-type="float" office:value="0.000771218887805558" calcext:value-type="float">
            <text:p>0.0007712189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.454734" calcext:value-type="float">
            <text:p>6.454734</text:p>
          </table:table-cell>
          <table:table-cell office:value-type="float" office:value="6.7293585484" calcext:value-type="float">
            <text:p>6.7293585484</text:p>
          </table:table-cell>
          <table:table-cell table:formula="of:=POWER([.C441]-6.75;2)" office:value-type="float" office:value="0.000426069524155123" calcext:value-type="float">
            <text:p>0.0004260695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.482514" calcext:value-type="float">
            <text:p>6.482514</text:p>
          </table:table-cell>
          <table:table-cell office:value-type="float" office:value="6.7280173978" calcext:value-type="float">
            <text:p>6.7280173978</text:p>
          </table:table-cell>
          <table:table-cell table:formula="of:=POWER([.C442]-6.75;2)" office:value-type="float" office:value="0.000483234799483427" calcext:value-type="float">
            <text:p>0.0004832348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.535974" calcext:value-type="float">
            <text:p>6.535974</text:p>
          </table:table-cell>
          <table:table-cell office:value-type="float" office:value="6.7161399677" calcext:value-type="float">
            <text:p>6.7161399677</text:p>
          </table:table-cell>
          <table:table-cell table:formula="of:=POWER([.C443]-6.75;2)" office:value-type="float" office:value="0.00114650178735703" calcext:value-type="float">
            <text:p>0.0011465018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.603416" calcext:value-type="float">
            <text:p>6.603416</text:p>
          </table:table-cell>
          <table:table-cell office:value-type="float" office:value="6.6928058925" calcext:value-type="float">
            <text:p>6.6928058925</text:p>
          </table:table-cell>
          <table:table-cell table:formula="of:=POWER([.C444]-6.75;2)" office:value-type="float" office:value="0.00327116593272155" calcext:value-type="float">
            <text:p>0.0032711659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.682339" calcext:value-type="float">
            <text:p>6.682339</text:p>
          </table:table-cell>
          <table:table-cell office:value-type="float" office:value="6.6585106774" calcext:value-type="float">
            <text:p>6.6585106774</text:p>
          </table:table-cell>
          <table:table-cell table:formula="of:=POWER([.C445]-6.75;2)" office:value-type="float" office:value="0.00837029614980691" calcext:value-type="float">
            <text:p>0.0083702961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.776387" calcext:value-type="float">
            <text:p>6.776387</text:p>
          </table:table-cell>
          <table:table-cell office:value-type="float" office:value="6.6165548817" calcext:value-type="float">
            <text:p>6.6165548817</text:p>
          </table:table-cell>
          <table:table-cell table:formula="of:=POWER([.C446]-6.75;2)" office:value-type="float" office:value="0.017807599598101" calcext:value-type="float">
            <text:p>0.0178075996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.884982" calcext:value-type="float">
            <text:p>6.884982</text:p>
          </table:table-cell>
          <table:table-cell office:value-type="float" office:value="6.5750436129" calcext:value-type="float">
            <text:p>6.5750436129</text:p>
          </table:table-cell>
          <table:table-cell table:formula="of:=POWER([.C447]-6.75;2)" office:value-type="float" office:value="0.030609737387085" calcext:value-type="float">
            <text:p>0.0306097374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.993794" calcext:value-type="float">
            <text:p>6.993794</text:p>
          </table:table-cell>
          <table:table-cell office:value-type="float" office:value="6.5429846022" calcext:value-type="float">
            <text:p>6.5429846022</text:p>
          </table:table-cell>
          <table:table-cell table:formula="of:=POWER([.C448]-6.75;2)" office:value-type="float" office:value="0.0428553749262923" calcext:value-type="float">
            <text:p>0.0428553749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7.074494" calcext:value-type="float">
            <text:p>7.074494</text:p>
          </table:table-cell>
          <table:table-cell office:value-type="float" office:value="6.5252315054" calcext:value-type="float">
            <text:p>6.5252315054</text:p>
          </table:table-cell>
          <table:table-cell table:formula="of:=POWER([.C449]-6.75;2)" office:value-type="float" office:value="0.0505208761647503" calcext:value-type="float">
            <text:p>0.0505208762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7.095329" calcext:value-type="float">
            <text:p>7.095329</text:p>
          </table:table-cell>
          <table:table-cell office:value-type="float" office:value="6.5231928925" calcext:value-type="float">
            <text:p>6.5231928925</text:p>
          </table:table-cell>
          <table:table-cell table:formula="of:=POWER([.C450]-6.75;2)" office:value-type="float" office:value="0.0514414640125166" calcext:value-type="float">
            <text:p>0.051441464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7.036171" calcext:value-type="float">
            <text:p>7.036171</text:p>
          </table:table-cell>
          <table:table-cell office:value-type="float" office:value="6.535931043" calcext:value-type="float">
            <text:p>6.535931043</text:p>
          </table:table-cell>
          <table:table-cell table:formula="of:=POWER([.C451]-6.75;2)" office:value-type="float" office:value="0.045825518351068" calcext:value-type="float">
            <text:p>0.0458255184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.899435" calcext:value-type="float">
            <text:p>6.899435</text:p>
          </table:table-cell>
          <table:table-cell office:value-type="float" office:value="6.5605257204" calcext:value-type="float">
            <text:p>6.5605257204</text:p>
          </table:table-cell>
          <table:table-cell table:formula="of:=POWER([.C452]-6.75;2)" office:value-type="float" office:value="0.0359005026299389" calcext:value-type="float">
            <text:p>0.0359005026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.711435" calcext:value-type="float">
            <text:p>6.711435</text:p>
          </table:table-cell>
          <table:table-cell office:value-type="float" office:value="6.5923125699" calcext:value-type="float">
            <text:p>6.5923125699</text:p>
          </table:table-cell>
          <table:table-cell table:formula="of:=POWER([.C453]-6.75;2)" office:value-type="float" office:value="0.0248653256115424" calcext:value-type="float">
            <text:p>0.0248653256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.513653" calcext:value-type="float">
            <text:p>6.513653</text:p>
          </table:table-cell>
          <table:table-cell office:value-type="float" office:value="6.6253346667" calcext:value-type="float">
            <text:p>6.6253346667</text:p>
          </table:table-cell>
          <table:table-cell table:formula="of:=POWER([.C454]-6.75;2)" office:value-type="float" office:value="0.0155414453268002" calcext:value-type="float">
            <text:p>0.0155414453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.348084" calcext:value-type="float">
            <text:p>6.348084</text:p>
          </table:table-cell>
          <table:table-cell office:value-type="float" office:value="6.6531316667" calcext:value-type="float">
            <text:p>6.6531316667</text:p>
          </table:table-cell>
          <table:table-cell table:formula="of:=POWER([.C455]-6.75;2)" office:value-type="float" office:value="0.00938347399631985" calcext:value-type="float">
            <text:p>0.009383474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.244068" calcext:value-type="float">
            <text:p>6.244068</text:p>
          </table:table-cell>
          <table:table-cell office:value-type="float" office:value="6.6698478602" calcext:value-type="float">
            <text:p>6.6698478602</text:p>
          </table:table-cell>
          <table:table-cell table:formula="of:=POWER([.C456]-6.75;2)" office:value-type="float" office:value="0.00642436551451875" calcext:value-type="float">
            <text:p>0.0064243655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.212935" calcext:value-type="float">
            <text:p>6.212935</text:p>
          </table:table-cell>
          <table:table-cell office:value-type="float" office:value="6.6715627849" calcext:value-type="float">
            <text:p>6.6715627849</text:p>
          </table:table-cell>
          <table:table-cell table:formula="of:=POWER([.C457]-6.75;2)" office:value-type="float" office:value="0.00615239671264369" calcext:value-type="float">
            <text:p>0.0061523967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.250378" calcext:value-type="float">
            <text:p>6.250378</text:p>
          </table:table-cell>
          <table:table-cell office:value-type="float" office:value="6.6578081505" calcext:value-type="float">
            <text:p>6.6578081505</text:p>
          </table:table-cell>
          <table:table-cell table:formula="of:=POWER([.C458]-6.75;2)" office:value-type="float" office:value="0.00849933711423062" calcext:value-type="float">
            <text:p>0.0084993371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.3406" calcext:value-type="float">
            <text:p>6.3406</text:p>
          </table:table-cell>
          <table:table-cell office:value-type="float" office:value="6.6331242043" calcext:value-type="float">
            <text:p>6.6331242043</text:p>
          </table:table-cell>
          <table:table-cell table:formula="of:=POWER([.C459]-6.75;2)" office:value-type="float" office:value="0.0136599516205082" calcext:value-type="float">
            <text:p>0.0136599516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.458202" calcext:value-type="float">
            <text:p>6.458202</text:p>
          </table:table-cell>
          <table:table-cell office:value-type="float" office:value="6.6060804194" calcext:value-type="float">
            <text:p>6.6060804194</text:p>
          </table:table-cell>
          <table:table-cell table:formula="of:=POWER([.C460]-6.75;2)" office:value-type="float" office:value="0.02071284568008" calcext:value-type="float">
            <text:p>0.0207128457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.570286" calcext:value-type="float">
            <text:p>6.570286</text:p>
          </table:table-cell>
          <table:table-cell office:value-type="float" office:value="6.5830207097" calcext:value-type="float">
            <text:p>6.5830207097</text:p>
          </table:table-cell>
          <table:table-cell table:formula="of:=POWER([.C461]-6.75;2)" office:value-type="float" office:value="0.0278820833890918" calcext:value-type="float">
            <text:p>0.0278820834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.643362" calcext:value-type="float">
            <text:p>6.643362</text:p>
          </table:table-cell>
          <table:table-cell office:value-type="float" office:value="6.5653182151" calcext:value-type="float">
            <text:p>6.5653182151</text:p>
          </table:table-cell>
          <table:table-cell table:formula="of:=POWER([.C462]-6.75;2)" office:value-type="float" office:value="0.03410736167385" calcext:value-type="float">
            <text:p>0.0341073617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.655089" calcext:value-type="float">
            <text:p>6.655089</text:p>
          </table:table-cell>
          <table:table-cell office:value-type="float" office:value="6.5519957742" calcext:value-type="float">
            <text:p>6.5519957742</text:p>
          </table:table-cell>
          <table:table-cell table:formula="of:=POWER([.C463]-6.75;2)" office:value-type="float" office:value="0.0392056734346574" calcext:value-type="float">
            <text:p>0.0392056734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.605299" calcext:value-type="float">
            <text:p>6.605299</text:p>
          </table:table-cell>
          <table:table-cell office:value-type="float" office:value="6.5419374731" calcext:value-type="float">
            <text:p>6.5419374731</text:p>
          </table:table-cell>
          <table:table-cell table:formula="of:=POWER([.C464]-6.75;2)" office:value-type="float" office:value="0.0432900151000132" calcext:value-type="float">
            <text:p>0.0432900151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.518903" calcext:value-type="float">
            <text:p>6.518903</text:p>
          </table:table-cell>
          <table:table-cell office:value-type="float" office:value="6.5346995161" calcext:value-type="float">
            <text:p>6.5346995161</text:p>
          </table:table-cell>
          <table:table-cell table:formula="of:=POWER([.C465]-6.75;2)" office:value-type="float" office:value="0.0463542983675742" calcext:value-type="float">
            <text:p>0.0463542984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.436068" calcext:value-type="float">
            <text:p>6.436068</text:p>
          </table:table-cell>
          <table:table-cell office:value-type="float" office:value="6.530415" calcext:value-type="float">
            <text:p>6.530415</text:p>
          </table:table-cell>
          <table:table-cell table:formula="of:=POWER([.C466]-6.75;2)" office:value-type="float" office:value="0.0482175722250002" calcext:value-type="float">
            <text:p>0.0482175722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.39197" calcext:value-type="float">
            <text:p>6.39197</text:p>
          </table:table-cell>
          <table:table-cell office:value-type="float" office:value="6.5292675054" calcext:value-type="float">
            <text:p>6.5292675054</text:p>
          </table:table-cell>
          <table:table-cell table:formula="of:=POWER([.C467]-6.75;2)" office:value-type="float" office:value="0.048722834172339" calcext:value-type="float">
            <text:p>0.0487228342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.39777" calcext:value-type="float">
            <text:p>6.39777</text:p>
          </table:table-cell>
          <table:table-cell office:value-type="float" office:value="6.531030914" calcext:value-type="float">
            <text:p>6.531030914</text:p>
          </table:table-cell>
          <table:table-cell table:formula="of:=POWER([.C468]-6.75;2)" office:value-type="float" office:value="0.0479474606236752" calcext:value-type="float">
            <text:p>0.0479474606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.437151" calcext:value-type="float">
            <text:p>6.437151</text:p>
          </table:table-cell>
          <table:table-cell office:value-type="float" office:value="6.5350113226" calcext:value-type="float">
            <text:p>6.5350113226</text:p>
          </table:table-cell>
          <table:table-cell table:formula="of:=POWER([.C469]-6.75;2)" office:value-type="float" office:value="0.0462201314102013" calcext:value-type="float">
            <text:p>0.0462201314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.481192" calcext:value-type="float">
            <text:p>6.481192</text:p>
          </table:table-cell>
          <table:table-cell office:value-type="float" office:value="6.5403352366" calcext:value-type="float">
            <text:p>6.5403352366</text:p>
          </table:table-cell>
          <table:table-cell table:formula="of:=POWER([.C470]-6.75;2)" office:value-type="float" office:value="0.0439593130115781" calcext:value-type="float">
            <text:p>0.043959313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.509108" calcext:value-type="float">
            <text:p>6.509108</text:p>
          </table:table-cell>
          <table:table-cell office:value-type="float" office:value="6.5462666774" calcext:value-type="float">
            <text:p>6.5462666774</text:p>
          </table:table-cell>
          <table:table-cell table:formula="of:=POWER([.C471]-6.75;2)" office:value-type="float" office:value="0.0415072667376356" calcext:value-type="float">
            <text:p>0.0415072667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.519975" calcext:value-type="float">
            <text:p>6.519975</text:p>
          </table:table-cell>
          <table:table-cell office:value-type="float" office:value="6.5523069355" calcext:value-type="float">
            <text:p>6.5523069355</text:p>
          </table:table-cell>
          <table:table-cell table:formula="of:=POWER([.C472]-6.75;2)" office:value-type="float" office:value="0.0390825477514012" calcext:value-type="float">
            <text:p>0.0390825478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.529487" calcext:value-type="float">
            <text:p>6.529487</text:p>
          </table:table-cell>
          <table:table-cell office:value-type="float" office:value="6.5580632043" calcext:value-type="float">
            <text:p>6.5580632043</text:p>
          </table:table-cell>
          <table:table-cell table:formula="of:=POWER([.C473]-6.75;2)" office:value-type="float" office:value="0.0368397335435836" calcext:value-type="float">
            <text:p>0.0368397335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.555739" calcext:value-type="float">
            <text:p>6.555739</text:p>
          </table:table-cell>
          <table:table-cell office:value-type="float" office:value="6.5630549462" calcext:value-type="float">
            <text:p>6.5630549462</text:p>
          </table:table-cell>
          <table:table-cell table:formula="of:=POWER([.C474]-6.75;2)" office:value-type="float" office:value="0.0349484531402848" calcext:value-type="float">
            <text:p>0.0349484531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.604498" calcext:value-type="float">
            <text:p>6.604498</text:p>
          </table:table-cell>
          <table:table-cell office:value-type="float" office:value="6.5666665054" calcext:value-type="float">
            <text:p>6.5666665054</text:p>
          </table:table-cell>
          <table:table-cell table:formula="of:=POWER([.C475]-6.75;2)" office:value-type="float" office:value="0.0336111702422483" calcext:value-type="float">
            <text:p>0.0336111702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.66457" calcext:value-type="float">
            <text:p>6.66457</text:p>
          </table:table-cell>
          <table:table-cell office:value-type="float" office:value="6.5683374624" calcext:value-type="float">
            <text:p>6.5683374624</text:p>
          </table:table-cell>
          <table:table-cell table:formula="of:=POWER([.C476]-6.75;2)" office:value-type="float" office:value="0.0330012775672715" calcext:value-type="float">
            <text:p>0.0330012776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.716083" calcext:value-type="float">
            <text:p>6.716083</text:p>
          </table:table-cell>
          <table:table-cell office:value-type="float" office:value="6.5678831075" calcext:value-type="float">
            <text:p>6.5678831075</text:p>
          </table:table-cell>
          <table:table-cell table:formula="of:=POWER([.C477]-6.75;2)" office:value-type="float" office:value="0.0331665625338565" calcext:value-type="float">
            <text:p>0.0331665625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.74446" calcext:value-type="float">
            <text:p>6.74446</text:p>
          </table:table-cell>
          <table:table-cell office:value-type="float" office:value="6.5657084516" calcext:value-type="float">
            <text:p>6.5657084516</text:p>
          </table:table-cell>
          <table:table-cell table:formula="of:=POWER([.C478]-6.75;2)" office:value-type="float" office:value="0.0339633748116696" calcext:value-type="float">
            <text:p>0.0339633748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.749368" calcext:value-type="float">
            <text:p>6.749368</text:p>
          </table:table-cell>
          <table:table-cell office:value-type="float" office:value="6.5627226989" calcext:value-type="float">
            <text:p>6.5627226989</text:p>
          </table:table-cell>
          <table:table-cell table:formula="of:=POWER([.C479]-6.75;2)" office:value-type="float" office:value="0.0350727875073" calcext:value-type="float">
            <text:p>0.0350727875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.742089" calcext:value-type="float">
            <text:p>6.742089</text:p>
          </table:table-cell>
          <table:table-cell office:value-type="float" office:value="6.5599580753" calcext:value-type="float">
            <text:p>6.5599580753</text:p>
          </table:table-cell>
          <table:table-cell table:formula="of:=POWER([.C480]-6.75;2)" office:value-type="float" office:value="0.0361159331436805" calcext:value-type="float">
            <text:p>0.0361159331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.732575" calcext:value-type="float">
            <text:p>6.732575</text:p>
          </table:table-cell>
          <table:table-cell office:value-type="float" office:value="6.5581280968" calcext:value-type="float">
            <text:p>6.5581280968</text:p>
          </table:table-cell>
          <table:table-cell table:formula="of:=POWER([.C481]-6.75;2)" office:value-type="float" office:value="0.0368148272375902" calcext:value-type="float">
            <text:p>0.0368148272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.715464" calcext:value-type="float">
            <text:p>6.715464</text:p>
          </table:table-cell>
          <table:table-cell office:value-type="float" office:value="6.5574312366" calcext:value-type="float">
            <text:p>6.5574312366</text:p>
          </table:table-cell>
          <table:table-cell table:formula="of:=POWER([.C482]-6.75;2)" office:value-type="float" office:value="0.0370827286374051" calcext:value-type="float">
            <text:p>0.0370827286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.667356" calcext:value-type="float">
            <text:p>6.667356</text:p>
          </table:table-cell>
          <table:table-cell office:value-type="float" office:value="6.5577168925" calcext:value-type="float">
            <text:p>6.5577168925</text:p>
          </table:table-cell>
          <table:table-cell table:formula="of:=POWER([.C483]-6.75;2)" office:value-type="float" office:value="0.0369727934298565" calcext:value-type="float">
            <text:p>0.0369727934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.560982" calcext:value-type="float">
            <text:p>6.560982</text:p>
          </table:table-cell>
          <table:table-cell office:value-type="float" office:value="6.5588400753" calcext:value-type="float">
            <text:p>6.5588400753</text:p>
          </table:table-cell>
          <table:table-cell table:formula="of:=POWER([.C484]-6.75;2)" office:value-type="float" office:value="0.0365421168113097" calcext:value-type="float">
            <text:p>0.0365421168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.390046" calcext:value-type="float">
            <text:p>6.390046</text:p>
          </table:table-cell>
          <table:table-cell office:value-type="float" office:value="6.5608941828" calcext:value-type="float">
            <text:p>6.5608941828</text:p>
          </table:table-cell>
          <table:table-cell table:formula="of:=POWER([.C485]-6.75;2)" office:value-type="float" office:value="0.0357610100988797" calcext:value-type="float">
            <text:p>0.0357610101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.190941" calcext:value-type="float">
            <text:p>6.190941</text:p>
          </table:table-cell>
          <table:table-cell office:value-type="float" office:value="6.5641116344" calcext:value-type="float">
            <text:p>6.5641116344</text:p>
          </table:table-cell>
          <table:table-cell table:formula="of:=POWER([.C486]-6.75;2)" office:value-type="float" office:value="0.0345544844654394" calcext:value-type="float">
            <text:p>0.0345544845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.044876" calcext:value-type="float">
            <text:p>6.044876</text:p>
          </table:table-cell>
          <table:table-cell office:value-type="float" office:value="6.5684567204" calcext:value-type="float">
            <text:p>6.5684567204</text:p>
          </table:table-cell>
          <table:table-cell table:formula="of:=POWER([.C487]-6.75;2)" office:value-type="float" office:value="0.0329579623679236" calcext:value-type="float">
            <text:p>0.0329579624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.044921" calcext:value-type="float">
            <text:p>6.044921</text:p>
          </table:table-cell>
          <table:table-cell office:value-type="float" office:value="6.5731784624" calcext:value-type="float">
            <text:p>6.5731784624</text:p>
          </table:table-cell>
          <table:table-cell table:formula="of:=POWER([.C488]-6.75;2)" office:value-type="float" office:value="0.0312658561592284" calcext:value-type="float">
            <text:p>0.0312658562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.233951" calcext:value-type="float">
            <text:p>6.233951</text:p>
          </table:table-cell>
          <table:table-cell office:value-type="float" office:value="6.5767560753" calcext:value-type="float">
            <text:p>6.5767560753</text:p>
          </table:table-cell>
          <table:table-cell table:formula="of:=POWER([.C489]-6.75;2)" office:value-type="float" office:value="0.0300134574454591" calcext:value-type="float">
            <text:p>0.0300134574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.563544" calcext:value-type="float">
            <text:p>6.563544</text:p>
          </table:table-cell>
          <table:table-cell office:value-type="float" office:value="6.5775383118" calcext:value-type="float">
            <text:p>6.5775383118</text:p>
          </table:table-cell>
          <table:table-cell table:formula="of:=POWER([.C490]-6.75;2)" office:value-type="float" office:value="0.0297430338967941" calcext:value-type="float">
            <text:p>0.0297430339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.916945" calcext:value-type="float">
            <text:p>6.916945</text:p>
          </table:table-cell>
          <table:table-cell office:value-type="float" office:value="6.5747622151" calcext:value-type="float">
            <text:p>6.5747622151</text:p>
          </table:table-cell>
          <table:table-cell table:formula="of:=POWER([.C491]-6.75;2)" office:value-type="float" office:value="0.0307082812566587" calcext:value-type="float">
            <text:p>0.0307082813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7.166433" calcext:value-type="float">
            <text:p>7.166433</text:p>
          </table:table-cell>
          <table:table-cell office:value-type="float" office:value="6.5691573226" calcext:value-type="float">
            <text:p>6.5691573226</text:p>
          </table:table-cell>
          <table:table-cell table:formula="of:=POWER([.C492]-6.75;2)" office:value-type="float" office:value="0.0327040739692006" calcext:value-type="float">
            <text:p>0.032704074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7.214786" calcext:value-type="float">
            <text:p>7.214786</text:p>
          </table:table-cell>
          <table:table-cell office:value-type="float" office:value="6.5627518602" calcext:value-type="float">
            <text:p>6.5627518602</text:p>
          </table:table-cell>
          <table:table-cell table:formula="of:=POWER([.C493]-6.75;2)" office:value-type="float" office:value="0.0350618658585605" calcext:value-type="float">
            <text:p>0.0350618659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7.009202" calcext:value-type="float">
            <text:p>7.009202</text:p>
          </table:table-cell>
          <table:table-cell office:value-type="float" office:value="6.5581829892" calcext:value-type="float">
            <text:p>6.5581829892</text:p>
          </table:table-cell>
          <table:table-cell table:formula="of:=POWER([.C494]-6.75;2)" office:value-type="float" office:value="0.0367937656322475" calcext:value-type="float">
            <text:p>0.0367937656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.540586" calcext:value-type="float">
            <text:p>6.540586</text:p>
          </table:table-cell>
          <table:table-cell office:value-type="float" office:value="6.5579957634" calcext:value-type="float">
            <text:p>6.5579957634</text:p>
          </table:table-cell>
          <table:table-cell table:formula="of:=POWER([.C495]-6.75;2)" office:value-type="float" office:value="0.0368656268723487" calcext:value-type="float">
            <text:p>0.0368656269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.844271" calcext:value-type="float">
            <text:p>5.844271</text:p>
          </table:table-cell>
          <table:table-cell office:value-type="float" office:value="6.5641951828" calcext:value-type="float">
            <text:p>6.5641951828</text:p>
          </table:table-cell>
          <table:table-cell table:formula="of:=POWER([.C496]-6.75;2)" office:value-type="float" office:value="0.0345234300947255" calcext:value-type="float">
            <text:p>0.0345234301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5.017306" calcext:value-type="float">
            <text:p>5.017306</text:p>
          </table:table-cell>
          <table:table-cell office:value-type="float" office:value="6.5780201828" calcext:value-type="float">
            <text:p>6.5780201828</text:p>
          </table:table-cell>
          <table:table-cell table:formula="of:=POWER([.C497]-6.75;2)" office:value-type="float" office:value="0.0295770575241456" calcext:value-type="float">
            <text:p>0.0295770575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.263792" calcext:value-type="float">
            <text:p>4.263792</text:p>
          </table:table-cell>
          <table:table-cell office:value-type="float" office:value="6.5996654194" calcext:value-type="float">
            <text:p>6.5996654194</text:p>
          </table:table-cell>
          <table:table-cell table:formula="of:=POWER([.C498]-6.75;2)" office:value-type="float" office:value="0.0226004861241779" calcext:value-type="float">
            <text:p>0.0226004861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3.924982" calcext:value-type="float">
            <text:p>3.924982</text:p>
          </table:table-cell>
          <table:table-cell office:value-type="float" office:value="6.6275170753" calcext:value-type="float">
            <text:p>6.6275170753</text:p>
          </table:table-cell>
          <table:table-cell table:formula="of:=POWER([.C499]-6.75;2)" office:value-type="float" office:value="0.0150020668430658" calcext:value-type="float">
            <text:p>0.0150020668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.269654" calcext:value-type="float">
            <text:p>4.269654</text:p>
          </table:table-cell>
          <table:table-cell office:value-type="float" office:value="6.6569253548" calcext:value-type="float">
            <text:p>6.6569253548</text:p>
          </table:table-cell>
          <table:table-cell table:formula="of:=POWER([.C500]-6.75;2)" office:value-type="float" office:value="0.00866288957910584" calcext:value-type="float">
            <text:p>0.0086628896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.15213" calcext:value-type="float">
            <text:p>5.15213</text:p>
          </table:table-cell>
          <table:table-cell office:value-type="float" office:value="6.6809814731" calcext:value-type="float">
            <text:p>6.6809814731</text:p>
          </table:table-cell>
          <table:table-cell table:formula="of:=POWER([.C501]-6.75;2)" office:value-type="float" office:value="0.00476355705544601" calcext:value-type="float">
            <text:p>0.0047635571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.21367" calcext:value-type="float">
            <text:p>6.21367</text:p>
          </table:table-cell>
          <table:table-cell office:value-type="float" office:value="6.6947161828" calcext:value-type="float">
            <text:p>6.6947161828</text:p>
          </table:table-cell>
          <table:table-cell table:formula="of:=POWER([.C502]-6.75;2)" office:value-type="float" office:value="0.00305630044420305" calcext:value-type="float">
            <text:p>0.0030563004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7.183022" calcext:value-type="float">
            <text:p>7.183022</text:p>
          </table:table-cell>
          <table:table-cell office:value-type="float" office:value="6.6970232796" calcext:value-type="float">
            <text:p>6.6970232796</text:p>
          </table:table-cell>
          <table:table-cell table:formula="of:=POWER([.C503]-6.75;2)" office:value-type="float" office:value="0.0028065329043398" calcext:value-type="float">
            <text:p>0.0028065329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7.909415" calcext:value-type="float">
            <text:p>7.909415</text:p>
          </table:table-cell>
          <table:table-cell office:value-type="float" office:value="6.689456" calcext:value-type="float">
            <text:p>6.689456</text:p>
          </table:table-cell>
          <table:table-cell table:formula="of:=POWER([.C504]-6.75;2)" office:value-type="float" office:value="0.00366557593600002" calcext:value-type="float">
            <text:p>0.0036655759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8.32718" calcext:value-type="float">
            <text:p>8.32718</text:p>
          </table:table-cell>
          <table:table-cell office:value-type="float" office:value="6.6748806022" calcext:value-type="float">
            <text:p>6.6748806022</text:p>
          </table:table-cell>
          <table:table-cell table:formula="of:=POWER([.C505]-6.75;2)" office:value-type="float" office:value="0.00564292392583464" calcext:value-type="float">
            <text:p>0.0056429239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8.427621" calcext:value-type="float">
            <text:p>8.427621</text:p>
          </table:table-cell>
          <table:table-cell office:value-type="float" office:value="6.6566616882" calcext:value-type="float">
            <text:p>6.6566616882</text:p>
          </table:table-cell>
          <table:table-cell table:formula="of:=POWER([.C506]-6.75;2)" office:value-type="float" office:value="0.00871204044967405" calcext:value-type="float">
            <text:p>0.0087120404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8.242135" calcext:value-type="float">
            <text:p>8.242135</text:p>
          </table:table-cell>
          <table:table-cell office:value-type="float" office:value="6.6381700215" calcext:value-type="float">
            <text:p>6.6381700215</text:p>
          </table:table-cell>
          <table:table-cell table:formula="of:=POWER([.C507]-6.75;2)" office:value-type="float" office:value="0.0125059440913105" calcext:value-type="float">
            <text:p>0.0125059441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7.840026" calcext:value-type="float">
            <text:p>7.840026</text:p>
          </table:table-cell>
          <table:table-cell office:value-type="float" office:value="6.6224091828" calcext:value-type="float">
            <text:p>6.6224091828</text:p>
          </table:table-cell>
          <table:table-cell table:formula="of:=POWER([.C508]-6.75;2)" office:value-type="float" office:value="0.0162794166337638" calcext:value-type="float">
            <text:p>0.0162794166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7.34264" calcext:value-type="float">
            <text:p>7.34264</text:p>
          </table:table-cell>
          <table:table-cell office:value-type="float" office:value="6.6116104409" calcext:value-type="float">
            <text:p>6.6116104409</text:p>
          </table:table-cell>
          <table:table-cell table:formula="of:=POWER([.C509]-6.75;2)" office:value-type="float" office:value="0.0191516700678924" calcext:value-type="float">
            <text:p>0.0191516701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.939507" calcext:value-type="float">
            <text:p>6.939507</text:p>
          </table:table-cell>
          <table:table-cell office:value-type="float" office:value="6.6066796774" calcext:value-type="float">
            <text:p>6.6066796774</text:p>
          </table:table-cell>
          <table:table-cell table:formula="of:=POWER([.C510]-6.75;2)" office:value-type="float" office:value="0.0205407148701681" calcext:value-type="float">
            <text:p>0.0205407149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.861803" calcext:value-type="float">
            <text:p>6.861803</text:p>
          </table:table-cell>
          <table:table-cell office:value-type="float" office:value="6.6065113333" calcext:value-type="float">
            <text:p>6.6065113333</text:p>
          </table:table-cell>
          <table:table-cell table:formula="of:=POWER([.C511]-6.75;2)" office:value-type="float" office:value="0.0205889974713436" calcext:value-type="float">
            <text:p>0.0205889975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7.298338" calcext:value-type="float">
            <text:p>7.298338</text:p>
          </table:table-cell>
          <table:table-cell office:value-type="float" office:value="6.6075993763" calcext:value-type="float">
            <text:p>6.6075993763</text:p>
          </table:table-cell>
          <table:table-cell table:formula="of:=POWER([.C512]-6.75;2)" office:value-type="float" office:value="0.0202779376301491" calcext:value-type="float">
            <text:p>0.0202779376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.09279" calcext:value-type="float">
            <text:p>14.09279</text:p>
          </table:table-cell>
          <table:table-cell office:value-type="float" office:value="6.6044950645" calcext:value-type="float">
            <text:p>6.6044950645</text:p>
          </table:table-cell>
          <table:table-cell table:formula="of:=POWER([.C513]-6.75;2)" office:value-type="float" office:value="0.0211716862548592" calcext:value-type="float">
            <text:p>0.0211716863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8.157768" calcext:value-type="float">
            <text:p>8.157768</text:p>
          </table:table-cell>
          <table:table-cell office:value-type="float" office:value="6.5289122473" calcext:value-type="float">
            <text:p>6.5289122473</text:p>
          </table:table-cell>
          <table:table-cell table:formula="of:=POWER([.C514]-6.75;2)" office:value-type="float" office:value="0.0488797943939363" calcext:value-type="float">
            <text:p>0.0488797944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8.931274" calcext:value-type="float">
            <text:p>8.931274</text:p>
          </table:table-cell>
          <table:table-cell office:value-type="float" office:value="6.5176666559" calcext:value-type="float">
            <text:p>6.5176666559</text:p>
          </table:table-cell>
          <table:table-cell table:formula="of:=POWER([.C515]-6.75;2)" office:value-type="float" office:value="0.0539787827806889" calcext:value-type="float">
            <text:p>0.0539787828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9.286916" calcext:value-type="float">
            <text:p>9.286916</text:p>
          </table:table-cell>
          <table:table-cell office:value-type="float" office:value="6.4983348172" calcext:value-type="float">
            <text:p>6.4983348172</text:p>
          </table:table-cell>
          <table:table-cell table:formula="of:=POWER([.C516]-6.75;2)" office:value-type="float" office:value="0.0633353642337575" calcext:value-type="float">
            <text:p>0.0633353642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9.220352" calcext:value-type="float">
            <text:p>9.220352</text:p>
          </table:table-cell>
          <table:table-cell office:value-type="float" office:value="6.4749144624" calcext:value-type="float">
            <text:p>6.4749144624</text:p>
          </table:table-cell>
          <table:table-cell table:formula="of:=POWER([.C517]-6.75;2)" office:value-type="float" office:value="0.075672052996681" calcext:value-type="float">
            <text:p>0.075672053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8.755211" calcext:value-type="float">
            <text:p>8.755211</text:p>
          </table:table-cell>
          <table:table-cell office:value-type="float" office:value="6.451366086" calcext:value-type="float">
            <text:p>6.451366086</text:p>
          </table:table-cell>
          <table:table-cell table:formula="of:=POWER([.C518]-6.75;2)" office:value-type="float" office:value="0.0891822145909593" calcext:value-type="float">
            <text:p>0.0891822146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7.975344" calcext:value-type="float">
            <text:p>7.975344</text:p>
          </table:table-cell>
          <table:table-cell office:value-type="float" office:value="6.4314761075" calcext:value-type="float">
            <text:p>6.4314761075</text:p>
          </table:table-cell>
          <table:table-cell table:formula="of:=POWER([.C519]-6.75;2)" office:value-type="float" office:value="0.101457470093352" calcext:value-type="float">
            <text:p>0.1014574701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7.002938" calcext:value-type="float">
            <text:p>7.002938</text:p>
          </table:table-cell>
          <table:table-cell office:value-type="float" office:value="6.4183568817" calcext:value-type="float">
            <text:p>6.4183568817</text:p>
          </table:table-cell>
          <table:table-cell table:formula="of:=POWER([.C520]-6.75;2)" office:value-type="float" office:value="0.109987157915748" calcext:value-type="float">
            <text:p>0.1099871579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.971409" calcext:value-type="float">
            <text:p>5.971409</text:p>
          </table:table-cell>
          <table:table-cell office:value-type="float" office:value="6.4141365269" calcext:value-type="float">
            <text:p>6.4141365269</text:p>
          </table:table-cell>
          <table:table-cell table:formula="of:=POWER([.C521]-6.75;2)" office:value-type="float" office:value="0.112804272562794" calcext:value-type="float">
            <text:p>0.1128042726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.0123" calcext:value-type="float">
            <text:p>5.0123</text:p>
          </table:table-cell>
          <table:table-cell office:value-type="float" office:value="6.4198767097" calcext:value-type="float">
            <text:p>6.4198767097</text:p>
          </table:table-cell>
          <table:table-cell table:formula="of:=POWER([.C522]-6.75;2)" office:value-type="float" office:value="0.108981386798498" calcext:value-type="float">
            <text:p>0.1089813868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4.270876" calcext:value-type="float">
            <text:p>4.270876</text:p>
          </table:table-cell>
          <table:table-cell office:value-type="float" office:value="6.4355324624" calcext:value-type="float">
            <text:p>6.4355324624</text:p>
          </table:table-cell>
          <table:table-cell table:formula="of:=POWER([.C523]-6.75;2)" office:value-type="float" office:value="0.0988898322042072" calcext:value-type="float">
            <text:p>0.0988898322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3.927554" calcext:value-type="float">
            <text:p>3.927554</text:p>
          </table:table-cell>
          <table:table-cell office:value-type="float" office:value="6.4596113333" calcext:value-type="float">
            <text:p>6.4596113333</text:p>
          </table:table-cell>
          <table:table-cell table:formula="of:=POWER([.C524]-6.75;2)" office:value-type="float" office:value="0.0843255777478038" calcext:value-type="float">
            <text:p>0.0843255777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4.119506" calcext:value-type="float">
            <text:p>4.119506</text:p>
          </table:table-cell>
          <table:table-cell office:value-type="float" office:value="6.488507129" calcext:value-type="float">
            <text:p>6.488507129</text:p>
          </table:table-cell>
          <table:table-cell table:formula="of:=POWER([.C525]-6.75;2)" office:value-type="float" office:value="0.0683785215838225" calcext:value-type="float">
            <text:p>0.0683785216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.78083" calcext:value-type="float">
            <text:p>4.78083</text:p>
          </table:table-cell>
          <table:table-cell office:value-type="float" office:value="6.5167177742" calcext:value-type="float">
            <text:p>6.5167177742</text:p>
          </table:table-cell>
          <table:table-cell table:formula="of:=POWER([.C526]-6.75;2)" office:value-type="float" office:value="0.0544205968742022" calcext:value-type="float">
            <text:p>0.0544205969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.684907" calcext:value-type="float">
            <text:p>5.684907</text:p>
          </table:table-cell>
          <table:table-cell office:value-type="float" office:value="6.5389648495" calcext:value-type="float">
            <text:p>6.5389648495</text:p>
          </table:table-cell>
          <table:table-cell table:formula="of:=POWER([.C527]-6.75;2)" office:value-type="float" office:value="0.0445358347465576" calcext:value-type="float">
            <text:p>0.0445358347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.600965" calcext:value-type="float">
            <text:p>6.600965</text:p>
          </table:table-cell>
          <table:table-cell office:value-type="float" office:value="6.5520748172" calcext:value-type="float">
            <text:p>6.5520748172</text:p>
          </table:table-cell>
          <table:table-cell table:formula="of:=POWER([.C528]-6.75;2)" office:value-type="float" office:value="0.0391743779864133" calcext:value-type="float">
            <text:p>0.039174378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7.351527" calcext:value-type="float">
            <text:p>7.351527</text:p>
          </table:table-cell>
          <table:table-cell office:value-type="float" office:value="6.5553060645" calcext:value-type="float">
            <text:p>6.5553060645</text:p>
          </table:table-cell>
          <table:table-cell table:formula="of:=POWER([.C529]-6.75;2)" office:value-type="float" office:value="0.0379057285204782" calcext:value-type="float">
            <text:p>0.0379057285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7.816159" calcext:value-type="float">
            <text:p>7.816159</text:p>
          </table:table-cell>
          <table:table-cell office:value-type="float" office:value="6.550040129" calcext:value-type="float">
            <text:p>6.550040129</text:p>
          </table:table-cell>
          <table:table-cell table:formula="of:=POWER([.C530]-6.75;2)" office:value-type="float" office:value="0.0399839500103366" calcext:value-type="float">
            <text:p>0.03998395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7.931226" calcext:value-type="float">
            <text:p>7.931226</text:p>
          </table:table-cell>
          <table:table-cell office:value-type="float" office:value="6.5392837527" calcext:value-type="float">
            <text:p>6.5392837527</text:p>
          </table:table-cell>
          <table:table-cell table:formula="of:=POWER([.C531]-6.75;2)" office:value-type="float" office:value="0.0444013368761946" calcext:value-type="float">
            <text:p>0.0444013369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7.688872" calcext:value-type="float">
            <text:p>7.688872</text:p>
          </table:table-cell>
          <table:table-cell office:value-type="float" office:value="6.5269780968" calcext:value-type="float">
            <text:p>6.5269780968</text:p>
          </table:table-cell>
          <table:table-cell table:formula="of:=POWER([.C532]-6.75;2)" office:value-type="float" office:value="0.0497387693069503" calcext:value-type="float">
            <text:p>0.0497387693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7.13013" calcext:value-type="float">
            <text:p>7.13013</text:p>
          </table:table-cell>
          <table:table-cell office:value-type="float" office:value="6.5171962366" calcext:value-type="float">
            <text:p>6.5171962366</text:p>
          </table:table-cell>
          <table:table-cell table:formula="of:=POWER([.C533]-6.75;2)" office:value-type="float" office:value="0.0541975922532031" calcext:value-type="float">
            <text:p>0.0541975923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.330007" calcext:value-type="float">
            <text:p>6.330007</text:p>
          </table:table-cell>
          <table:table-cell office:value-type="float" office:value="6.5134402581" calcext:value-type="float">
            <text:p>6.5134402581</text:p>
          </table:table-cell>
          <table:table-cell table:formula="of:=POWER([.C534]-6.75;2)" office:value-type="float" office:value="0.0559605114877945" calcext:value-type="float">
            <text:p>0.0559605115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5.377913" calcext:value-type="float">
            <text:p>5.377913</text:p>
          </table:table-cell>
          <table:table-cell office:value-type="float" office:value="6.518236914" calcext:value-type="float">
            <text:p>6.518236914</text:p>
          </table:table-cell>
          <table:table-cell table:formula="of:=POWER([.C535]-6.75;2)" office:value-type="float" office:value="0.0537141280322434" calcext:value-type="float">
            <text:p>0.053714128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4.365905" calcext:value-type="float">
            <text:p>4.365905</text:p>
          </table:table-cell>
          <table:table-cell office:value-type="float" office:value="6.5330845054" calcext:value-type="float">
            <text:p>6.5330845054</text:p>
          </table:table-cell>
          <table:table-cell table:formula="of:=POWER([.C536]-6.75;2)" office:value-type="float" office:value="0.0470523317975627" calcext:value-type="float">
            <text:p>0.0470523318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3.413961" calcext:value-type="float">
            <text:p>3.413961</text:p>
          </table:table-cell>
          <table:table-cell office:value-type="float" office:value="6.5585791183" calcext:value-type="float">
            <text:p>6.5585791183</text:p>
          </table:table-cell>
          <table:table-cell table:formula="of:=POWER([.C537]-6.75;2)" office:value-type="float" office:value="0.0366419539508054" calcext:value-type="float">
            <text:p>0.036641954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.78045" calcext:value-type="float">
            <text:p>2.78045</text:p>
          </table:table-cell>
          <table:table-cell office:value-type="float" office:value="6.594212957" calcext:value-type="float">
            <text:p>6.594212957</text:p>
          </table:table-cell>
          <table:table-cell table:formula="of:=POWER([.C538]-6.75;2)" office:value-type="float" office:value="0.0242696027666839" calcext:value-type="float">
            <text:p>0.0242696028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.915839" calcext:value-type="float">
            <text:p>2.915839</text:p>
          </table:table-cell>
          <table:table-cell office:value-type="float" office:value="6.636862914" calcext:value-type="float">
            <text:p>6.636862914</text:p>
          </table:table-cell>
          <table:table-cell table:formula="of:=POWER([.C539]-6.75;2)" office:value-type="float" office:value="0.0128000002285714" calcext:value-type="float">
            <text:p>0.0128000002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3.903494" calcext:value-type="float">
            <text:p>3.903494</text:p>
          </table:table-cell>
          <table:table-cell office:value-type="float" office:value="6.6785933226" calcext:value-type="float">
            <text:p>6.6785933226</text:p>
          </table:table-cell>
          <table:table-cell table:formula="of:=POWER([.C540]-6.75;2)" office:value-type="float" office:value="0.00509891357730763" calcext:value-type="float">
            <text:p>0.0050989136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.342756" calcext:value-type="float">
            <text:p>5.342756</text:p>
          </table:table-cell>
          <table:table-cell office:value-type="float" office:value="6.7104465806" calcext:value-type="float">
            <text:p>6.7104465806</text:p>
          </table:table-cell>
          <table:table-cell table:formula="of:=POWER([.C541]-6.75;2)" office:value-type="float" office:value="0.00156447298623228" calcext:value-type="float">
            <text:p>0.001564473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.884903" calcext:value-type="float">
            <text:p>6.884903</text:p>
          </table:table-cell>
          <table:table-cell office:value-type="float" office:value="6.7275598817" calcext:value-type="float">
            <text:p>6.7275598817</text:p>
          </table:table-cell>
          <table:table-cell table:formula="of:=POWER([.C542]-6.75;2)" office:value-type="float" office:value="0.000503558909317976" calcext:value-type="float">
            <text:p>0.0005035589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8.279977" calcext:value-type="float">
            <text:p>8.279977</text:p>
          </table:table-cell>
          <table:table-cell office:value-type="float" office:value="6.7286292581" calcext:value-type="float">
            <text:p>6.7286292581</text:p>
          </table:table-cell>
          <table:table-cell table:formula="of:=POWER([.C543]-6.75;2)" office:value-type="float" office:value="0.000456708609356425" calcext:value-type="float">
            <text:p>0.0004567086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9.323476" calcext:value-type="float">
            <text:p>9.323476</text:p>
          </table:table-cell>
          <table:table-cell office:value-type="float" office:value="6.7149543871" calcext:value-type="float">
            <text:p>6.7149543871</text:p>
          </table:table-cell>
          <table:table-cell table:formula="of:=POWER([.C544]-6.75;2)" office:value-type="float" office:value="0.00122819498353667" calcext:value-type="float">
            <text:p>0.001228195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9.855612" calcext:value-type="float">
            <text:p>9.855612</text:p>
          </table:table-cell>
          <table:table-cell office:value-type="float" office:value="6.690074914" calcext:value-type="float">
            <text:p>6.690074914</text:p>
          </table:table-cell>
          <table:table-cell table:formula="of:=POWER([.C545]-6.75;2)" office:value-type="float" office:value="0.00359101593210737" calcext:value-type="float">
            <text:p>0.0035910159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9.78249" calcext:value-type="float">
            <text:p>9.78249</text:p>
          </table:table-cell>
          <table:table-cell office:value-type="float" office:value="6.6593654516" calcext:value-type="float">
            <text:p>6.6593654516</text:p>
          </table:table-cell>
          <table:table-cell table:formula="of:=POWER([.C546]-6.75;2)" office:value-type="float" office:value="0.0082146213636719" calcext:value-type="float">
            <text:p>0.0082146214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9.098774" calcext:value-type="float">
            <text:p>9.098774</text:p>
          </table:table-cell>
          <table:table-cell office:value-type="float" office:value="6.6293167312" calcext:value-type="float">
            <text:p>6.6293167312</text:p>
          </table:table-cell>
          <table:table-cell table:formula="of:=POWER([.C547]-6.75;2)" office:value-type="float" office:value="0.014564451368253" calcext:value-type="float">
            <text:p>0.0145644514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7.90269" calcext:value-type="float">
            <text:p>7.90269</text:p>
          </table:table-cell>
          <table:table-cell office:value-type="float" office:value="6.6065008065" calcext:value-type="float">
            <text:p>6.6065008065</text:p>
          </table:table-cell>
          <table:table-cell table:formula="of:=POWER([.C548]-6.75;2)" office:value-type="float" office:value="0.0205920185351505" calcext:value-type="float">
            <text:p>0.0205920185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.403556" calcext:value-type="float">
            <text:p>6.403556</text:p>
          </table:table-cell>
          <table:table-cell office:value-type="float" office:value="6.5963633226" calcext:value-type="float">
            <text:p>6.5963633226</text:p>
          </table:table-cell>
          <table:table-cell table:formula="of:=POWER([.C549]-6.75;2)" office:value-type="float" office:value="0.0236042286425116" calcext:value-type="float">
            <text:p>0.0236042286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4.933754" calcext:value-type="float">
            <text:p>4.933754</text:p>
          </table:table-cell>
          <table:table-cell office:value-type="float" office:value="6.6019932043" calcext:value-type="float">
            <text:p>6.6019932043</text:p>
          </table:table-cell>
          <table:table-cell table:formula="of:=POWER([.C550]-6.75;2)" office:value-type="float" office:value="0.0219060115733815" calcext:value-type="float">
            <text:p>0.0219060116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.954771" calcext:value-type="float">
            <text:p>3.954771</text:p>
          </table:table-cell>
          <table:table-cell office:value-type="float" office:value="6.6228554301" calcext:value-type="float">
            <text:p>6.6228554301</text:p>
          </table:table-cell>
          <table:table-cell table:formula="of:=POWER([.C551]-6.75;2)" office:value-type="float" office:value="0.0161657416550561" calcext:value-type="float">
            <text:p>0.0161657417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3.825528" calcext:value-type="float">
            <text:p>3.825528</text:p>
          </table:table-cell>
          <table:table-cell office:value-type="float" office:value="6.6535266559" calcext:value-type="float">
            <text:p>6.6535266559</text:p>
          </table:table-cell>
          <table:table-cell table:formula="of:=POWER([.C552]-6.75;2)" office:value-type="float" office:value="0.00930710612183693" calcext:value-type="float">
            <text:p>0.0093071061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4.313649" calcext:value-type="float">
            <text:p>4.313649</text:p>
          </table:table-cell>
          <table:table-cell office:value-type="float" office:value="6.6849208602" calcext:value-type="float">
            <text:p>6.6849208602</text:p>
          </table:table-cell>
          <table:table-cell table:formula="of:=POWER([.C553]-6.75;2)" office:value-type="float" office:value="0.00423529443710793" calcext:value-type="float">
            <text:p>0.0042352944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4.923954" calcext:value-type="float">
            <text:p>4.923954</text:p>
          </table:table-cell>
          <table:table-cell office:value-type="float" office:value="6.7106871398" calcext:value-type="float">
            <text:p>6.7106871398</text:p>
          </table:table-cell>
          <table:table-cell table:formula="of:=POWER([.C554]-6.75;2)" office:value-type="float" office:value="0.00154550097710474" calcext:value-type="float">
            <text:p>0.001545501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.404375" calcext:value-type="float">
            <text:p>5.404375</text:p>
          </table:table-cell>
          <table:table-cell office:value-type="float" office:value="6.7299397957" calcext:value-type="float">
            <text:p>6.7299397957</text:p>
          </table:table-cell>
          <table:table-cell table:formula="of:=POWER([.C555]-6.75;2)" office:value-type="float" office:value="0.000402411796557738" calcext:value-type="float">
            <text:p>0.0004024118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.719667" calcext:value-type="float">
            <text:p>5.719667</text:p>
          </table:table-cell>
          <table:table-cell office:value-type="float" office:value="6.744434828" calcext:value-type="float">
            <text:p>6.744434828</text:p>
          </table:table-cell>
          <table:table-cell table:formula="of:=POWER([.C556]-6.75;2)" office:value-type="float" office:value="0.0000309711393895822" calcext:value-type="float">
            <text:p>3.09711393895822E-005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.932169" calcext:value-type="float">
            <text:p>5.932169</text:p>
          </table:table-cell>
          <table:table-cell office:value-type="float" office:value="6.7560196774" calcext:value-type="float">
            <text:p>6.7560196774</text:p>
          </table:table-cell>
          <table:table-cell table:formula="of:=POWER([.C557]-6.75;2)" office:value-type="float" office:value="0.0000362365160000745" calcext:value-type="float">
            <text:p>3.62365160000745E-005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.120443" calcext:value-type="float">
            <text:p>6.120443</text:p>
          </table:table-cell>
          <table:table-cell office:value-type="float" office:value="6.7654855699" calcext:value-type="float">
            <text:p>6.7654855699</text:p>
          </table:table-cell>
          <table:table-cell table:formula="of:=POWER([.C558]-6.75;2)" office:value-type="float" office:value="0.000239802875127788" calcext:value-type="float">
            <text:p>0.0002398029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.329351" calcext:value-type="float">
            <text:p>6.329351</text:p>
          </table:table-cell>
          <table:table-cell office:value-type="float" office:value="6.7724912688" calcext:value-type="float">
            <text:p>6.7724912688</text:p>
          </table:table-cell>
          <table:table-cell table:formula="of:=POWER([.C559]-6.75;2)" office:value-type="float" office:value="0.000505857172233837" calcext:value-type="float">
            <text:p>0.0005058572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.555967" calcext:value-type="float">
            <text:p>6.555967</text:p>
          </table:table-cell>
          <table:table-cell office:value-type="float" office:value="6.7762056452" calcext:value-type="float">
            <text:p>6.7762056452</text:p>
          </table:table-cell>
          <table:table-cell table:formula="of:=POWER([.C560]-6.75;2)" office:value-type="float" office:value="0.00068673584034829" calcext:value-type="float">
            <text:p>0.0006867358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.767948" calcext:value-type="float">
            <text:p>6.767948</text:p>
          </table:table-cell>
          <table:table-cell office:value-type="float" office:value="6.7761856022" calcext:value-type="float">
            <text:p>6.7761856022</text:p>
          </table:table-cell>
          <table:table-cell table:formula="of:=POWER([.C561]-6.75;2)" office:value-type="float" office:value="0.000685685762576644" calcext:value-type="float">
            <text:p>0.0006856858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.932275" calcext:value-type="float">
            <text:p>6.932275</text:p>
          </table:table-cell>
          <table:table-cell office:value-type="float" office:value="6.7729709892" calcext:value-type="float">
            <text:p>6.7729709892</text:p>
          </table:table-cell>
          <table:table-cell table:formula="of:=POWER([.C562]-6.75;2)" office:value-type="float" office:value="0.00052766634482652" calcext:value-type="float">
            <text:p>0.0005276663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7.032816" calcext:value-type="float">
            <text:p>7.032816</text:p>
          </table:table-cell>
          <table:table-cell office:value-type="float" office:value="6.768085086" calcext:value-type="float">
            <text:p>6.768085086</text:p>
          </table:table-cell>
          <table:table-cell table:formula="of:=POWER([.C563]-6.75;2)" office:value-type="float" office:value="0.000327070335627401" calcext:value-type="float">
            <text:p>0.0003270703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7.070852" calcext:value-type="float">
            <text:p>7.070852</text:p>
          </table:table-cell>
          <table:table-cell office:value-type="float" office:value="6.7634686559" calcext:value-type="float">
            <text:p>6.7634686559</text:p>
          </table:table-cell>
          <table:table-cell table:formula="of:=POWER([.C564]-6.75;2)" office:value-type="float" office:value="0.000181404691752596" calcext:value-type="float">
            <text:p>0.0001814047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7.055308" calcext:value-type="float">
            <text:p>7.055308</text:p>
          </table:table-cell>
          <table:table-cell office:value-type="float" office:value="6.7607095806" calcext:value-type="float">
            <text:p>6.7607095806</text:p>
          </table:table-cell>
          <table:table-cell table:formula="of:=POWER([.C565]-6.75;2)" office:value-type="float" office:value="0.000114695116627904" calcext:value-type="float">
            <text:p>0.0001146951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.993719" calcext:value-type="float">
            <text:p>6.993719</text:p>
          </table:table-cell>
          <table:table-cell office:value-type="float" office:value="6.7605342366" calcext:value-type="float">
            <text:p>6.7605342366</text:p>
          </table:table-cell>
          <table:table-cell table:formula="of:=POWER([.C566]-6.75;2)" office:value-type="float" office:value="0.000110970140744777" calcext:value-type="float">
            <text:p>0.0001109701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.891614" calcext:value-type="float">
            <text:p>6.891614</text:p>
          </table:table-cell>
          <table:table-cell office:value-type="float" office:value="6.7627656882" calcext:value-type="float">
            <text:p>6.7627656882</text:p>
          </table:table-cell>
          <table:table-cell table:formula="of:=POWER([.C567]-6.75;2)" office:value-type="float" office:value="0.00016296279521962" calcext:value-type="float">
            <text:p>0.0001629628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.759897" calcext:value-type="float">
            <text:p>6.759897</text:p>
          </table:table-cell>
          <table:table-cell office:value-type="float" office:value="6.7666130753" calcext:value-type="float">
            <text:p>6.7666130753</text:p>
          </table:table-cell>
          <table:table-cell table:formula="of:=POWER([.C568]-6.75;2)" office:value-type="float" office:value="0.000275994270923485" calcext:value-type="float">
            <text:p>0.0002759943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.622315" calcext:value-type="float">
            <text:p>6.622315</text:p>
          </table:table-cell>
          <table:table-cell office:value-type="float" office:value="6.7710413656" calcext:value-type="float">
            <text:p>6.7710413656</text:p>
          </table:table-cell>
          <table:table-cell table:formula="of:=POWER([.C569]-6.75;2)" office:value-type="float" office:value="0.000442739066312879" calcext:value-type="float">
            <text:p>0.0004427391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.51384" calcext:value-type="float">
            <text:p>6.51384</text:p>
          </table:table-cell>
          <table:table-cell office:value-type="float" office:value="6.7750600753" calcext:value-type="float">
            <text:p>6.7750600753</text:p>
          </table:table-cell>
          <table:table-cell table:formula="of:=POWER([.C570]-6.75;2)" office:value-type="float" office:value="0.000628007374041664" calcext:value-type="float">
            <text:p>0.0006280074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.466785" calcext:value-type="float">
            <text:p>6.466785</text:p>
          </table:table-cell>
          <table:table-cell office:value-type="float" office:value="6.7779015161" calcext:value-type="float">
            <text:p>6.7779015161</text:p>
          </table:table-cell>
          <table:table-cell table:formula="of:=POWER([.C571]-6.75;2)" office:value-type="float" office:value="0.00077849460067856" calcext:value-type="float">
            <text:p>0.0007784946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.492258" calcext:value-type="float">
            <text:p>6.492258</text:p>
          </table:table-cell>
          <table:table-cell office:value-type="float" office:value="6.7791285484" calcext:value-type="float">
            <text:p>6.7791285484</text:p>
          </table:table-cell>
          <table:table-cell table:formula="of:=POWER([.C572]-6.75;2)" office:value-type="float" office:value="0.00084847233189115" calcext:value-type="float">
            <text:p>0.0008484723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.571901" calcext:value-type="float">
            <text:p>6.571901</text:p>
          </table:table-cell>
          <table:table-cell office:value-type="float" office:value="6.7786943011" calcext:value-type="float">
            <text:p>6.7786943011</text:p>
          </table:table-cell>
          <table:table-cell table:formula="of:=POWER([.C573]-6.75;2)" office:value-type="float" office:value="0.000823362915617451" calcext:value-type="float">
            <text:p>0.0008233629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.667767" calcext:value-type="float">
            <text:p>6.667767</text:p>
          </table:table-cell>
          <table:table-cell office:value-type="float" office:value="6.7769256774" calcext:value-type="float">
            <text:p>6.7769256774</text:p>
          </table:table-cell>
          <table:table-cell table:formula="of:=POWER([.C574]-6.75;2)" office:value-type="float" office:value="0.000724992103448893" calcext:value-type="float">
            <text:p>0.0007249921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.74203" calcext:value-type="float">
            <text:p>6.74203</text:p>
          </table:table-cell>
          <table:table-cell office:value-type="float" office:value="6.7744102796" calcext:value-type="float">
            <text:p>6.7744102796</text:p>
          </table:table-cell>
          <table:table-cell table:formula="of:=POWER([.C575]-6.75;2)" office:value-type="float" office:value="0.000595861750150159" calcext:value-type="float">
            <text:p>0.0005958618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.771812" calcext:value-type="float">
            <text:p>6.771812</text:p>
          </table:table-cell>
          <table:table-cell office:value-type="float" office:value="6.7718286667" calcext:value-type="float">
            <text:p>6.7718286667</text:p>
          </table:table-cell>
          <table:table-cell table:formula="of:=POWER([.C576]-6.75;2)" office:value-type="float" office:value="0.000476490689899701" calcext:value-type="float">
            <text:p>0.0004764907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.752014" calcext:value-type="float">
            <text:p>6.752014</text:p>
          </table:table-cell>
          <table:table-cell office:value-type="float" office:value="6.7698039032" calcext:value-type="float">
            <text:p>6.7698039032</text:p>
          </table:table-cell>
          <table:table-cell table:formula="of:=POWER([.C577]-6.75;2)" office:value-type="float" office:value="0.000392194581954958" calcext:value-type="float">
            <text:p>0.0003921946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.689269" calcext:value-type="float">
            <text:p>6.689269</text:p>
          </table:table-cell>
          <table:table-cell office:value-type="float" office:value="6.768815914" calcext:value-type="float">
            <text:p>6.768815914</text:p>
          </table:table-cell>
          <table:table-cell table:formula="of:=POWER([.C578]-6.75;2)" office:value-type="float" office:value="0.000354038619655402" calcext:value-type="float">
            <text:p>0.0003540386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.595034" calcext:value-type="float">
            <text:p>6.595034</text:p>
          </table:table-cell>
          <table:table-cell office:value-type="float" office:value="6.7691844946" calcext:value-type="float">
            <text:p>6.7691844946</text:p>
          </table:table-cell>
          <table:table-cell table:formula="of:=POWER([.C579]-6.75;2)" office:value-type="float" office:value="0.000368044833057435" calcext:value-type="float">
            <text:p>0.0003680448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.483998" calcext:value-type="float">
            <text:p>6.483998</text:p>
          </table:table-cell>
          <table:table-cell office:value-type="float" office:value="6.7710822151" calcext:value-type="float">
            <text:p>6.7710822151</text:p>
          </table:table-cell>
          <table:table-cell table:formula="of:=POWER([.C580]-6.75;2)" office:value-type="float" office:value="0.000444459793522662" calcext:value-type="float">
            <text:p>0.0004444598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.377639" calcext:value-type="float">
            <text:p>6.377639</text:p>
          </table:table-cell>
          <table:table-cell office:value-type="float" office:value="6.7745206344" calcext:value-type="float">
            <text:p>6.7745206344</text:p>
          </table:table-cell>
          <table:table-cell table:formula="of:=POWER([.C581]-6.75;2)" office:value-type="float" office:value="0.000601261511378462" calcext:value-type="float">
            <text:p>0.0006012615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.306699" calcext:value-type="float">
            <text:p>6.306699</text:p>
          </table:table-cell>
          <table:table-cell office:value-type="float" office:value="6.7792822043" calcext:value-type="float">
            <text:p>6.7792822043</text:p>
          </table:table-cell>
          <table:table-cell table:formula="of:=POWER([.C582]-6.75;2)" office:value-type="float" office:value="0.000857447488666955" calcext:value-type="float">
            <text:p>0.0008574475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.305367" calcext:value-type="float">
            <text:p>6.305367</text:p>
          </table:table-cell>
          <table:table-cell office:value-type="float" office:value="6.7848360538" calcext:value-type="float">
            <text:p>6.7848360538</text:p>
          </table:table-cell>
          <table:table-cell table:formula="of:=POWER([.C583]-6.75;2)" office:value-type="float" office:value="0.00121355064435652" calcext:value-type="float">
            <text:p>0.0012135506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.39569" calcext:value-type="float">
            <text:p>6.39569</text:p>
          </table:table-cell>
          <table:table-cell office:value-type="float" office:value="6.7903294731" calcext:value-type="float">
            <text:p>6.7903294731</text:p>
          </table:table-cell>
          <table:table-cell table:formula="of:=POWER([.C584]-6.75;2)" office:value-type="float" office:value="0.00162646640052362" calcext:value-type="float">
            <text:p>0.0016264664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.570725" calcext:value-type="float">
            <text:p>6.570725</text:p>
          </table:table-cell>
          <table:table-cell office:value-type="float" office:value="6.7947346452" calcext:value-type="float">
            <text:p>6.7947346452</text:p>
          </table:table-cell>
          <table:table-cell table:formula="of:=POWER([.C585]-6.75;2)" office:value-type="float" office:value="0.0020011884811699" calcext:value-type="float">
            <text:p>0.0020011885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.789881" calcext:value-type="float">
            <text:p>6.789881</text:p>
          </table:table-cell>
          <table:table-cell office:value-type="float" office:value="6.7971325269" calcext:value-type="float">
            <text:p>6.7971325269</text:p>
          </table:table-cell>
          <table:table-cell table:formula="of:=POWER([.C586]-6.75;2)" office:value-type="float" office:value="0.00222147509197927" calcext:value-type="float">
            <text:p>0.0022214751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.99179" calcext:value-type="float">
            <text:p>6.99179</text:p>
          </table:table-cell>
          <table:table-cell office:value-type="float" office:value="6.7970015484" calcext:value-type="float">
            <text:p>6.7970015484</text:p>
          </table:table-cell>
          <table:table-cell table:formula="of:=POWER([.C587]-6.75;2)" office:value-type="float" office:value="0.00220914555199754" calcext:value-type="float">
            <text:p>0.0022091456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7.117132" calcext:value-type="float">
            <text:p>7.117132</text:p>
          </table:table-cell>
          <table:table-cell office:value-type="float" office:value="6.7943697097" calcext:value-type="float">
            <text:p>6.7943697097</text:p>
          </table:table-cell>
          <table:table-cell table:formula="of:=POWER([.C588]-6.75;2)" office:value-type="float" office:value="0.00196867113886225" calcext:value-type="float">
            <text:p>0.0019686711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7.129996" calcext:value-type="float">
            <text:p>7.129996</text:p>
          </table:table-cell>
          <table:table-cell office:value-type="float" office:value="6.7897920108" calcext:value-type="float">
            <text:p>6.7897920108</text:p>
          </table:table-cell>
          <table:table-cell table:formula="of:=POWER([.C589]-6.75;2)" office:value-type="float" office:value="0.00158340412350734" calcext:value-type="float">
            <text:p>0.0015834041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7.030313" calcext:value-type="float">
            <text:p>7.030313</text:p>
          </table:table-cell>
          <table:table-cell office:value-type="float" office:value="6.7842038172" calcext:value-type="float">
            <text:p>6.7842038172</text:p>
          </table:table-cell>
          <table:table-cell table:formula="of:=POWER([.C590]-6.75;2)" office:value-type="float" office:value="0.00116990111105101" calcext:value-type="float">
            <text:p>0.0011699011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.853996" calcext:value-type="float">
            <text:p>6.853996</text:p>
          </table:table-cell>
          <table:table-cell office:value-type="float" office:value="6.7787066452" calcext:value-type="float">
            <text:p>6.7787066452</text:p>
          </table:table-cell>
          <table:table-cell table:formula="of:=POWER([.C591]-6.75;2)" office:value-type="float" office:value="0.00082407147863867" calcext:value-type="float">
            <text:p>0.0008240715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.659952" calcext:value-type="float">
            <text:p>6.659952</text:p>
          </table:table-cell>
          <table:table-cell office:value-type="float" office:value="6.7743118925" calcext:value-type="float">
            <text:p>6.7743118925</text:p>
          </table:table-cell>
          <table:table-cell table:formula="of:=POWER([.C592]-6.75;2)" office:value-type="float" office:value="0.000591068116931561" calcext:value-type="float">
            <text:p>0.0005910681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.506873" calcext:value-type="float">
            <text:p>6.506873</text:p>
          </table:table-cell>
          <table:table-cell office:value-type="float" office:value="6.7716694301" calcext:value-type="float">
            <text:p>6.7716694301</text:p>
          </table:table-cell>
          <table:table-cell table:formula="of:=POWER([.C593]-6.75;2)" office:value-type="float" office:value="0.000469564200858795" calcext:value-type="float">
            <text:p>0.0004695642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.429458" calcext:value-type="float">
            <text:p>6.429458</text:p>
          </table:table-cell>
          <table:table-cell office:value-type="float" office:value="6.7708657634" calcext:value-type="float">
            <text:p>6.7708657634</text:p>
          </table:table-cell>
          <table:table-cell table:formula="of:=POWER([.C594]-6.75;2)" office:value-type="float" office:value="0.000435380082264771" calcext:value-type="float">
            <text:p>0.0004353801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.42823" calcext:value-type="float">
            <text:p>6.42823</text:p>
          </table:table-cell>
          <table:table-cell office:value-type="float" office:value="6.7714191075" calcext:value-type="float">
            <text:p>6.7714191075</text:p>
          </table:table-cell>
          <table:table-cell table:formula="of:=POWER([.C595]-6.75;2)" office:value-type="float" office:value="0.000458778166096551" calcext:value-type="float">
            <text:p>0.0004587782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.479265" calcext:value-type="float">
            <text:p>6.479265</text:p>
          </table:table-cell>
          <table:table-cell office:value-type="float" office:value="6.7725178172" calcext:value-type="float">
            <text:p>6.7725178172</text:p>
          </table:table-cell>
          <table:table-cell table:formula="of:=POWER([.C596]-6.75;2)" office:value-type="float" office:value="0.000507052091452606" calcext:value-type="float">
            <text:p>0.0005070521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.553903" calcext:value-type="float">
            <text:p>6.553903</text:p>
          </table:table-cell>
          <table:table-cell office:value-type="float" office:value="6.7733934731" calcext:value-type="float">
            <text:p>6.7733934731</text:p>
          </table:table-cell>
          <table:table-cell table:formula="of:=POWER([.C597]-6.75;2)" office:value-type="float" office:value="0.000547254583680447" calcext:value-type="float">
            <text:p>0.0005472546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.632821" calcext:value-type="float">
            <text:p>6.632821</text:p>
          </table:table-cell>
          <table:table-cell office:value-type="float" office:value="6.7736570215" calcext:value-type="float">
            <text:p>6.7736570215</text:p>
          </table:table-cell>
          <table:table-cell table:formula="of:=POWER([.C598]-6.75;2)" office:value-type="float" office:value="0.000559654666251464" calcext:value-type="float">
            <text:p>0.0005596547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.707896" calcext:value-type="float">
            <text:p>6.707896</text:p>
          </table:table-cell>
          <table:table-cell office:value-type="float" office:value="6.77346" calcext:value-type="float">
            <text:p>6.77346</text:p>
          </table:table-cell>
          <table:table-cell table:formula="of:=POWER([.C599]-6.75;2)" office:value-type="float" office:value="0.000550371600000002" calcext:value-type="float">
            <text:p>0.0005503716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.776377" calcext:value-type="float">
            <text:p>6.776377</text:p>
          </table:table-cell>
          <table:table-cell office:value-type="float" office:value="6.7733869785" calcext:value-type="float">
            <text:p>6.7733869785</text:p>
          </table:table-cell>
          <table:table-cell table:formula="of:=POWER([.C600]-6.75;2)" office:value-type="float" office:value="0.000546950763359444" calcext:value-type="float">
            <text:p>0.0005469508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.835743" calcext:value-type="float">
            <text:p>6.835743</text:p>
          </table:table-cell>
          <table:table-cell office:value-type="float" office:value="6.7740787634" calcext:value-type="float">
            <text:p>6.7740787634</text:p>
          </table:table-cell>
          <table:table-cell table:formula="of:=POWER([.C601]-6.75;2)" office:value-type="float" office:value="0.000579786846873197" calcext:value-type="float">
            <text:p>0.0005797868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.884079" calcext:value-type="float">
            <text:p>6.884079</text:p>
          </table:table-cell>
          <table:table-cell office:value-type="float" office:value="6.7757631075" calcext:value-type="float">
            <text:p>6.7757631075</text:p>
          </table:table-cell>
          <table:table-cell table:formula="of:=POWER([.C602]-6.75;2)" office:value-type="float" office:value="0.000663737708056533" calcext:value-type="float">
            <text:p>0.0006637377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.923851" calcext:value-type="float">
            <text:p>6.923851</text:p>
          </table:table-cell>
          <table:table-cell office:value-type="float" office:value="6.7779645484" calcext:value-type="float">
            <text:p>6.7779645484</text:p>
          </table:table-cell>
          <table:table-cell table:formula="of:=POWER([.C603]-6.75;2)" office:value-type="float" office:value="0.00078201596721594" calcext:value-type="float">
            <text:p>0.000782016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.962991" calcext:value-type="float">
            <text:p>6.962991</text:p>
          </table:table-cell>
          <table:table-cell office:value-type="float" office:value="6.7795569677" calcext:value-type="float">
            <text:p>6.7795569677</text:p>
          </table:table-cell>
          <table:table-cell table:formula="of:=POWER([.C604]-6.75;2)" office:value-type="float" office:value="0.00087361433961882" calcext:value-type="float">
            <text:p>0.0008736143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7.009637" calcext:value-type="float">
            <text:p>7.009637</text:p>
          </table:table-cell>
          <table:table-cell office:value-type="float" office:value="6.7791492258" calcext:value-type="float">
            <text:p>6.7791492258</text:p>
          </table:table-cell>
          <table:table-cell table:formula="of:=POWER([.C605]-6.75;2)" office:value-type="float" office:value="0.000849677364739406" calcext:value-type="float">
            <text:p>0.0008496774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7.063588" calcext:value-type="float">
            <text:p>7.063588</text:p>
          </table:table-cell>
          <table:table-cell office:value-type="float" office:value="6.7756779032" calcext:value-type="float">
            <text:p>6.7756779032</text:p>
          </table:table-cell>
          <table:table-cell table:formula="of:=POWER([.C606]-6.75;2)" office:value-type="float" office:value="0.000659354712748574" calcext:value-type="float">
            <text:p>0.0006593547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7.111928" calcext:value-type="float">
            <text:p>7.111928</text:p>
          </table:table-cell>
          <table:table-cell office:value-type="float" office:value="6.7689716344" calcext:value-type="float">
            <text:p>6.7689716344</text:p>
          </table:table-cell>
          <table:table-cell table:formula="of:=POWER([.C607]-6.75;2)" office:value-type="float" office:value="0.000359922911807253" calcext:value-type="float">
            <text:p>0.0003599229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7.133413" calcext:value-type="float">
            <text:p>7.133413</text:p>
          </table:table-cell>
          <table:table-cell office:value-type="float" office:value="6.7599396989" calcext:value-type="float">
            <text:p>6.7599396989</text:p>
          </table:table-cell>
          <table:table-cell table:formula="of:=POWER([.C608]-6.75;2)" office:value-type="float" office:value="0.0000987976142226659" calcext:value-type="float">
            <text:p>9.87976142226659E-005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7.108823" calcext:value-type="float">
            <text:p>7.108823</text:p>
          </table:table-cell>
          <table:table-cell office:value-type="float" office:value="6.7501283656" calcext:value-type="float">
            <text:p>6.7501283656</text:p>
          </table:table-cell>
          <table:table-cell table:formula="of:=POWER([.C609]-6.75;2)" office:value-type="float" office:value="0.0000000164777272634062" calcext:value-type="float">
            <text:p>1.64777272634062E-008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7.030353" calcext:value-type="float">
            <text:p>7.030353</text:p>
          </table:table-cell>
          <table:table-cell office:value-type="float" office:value="6.7408433548" calcext:value-type="float">
            <text:p>6.7408433548</text:p>
          </table:table-cell>
          <table:table-cell table:formula="of:=POWER([.C610]-6.75;2)" office:value-type="float" office:value="0.0000838441513186837" calcext:value-type="float">
            <text:p>8.38441513186837E-005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.905443" calcext:value-type="float">
            <text:p>6.905443</text:p>
          </table:table-cell>
          <table:table-cell office:value-type="float" office:value="6.7324306774" calcext:value-type="float">
            <text:p>6.7324306774</text:p>
          </table:table-cell>
          <table:table-cell table:formula="of:=POWER([.C611]-6.75;2)" office:value-type="float" office:value="0.00030868109662287" calcext:value-type="float">
            <text:p>0.0003086811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.755256" calcext:value-type="float">
            <text:p>6.755256</text:p>
          </table:table-cell>
          <table:table-cell office:value-type="float" office:value="6.7241230538" calcext:value-type="float">
            <text:p>6.7241230538</text:p>
          </table:table-cell>
          <table:table-cell table:formula="of:=POWER([.C612]-6.75;2)" office:value-type="float" office:value="0.000669616344637713" calcext:value-type="float">
            <text:p>0.0006696163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.610445" calcext:value-type="float">
            <text:p>6.610445</text:p>
          </table:table-cell>
          <table:table-cell office:value-type="float" office:value="6.7144454839" calcext:value-type="float">
            <text:p>6.7144454839</text:p>
          </table:table-cell>
          <table:table-cell table:formula="of:=POWER([.C613]-6.75;2)" office:value-type="float" office:value="0.00126412361510512" calcext:value-type="float">
            <text:p>0.0012641236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.505246" calcext:value-type="float">
            <text:p>6.505246</text:p>
          </table:table-cell>
          <table:table-cell office:value-type="float" office:value="6.7020328602" calcext:value-type="float">
            <text:p>6.7020328602</text:p>
          </table:table-cell>
          <table:table-cell table:formula="of:=POWER([.C614]-6.75;2)" office:value-type="float" office:value="0.00230084650059273" calcext:value-type="float">
            <text:p>0.0023008465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.468285" calcext:value-type="float">
            <text:p>6.468285</text:p>
          </table:table-cell>
          <table:table-cell office:value-type="float" office:value="6.6867252043" calcext:value-type="float">
            <text:p>6.6867252043</text:p>
          </table:table-cell>
          <table:table-cell table:formula="of:=POWER([.C615]-6.75;2)" office:value-type="float" office:value="0.00400369977087673" calcext:value-type="float">
            <text:p>0.0040036998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.510211" calcext:value-type="float">
            <text:p>6.510211</text:p>
          </table:table-cell>
          <table:table-cell office:value-type="float" office:value="6.6704907204" calcext:value-type="float">
            <text:p>6.6704907204</text:p>
          </table:table-cell>
          <table:table-cell table:formula="of:=POWER([.C616]-6.75;2)" office:value-type="float" office:value="0.00632172554251096" calcext:value-type="float">
            <text:p>0.0063217255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.614863" calcext:value-type="float">
            <text:p>6.614863</text:p>
          </table:table-cell>
          <table:table-cell office:value-type="float" office:value="6.6569857849" calcext:value-type="float">
            <text:p>6.6569857849</text:p>
          </table:table-cell>
          <table:table-cell table:formula="of:=POWER([.C617]-6.75;2)" office:value-type="float" office:value="0.0086516442106691" calcext:value-type="float">
            <text:p>0.0086516442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.743096" calcext:value-type="float">
            <text:p>6.743096</text:p>
          </table:table-cell>
          <table:table-cell office:value-type="float" office:value="6.649452043" calcext:value-type="float">
            <text:p>6.649452043</text:p>
          </table:table-cell>
          <table:table-cell table:formula="of:=POWER([.C618]-6.75;2)" office:value-type="float" office:value="0.0101098916568738" calcext:value-type="float">
            <text:p>0.0101098917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.849808" calcext:value-type="float">
            <text:p>6.849808</text:p>
          </table:table-cell>
          <table:table-cell office:value-type="float" office:value="6.6491219355" calcext:value-type="float">
            <text:p>6.6491219355</text:p>
          </table:table-cell>
          <table:table-cell table:formula="of:=POWER([.C619]-6.75;2)" office:value-type="float" office:value="0.0101763838972661" calcext:value-type="float">
            <text:p>0.0101763839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.904134" calcext:value-type="float">
            <text:p>6.904134</text:p>
          </table:table-cell>
          <table:table-cell office:value-type="float" office:value="6.6552178495" calcext:value-type="float">
            <text:p>6.6552178495</text:p>
          </table:table-cell>
          <table:table-cell table:formula="of:=POWER([.C620]-6.75;2)" office:value-type="float" office:value="0.00898365605340472" calcext:value-type="float">
            <text:p>0.0089836561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.901471" calcext:value-type="float">
            <text:p>6.901471</text:p>
          </table:table-cell>
          <table:table-cell office:value-type="float" office:value="6.665629957" calcext:value-type="float">
            <text:p>6.665629957</text:p>
          </table:table-cell>
          <table:table-cell table:formula="of:=POWER([.C621]-6.75;2)" office:value-type="float" office:value="0.00711830415582182" calcext:value-type="float">
            <text:p>0.0071183042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.861795" calcext:value-type="float">
            <text:p>6.861795</text:p>
          </table:table-cell>
          <table:table-cell office:value-type="float" office:value="6.6776175484" calcext:value-type="float">
            <text:p>6.6776175484</text:p>
          </table:table-cell>
          <table:table-cell table:formula="of:=POWER([.C622]-6.75;2)" office:value-type="float" office:value="0.00523921929962638" calcext:value-type="float">
            <text:p>0.0052392193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.815816" calcext:value-type="float">
            <text:p>6.815816</text:p>
          </table:table-cell>
          <table:table-cell office:value-type="float" office:value="6.6884123656" calcext:value-type="float">
            <text:p>6.6884123656</text:p>
          </table:table-cell>
          <table:table-cell table:formula="of:=POWER([.C623]-6.75;2)" office:value-type="float" office:value="0.00379303671098811" calcext:value-type="float">
            <text:p>0.0037930367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.7868" calcext:value-type="float">
            <text:p>6.7868</text:p>
          </table:table-cell>
          <table:table-cell office:value-type="float" office:value="6.6957044731" calcext:value-type="float">
            <text:p>6.6957044731</text:p>
          </table:table-cell>
          <table:table-cell table:formula="of:=POWER([.C624]-6.75;2)" office:value-type="float" office:value="0.00294800424134861" calcext:value-type="float">
            <text:p>0.0029480042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.779159" calcext:value-type="float">
            <text:p>6.779159</text:p>
          </table:table-cell>
          <table:table-cell office:value-type="float" office:value="6.6979514516" calcext:value-type="float">
            <text:p>6.6979514516</text:p>
          </table:table-cell>
          <table:table-cell table:formula="of:=POWER([.C625]-6.75;2)" office:value-type="float" office:value="0.00270905139054716" calcext:value-type="float">
            <text:p>0.0027090514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.780824" calcext:value-type="float">
            <text:p>6.780824</text:p>
          </table:table-cell>
          <table:table-cell office:value-type="float" office:value="6.6944636774" calcext:value-type="float">
            <text:p>6.6944636774</text:p>
          </table:table-cell>
          <table:table-cell table:formula="of:=POWER([.C626]-6.75;2)" office:value-type="float" office:value="0.00308428312793128" calcext:value-type="float">
            <text:p>0.0030842831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.776096" calcext:value-type="float">
            <text:p>6.776096</text:p>
          </table:table-cell>
          <table:table-cell office:value-type="float" office:value="6.6853512258" calcext:value-type="float">
            <text:p>6.6853512258</text:p>
          </table:table-cell>
          <table:table-cell table:formula="of:=POWER([.C627]-6.75;2)" office:value-type="float" office:value="0.00417946400556261" calcext:value-type="float">
            <text:p>0.004179464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.758739" calcext:value-type="float">
            <text:p>6.758739</text:p>
          </table:table-cell>
          <table:table-cell office:value-type="float" office:value="6.6715539785" calcext:value-type="float">
            <text:p>6.6715539785</text:p>
          </table:table-cell>
          <table:table-cell table:formula="of:=POWER([.C628]-6.75;2)" office:value-type="float" office:value="0.0061537782891784" calcext:value-type="float">
            <text:p>0.0061537783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.736904" calcext:value-type="float">
            <text:p>6.736904</text:p>
          </table:table-cell>
          <table:table-cell office:value-type="float" office:value="6.6550325161" calcext:value-type="float">
            <text:p>6.6550325161</text:p>
          </table:table-cell>
          <table:table-cell table:formula="of:=POWER([.C629]-6.75;2)" office:value-type="float" office:value="0.00901882299829669" calcext:value-type="float">
            <text:p>0.009018823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.727908" calcext:value-type="float">
            <text:p>6.727908</text:p>
          </table:table-cell>
          <table:table-cell office:value-type="float" office:value="6.6387029677" calcext:value-type="float">
            <text:p>6.6387029677</text:p>
          </table:table-cell>
          <table:table-cell table:formula="of:=POWER([.C630]-6.75;2)" office:value-type="float" office:value="0.0123870293987871" calcext:value-type="float">
            <text:p>0.0123870294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746896" calcext:value-type="float">
            <text:p>6.746896</text:p>
          </table:table-cell>
          <table:table-cell office:value-type="float" office:value="6.625525871" calcext:value-type="float">
            <text:p>6.625525871</text:p>
          </table:table-cell>
          <table:table-cell table:formula="of:=POWER([.C631]-6.75;2)" office:value-type="float" office:value="0.0154938087903087" calcext:value-type="float">
            <text:p>0.0154938088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.796767" calcext:value-type="float">
            <text:p>6.796767</text:p>
          </table:table-cell>
          <table:table-cell office:value-type="float" office:value="6.6171626882" calcext:value-type="float">
            <text:p>6.6171626882</text:p>
          </table:table-cell>
          <table:table-cell table:formula="of:=POWER([.C632]-6.75;2)" office:value-type="float" office:value="0.0176457514062505" calcext:value-type="float">
            <text:p>0.0176457514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.865847" calcext:value-type="float">
            <text:p>6.865847</text:p>
          </table:table-cell>
          <table:table-cell office:value-type="float" office:value="6.6133779355" calcext:value-type="float">
            <text:p>6.6133779355</text:p>
          </table:table-cell>
          <table:table-cell table:formula="of:=POWER([.C633]-6.75;2)" office:value-type="float" office:value="0.0186655885082422" calcext:value-type="float">
            <text:p>0.0186655885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.934293" calcext:value-type="float">
            <text:p>6.934293</text:p>
          </table:table-cell>
          <table:table-cell office:value-type="float" office:value="6.6124613118" calcext:value-type="float">
            <text:p>6.6124613118</text:p>
          </table:table-cell>
          <table:table-cell table:formula="of:=POWER([.C634]-6.75;2)" office:value-type="float" office:value="0.0189168907517769" calcext:value-type="float">
            <text:p>0.0189168908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.984355" calcext:value-type="float">
            <text:p>6.984355</text:p>
          </table:table-cell>
          <table:table-cell office:value-type="float" office:value="6.612125828" calcext:value-type="float">
            <text:p>6.612125828</text:p>
          </table:table-cell>
          <table:table-cell table:formula="of:=POWER([.C635]-6.75;2)" office:value-type="float" office:value="0.0190092873046856" calcext:value-type="float">
            <text:p>0.0190092873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7.008214" calcext:value-type="float">
            <text:p>7.008214</text:p>
          </table:table-cell>
          <table:table-cell office:value-type="float" office:value="6.6104023118" calcext:value-type="float">
            <text:p>6.6104023118</text:p>
          </table:table-cell>
          <table:table-cell table:formula="of:=POWER([.C636]-6.75;2)" office:value-type="float" office:value="0.0194875145507845" calcext:value-type="float">
            <text:p>0.0194875146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7.009685" calcext:value-type="float">
            <text:p>7.009685</text:p>
          </table:table-cell>
          <table:table-cell office:value-type="float" office:value="6.6063015699" calcext:value-type="float">
            <text:p>6.6063015699</text:p>
          </table:table-cell>
          <table:table-cell table:formula="of:=POWER([.C637]-6.75;2)" office:value-type="float" office:value="0.0206492388132045" calcext:value-type="float">
            <text:p>0.0206492388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.999632" calcext:value-type="float">
            <text:p>6.999632</text:p>
          </table:table-cell>
          <table:table-cell office:value-type="float" office:value="6.6001630753" calcext:value-type="float">
            <text:p>6.6001630753</text:p>
          </table:table-cell>
          <table:table-cell table:formula="of:=POWER([.C638]-6.75;2)" office:value-type="float" office:value="0.0224511040035534" calcext:value-type="float">
            <text:p>0.022451104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.987959" calcext:value-type="float">
            <text:p>6.987959</text:p>
          </table:table-cell>
          <table:table-cell office:value-type="float" office:value="6.5936545699" calcext:value-type="float">
            <text:p>6.5936545699</text:p>
          </table:table-cell>
          <table:table-cell table:formula="of:=POWER([.C639]-6.75;2)" office:value-type="float" office:value="0.024443893513154" calcext:value-type="float">
            <text:p>0.0244438935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.976893" calcext:value-type="float">
            <text:p>6.976893</text:p>
          </table:table-cell>
          <table:table-cell office:value-type="float" office:value="6.589348" calcext:value-type="float">
            <text:p>6.589348</text:p>
          </table:table-cell>
          <table:table-cell table:formula="of:=POWER([.C640]-6.75;2)" office:value-type="float" office:value="0.0258090651039999" calcext:value-type="float">
            <text:p>0.0258090651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.959904" calcext:value-type="float">
            <text:p>6.959904</text:p>
          </table:table-cell>
          <table:table-cell office:value-type="float" office:value="6.589835086" calcext:value-type="float">
            <text:p>6.589835086</text:p>
          </table:table-cell>
          <table:table-cell table:formula="of:=POWER([.C641]-6.75;2)" office:value-type="float" office:value="0.0256527996766274" calcext:value-type="float">
            <text:p>0.0256527997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.927135" calcext:value-type="float">
            <text:p>6.927135</text:p>
          </table:table-cell>
          <table:table-cell office:value-type="float" office:value="6.5966144946" calcext:value-type="float">
            <text:p>6.5966144946</text:p>
          </table:table-cell>
          <table:table-cell table:formula="of:=POWER([.C642]-6.75;2)" office:value-type="float" office:value="0.0235271132668135" calcext:value-type="float">
            <text:p>0.0235271133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.873941" calcext:value-type="float">
            <text:p>6.873941</text:p>
          </table:table-cell>
          <table:table-cell office:value-type="float" office:value="6.6091633871" calcext:value-type="float">
            <text:p>6.6091633871</text:p>
          </table:table-cell>
          <table:table-cell table:formula="of:=POWER([.C643]-6.75;2)" office:value-type="float" office:value="0.0198349515331445" calcext:value-type="float">
            <text:p>0.0198349515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.807195" calcext:value-type="float">
            <text:p>6.807195</text:p>
          </table:table-cell>
          <table:table-cell office:value-type="float" office:value="6.6244347527" calcext:value-type="float">
            <text:p>6.6244347527</text:p>
          </table:table-cell>
          <table:table-cell table:formula="of:=POWER([.C644]-6.75;2)" office:value-type="float" office:value="0.0157666313295101" calcext:value-type="float">
            <text:p>0.0157666313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.745189" calcext:value-type="float">
            <text:p>6.745189</text:p>
          </table:table-cell>
          <table:table-cell office:value-type="float" office:value="6.6367791935" calcext:value-type="float">
            <text:p>6.6367791935</text:p>
          </table:table-cell>
          <table:table-cell table:formula="of:=POWER([.C645]-6.75;2)" office:value-type="float" office:value="0.0128189510245105" calcext:value-type="float">
            <text:p>0.012818951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.709913" calcext:value-type="float">
            <text:p>6.709913</text:p>
          </table:table-cell>
          <table:table-cell office:value-type="float" office:value="6.6380680538" calcext:value-type="float">
            <text:p>6.6380680538</text:p>
          </table:table-cell>
          <table:table-cell table:formula="of:=POWER([.C646]-6.75;2)" office:value-type="float" office:value="0.0125287605801198" calcext:value-type="float">
            <text:p>0.0125287606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.714451" calcext:value-type="float">
            <text:p>6.714451</text:p>
          </table:table-cell>
          <table:table-cell office:value-type="float" office:value="6.6168855376" calcext:value-type="float">
            <text:p>6.6168855376</text:p>
          </table:table-cell>
          <table:table-cell table:formula="of:=POWER([.C647]-6.75;2)" office:value-type="float" office:value="0.017719460100041" calcext:value-type="float">
            <text:p>0.0177194601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.752413" calcext:value-type="float">
            <text:p>6.752413</text:p>
          </table:table-cell>
          <table:table-cell office:value-type="float" office:value="6.5956542258" calcext:value-type="float">
            <text:p>6.5956542258</text:p>
          </table:table-cell>
          <table:table-cell table:formula="of:=POWER([.C648]-6.75;2)" office:value-type="float" office:value="0.0238226180133975" calcext:value-type="float">
            <text:p>0.023822618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.797058" calcext:value-type="float">
            <text:p>6.797058</text:p>
          </table:table-cell>
          <table:table-cell office:value-type="float" office:value="6.5740147204" calcext:value-type="float">
            <text:p>6.5740147204</text:p>
          </table:table-cell>
          <table:table-cell table:formula="of:=POWER([.C649]-6.75;2)" office:value-type="float" office:value="0.0309708186358901" calcext:value-type="float">
            <text:p>0.0309708186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.812497" calcext:value-type="float">
            <text:p>6.812497</text:p>
          </table:table-cell>
          <table:table-cell office:value-type="float" office:value="6.5518951613" calcext:value-type="float">
            <text:p>6.5518951613</text:p>
          </table:table-cell>
          <table:table-cell table:formula="of:=POWER([.C650]-6.75;2)" office:value-type="float" office:value="0.039245527116353" calcext:value-type="float">
            <text:p>0.0392455271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.771973" calcext:value-type="float">
            <text:p>6.771973</text:p>
          </table:table-cell>
          <table:table-cell office:value-type="float" office:value="6.5296095914" calcext:value-type="float">
            <text:p>6.5296095914</text:p>
          </table:table-cell>
          <table:table-cell table:formula="of:=POWER([.C651]-6.75;2)" office:value-type="float" office:value="0.048571932202875" calcext:value-type="float">
            <text:p>0.0485719322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.674788" calcext:value-type="float">
            <text:p>6.674788</text:p>
          </table:table-cell>
          <table:table-cell office:value-type="float" office:value="6.5077597634" calcext:value-type="float">
            <text:p>6.5077597634</text:p>
          </table:table-cell>
          <table:table-cell table:formula="of:=POWER([.C652]-6.75;2)" office:value-type="float" office:value="0.0586803322280239" calcext:value-type="float">
            <text:p>0.0586803322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.554103" calcext:value-type="float">
            <text:p>6.554103</text:p>
          </table:table-cell>
          <table:table-cell office:value-type="float" office:value="6.4711223118" calcext:value-type="float">
            <text:p>6.4711223118</text:p>
          </table:table-cell>
          <table:table-cell table:formula="of:=POWER([.C653]-6.75;2)" office:value-type="float" office:value="0.0777727649757762" calcext:value-type="float">
            <text:p>0.077772765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.468989" calcext:value-type="float">
            <text:p>6.468989</text:p>
          </table:table-cell>
          <table:table-cell office:value-type="float" office:value="6.4761121075" calcext:value-type="float">
            <text:p>6.4761121075</text:p>
          </table:table-cell>
          <table:table-cell table:formula="of:=POWER([.C654]-6.75;2)" office:value-type="float" office:value="0.0750145776580917" calcext:value-type="float">
            <text:p>0.0750145777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.477886" calcext:value-type="float">
            <text:p>6.477886</text:p>
          </table:table-cell>
          <table:table-cell office:value-type="float" office:value="6.4204502366" calcext:value-type="float">
            <text:p>6.4204502366</text:p>
          </table:table-cell>
          <table:table-cell table:formula="of:=POWER([.C655]-6.75;2)" office:value-type="float" office:value="0.108603046556996" calcext:value-type="float">
            <text:p>0.1086030466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.603488" calcext:value-type="float">
            <text:p>6.603488</text:p>
          </table:table-cell>
          <table:table-cell office:value-type="float" office:value="6.4104456774" calcext:value-type="float">
            <text:p>6.4104456774</text:p>
          </table:table-cell>
          <table:table-cell table:formula="of:=POWER([.C656]-6.75;2)" office:value-type="float" office:value="0.115297137996345" calcext:value-type="float">
            <text:p>0.115297138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.814258" calcext:value-type="float">
            <text:p>6.814258</text:p>
          </table:table-cell>
          <table:table-cell office:value-type="float" office:value="6.402425172" calcext:value-type="float">
            <text:p>6.402425172</text:p>
          </table:table-cell>
          <table:table-cell table:formula="of:=POWER([.C657]-6.75;2)" office:value-type="float" office:value="0.12080826105923" calcext:value-type="float">
            <text:p>0.1208082611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7.039001" calcext:value-type="float">
            <text:p>7.039001</text:p>
          </table:table-cell>
          <table:table-cell office:value-type="float" office:value="6.3895077849" calcext:value-type="float">
            <text:p>6.3895077849</text:p>
          </table:table-cell>
          <table:table-cell table:formula="of:=POWER([.C658]-6.75;2)" office:value-type="float" office:value="0.129954637147705" calcext:value-type="float">
            <text:p>0.1299546371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7.201244" calcext:value-type="float">
            <text:p>7.201244</text:p>
          </table:table-cell>
          <table:table-cell office:value-type="float" office:value="6.3702733333" calcext:value-type="float">
            <text:p>6.3702733333</text:p>
          </table:table-cell>
          <table:table-cell table:formula="of:=POWER([.C659]-6.75;2)" office:value-type="float" office:value="0.144192341403093" calcext:value-type="float">
            <text:p>0.1441923414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7.249421" calcext:value-type="float">
            <text:p>7.249421</text:p>
          </table:table-cell>
          <table:table-cell office:value-type="float" office:value="6.3473344624" calcext:value-type="float">
            <text:p>6.3473344624</text:p>
          </table:table-cell>
          <table:table-cell table:formula="of:=POWER([.C660]-6.75;2)" office:value-type="float" office:value="0.162139535170697" calcext:value-type="float">
            <text:p>0.1621395352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7.171728" calcext:value-type="float">
            <text:p>7.171728</text:p>
          </table:table-cell>
          <table:table-cell office:value-type="float" office:value="6.3255662366" calcext:value-type="float">
            <text:p>6.3255662366</text:p>
          </table:table-cell>
          <table:table-cell table:formula="of:=POWER([.C661]-6.75;2)" office:value-type="float" office:value="0.180144019513887" calcext:value-type="float">
            <text:p>0.1801440195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.996055" calcext:value-type="float">
            <text:p>6.996055</text:p>
          </table:table-cell>
          <table:table-cell office:value-type="float" office:value="6.3094728495" calcext:value-type="float">
            <text:p>6.3094728495</text:p>
          </table:table-cell>
          <table:table-cell table:formula="of:=POWER([.C662]-6.75;2)" office:value-type="float" office:value="0.19406417032765" calcext:value-type="float">
            <text:p>0.1940641703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.778094" calcext:value-type="float">
            <text:p>6.778094</text:p>
          </table:table-cell>
          <table:table-cell office:value-type="float" office:value="6.3013724731" calcext:value-type="float">
            <text:p>6.3013724731</text:p>
          </table:table-cell>
          <table:table-cell table:formula="of:=POWER([.C663]-6.75;2)" office:value-type="float" office:value="0.20126665789241" calcext:value-type="float">
            <text:p>0.2012666579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.580899" calcext:value-type="float">
            <text:p>6.580899</text:p>
          </table:table-cell>
          <table:table-cell office:value-type="float" office:value="6.3010991613" calcext:value-type="float">
            <text:p>6.3010991613</text:p>
          </table:table-cell>
          <table:table-cell table:formula="of:=POWER([.C664]-6.75;2)" office:value-type="float" office:value="0.201511962985564" calcext:value-type="float">
            <text:p>0.201511963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.451873" calcext:value-type="float">
            <text:p>6.451873</text:p>
          </table:table-cell>
          <table:table-cell office:value-type="float" office:value="6.3065836559" calcext:value-type="float">
            <text:p>6.3065836559</text:p>
          </table:table-cell>
          <table:table-cell table:formula="of:=POWER([.C665]-6.75;2)" office:value-type="float" office:value="0.19661805421501" calcext:value-type="float">
            <text:p>0.1966180542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.407419" calcext:value-type="float">
            <text:p>6.407419</text:p>
          </table:table-cell>
          <table:table-cell office:value-type="float" office:value="6.3148133441" calcext:value-type="float">
            <text:p>6.3148133441</text:p>
          </table:table-cell>
          <table:table-cell table:formula="of:=POWER([.C666]-6.75;2)" office:value-type="float" office:value="0.189387425473425" calcext:value-type="float">
            <text:p>0.1893874255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.433835" calcext:value-type="float">
            <text:p>6.433835</text:p>
          </table:table-cell>
          <table:table-cell office:value-type="float" office:value="6.3229287634" calcext:value-type="float">
            <text:p>6.3229287634</text:p>
          </table:table-cell>
          <table:table-cell table:formula="of:=POWER([.C667]-6.75;2)" office:value-type="float" office:value="0.182389841131053" calcext:value-type="float">
            <text:p>0.1823898411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.50194" calcext:value-type="float">
            <text:p>6.50194</text:p>
          </table:table-cell>
          <table:table-cell office:value-type="float" office:value="6.3291572258" calcext:value-type="float">
            <text:p>6.3291572258</text:p>
          </table:table-cell>
          <table:table-cell table:formula="of:=POWER([.C668]-6.75;2)" office:value-type="float" office:value="0.177108640596352" calcext:value-type="float">
            <text:p>0.1771086406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.583509" calcext:value-type="float">
            <text:p>6.583509</text:p>
          </table:table-cell>
          <table:table-cell office:value-type="float" office:value="6.3332206129" calcext:value-type="float">
            <text:p>6.3332206129</text:p>
          </table:table-cell>
          <table:table-cell table:formula="of:=POWER([.C669]-6.75;2)" office:value-type="float" office:value="0.173705057511452" calcext:value-type="float">
            <text:p>0.1737050575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.660131" calcext:value-type="float">
            <text:p>6.660131</text:p>
          </table:table-cell>
          <table:table-cell office:value-type="float" office:value="6.3359923763" calcext:value-type="float">
            <text:p>6.3359923763</text:p>
          </table:table-cell>
          <table:table-cell table:formula="of:=POWER([.C670]-6.75;2)" office:value-type="float" office:value="0.171402312481721" calcext:value-type="float">
            <text:p>0.1714023125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.723547" calcext:value-type="float">
            <text:p>6.723547</text:p>
          </table:table-cell>
          <table:table-cell office:value-type="float" office:value="6.3385800108" calcext:value-type="float">
            <text:p>6.3385800108</text:p>
          </table:table-cell>
          <table:table-cell table:formula="of:=POWER([.C671]-6.75;2)" office:value-type="float" office:value="0.169266407513328" calcext:value-type="float">
            <text:p>0.1692664075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.771522" calcext:value-type="float">
            <text:p>6.771522</text:p>
          </table:table-cell>
          <table:table-cell office:value-type="float" office:value="6.3414259892" calcext:value-type="float">
            <text:p>6.3414259892</text:p>
          </table:table-cell>
          <table:table-cell table:formula="of:=POWER([.C672]-6.75;2)" office:value-type="float" office:value="0.166932722301198" calcext:value-type="float">
            <text:p>0.1669327223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.803771" calcext:value-type="float">
            <text:p>6.803771</text:p>
          </table:table-cell>
          <table:table-cell office:value-type="float" office:value="6.3439481075" calcext:value-type="float">
            <text:p>6.3439481075</text:p>
          </table:table-cell>
          <table:table-cell table:formula="of:=POWER([.C673]-6.75;2)" office:value-type="float" office:value="0.164878139402831" calcext:value-type="float">
            <text:p>0.1648781394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.820465" calcext:value-type="float">
            <text:p>6.820465</text:p>
          </table:table-cell>
          <table:table-cell office:value-type="float" office:value="6.3447645376" calcext:value-type="float">
            <text:p>6.3447645376</text:p>
          </table:table-cell>
          <table:table-cell table:formula="of:=POWER([.C674]-6.75;2)" office:value-type="float" office:value="0.164215779986542" calcext:value-type="float">
            <text:p>0.16421578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.823207" calcext:value-type="float">
            <text:p>6.823207</text:p>
          </table:table-cell>
          <table:table-cell office:value-type="float" office:value="6.3422495161" calcext:value-type="float">
            <text:p>6.3422495161</text:p>
          </table:table-cell>
          <table:table-cell table:formula="of:=POWER([.C675]-6.75;2)" office:value-type="float" office:value="0.166260457120684" calcext:value-type="float">
            <text:p>0.1662604571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.816255" calcext:value-type="float">
            <text:p>6.816255</text:p>
          </table:table-cell>
          <table:table-cell office:value-type="float" office:value="6.3351774839" calcext:value-type="float">
            <text:p>6.3351774839</text:p>
          </table:table-cell>
          <table:table-cell table:formula="of:=POWER([.C676]-6.75;2)" office:value-type="float" office:value="0.172077719863535" calcext:value-type="float">
            <text:p>0.1720777199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.805371" calcext:value-type="float">
            <text:p>6.805371</text:p>
          </table:table-cell>
          <table:table-cell office:value-type="float" office:value="6.323308086" calcext:value-type="float">
            <text:p>6.323308086</text:p>
          </table:table-cell>
          <table:table-cell table:formula="of:=POWER([.C677]-6.75;2)" office:value-type="float" office:value="0.182065989472983" calcext:value-type="float">
            <text:p>0.1820659895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.793728" calcext:value-type="float">
            <text:p>6.793728</text:p>
          </table:table-cell>
          <table:table-cell office:value-type="float" office:value="6.3077616774" calcext:value-type="float">
            <text:p>6.3077616774</text:p>
          </table:table-cell>
          <table:table-cell table:formula="of:=POWER([.C678]-6.75;2)" office:value-type="float" office:value="0.195574733976061" calcext:value-type="float">
            <text:p>0.195574734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.7777" calcext:value-type="float">
            <text:p>6.7777</text:p>
          </table:table-cell>
          <table:table-cell office:value-type="float" office:value="6.2909128817" calcext:value-type="float">
            <text:p>6.2909128817</text:p>
          </table:table-cell>
          <table:table-cell table:formula="of:=POWER([.C679]-6.75;2)" office:value-type="float" office:value="0.210760982188998" calcext:value-type="float">
            <text:p>0.2107609822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.747029" calcext:value-type="float">
            <text:p>6.747029</text:p>
          </table:table-cell>
          <table:table-cell office:value-type="float" office:value="6.2756189032" calcext:value-type="float">
            <text:p>6.2756189032</text:p>
          </table:table-cell>
          <table:table-cell table:formula="of:=POWER([.C680]-6.75;2)" office:value-type="float" office:value="0.225037425001171" calcext:value-type="float">
            <text:p>0.225037425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.691406" calcext:value-type="float">
            <text:p>6.691406</text:p>
          </table:table-cell>
          <table:table-cell office:value-type="float" office:value="6.2642170645" calcext:value-type="float">
            <text:p>6.2642170645</text:p>
          </table:table-cell>
          <table:table-cell table:formula="of:=POWER([.C681]-6.75;2)" office:value-type="float" office:value="0.235985060422997" calcext:value-type="float">
            <text:p>0.2359850604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.610294" calcext:value-type="float">
            <text:p>6.610294</text:p>
          </table:table-cell>
          <table:table-cell office:value-type="float" office:value="6.257997828" calcext:value-type="float">
            <text:p>6.257997828</text:p>
          </table:table-cell>
          <table:table-cell table:formula="of:=POWER([.C682]-6.75;2)" office:value-type="float" office:value="0.242066137252718" calcext:value-type="float">
            <text:p>0.2420661373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.519076" calcext:value-type="float">
            <text:p>6.519076</text:p>
          </table:table-cell>
          <table:table-cell office:value-type="float" office:value="6.2572075484" calcext:value-type="float">
            <text:p>6.2572075484</text:p>
          </table:table-cell>
          <table:table-cell table:formula="of:=POWER([.C683]-6.75;2)" office:value-type="float" office:value="0.242844400353938" calcext:value-type="float">
            <text:p>0.2428444004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.445284" calcext:value-type="float">
            <text:p>6.445284</text:p>
          </table:table-cell>
          <table:table-cell office:value-type="float" office:value="6.2612095161" calcext:value-type="float">
            <text:p>6.2612095161</text:p>
          </table:table-cell>
          <table:table-cell table:formula="of:=POWER([.C684]-6.75;2)" office:value-type="float" office:value="0.238916137151196" calcext:value-type="float">
            <text:p>0.2389161372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.414203" calcext:value-type="float">
            <text:p>6.414203</text:p>
          </table:table-cell>
          <table:table-cell office:value-type="float" office:value="6.2686255161" calcext:value-type="float">
            <text:p>6.2686255161</text:p>
          </table:table-cell>
          <table:table-cell table:formula="of:=POWER([.C685]-6.75;2)" office:value-type="float" office:value="0.231721393749991" calcext:value-type="float">
            <text:p>0.2317213937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.432132" calcext:value-type="float">
            <text:p>6.432132</text:p>
          </table:table-cell>
          <table:table-cell office:value-type="float" office:value="6.2775362581" calcext:value-type="float">
            <text:p>6.2775362581</text:p>
          </table:table-cell>
          <table:table-cell table:formula="of:=POWER([.C686]-6.75;2)" office:value-type="float" office:value="0.22322198741015" calcext:value-type="float">
            <text:p>0.2232219874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.480919" calcext:value-type="float">
            <text:p>6.480919</text:p>
          </table:table-cell>
          <table:table-cell office:value-type="float" office:value="6.2858558925" calcext:value-type="float">
            <text:p>6.2858558925</text:p>
          </table:table-cell>
          <table:table-cell table:formula="of:=POWER([.C687]-6.75;2)" office:value-type="float" office:value="0.215429752526972" calcext:value-type="float">
            <text:p>0.2154297525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.53041" calcext:value-type="float">
            <text:p>6.53041</text:p>
          </table:table-cell>
          <table:table-cell office:value-type="float" office:value="6.2918497742" calcext:value-type="float">
            <text:p>6.2918497742</text:p>
          </table:table-cell>
          <table:table-cell table:formula="of:=POWER([.C688]-6.75;2)" office:value-type="float" office:value="0.209901629400591" calcext:value-type="float">
            <text:p>0.2099016294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.560701" calcext:value-type="float">
            <text:p>6.560701</text:p>
          </table:table-cell>
          <table:table-cell office:value-type="float" office:value="6.2946028172" calcext:value-type="float">
            <text:p>6.2946028172</text:p>
          </table:table-cell>
          <table:table-cell table:formula="of:=POWER([.C689]-6.75;2)" office:value-type="float" office:value="0.207386594102176" calcext:value-type="float">
            <text:p>0.2073865941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.578413" calcext:value-type="float">
            <text:p>6.578413</text:p>
          </table:table-cell>
          <table:table-cell office:value-type="float" office:value="6.2942050108" calcext:value-type="float">
            <text:p>6.2942050108</text:p>
          </table:table-cell>
          <table:table-cell table:formula="of:=POWER([.C690]-6.75;2)" office:value-type="float" office:value="0.207749072179828" calcext:value-type="float">
            <text:p>0.2077490722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.614498" calcext:value-type="float">
            <text:p>6.614498</text:p>
          </table:table-cell>
          <table:table-cell office:value-type="float" office:value="6.2915034301" calcext:value-type="float">
            <text:p>6.2915034301</text:p>
          </table:table-cell>
          <table:table-cell table:formula="of:=POWER([.C691]-6.75;2)" office:value-type="float" office:value="0.210219104610066" calcext:value-type="float">
            <text:p>0.2102191046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.701105" calcext:value-type="float">
            <text:p>6.701105</text:p>
          </table:table-cell>
          <table:table-cell office:value-type="float" office:value="6.2874852258" calcext:value-type="float">
            <text:p>6.2874852258</text:p>
          </table:table-cell>
          <table:table-cell table:formula="of:=POWER([.C692]-6.75;2)" office:value-type="float" office:value="0.213919916353277" calcext:value-type="float">
            <text:p>0.2139199164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.840713" calcext:value-type="float">
            <text:p>6.840713</text:p>
          </table:table-cell>
          <table:table-cell office:value-type="float" office:value="6.2826835484" calcext:value-type="float">
            <text:p>6.2826835484</text:p>
          </table:table-cell>
          <table:table-cell table:formula="of:=POWER([.C693]-6.75;2)" office:value-type="float" office:value="0.218384665936015" calcext:value-type="float">
            <text:p>0.2183846659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.992387" calcext:value-type="float">
            <text:p>6.992387</text:p>
          </table:table-cell>
          <table:table-cell office:value-type="float" office:value="6.2770927419" calcext:value-type="float">
            <text:p>6.2770927419</text:p>
          </table:table-cell>
          <table:table-cell table:formula="of:=POWER([.C694]-6.75;2)" office:value-type="float" office:value="0.22364127476366" calcext:value-type="float">
            <text:p>0.2236412748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7.088813" calcext:value-type="float">
            <text:p>7.088813</text:p>
          </table:table-cell>
          <table:table-cell office:value-type="float" office:value="6.2706403548" calcext:value-type="float">
            <text:p>6.2706403548</text:p>
          </table:table-cell>
          <table:table-cell table:formula="of:=POWER([.C695]-6.75;2)" office:value-type="float" office:value="0.22978566944627" calcext:value-type="float">
            <text:p>0.2297856694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7.071946" calcext:value-type="float">
            <text:p>7.071946</text:p>
          </table:table-cell>
          <table:table-cell office:value-type="float" office:value="6.2637473871" calcext:value-type="float">
            <text:p>6.2637473871</text:p>
          </table:table-cell>
          <table:table-cell table:formula="of:=POWER([.C696]-6.75;2)" office:value-type="float" office:value="0.236441603552077" calcext:value-type="float">
            <text:p>0.2364416036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.925071" calcext:value-type="float">
            <text:p>6.925071</text:p>
          </table:table-cell>
          <table:table-cell office:value-type="float" office:value="6.2574837204" calcext:value-type="float">
            <text:p>6.2574837204</text:p>
          </table:table-cell>
          <table:table-cell table:formula="of:=POWER([.C697]-6.75;2)" office:value-type="float" office:value="0.242572285671026" calcext:value-type="float">
            <text:p>0.2425722857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.686804" calcext:value-type="float">
            <text:p>6.686804</text:p>
          </table:table-cell>
          <table:table-cell office:value-type="float" office:value="6.2531730323" calcext:value-type="float">
            <text:p>6.2531730323</text:p>
          </table:table-cell>
          <table:table-cell table:formula="of:=POWER([.C698]-6.75;2)" office:value-type="float" office:value="0.246837035833977" calcext:value-type="float">
            <text:p>0.2468370358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.439905" calcext:value-type="float">
            <text:p>6.439905</text:p>
          </table:table-cell>
          <table:table-cell office:value-type="float" office:value="6.2516730323" calcext:value-type="float">
            <text:p>6.2516730323</text:p>
          </table:table-cell>
          <table:table-cell table:formula="of:=POWER([.C699]-6.75;2)" office:value-type="float" office:value="0.248329766737077" calcext:value-type="float">
            <text:p>0.2483297667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.271958" calcext:value-type="float">
            <text:p>6.271958</text:p>
          </table:table-cell>
          <table:table-cell office:value-type="float" office:value="6.2527885269" calcext:value-type="float">
            <text:p>6.2527885269</text:p>
          </table:table-cell>
          <table:table-cell table:formula="of:=POWER([.C700]-6.75;2)" office:value-type="float" office:value="0.247219248982272" calcext:value-type="float">
            <text:p>0.247219249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.220959" calcext:value-type="float">
            <text:p>6.220959</text:p>
          </table:table-cell>
          <table:table-cell office:value-type="float" office:value="6.2552863441" calcext:value-type="float">
            <text:p>6.2552863441</text:p>
          </table:table-cell>
          <table:table-cell table:formula="of:=POWER([.C701]-6.75;2)" office:value-type="float" office:value="0.244741601333944" calcext:value-type="float">
            <text:p>0.2447416013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.245317" calcext:value-type="float">
            <text:p>6.245317</text:p>
          </table:table-cell>
          <table:table-cell office:value-type="float" office:value="6.2576813978" calcext:value-type="float">
            <text:p>6.2576813978</text:p>
          </table:table-cell>
          <table:table-cell table:formula="of:=POWER([.C702]-6.75;2)" office:value-type="float" office:value="0.242377606072162" calcext:value-type="float">
            <text:p>0.2423776061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.247974" calcext:value-type="float">
            <text:p>6.247974</text:p>
          </table:table-cell>
          <table:table-cell office:value-type="float" office:value="6.2593702151" calcext:value-type="float">
            <text:p>6.2593702151</text:p>
          </table:table-cell>
          <table:table-cell table:formula="of:=POWER([.C703]-6.75;2)" office:value-type="float" office:value="0.240717585831021" calcext:value-type="float">
            <text:p>0.2407175858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.132834" calcext:value-type="float">
            <text:p>6.132834</text:p>
          </table:table-cell>
          <table:table-cell office:value-type="float" office:value="6.2612963441" calcext:value-type="float">
            <text:p>6.2612963441</text:p>
          </table:table-cell>
          <table:table-cell table:formula="of:=POWER([.C704]-6.75;2)" office:value-type="float" office:value="0.238831263290026" calcext:value-type="float">
            <text:p>0.2388312633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5.855242" calcext:value-type="float">
            <text:p>5.855242</text:p>
          </table:table-cell>
          <table:table-cell office:value-type="float" office:value="6.265663172" calcext:value-type="float">
            <text:p>6.265663172</text:p>
          </table:table-cell>
          <table:table-cell table:formula="of:=POWER([.C705]-6.75;2)" office:value-type="float" office:value="0.234582162957102" calcext:value-type="float">
            <text:p>0.234582163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5.456071" calcext:value-type="float">
            <text:p>5.456071</text:p>
          </table:table-cell>
          <table:table-cell office:value-type="float" office:value="6.2748820968" calcext:value-type="float">
            <text:p>6.2748820968</text:p>
          </table:table-cell>
          <table:table-cell table:formula="of:=POWER([.C706]-6.75;2)" office:value-type="float" office:value="0.225737021941165" calcext:value-type="float">
            <text:p>0.2257370219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5.081634" calcext:value-type="float">
            <text:p>5.081634</text:p>
          </table:table-cell>
          <table:table-cell office:value-type="float" office:value="6.2902543441" calcext:value-type="float">
            <text:p>6.2902543441</text:p>
          </table:table-cell>
          <table:table-cell table:formula="of:=POWER([.C707]-6.75;2)" office:value-type="float" office:value="0.211366068118921" calcext:value-type="float">
            <text:p>0.2113660681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4.958478" calcext:value-type="float">
            <text:p>4.958478</text:p>
          </table:table-cell>
          <table:table-cell office:value-type="float" office:value="6.3107717849" calcext:value-type="float">
            <text:p>6.3107717849</text:p>
          </table:table-cell>
          <table:table-cell table:formula="of:=POWER([.C708]-6.75;2)" office:value-type="float" office:value="0.192921424939932" calcext:value-type="float">
            <text:p>0.1929214249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5.254252" calcext:value-type="float">
            <text:p>5.254252</text:p>
          </table:table-cell>
          <table:table-cell office:value-type="float" office:value="6.3325153656" calcext:value-type="float">
            <text:p>6.3325153656</text:p>
          </table:table-cell>
          <table:table-cell table:formula="of:=POWER([.C709]-6.75;2)" office:value-type="float" office:value="0.174293419960102" calcext:value-type="float">
            <text:p>0.17429342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5.914225" calcext:value-type="float">
            <text:p>5.914225</text:p>
          </table:table-cell>
          <table:table-cell office:value-type="float" office:value="6.3497265054" calcext:value-type="float">
            <text:p>6.3497265054</text:p>
          </table:table-cell>
          <table:table-cell table:formula="of:=POWER([.C710]-6.75;2)" office:value-type="float" office:value="0.160218870479297" calcext:value-type="float">
            <text:p>0.1602188705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.712396" calcext:value-type="float">
            <text:p>6.712396</text:p>
          </table:table-cell>
          <table:table-cell office:value-type="float" office:value="6.3576423548" calcext:value-type="float">
            <text:p>6.3576423548</text:p>
          </table:table-cell>
          <table:table-cell table:formula="of:=POWER([.C711]-6.75;2)" office:value-type="float" office:value="0.153944521746889" calcext:value-type="float">
            <text:p>0.1539445217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7.416728" calcext:value-type="float">
            <text:p>7.416728</text:p>
          </table:table-cell>
          <table:table-cell office:value-type="float" office:value="6.3546369247" calcext:value-type="float">
            <text:p>6.3546369247</text:p>
          </table:table-cell>
          <table:table-cell table:formula="of:=POWER([.C712]-6.75;2)" office:value-type="float" office:value="0.156311961310673" calcext:value-type="float">
            <text:p>0.1563119613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7.87246" calcext:value-type="float">
            <text:p>7.87246</text:p>
          </table:table-cell>
          <table:table-cell office:value-type="float" office:value="6.342322" calcext:value-type="float">
            <text:p>6.342322</text:p>
          </table:table-cell>
          <table:table-cell table:formula="of:=POWER([.C713]-6.75;2)" office:value-type="float" office:value="0.166201351684" calcext:value-type="float">
            <text:p>0.1662013517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8.016317" calcext:value-type="float">
            <text:p>8.016317</text:p>
          </table:table-cell>
          <table:table-cell office:value-type="float" office:value="6.3244522796" calcext:value-type="float">
            <text:p>6.3244522796</text:p>
          </table:table-cell>
          <table:table-cell table:formula="of:=POWER([.C714]-6.75;2)" office:value-type="float" office:value="0.181090862337637" calcext:value-type="float">
            <text:p>0.1810908623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7.865713" calcext:value-type="float">
            <text:p>7.865713</text:p>
          </table:table-cell>
          <table:table-cell office:value-type="float" office:value="6.3054973656" calcext:value-type="float">
            <text:p>6.3054973656</text:p>
          </table:table-cell>
          <table:table-cell table:formula="of:=POWER([.C715]-6.75;2)" office:value-type="float" office:value="0.19758259198854" calcext:value-type="float">
            <text:p>0.197582592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.493982" calcext:value-type="float">
            <text:p>7.493982</text:p>
          </table:table-cell>
          <table:table-cell office:value-type="float" office:value="6.2893912473" calcext:value-type="float">
            <text:p>6.2893912473</text:p>
          </table:table-cell>
          <table:table-cell table:formula="of:=POWER([.C716]-6.75;2)" office:value-type="float" office:value="0.21216042306385" calcext:value-type="float">
            <text:p>0.2121604231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.995769" calcext:value-type="float">
            <text:p>6.995769</text:p>
          </table:table-cell>
          <table:table-cell office:value-type="float" office:value="6.278792129" calcext:value-type="float">
            <text:p>6.278792129</text:p>
          </table:table-cell>
          <table:table-cell table:formula="of:=POWER([.C717]-6.75;2)" office:value-type="float" office:value="0.222036857692352" calcext:value-type="float">
            <text:p>0.2220368577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.454796" calcext:value-type="float">
            <text:p>6.454796</text:p>
          </table:table-cell>
          <table:table-cell office:value-type="float" office:value="6.274961957" calcext:value-type="float">
            <text:p>6.274961957</text:p>
          </table:table-cell>
          <table:table-cell table:formula="of:=POWER([.C718]-6.75;2)" office:value-type="float" office:value="0.225661142297269" calcext:value-type="float">
            <text:p>0.2256611423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5.933366" calcext:value-type="float">
            <text:p>5.933366</text:p>
          </table:table-cell>
          <table:table-cell office:value-type="float" office:value="6.2781187742" calcext:value-type="float">
            <text:p>6.2781187742</text:p>
          </table:table-cell>
          <table:table-cell table:formula="of:=POWER([.C719]-6.75;2)" office:value-type="float" office:value="0.22267189126251" calcext:value-type="float">
            <text:p>0.2226718913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5.492952" calcext:value-type="float">
            <text:p>5.492952</text:p>
          </table:table-cell>
          <table:table-cell office:value-type="float" office:value="6.2878789247" calcext:value-type="float">
            <text:p>6.2878789247</text:p>
          </table:table-cell>
          <table:table-cell table:formula="of:=POWER([.C720]-6.75;2)" office:value-type="float" office:value="0.213555888236428" calcext:value-type="float">
            <text:p>0.2135558882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5.222243" calcext:value-type="float">
            <text:p>5.222243</text:p>
          </table:table-cell>
          <table:table-cell office:value-type="float" office:value="6.3033374086" calcext:value-type="float">
            <text:p>6.3033374086</text:p>
          </table:table-cell>
          <table:table-cell table:formula="of:=POWER([.C721]-6.75;2)" office:value-type="float" office:value="0.199507470556163" calcext:value-type="float">
            <text:p>0.1995074706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5.218256" calcext:value-type="float">
            <text:p>5.218256</text:p>
          </table:table-cell>
          <table:table-cell office:value-type="float" office:value="6.3226714839" calcext:value-type="float">
            <text:p>6.3226714839</text:p>
          </table:table-cell>
          <table:table-cell table:formula="of:=POWER([.C722]-6.75;2)" office:value-type="float" office:value="0.182609660672228" calcext:value-type="float">
            <text:p>0.1826096607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5.502438" calcext:value-type="float">
            <text:p>5.502438</text:p>
          </table:table-cell>
          <table:table-cell office:value-type="float" office:value="6.3428528495" calcext:value-type="float">
            <text:p>6.3428528495</text:p>
          </table:table-cell>
          <table:table-cell table:formula="of:=POWER([.C723]-6.75;2)" office:value-type="float" office:value="0.16576880216027" calcext:value-type="float">
            <text:p>0.1657688022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5.96912" calcext:value-type="float">
            <text:p>5.96912</text:p>
          </table:table-cell>
          <table:table-cell office:value-type="float" office:value="6.3603162796" calcext:value-type="float">
            <text:p>6.3603162796</text:p>
          </table:table-cell>
          <table:table-cell table:formula="of:=POWER([.C724]-6.75;2)" office:value-type="float" office:value="0.151853401944785" calcext:value-type="float">
            <text:p>0.1518534019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.444785" calcext:value-type="float">
            <text:p>6.444785</text:p>
          </table:table-cell>
          <table:table-cell office:value-type="float" office:value="6.3723442688" calcext:value-type="float">
            <text:p>6.3723442688</text:p>
          </table:table-cell>
          <table:table-cell table:formula="of:=POWER([.C725]-6.75;2)" office:value-type="float" office:value="0.142623851308207" calcext:value-type="float">
            <text:p>0.1426238513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.780601" calcext:value-type="float">
            <text:p>6.780601</text:p>
          </table:table-cell>
          <table:table-cell office:value-type="float" office:value="6.3779782043" calcext:value-type="float">
            <text:p>6.3779782043</text:p>
          </table:table-cell>
          <table:table-cell table:formula="of:=POWER([.C726]-6.75;2)" office:value-type="float" office:value="0.138400216475853" calcext:value-type="float">
            <text:p>0.1384002165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6.903093" calcext:value-type="float">
            <text:p>6.903093</text:p>
          </table:table-cell>
          <table:table-cell office:value-type="float" office:value="6.3780202903" calcext:value-type="float">
            <text:p>6.3780202903</text:p>
          </table:table-cell>
          <table:table-cell table:formula="of:=POWER([.C727]-6.75;2)" office:value-type="float" office:value="0.138368904428496" calcext:value-type="float">
            <text:p>0.1383689044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.824068" calcext:value-type="float">
            <text:p>6.824068</text:p>
          </table:table-cell>
          <table:table-cell office:value-type="float" office:value="6.3744753656" calcext:value-type="float">
            <text:p>6.3744753656</text:p>
          </table:table-cell>
          <table:table-cell table:formula="of:=POWER([.C728]-6.75;2)" office:value-type="float" office:value="0.141018751041253" calcext:value-type="float">
            <text:p>0.141018751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.626845" calcext:value-type="float">
            <text:p>6.626845</text:p>
          </table:table-cell>
          <table:table-cell office:value-type="float" office:value="6.3697775269" calcext:value-type="float">
            <text:p>6.3697775269</text:p>
          </table:table-cell>
          <table:table-cell table:formula="of:=POWER([.C729]-6.75;2)" office:value-type="float" office:value="0.14456912905028" calcext:value-type="float">
            <text:p>0.1445691291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.438805" calcext:value-type="float">
            <text:p>6.438805</text:p>
          </table:table-cell>
          <table:table-cell office:value-type="float" office:value="6.3659812796" calcext:value-type="float">
            <text:p>6.3659812796</text:p>
          </table:table-cell>
          <table:table-cell table:formula="of:=POWER([.C730]-6.75;2)" office:value-type="float" office:value="0.147470377617654" calcext:value-type="float">
            <text:p>0.1474703776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.394341" calcext:value-type="float">
            <text:p>6.394341</text:p>
          </table:table-cell>
          <table:table-cell office:value-type="float" office:value="6.3640440753" calcext:value-type="float">
            <text:p>6.3640440753</text:p>
          </table:table-cell>
          <table:table-cell table:formula="of:=POWER([.C731]-6.75;2)" office:value-type="float" office:value="0.148961975811032" calcext:value-type="float">
            <text:p>0.1489619758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.587448" calcext:value-type="float">
            <text:p>6.587448</text:p>
          </table:table-cell>
          <table:table-cell office:value-type="float" office:value="6.3633952581" calcext:value-type="float">
            <text:p>6.3633952581</text:p>
          </table:table-cell>
          <table:table-cell table:formula="of:=POWER([.C732]-6.75;2)" office:value-type="float" office:value="0.149463226459566" calcext:value-type="float">
            <text:p>0.1494632265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7.022192" calcext:value-type="float">
            <text:p>7.022192</text:p>
          </table:table-cell>
          <table:table-cell office:value-type="float" office:value="6.3620846237" calcext:value-type="float">
            <text:p>6.3620846237</text:p>
          </table:table-cell>
          <table:table-cell table:formula="of:=POWER([.C733]-6.75;2)" office:value-type="float" office:value="0.15047833916997" calcext:value-type="float">
            <text:p>0.1504783392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7.590389" calcext:value-type="float">
            <text:p>7.590389</text:p>
          </table:table-cell>
          <table:table-cell office:value-type="float" office:value="6.3576690215" calcext:value-type="float">
            <text:p>6.3576690215</text:p>
          </table:table-cell>
          <table:table-cell table:formula="of:=POWER([.C734]-6.75;2)" office:value-type="float" office:value="0.153923596690768" calcext:value-type="float">
            <text:p>0.1539235967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.094182" calcext:value-type="float">
            <text:p>8.094182</text:p>
          </table:table-cell>
          <table:table-cell office:value-type="float" office:value="6.348536" calcext:value-type="float">
            <text:p>6.348536</text:p>
          </table:table-cell>
          <table:table-cell table:formula="of:=POWER([.C735]-6.75;2)" office:value-type="float" office:value="0.161173343296" calcext:value-type="float">
            <text:p>0.1611733433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.294178" calcext:value-type="float">
            <text:p>8.294178</text:p>
          </table:table-cell>
          <table:table-cell office:value-type="float" office:value="6.3350680215" calcext:value-type="float">
            <text:p>6.3350680215</text:p>
          </table:table-cell>
          <table:table-cell table:formula="of:=POWER([.C736]-6.75;2)" office:value-type="float" office:value="0.172168546781925" calcext:value-type="float">
            <text:p>0.1721685468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7.955228" calcext:value-type="float">
            <text:p>7.955228</text:p>
          </table:table-cell>
          <table:table-cell office:value-type="float" office:value="6.3202478925" calcext:value-type="float">
            <text:p>6.3202478925</text:p>
          </table:table-cell>
          <table:table-cell table:formula="of:=POWER([.C737]-6.75;2)" office:value-type="float" office:value="0.184686873900691" calcext:value-type="float">
            <text:p>0.1846868739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6.865053" calcext:value-type="float">
            <text:p>6.865053</text:p>
          </table:table-cell>
          <table:table-cell office:value-type="float" office:value="6.3096615699" calcext:value-type="float">
            <text:p>6.3096615699</text:p>
          </table:table-cell>
          <table:table-cell table:formula="of:=POWER([.C738]-6.75;2)" office:value-type="float" office:value="0.193897933022932" calcext:value-type="float">
            <text:p>0.193897933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4.739939" calcext:value-type="float">
            <text:p>4.739939</text:p>
          </table:table-cell>
          <table:table-cell office:value-type="float" office:value="6.3112005591" calcext:value-type="float">
            <text:p>6.3112005591</text:p>
          </table:table-cell>
          <table:table-cell table:formula="of:=POWER([.C739]-6.75;2)" office:value-type="float" office:value="0.192544949334153" calcext:value-type="float">
            <text:p>0.1925449493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4.739939" calcext:value-type="float">
            <text:p>4.739939</text:p>
          </table:table-cell>
          <table:table-cell office:value-type="float" office:value="6.3357507634" calcext:value-type="float">
            <text:p>6.3357507634</text:p>
          </table:table-cell>
          <table:table-cell table:formula="of:=POWER([.C740]-6.75;2)" office:value-type="float" office:value="0.171602430023683" calcext:value-type="float">
            <text:p>0.17160243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.739939" calcext:value-type="float">
            <text:p>4.739939</text:p>
          </table:table-cell>
          <table:table-cell office:value-type="float" office:value="6.3601389355" calcext:value-type="float">
            <text:p>6.3601389355</text:p>
          </table:table-cell>
          <table:table-cell table:formula="of:=POWER([.C741]-6.75;2)" office:value-type="float" office:value="0.151991649613073" calcext:value-type="float">
            <text:p>0.1519916496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4.739939" calcext:value-type="float">
            <text:p>4.739939</text:p>
          </table:table-cell>
          <table:table-cell office:value-type="float" office:value="6.3840324731" calcext:value-type="float">
            <text:p>6.3840324731</text:p>
          </table:table-cell>
          <table:table-cell table:formula="of:=POWER([.C742]-6.75;2)" office:value-type="float" office:value="0.133932230745303" calcext:value-type="float">
            <text:p>0.1339322307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4.739939" calcext:value-type="float">
            <text:p>4.739939</text:p>
          </table:table-cell>
          <table:table-cell office:value-type="float" office:value="6.4072222581" calcext:value-type="float">
            <text:p>6.4072222581</text:p>
          </table:table-cell>
          <table:table-cell table:formula="of:=POWER([.C743]-6.75;2)" office:value-type="float" office:value="0.117496580342063" calcext:value-type="float">
            <text:p>0.1174965803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4.739939" calcext:value-type="float">
            <text:p>4.739939</text:p>
          </table:table-cell>
          <table:table-cell office:value-type="float" office:value="6.4297354731" calcext:value-type="float">
            <text:p>6.4297354731</text:p>
          </table:table-cell>
          <table:table-cell table:formula="of:=POWER([.C744]-6.75;2)" office:value-type="float" office:value="0.102569367190481" calcext:value-type="float">
            <text:p>0.1025693672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3.267505" calcext:value-type="float">
            <text:p>3.267505</text:p>
          </table:table-cell>
          <table:table-cell office:value-type="float" office:value="6.4518361935" calcext:value-type="float">
            <text:p>6.4518361935</text:p>
          </table:table-cell>
          <table:table-cell table:formula="of:=POWER([.C745]-6.75;2)" office:value-type="float" office:value="0.0889016555065694" calcext:value-type="float">
            <text:p>0.0889016555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7.018154" calcext:value-type="float">
            <text:p>7.018154</text:p>
          </table:table-cell>
          <table:table-cell office:value-type="float" office:value="6.4897137849" calcext:value-type="float">
            <text:p>6.4897137849</text:p>
          </table:table-cell>
          <table:table-cell table:formula="of:=POWER([.C746]-6.75;2)" office:value-type="float" office:value="0.0677489137710834" calcext:value-type="float">
            <text:p>0.0677489138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.292435" calcext:value-type="float">
            <text:p>1.292435</text:p>
          </table:table-cell>
          <table:table-cell office:value-type="float" office:value="6.4874376022" calcext:value-type="float">
            <text:p>6.4874376022</text:p>
          </table:table-cell>
          <table:table-cell table:formula="of:=POWER([.C747]-6.75;2)" office:value-type="float" office:value="0.0689390127384854" calcext:value-type="float">
            <text:p>0.0689390127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5.547462" calcext:value-type="float">
            <text:p>5.547462</text:p>
          </table:table-cell>
          <table:table-cell office:value-type="float" office:value="6.5468586129" calcext:value-type="float">
            <text:p>6.5468586129</text:p>
          </table:table-cell>
          <table:table-cell table:formula="of:=POWER([.C748]-6.75;2)" office:value-type="float" office:value="0.0412664231529119" calcext:value-type="float">
            <text:p>0.0412664232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5.857581" calcext:value-type="float">
            <text:p>5.857581</text:p>
          </table:table-cell>
          <table:table-cell office:value-type="float" office:value="6.5603524086" calcext:value-type="float">
            <text:p>6.5603524086</text:p>
          </table:table-cell>
          <table:table-cell table:formula="of:=POWER([.C749]-6.75;2)" office:value-type="float" office:value="0.0359662089238213" calcext:value-type="float">
            <text:p>0.0359662089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5.612941" calcext:value-type="float">
            <text:p>5.612941</text:p>
          </table:table-cell>
          <table:table-cell office:value-type="float" office:value="6.5699554624" calcext:value-type="float">
            <text:p>6.5699554624</text:p>
          </table:table-cell>
          <table:table-cell table:formula="of:=POWER([.C750]-6.75;2)" office:value-type="float" office:value="0.0324160355195977" calcext:value-type="float">
            <text:p>0.0324160355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.250197" calcext:value-type="float">
            <text:p>5.250197</text:p>
          </table:table-cell>
          <table:table-cell office:value-type="float" office:value="6.5814159247" calcext:value-type="float">
            <text:p>6.5814159247</text:p>
          </table:table-cell>
          <table:table-cell table:formula="of:=POWER([.C751]-6.75;2)" office:value-type="float" office:value="0.0284205904447561" calcext:value-type="float">
            <text:p>0.0284205904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5.067929" calcext:value-type="float">
            <text:p>5.067929</text:p>
          </table:table-cell>
          <table:table-cell office:value-type="float" office:value="6.5961152903" calcext:value-type="float">
            <text:p>6.5961152903</text:p>
          </table:table-cell>
          <table:table-cell table:formula="of:=POWER([.C752]-6.75;2)" office:value-type="float" office:value="0.0236805038794532" calcext:value-type="float">
            <text:p>0.0236805039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5.224976" calcext:value-type="float">
            <text:p>5.224976</text:p>
          </table:table-cell>
          <table:table-cell office:value-type="float" office:value="6.6125385376" calcext:value-type="float">
            <text:p>6.6125385376</text:p>
          </table:table-cell>
          <table:table-cell table:formula="of:=POWER([.C753]-6.75;2)" office:value-type="float" office:value="0.0188956536451466" calcext:value-type="float">
            <text:p>0.0188956536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5.675043" calcext:value-type="float">
            <text:p>5.675043</text:p>
          </table:table-cell>
          <table:table-cell office:value-type="float" office:value="6.6275905591" calcext:value-type="float">
            <text:p>6.6275905591</text:p>
          </table:table-cell>
          <table:table-cell table:formula="of:=POWER([.C754]-6.75;2)" office:value-type="float" office:value="0.0149840712214507" calcext:value-type="float">
            <text:p>0.0149840712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.24272" calcext:value-type="float">
            <text:p>6.24272</text:p>
          </table:table-cell>
          <table:table-cell office:value-type="float" office:value="6.6385632043" calcext:value-type="float">
            <text:p>6.6385632043</text:p>
          </table:table-cell>
          <table:table-cell table:formula="of:=POWER([.C755]-6.75;2)" office:value-type="float" office:value="0.0124181594358834" calcext:value-type="float">
            <text:p>0.0124181594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.752676" calcext:value-type="float">
            <text:p>6.752676</text:p>
          </table:table-cell>
          <table:table-cell office:value-type="float" office:value="6.6443733656" calcext:value-type="float">
            <text:p>6.6443733656</text:p>
          </table:table-cell>
          <table:table-cell table:formula="of:=POWER([.C756]-6.75;2)" office:value-type="float" office:value="0.0111569858946713" calcext:value-type="float">
            <text:p>0.0111569859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7.090957" calcext:value-type="float">
            <text:p>7.090957</text:p>
          </table:table-cell>
          <table:table-cell office:value-type="float" office:value="6.6455561613" calcext:value-type="float">
            <text:p>6.6455561613</text:p>
          </table:table-cell>
          <table:table-cell table:formula="of:=POWER([.C757]-6.75;2)" office:value-type="float" office:value="0.0109085154423916" calcext:value-type="float">
            <text:p>0.0109085154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7.217234" calcext:value-type="float">
            <text:p>7.217234</text:p>
          </table:table-cell>
          <table:table-cell office:value-type="float" office:value="6.6437004624" calcext:value-type="float">
            <text:p>6.6437004624</text:p>
          </table:table-cell>
          <table:table-cell table:formula="of:=POWER([.C758]-6.75;2)" office:value-type="float" office:value="0.0112995916939738" calcext:value-type="float">
            <text:p>0.0112995917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7.162153" calcext:value-type="float">
            <text:p>7.162153</text:p>
          </table:table-cell>
          <table:table-cell office:value-type="float" office:value="6.6407780108" calcext:value-type="float">
            <text:p>6.6407780108</text:p>
          </table:table-cell>
          <table:table-cell table:formula="of:=POWER([.C759]-6.75;2)" office:value-type="float" office:value="0.0119294429248049" calcext:value-type="float">
            <text:p>0.0119294429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7.013082" calcext:value-type="float">
            <text:p>7.013082</text:p>
          </table:table-cell>
          <table:table-cell office:value-type="float" office:value="6.6384743548" calcext:value-type="float">
            <text:p>6.6384743548</text:p>
          </table:table-cell>
          <table:table-cell table:formula="of:=POWER([.C760]-6.75;2)" office:value-type="float" office:value="0.0124379695372764" calcext:value-type="float">
            <text:p>0.0124379695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.879835" calcext:value-type="float">
            <text:p>6.879835</text:p>
          </table:table-cell>
          <table:table-cell office:value-type="float" office:value="6.6376322043" calcext:value-type="float">
            <text:p>6.6376322043</text:p>
          </table:table-cell>
          <table:table-cell table:formula="of:=POWER([.C761]-6.75;2)" office:value-type="float" office:value="0.0126265215104769" calcext:value-type="float">
            <text:p>0.0126265215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.841283" calcext:value-type="float">
            <text:p>6.841283</text:p>
          </table:table-cell>
          <table:table-cell office:value-type="float" office:value="6.6380303871" calcext:value-type="float">
            <text:p>6.6380303871</text:p>
          </table:table-cell>
          <table:table-cell table:formula="of:=POWER([.C762]-6.75;2)" office:value-type="float" office:value="0.0125371942129759" calcext:value-type="float">
            <text:p>0.0125371942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.900781" calcext:value-type="float">
            <text:p>6.900781</text:p>
          </table:table-cell>
          <table:table-cell office:value-type="float" office:value="6.6387131828" calcext:value-type="float">
            <text:p>6.6387131828</text:p>
          </table:table-cell>
          <table:table-cell table:formula="of:=POWER([.C763]-6.75;2)" office:value-type="float" office:value="0.0123847556825062" calcext:value-type="float">
            <text:p>0.0123847557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.988223" calcext:value-type="float">
            <text:p>6.988223</text:p>
          </table:table-cell>
          <table:table-cell office:value-type="float" office:value="6.6387771183" calcext:value-type="float">
            <text:p>6.6387771183</text:p>
          </table:table-cell>
          <table:table-cell table:formula="of:=POWER([.C764]-6.75;2)" office:value-type="float" office:value="0.0123705294136522" calcext:value-type="float">
            <text:p>0.0123705294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7.006079" calcext:value-type="float">
            <text:p>7.006079</text:p>
          </table:table-cell>
          <table:table-cell office:value-type="float" office:value="6.6381121505" calcext:value-type="float">
            <text:p>6.6381121505</text:p>
          </table:table-cell>
          <table:table-cell table:formula="of:=POWER([.C765]-6.75;2)" office:value-type="float" office:value="0.0125188908657347" calcext:value-type="float">
            <text:p>0.0125188909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.879699" calcext:value-type="float">
            <text:p>6.879699</text:p>
          </table:table-cell>
          <table:table-cell office:value-type="float" office:value="6.637629871" calcext:value-type="float">
            <text:p>6.637629871</text:p>
          </table:table-cell>
          <table:table-cell table:formula="of:=POWER([.C766]-6.75;2)" office:value-type="float" office:value="0.0126270458914767" calcext:value-type="float">
            <text:p>0.0126270459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.586568" calcext:value-type="float">
            <text:p>6.586568</text:p>
          </table:table-cell>
          <table:table-cell office:value-type="float" office:value="6.6389494839" calcext:value-type="float">
            <text:p>6.6389494839</text:p>
          </table:table-cell>
          <table:table-cell table:formula="of:=POWER([.C767]-6.75;2)" office:value-type="float" office:value="0.0123322171260763" calcext:value-type="float">
            <text:p>0.0123322171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.165508" calcext:value-type="float">
            <text:p>6.165508</text:p>
          </table:table-cell>
          <table:table-cell office:value-type="float" office:value="6.6437909247" calcext:value-type="float">
            <text:p>6.6437909247</text:p>
          </table:table-cell>
          <table:table-cell table:formula="of:=POWER([.C768]-6.75;2)" office:value-type="float" office:value="0.011280367676081" calcext:value-type="float">
            <text:p>0.0112803677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5.712401" calcext:value-type="float">
            <text:p>5.712401</text:p>
          </table:table-cell>
          <table:table-cell office:value-type="float" office:value="6.6533103871" calcext:value-type="float">
            <text:p>6.6533103871</text:p>
          </table:table-cell>
          <table:table-cell table:formula="of:=POWER([.C769]-6.75;2)" office:value-type="float" office:value="0.00934888124275178" calcext:value-type="float">
            <text:p>0.0093488812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5.359555" calcext:value-type="float">
            <text:p>5.359555</text:p>
          </table:table-cell>
          <table:table-cell office:value-type="float" office:value="6.6675314409" calcext:value-type="float">
            <text:p>6.6675314409</text:p>
          </table:table-cell>
          <table:table-cell table:formula="of:=POWER([.C770]-6.75;2)" office:value-type="float" office:value="0.00680106324003013" calcext:value-type="float">
            <text:p>0.0068010632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5.22679" calcext:value-type="float">
            <text:p>5.22679</text:p>
          </table:table-cell>
          <table:table-cell office:value-type="float" office:value="6.685040086" calcext:value-type="float">
            <text:p>6.685040086</text:p>
          </table:table-cell>
          <table:table-cell table:formula="of:=POWER([.C771]-6.75;2)" office:value-type="float" office:value="0.00421979042688741" calcext:value-type="float">
            <text:p>0.0042197904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5.35536" calcext:value-type="float">
            <text:p>5.35536</text:p>
          </table:table-cell>
          <table:table-cell office:value-type="float" office:value="6.7032208387" calcext:value-type="float">
            <text:p>6.7032208387</text:p>
          </table:table-cell>
          <table:table-cell table:formula="of:=POWER([.C772]-6.75;2)" office:value-type="float" office:value="0.00218828993193141" calcext:value-type="float">
            <text:p>0.0021882899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5.686658" calcext:value-type="float">
            <text:p>5.686658</text:p>
          </table:table-cell>
          <table:table-cell office:value-type="float" office:value="6.7191769032" calcext:value-type="float">
            <text:p>6.7191769032</text:p>
          </table:table-cell>
          <table:table-cell table:formula="of:=POWER([.C773]-6.75;2)" office:value-type="float" office:value="0.00095006329634216" calcext:value-type="float">
            <text:p>0.0009500633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.113017" calcext:value-type="float">
            <text:p>6.113017</text:p>
          </table:table-cell>
          <table:table-cell office:value-type="float" office:value="6.7308154516" calcext:value-type="float">
            <text:p>6.7308154516</text:p>
          </table:table-cell>
          <table:table-cell table:formula="of:=POWER([.C774]-6.75;2)" office:value-type="float" office:value="0.000368046897311949" calcext:value-type="float">
            <text:p>0.0003680469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.536798" calcext:value-type="float">
            <text:p>6.536798</text:p>
          </table:table-cell>
          <table:table-cell office:value-type="float" office:value="6.7373166989" calcext:value-type="float">
            <text:p>6.7373166989</text:p>
          </table:table-cell>
          <table:table-cell table:formula="of:=POWER([.C775]-6.75;2)" office:value-type="float" office:value="0.000160866126793262" calcext:value-type="float">
            <text:p>0.0001608661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.891259" calcext:value-type="float">
            <text:p>6.891259</text:p>
          </table:table-cell>
          <table:table-cell office:value-type="float" office:value="6.7389343656" calcext:value-type="float">
            <text:p>6.7389343656</text:p>
          </table:table-cell>
          <table:table-cell table:formula="of:=POWER([.C776]-6.75;2)" office:value-type="float" office:value="0.000122448264674453" calcext:value-type="float">
            <text:p>0.0001224483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7.134972" calcext:value-type="float">
            <text:p>7.134972</text:p>
          </table:table-cell>
          <table:table-cell office:value-type="float" office:value="6.7365923656" calcext:value-type="float">
            <text:p>6.7365923656</text:p>
          </table:table-cell>
          <table:table-cell table:formula="of:=POWER([.C777]-6.75;2)" office:value-type="float" office:value="0.000179764660204064" calcext:value-type="float">
            <text:p>0.0001797647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7.242902" calcext:value-type="float">
            <text:p>7.242902</text:p>
          </table:table-cell>
          <table:table-cell office:value-type="float" office:value="6.7315916989" calcext:value-type="float">
            <text:p>6.7315916989</text:p>
          </table:table-cell>
          <table:table-cell table:formula="of:=POWER([.C778]-6.75;2)" office:value-type="float" office:value="0.000338865549388262" calcext:value-type="float">
            <text:p>0.0003388655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7.205858" calcext:value-type="float">
            <text:p>7.205858</text:p>
          </table:table-cell>
          <table:table-cell office:value-type="float" office:value="6.725454828" calcext:value-type="float">
            <text:p>6.725454828</text:p>
          </table:table-cell>
          <table:table-cell table:formula="of:=POWER([.C779]-6.75;2)" office:value-type="float" office:value="0.000602465468509576" calcext:value-type="float">
            <text:p>0.0006024655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7.03835" calcext:value-type="float">
            <text:p>7.03835</text:p>
          </table:table-cell>
          <table:table-cell office:value-type="float" office:value="6.7197926344" calcext:value-type="float">
            <text:p>6.7197926344</text:p>
          </table:table-cell>
          <table:table-cell table:formula="of:=POWER([.C780]-6.75;2)" office:value-type="float" office:value="0.000912484936492059" calcext:value-type="float">
            <text:p>0.0009124849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.786443" calcext:value-type="float">
            <text:p>6.786443</text:p>
          </table:table-cell>
          <table:table-cell office:value-type="float" office:value="6.716085828" calcext:value-type="float">
            <text:p>6.716085828</text:p>
          </table:table-cell>
          <table:table-cell table:formula="of:=POWER([.C781]-6.75;2)" office:value-type="float" office:value="0.0011501710624456" calcext:value-type="float">
            <text:p>0.0011501711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.523705" calcext:value-type="float">
            <text:p>6.523705</text:p>
          </table:table-cell>
          <table:table-cell office:value-type="float" office:value="6.7153695376" calcext:value-type="float">
            <text:p>6.7153695376</text:p>
          </table:table-cell>
          <table:table-cell table:formula="of:=POWER([.C782]-6.75;2)" office:value-type="float" office:value="0.00119926892603781" calcext:value-type="float">
            <text:p>0.0011992689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.327166" calcext:value-type="float">
            <text:p>6.327166</text:p>
          </table:table-cell>
          <table:table-cell office:value-type="float" office:value="6.7179334194" calcext:value-type="float">
            <text:p>6.7179334194</text:p>
          </table:table-cell>
          <table:table-cell table:formula="of:=POWER([.C783]-6.75;2)" office:value-type="float" office:value="0.00102826559137633" calcext:value-type="float">
            <text:p>0.0010282656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.240805" calcext:value-type="float">
            <text:p>6.240805</text:p>
          </table:table-cell>
          <table:table-cell office:value-type="float" office:value="6.7232390538" calcext:value-type="float">
            <text:p>6.7232390538</text:p>
          </table:table-cell>
          <table:table-cell table:formula="of:=POWER([.C784]-6.75;2)" office:value-type="float" office:value="0.000716148241519272" calcext:value-type="float">
            <text:p>0.0007161482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.254549" calcext:value-type="float">
            <text:p>6.254549</text:p>
          </table:table-cell>
          <table:table-cell office:value-type="float" office:value="6.7301990323" calcext:value-type="float">
            <text:p>6.7301990323</text:p>
          </table:table-cell>
          <table:table-cell table:formula="of:=POWER([.C785]-6.75;2)" office:value-type="float" office:value="0.00039207832185645" calcext:value-type="float">
            <text:p>0.0003920783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.320768" calcext:value-type="float">
            <text:p>6.320768</text:p>
          </table:table-cell>
          <table:table-cell office:value-type="float" office:value="6.7376890538" calcext:value-type="float">
            <text:p>6.7376890538</text:p>
          </table:table-cell>
          <table:table-cell table:formula="of:=POWER([.C786]-6.75;2)" office:value-type="float" office:value="0.000151559396339282" calcext:value-type="float">
            <text:p>0.0001515594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.392315" calcext:value-type="float">
            <text:p>6.392315</text:p>
          </table:table-cell>
          <table:table-cell office:value-type="float" office:value="6.7449298602" calcext:value-type="float">
            <text:p>6.7449298602</text:p>
          </table:table-cell>
          <table:table-cell table:formula="of:=POWER([.C787]-6.75;2)" office:value-type="float" office:value="0.0000257063175915433" calcext:value-type="float">
            <text:p>2.57063175915433E-005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.447767" calcext:value-type="float">
            <text:p>6.447767</text:p>
          </table:table-cell>
          <table:table-cell office:value-type="float" office:value="6.7515229892" calcext:value-type="float">
            <text:p>6.7515229892</text:p>
          </table:table-cell>
          <table:table-cell table:formula="of:=POWER([.C788]-6.75;2)" office:value-type="float" office:value="0.00000231949610331577" calcext:value-type="float">
            <text:p>2.31949610331577E-006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.489425" calcext:value-type="float">
            <text:p>6.489425</text:p>
          </table:table-cell>
          <table:table-cell office:value-type="float" office:value="6.757267172" calcext:value-type="float">
            <text:p>6.757267172</text:p>
          </table:table-cell>
          <table:table-cell table:formula="of:=POWER([.C789]-6.75;2)" office:value-type="float" office:value="0.0000528117888775798" calcext:value-type="float">
            <text:p>5.28117888775798E-005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.524177" calcext:value-type="float">
            <text:p>6.524177</text:p>
          </table:table-cell>
          <table:table-cell office:value-type="float" office:value="6.7620242258" calcext:value-type="float">
            <text:p>6.7620242258</text:p>
          </table:table-cell>
          <table:table-cell table:formula="of:=POWER([.C790]-6.75;2)" office:value-type="float" office:value="0.000144582006089393" calcext:value-type="float">
            <text:p>0.000144582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.547304" calcext:value-type="float">
            <text:p>6.547304</text:p>
          </table:table-cell>
          <table:table-cell office:value-type="float" office:value="6.7657826774" calcext:value-type="float">
            <text:p>6.7657826774</text:p>
          </table:table-cell>
          <table:table-cell table:formula="of:=POWER([.C791]-6.75;2)" office:value-type="float" office:value="0.000249092905912465" calcext:value-type="float">
            <text:p>0.0002490929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.543646" calcext:value-type="float">
            <text:p>6.543646</text:p>
          </table:table-cell>
          <table:table-cell office:value-type="float" office:value="6.7688354516" calcext:value-type="float">
            <text:p>6.7688354516</text:p>
          </table:table-cell>
          <table:table-cell table:formula="of:=POWER([.C792]-6.75;2)" office:value-type="float" office:value="0.000354774236975951" calcext:value-type="float">
            <text:p>0.0003547742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.504255" calcext:value-type="float">
            <text:p>6.504255</text:p>
          </table:table-cell>
          <table:table-cell office:value-type="float" office:value="6.771834957" calcext:value-type="float">
            <text:p>6.771834957</text:p>
          </table:table-cell>
          <table:table-cell table:formula="of:=POWER([.C793]-6.75;2)" office:value-type="float" office:value="0.000476765347191861" calcext:value-type="float">
            <text:p>0.0004767653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.443699" calcext:value-type="float">
            <text:p>6.443699</text:p>
          </table:table-cell>
          <table:table-cell office:value-type="float" office:value="6.7755602903" calcext:value-type="float">
            <text:p>6.7755602903</text:p>
          </table:table-cell>
          <table:table-cell table:formula="of:=POWER([.C794]-6.75;2)" office:value-type="float" office:value="0.000653328440220255" calcext:value-type="float">
            <text:p>0.0006533284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.402377" calcext:value-type="float">
            <text:p>6.402377</text:p>
          </table:table-cell>
          <table:table-cell office:value-type="float" office:value="6.7804680215" calcext:value-type="float">
            <text:p>6.7804680215</text:p>
          </table:table-cell>
          <table:table-cell table:formula="of:=POWER([.C795]-6.75;2)" office:value-type="float" office:value="0.000928300334124459" calcext:value-type="float">
            <text:p>0.0009283003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.427104" calcext:value-type="float">
            <text:p>6.427104</text:p>
          </table:table-cell>
          <table:table-cell office:value-type="float" office:value="6.7862943118" calcext:value-type="float">
            <text:p>6.7862943118</text:p>
          </table:table-cell>
          <table:table-cell table:formula="of:=POWER([.C796]-6.75;2)" office:value-type="float" office:value="0.00131727706903561" calcext:value-type="float">
            <text:p>0.0013172771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.538949" calcext:value-type="float">
            <text:p>6.538949</text:p>
          </table:table-cell>
          <table:table-cell office:value-type="float" office:value="6.7919932151" calcext:value-type="float">
            <text:p>6.7919932151</text:p>
          </table:table-cell>
          <table:table-cell table:formula="of:=POWER([.C797]-6.75;2)" office:value-type="float" office:value="0.00176343011443485" calcext:value-type="float">
            <text:p>0.0017634301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.712602" calcext:value-type="float">
            <text:p>6.712602</text:p>
          </table:table-cell>
          <table:table-cell office:value-type="float" office:value="6.7961232151" calcext:value-type="float">
            <text:p>6.7961232151</text:p>
          </table:table-cell>
          <table:table-cell table:formula="of:=POWER([.C798]-6.75;2)" office:value-type="float" office:value="0.00212735097116084" calcext:value-type="float">
            <text:p>0.002127351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.88569" calcext:value-type="float">
            <text:p>6.88569</text:p>
          </table:table-cell>
          <table:table-cell office:value-type="float" office:value="6.7975044946" calcext:value-type="float">
            <text:p>6.7975044946</text:p>
          </table:table-cell>
          <table:table-cell table:formula="of:=POWER([.C799]-6.75;2)" office:value-type="float" office:value="0.00225667700720143" calcext:value-type="float">
            <text:p>0.002256677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.989756" calcext:value-type="float">
            <text:p>6.989756</text:p>
          </table:table-cell>
          <table:table-cell office:value-type="float" office:value="6.7957863548" calcext:value-type="float">
            <text:p>6.7957863548</text:p>
          </table:table-cell>
          <table:table-cell table:formula="of:=POWER([.C800]-6.75;2)" office:value-type="float" office:value="0.00209639028587146" calcext:value-type="float">
            <text:p>0.0020963903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.980631" calcext:value-type="float">
            <text:p>6.980631</text:p>
          </table:table-cell>
          <table:table-cell office:value-type="float" office:value="6.7916608065" calcext:value-type="float">
            <text:p>6.7916608065</text:p>
          </table:table-cell>
          <table:table-cell table:formula="of:=POWER([.C801]-6.75;2)" office:value-type="float" office:value="0.00173562279823047" calcext:value-type="float">
            <text:p>0.0017356228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.854888" calcext:value-type="float">
            <text:p>6.854888</text:p>
          </table:table-cell>
          <table:table-cell office:value-type="float" office:value="6.7866733118" calcext:value-type="float">
            <text:p>6.7866733118</text:p>
          </table:table-cell>
          <table:table-cell table:formula="of:=POWER([.C802]-6.75;2)" office:value-type="float" office:value="0.00134493179837999" calcext:value-type="float">
            <text:p>0.0013449318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.650399" calcext:value-type="float">
            <text:p>6.650399</text:p>
          </table:table-cell>
          <table:table-cell office:value-type="float" office:value="6.7827092796" calcext:value-type="float">
            <text:p>6.7827092796</text:p>
          </table:table-cell>
          <table:table-cell table:formula="of:=POWER([.C803]-6.75;2)" office:value-type="float" office:value="0.00106989697195096" calcext:value-type="float">
            <text:p>0.001069897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.432891" calcext:value-type="float">
            <text:p>6.432891</text:p>
          </table:table-cell>
          <table:table-cell office:value-type="float" office:value="6.7813191183" calcext:value-type="float">
            <text:p>6.7813191183</text:p>
          </table:table-cell>
          <table:table-cell table:formula="of:=POWER([.C804]-6.75;2)" office:value-type="float" office:value="0.000980887171089388" calcext:value-type="float">
            <text:p>0.0009808872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.27144" calcext:value-type="float">
            <text:p>6.27144</text:p>
          </table:table-cell>
          <table:table-cell office:value-type="float" office:value="6.7831487527" calcext:value-type="float">
            <text:p>6.7831487527</text:p>
          </table:table-cell>
          <table:table-cell table:formula="of:=POWER([.C805]-6.75;2)" office:value-type="float" office:value="0.00109883980556575" calcext:value-type="float">
            <text:p>0.0010988398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.210576" calcext:value-type="float">
            <text:p>6.210576</text:p>
          </table:table-cell>
          <table:table-cell office:value-type="float" office:value="6.7877603548" calcext:value-type="float">
            <text:p>6.7877603548</text:p>
          </table:table-cell>
          <table:table-cell table:formula="of:=POWER([.C806]-6.75;2)" office:value-type="float" office:value="0.00142584439462185" calcext:value-type="float">
            <text:p>0.0014258444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.25351" calcext:value-type="float">
            <text:p>6.25351</text:p>
          </table:table-cell>
          <table:table-cell office:value-type="float" office:value="6.7939452796" calcext:value-type="float">
            <text:p>6.7939452796</text:p>
          </table:table-cell>
          <table:table-cell table:formula="of:=POWER([.C807]-6.75;2)" office:value-type="float" office:value="0.00193118759912217" calcext:value-type="float">
            <text:p>0.0019311876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.367844" calcext:value-type="float">
            <text:p>6.367844</text:p>
          </table:table-cell>
          <table:table-cell office:value-type="float" office:value="6.800331871" calcext:value-type="float">
            <text:p>6.800331871</text:p>
          </table:table-cell>
          <table:table-cell table:formula="of:=POWER([.C808]-6.75;2)" office:value-type="float" office:value="0.00253329723836064" calcext:value-type="float">
            <text:p>0.0025332972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.508264" calcext:value-type="float">
            <text:p>6.508264</text:p>
          </table:table-cell>
          <table:table-cell office:value-type="float" office:value="6.8059152688" calcext:value-type="float">
            <text:p>6.8059152688</text:p>
          </table:table-cell>
          <table:table-cell table:formula="of:=POWER([.C809]-6.75;2)" office:value-type="float" office:value="0.00312651728497623" calcext:value-type="float">
            <text:p>0.0031265173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.639563" calcext:value-type="float">
            <text:p>6.639563</text:p>
          </table:table-cell>
          <table:table-cell office:value-type="float" office:value="6.8102485054" calcext:value-type="float">
            <text:p>6.8102485054</text:p>
          </table:table-cell>
          <table:table-cell table:formula="of:=POWER([.C810]-6.75;2)" office:value-type="float" office:value="0.00362988240293379" calcext:value-type="float">
            <text:p>0.0036298824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.74838" calcext:value-type="float">
            <text:p>6.74838</text:p>
          </table:table-cell>
          <table:table-cell office:value-type="float" office:value="6.8133045699" calcext:value-type="float">
            <text:p>6.8133045699</text:p>
          </table:table-cell>
          <table:table-cell table:formula="of:=POWER([.C811]-6.75;2)" office:value-type="float" office:value="0.00400746857022394" calcext:value-type="float">
            <text:p>0.0040074686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.84106" calcext:value-type="float">
            <text:p>6.84106</text:p>
          </table:table-cell>
          <table:table-cell office:value-type="float" office:value="6.8151936667" calcext:value-type="float">
            <text:p>6.8151936667</text:p>
          </table:table-cell>
          <table:table-cell table:formula="of:=POWER([.C812]-6.75;2)" office:value-type="float" office:value="0.00425021417779068" calcext:value-type="float">
            <text:p>0.0042502142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.930591" calcext:value-type="float">
            <text:p>6.930591</text:p>
          </table:table-cell>
          <table:table-cell office:value-type="float" office:value="6.8159256989" calcext:value-type="float">
            <text:p>6.8159256989</text:p>
          </table:table-cell>
          <table:table-cell table:formula="of:=POWER([.C813]-6.75;2)" office:value-type="float" office:value="0.00434619777545348" calcext:value-type="float">
            <text:p>0.0043461978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7.020312" calcext:value-type="float">
            <text:p>7.020312</text:p>
          </table:table-cell>
          <table:table-cell office:value-type="float" office:value="6.8153254839" calcext:value-type="float">
            <text:p>6.8153254839</text:p>
          </table:table-cell>
          <table:table-cell table:formula="of:=POWER([.C814]-6.75;2)" office:value-type="float" office:value="0.00426741884676912" calcext:value-type="float">
            <text:p>0.0042674188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7.095123" calcext:value-type="float">
            <text:p>7.095123</text:p>
          </table:table-cell>
          <table:table-cell office:value-type="float" office:value="6.8131136559" calcext:value-type="float">
            <text:p>6.8131136559</text:p>
          </table:table-cell>
          <table:table-cell table:formula="of:=POWER([.C815]-6.75;2)" office:value-type="float" office:value="0.00398333356106367" calcext:value-type="float">
            <text:p>0.0039833336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7.126537" calcext:value-type="float">
            <text:p>7.126537</text:p>
          </table:table-cell>
          <table:table-cell office:value-type="float" office:value="6.8090913548" calcext:value-type="float">
            <text:p>6.8090913548</text:p>
          </table:table-cell>
          <table:table-cell table:formula="of:=POWER([.C816]-6.75;2)" office:value-type="float" office:value="0.00349178821209944" calcext:value-type="float">
            <text:p>0.0034917882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7.087723" calcext:value-type="float">
            <text:p>7.087723</text:p>
          </table:table-cell>
          <table:table-cell office:value-type="float" office:value="6.8033407957" calcext:value-type="float">
            <text:p>6.8033407957</text:p>
          </table:table-cell>
          <table:table-cell table:formula="of:=POWER([.C817]-6.75;2)" office:value-type="float" office:value="0.00284524048590919" calcext:value-type="float">
            <text:p>0.0028452405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.968741" calcext:value-type="float">
            <text:p>6.968741</text:p>
          </table:table-cell>
          <table:table-cell office:value-type="float" office:value="6.7963778495" calcext:value-type="float">
            <text:p>6.7963778495</text:p>
          </table:table-cell>
          <table:table-cell table:formula="of:=POWER([.C818]-6.75;2)" office:value-type="float" office:value="0.00215090492424463" calcext:value-type="float">
            <text:p>0.0021509049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.784515" calcext:value-type="float">
            <text:p>6.784515</text:p>
          </table:table-cell>
          <table:table-cell office:value-type="float" office:value="6.7892111613" calcext:value-type="float">
            <text:p>6.7892111613</text:p>
          </table:table-cell>
          <table:table-cell table:formula="of:=POWER([.C819]-6.75;2)" office:value-type="float" office:value="0.00153751517049461" calcext:value-type="float">
            <text:p>0.0015375152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.573415" calcext:value-type="float">
            <text:p>6.573415</text:p>
          </table:table-cell>
          <table:table-cell office:value-type="float" office:value="6.7832358925" calcext:value-type="float">
            <text:p>6.7832358925</text:p>
          </table:table-cell>
          <table:table-cell table:formula="of:=POWER([.C820]-6.75;2)" office:value-type="float" office:value="0.00110462455027159" calcext:value-type="float">
            <text:p>0.0011046246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.387169" calcext:value-type="float">
            <text:p>6.387169</text:p>
          </table:table-cell>
          <table:table-cell office:value-type="float" office:value="6.7798824516" calcext:value-type="float">
            <text:p>6.7798824516</text:p>
          </table:table-cell>
          <table:table-cell table:formula="of:=POWER([.C821]-6.75;2)" office:value-type="float" office:value="0.000892960913626331" calcext:value-type="float">
            <text:p>0.0008929609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.273794" calcext:value-type="float">
            <text:p>6.273794</text:p>
          </table:table-cell>
          <table:table-cell office:value-type="float" office:value="6.7800786774" calcext:value-type="float">
            <text:p>6.7800786774</text:p>
          </table:table-cell>
          <table:table-cell table:formula="of:=POWER([.C822]-6.75;2)" office:value-type="float" office:value="0.000904726834133253" calcext:value-type="float">
            <text:p>0.0009047268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.258645" calcext:value-type="float">
            <text:p>6.258645</text:p>
          </table:table-cell>
          <table:table-cell office:value-type="float" office:value="6.7838149462" calcext:value-type="float">
            <text:p>6.7838149462</text:p>
          </table:table-cell>
          <table:table-cell table:formula="of:=POWER([.C823]-6.75;2)" office:value-type="float" office:value="0.00114345058650887" calcext:value-type="float">
            <text:p>0.0011434506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.334001" calcext:value-type="float">
            <text:p>6.334001</text:p>
          </table:table-cell>
          <table:table-cell office:value-type="float" office:value="6.7901166452" calcext:value-type="float">
            <text:p>6.7901166452</text:p>
          </table:table-cell>
          <table:table-cell table:formula="of:=POWER([.C824]-6.75;2)" office:value-type="float" office:value="0.00160934522210271" calcext:value-type="float">
            <text:p>0.0016093452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.465559" calcext:value-type="float">
            <text:p>6.465559</text:p>
          </table:table-cell>
          <table:table-cell office:value-type="float" office:value="6.7974294301" calcext:value-type="float">
            <text:p>6.7974294301</text:p>
          </table:table-cell>
          <table:table-cell table:formula="of:=POWER([.C825]-6.75;2)" office:value-type="float" office:value="0.00224955083961081" calcext:value-type="float">
            <text:p>0.0022495508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.611541" calcext:value-type="float">
            <text:p>6.611541</text:p>
          </table:table-cell>
          <table:table-cell office:value-type="float" office:value="6.8041427634" calcext:value-type="float">
            <text:p>6.8041427634</text:p>
          </table:table-cell>
          <table:table-cell table:formula="of:=POWER([.C826]-6.75;2)" office:value-type="float" office:value="0.00293143882858836" calcext:value-type="float">
            <text:p>0.0029314388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.741018" calcext:value-type="float">
            <text:p>6.741018</text:p>
          </table:table-cell>
          <table:table-cell office:value-type="float" office:value="6.8089863871" calcext:value-type="float">
            <text:p>6.8089863871</text:p>
          </table:table-cell>
          <table:table-cell table:formula="of:=POWER([.C827]-6.75;2)" office:value-type="float" office:value="0.00347939386311105" calcext:value-type="float">
            <text:p>0.0034793939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.84166" calcext:value-type="float">
            <text:p>6.84166</text:p>
          </table:table-cell>
          <table:table-cell office:value-type="float" office:value="6.8112239677" calcext:value-type="float">
            <text:p>6.8112239677</text:p>
          </table:table-cell>
          <table:table-cell table:formula="of:=POWER([.C828]-6.75;2)" office:value-type="float" office:value="0.00374837422093066" calcext:value-type="float">
            <text:p>0.0037483742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.915906" calcext:value-type="float">
            <text:p>6.915906</text:p>
          </table:table-cell>
          <table:table-cell office:value-type="float" office:value="6.8107040753" calcext:value-type="float">
            <text:p>6.8107040753</text:p>
          </table:table-cell>
          <table:table-cell table:formula="of:=POWER([.C829]-6.75;2)" office:value-type="float" office:value="0.00368498475802811" calcext:value-type="float">
            <text:p>0.0036849848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.9707" calcext:value-type="float">
            <text:p>6.9707</text:p>
          </table:table-cell>
          <table:table-cell office:value-type="float" office:value="6.8078276774" calcext:value-type="float">
            <text:p>6.8078276774</text:p>
          </table:table-cell>
          <table:table-cell table:formula="of:=POWER([.C830]-6.75;2)" office:value-type="float" office:value="0.00334404027347844" calcext:value-type="float">
            <text:p>0.0033440403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7.008179" calcext:value-type="float">
            <text:p>7.008179</text:p>
          </table:table-cell>
          <table:table-cell office:value-type="float" office:value="6.803419172" calcext:value-type="float">
            <text:p>6.803419172</text:p>
          </table:table-cell>
          <table:table-cell table:formula="of:=POWER([.C831]-6.75;2)" office:value-type="float" office:value="0.00285360793716557" calcext:value-type="float">
            <text:p>0.0028536079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7.023108" calcext:value-type="float">
            <text:p>7.023108</text:p>
          </table:table-cell>
          <table:table-cell office:value-type="float" office:value="6.7984649677" calcext:value-type="float">
            <text:p>6.7984649677</text:p>
          </table:table-cell>
          <table:table-cell table:formula="of:=POWER([.C832]-6.75;2)" office:value-type="float" office:value="0.00234885309416206" calcext:value-type="float">
            <text:p>0.0023488531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7.008039" calcext:value-type="float">
            <text:p>7.008039</text:p>
          </table:table-cell>
          <table:table-cell office:value-type="float" office:value="6.7937710645" calcext:value-type="float">
            <text:p>6.7937710645</text:p>
          </table:table-cell>
          <table:table-cell table:formula="of:=POWER([.C833]-6.75;2)" office:value-type="float" office:value="0.00191590608746312" calcext:value-type="float">
            <text:p>0.0019159061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.962038" calcext:value-type="float">
            <text:p>6.962038</text:p>
          </table:table-cell>
          <table:table-cell office:value-type="float" office:value="6.7896876129" calcext:value-type="float">
            <text:p>6.7896876129</text:p>
          </table:table-cell>
          <table:table-cell table:formula="of:=POWER([.C834]-6.75;2)" office:value-type="float" office:value="0.00157510661770024" calcext:value-type="float">
            <text:p>0.0015751066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.896589" calcext:value-type="float">
            <text:p>6.896589</text:p>
          </table:table-cell>
          <table:table-cell office:value-type="float" office:value="6.7860215699" calcext:value-type="float">
            <text:p>6.7860215699</text:p>
          </table:table-cell>
          <table:table-cell table:formula="of:=POWER([.C835]-6.75;2)" office:value-type="float" office:value="0.00129755349806058" calcext:value-type="float">
            <text:p>0.0012975535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.833668" calcext:value-type="float">
            <text:p>6.833668</text:p>
          </table:table-cell>
          <table:table-cell office:value-type="float" office:value="6.7821571183" calcext:value-type="float">
            <text:p>6.7821571183</text:p>
          </table:table-cell>
          <table:table-cell table:formula="of:=POWER([.C836]-6.75;2)" office:value-type="float" office:value="0.00103408025736018" calcext:value-type="float">
            <text:p>0.0010340803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.795306" calcext:value-type="float">
            <text:p>6.795306</text:p>
          </table:table-cell>
          <table:table-cell office:value-type="float" office:value="6.7773421505" calcext:value-type="float">
            <text:p>6.7773421505</text:p>
          </table:table-cell>
          <table:table-cell table:formula="of:=POWER([.C837]-6.75;2)" office:value-type="float" office:value="0.00074759319396465" calcext:value-type="float">
            <text:p>0.0007475932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.790121" calcext:value-type="float">
            <text:p>6.790121</text:p>
          </table:table-cell>
          <table:table-cell office:value-type="float" office:value="6.7710734086" calcext:value-type="float">
            <text:p>6.7710734086</text:p>
          </table:table-cell>
          <table:table-cell table:formula="of:=POWER([.C838]-6.75;2)" office:value-type="float" office:value="0.000444088550022571" calcext:value-type="float">
            <text:p>0.0004440886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.806469" calcext:value-type="float">
            <text:p>6.806469</text:p>
          </table:table-cell>
          <table:table-cell office:value-type="float" office:value="6.7634566882" calcext:value-type="float">
            <text:p>6.7634566882</text:p>
          </table:table-cell>
          <table:table-cell table:formula="of:=POWER([.C839]-6.75;2)" office:value-type="float" office:value="0.000181082457312014" calcext:value-type="float">
            <text:p>0.0001810825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.818589" calcext:value-type="float">
            <text:p>6.818589</text:p>
          </table:table-cell>
          <table:table-cell office:value-type="float" office:value="6.7553533978" calcext:value-type="float">
            <text:p>6.7553533978</text:p>
          </table:table-cell>
          <table:table-cell table:formula="of:=POWER([.C840]-6.75;2)" office:value-type="float" office:value="0.0000286588680050495" calcext:value-type="float">
            <text:p>2.86588680050495E-005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.802385" calcext:value-type="float">
            <text:p>6.802385</text:p>
          </table:table-cell>
          <table:table-cell office:value-type="float" office:value="6.7481791828" calcext:value-type="float">
            <text:p>6.7481791828</text:p>
          </table:table-cell>
          <table:table-cell table:formula="of:=POWER([.C841]-6.75;2)" office:value-type="float" office:value="0.00000331537527581439" calcext:value-type="float">
            <text:p>3.31537527581439E-006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.750665" calcext:value-type="float">
            <text:p>6.750665</text:p>
          </table:table-cell>
          <table:table-cell office:value-type="float" office:value="6.7434304194" calcext:value-type="float">
            <text:p>6.7434304194</text:p>
          </table:table-cell>
          <table:table-cell table:formula="of:=POWER([.C842]-6.75;2)" office:value-type="float" office:value="0.0000431593892598951" calcext:value-type="float">
            <text:p>4.31593892598951E-005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.678764" calcext:value-type="float">
            <text:p>6.678764</text:p>
          </table:table-cell>
          <table:table-cell office:value-type="float" office:value="6.7421713548" calcext:value-type="float">
            <text:p>6.7421713548</text:p>
          </table:table-cell>
          <table:table-cell table:formula="of:=POWER([.C843]-6.75;2)" office:value-type="float" office:value="0.0000612876856674837" calcext:value-type="float">
            <text:p>6.12876856674837E-005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.617238" calcext:value-type="float">
            <text:p>6.617238</text:p>
          </table:table-cell>
          <table:table-cell office:value-type="float" office:value="6.7446706667" calcext:value-type="float">
            <text:p>6.7446706667</text:p>
          </table:table-cell>
          <table:table-cell table:formula="of:=POWER([.C844]-6.75;2)" office:value-type="float" office:value="0.0000284017934224861" calcext:value-type="float">
            <text:p>2.84017934224861E-005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.595291" calcext:value-type="float">
            <text:p>6.595291</text:p>
          </table:table-cell>
          <table:table-cell office:value-type="float" office:value="6.7502683226" calcext:value-type="float">
            <text:p>6.7502683226</text:p>
          </table:table-cell>
          <table:table-cell table:formula="of:=POWER([.C845]-6.75;2)" office:value-type="float" office:value="0.0000000719970176708693" calcext:value-type="float">
            <text:p>0.000000072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.624814" calcext:value-type="float">
            <text:p>6.624814</text:p>
          </table:table-cell>
          <table:table-cell office:value-type="float" office:value="6.7574970323" calcext:value-type="float">
            <text:p>6.7574970323</text:p>
          </table:table-cell>
          <table:table-cell table:formula="of:=POWER([.C846]-6.75;2)" office:value-type="float" office:value="0.0000562054933072414" calcext:value-type="float">
            <text:p>5.62054933072414E-005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.695499" calcext:value-type="float">
            <text:p>6.695499</text:p>
          </table:table-cell>
          <table:table-cell office:value-type="float" office:value="6.7644287419" calcext:value-type="float">
            <text:p>6.7644287419</text:p>
          </table:table-cell>
          <table:table-cell table:formula="of:=POWER([.C847]-6.75;2)" office:value-type="float" office:value="0.000208188592816809" calcext:value-type="float">
            <text:p>0.0002081886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.783065" calcext:value-type="float">
            <text:p>6.783065</text:p>
          </table:table-cell>
          <table:table-cell office:value-type="float" office:value="6.7691402581" calcext:value-type="float">
            <text:p>6.7691402581</text:p>
          </table:table-cell>
          <table:table-cell table:formula="of:=POWER([.C848]-6.75;2)" office:value-type="float" office:value="0.000366349480134623" calcext:value-type="float">
            <text:p>0.0003663495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.862676" calcext:value-type="float">
            <text:p>6.862676</text:p>
          </table:table-cell>
          <table:table-cell office:value-type="float" office:value="6.770161914" calcext:value-type="float">
            <text:p>6.770161914</text:p>
          </table:table-cell>
          <table:table-cell table:formula="of:=POWER([.C849]-6.75;2)" office:value-type="float" office:value="0.000406502776143396" calcext:value-type="float">
            <text:p>0.0004065028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.918377" calcext:value-type="float">
            <text:p>6.918377</text:p>
          </table:table-cell>
          <table:table-cell office:value-type="float" office:value="6.7668140753" calcext:value-type="float">
            <text:p>6.7668140753</text:p>
          </table:table-cell>
          <table:table-cell table:formula="of:=POWER([.C850]-6.75;2)" office:value-type="float" office:value="0.000282713128194074" calcext:value-type="float">
            <text:p>0.0002827131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.945446" calcext:value-type="float">
            <text:p>6.945446</text:p>
          </table:table-cell>
          <table:table-cell office:value-type="float" office:value="6.7593718495" calcext:value-type="float">
            <text:p>6.7593718495</text:p>
          </table:table-cell>
          <table:table-cell table:formula="of:=POWER([.C851]-6.75;2)" office:value-type="float" office:value="0.0000878315630506487" calcext:value-type="float">
            <text:p>8.78315630506487E-005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.947913" calcext:value-type="float">
            <text:p>6.947913</text:p>
          </table:table-cell>
          <table:table-cell office:value-type="float" office:value="6.7489823548" calcext:value-type="float">
            <text:p>6.7489823548</text:p>
          </table:table-cell>
          <table:table-cell table:formula="of:=POWER([.C852]-6.75;2)" office:value-type="float" office:value="0.00000103560175308332" calcext:value-type="float">
            <text:p>1.03560175308332E-006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.934762" calcext:value-type="float">
            <text:p>6.934762</text:p>
          </table:table-cell>
          <table:table-cell office:value-type="float" office:value="6.7372779355" calcext:value-type="float">
            <text:p>6.7372779355</text:p>
          </table:table-cell>
          <table:table-cell table:formula="of:=POWER([.C853]-6.75;2)" office:value-type="float" office:value="0.000161850925142164" calcext:value-type="float">
            <text:p>0.0001618509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.916866" calcext:value-type="float">
            <text:p>6.916866</text:p>
          </table:table-cell>
          <table:table-cell office:value-type="float" office:value="6.7257982581" calcext:value-type="float">
            <text:p>6.7257982581</text:p>
          </table:table-cell>
          <table:table-cell table:formula="of:=POWER([.C854]-6.75;2)" office:value-type="float" office:value="0.000585724310994206" calcext:value-type="float">
            <text:p>0.0005857243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.904783" calcext:value-type="float">
            <text:p>6.904783</text:p>
          </table:table-cell>
          <table:table-cell office:value-type="float" office:value="6.7155295806" calcext:value-type="float">
            <text:p>6.7155295806</text:p>
          </table:table-cell>
          <table:table-cell table:formula="of:=POWER([.C855]-6.75;2)" office:value-type="float" office:value="0.00118820981361189" calcext:value-type="float">
            <text:p>0.0011882098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.906727" calcext:value-type="float">
            <text:p>6.906727</text:p>
          </table:table-cell>
          <table:table-cell office:value-type="float" office:value="6.7067976774" calcext:value-type="float">
            <text:p>6.7067976774</text:p>
          </table:table-cell>
          <table:table-cell table:formula="of:=POWER([.C856]-6.75;2)" office:value-type="float" office:value="0.00186644067803447" calcext:value-type="float">
            <text:p>0.0018664407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.926381" calcext:value-type="float">
            <text:p>6.926381</text:p>
          </table:table-cell>
          <table:table-cell office:value-type="float" office:value="6.6994709032" calcext:value-type="float">
            <text:p>6.6994709032</text:p>
          </table:table-cell>
          <table:table-cell table:formula="of:=POWER([.C857]-6.75;2)" office:value-type="float" office:value="0.00255318962342378" calcext:value-type="float">
            <text:p>0.0025531896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.961227" calcext:value-type="float">
            <text:p>6.961227</text:p>
          </table:table-cell>
          <table:table-cell office:value-type="float" office:value="6.6932615054" calcext:value-type="float">
            <text:p>6.6932615054</text:p>
          </table:table-cell>
          <table:table-cell table:formula="of:=POWER([.C858]-6.75;2)" office:value-type="float" office:value="0.00321925676947426" calcext:value-type="float">
            <text:p>0.0032192568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7.002423" calcext:value-type="float">
            <text:p>7.002423</text:p>
          </table:table-cell>
          <table:table-cell office:value-type="float" office:value="6.6879345376" calcext:value-type="float">
            <text:p>6.6879345376</text:p>
          </table:table-cell>
          <table:table-cell table:formula="of:=POWER([.C859]-6.75;2)" office:value-type="float" office:value="0.00385212162292577" calcext:value-type="float">
            <text:p>0.0038521216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7.036822" calcext:value-type="float">
            <text:p>7.036822</text:p>
          </table:table-cell>
          <table:table-cell office:value-type="float" office:value="6.6833495054" calcext:value-type="float">
            <text:p>6.6833495054</text:p>
          </table:table-cell>
          <table:table-cell table:formula="of:=POWER([.C860]-6.75;2)" office:value-type="float" office:value="0.00444228843042465" calcext:value-type="float">
            <text:p>0.0044422884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7.050818" calcext:value-type="float">
            <text:p>7.050818</text:p>
          </table:table-cell>
          <table:table-cell office:value-type="float" office:value="6.6793876452" calcext:value-type="float">
            <text:p>6.6793876452</text:p>
          </table:table-cell>
          <table:table-cell table:formula="of:=POWER([.C861]-6.75;2)" office:value-type="float" office:value="0.00498610465040104" calcext:value-type="float">
            <text:p>0.0049861047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7.034959" calcext:value-type="float">
            <text:p>7.034959</text:p>
          </table:table-cell>
          <table:table-cell office:value-type="float" office:value="6.6758865806" calcext:value-type="float">
            <text:p>6.6758865806</text:p>
          </table:table-cell>
          <table:table-cell table:formula="of:=POWER([.C862]-6.75;2)" office:value-type="float" office:value="0.00549279893516025" calcext:value-type="float">
            <text:p>0.0054927989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.987859" calcext:value-type="float">
            <text:p>6.987859</text:p>
          </table:table-cell>
          <table:table-cell office:value-type="float" office:value="6.6726719677" calcext:value-type="float">
            <text:p>6.6726719677</text:p>
          </table:table-cell>
          <table:table-cell table:formula="of:=POWER([.C863]-6.75;2)" office:value-type="float" office:value="0.00597962457938979" calcext:value-type="float">
            <text:p>0.0059796246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.9176" calcext:value-type="float">
            <text:p>6.9176</text:p>
          </table:table-cell>
          <table:table-cell office:value-type="float" office:value="6.6696790538" calcext:value-type="float">
            <text:p>6.6696790538</text:p>
          </table:table-cell>
          <table:table-cell table:formula="of:=POWER([.C864]-6.75;2)" office:value-type="float" office:value="0.00645145439846324" calcext:value-type="float">
            <text:p>0.006451454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.839274" calcext:value-type="float">
            <text:p>6.839274</text:p>
          </table:table-cell>
          <table:table-cell office:value-type="float" office:value="6.6670659677" calcext:value-type="float">
            <text:p>6.6670659677</text:p>
          </table:table-cell>
          <table:table-cell table:formula="of:=POWER([.C865]-6.75;2)" office:value-type="float" office:value="0.00687805371353742" calcext:value-type="float">
            <text:p>0.0068780537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.769043" calcext:value-type="float">
            <text:p>6.769043</text:p>
          </table:table-cell>
          <table:table-cell office:value-type="float" office:value="6.6651819247" calcext:value-type="float">
            <text:p>6.6651819247</text:p>
          </table:table-cell>
          <table:table-cell table:formula="of:=POWER([.C866]-6.75;2)" office:value-type="float" office:value="0.00719410589759652" calcext:value-type="float">
            <text:p>0.0071941059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.717633" calcext:value-type="float">
            <text:p>6.717633</text:p>
          </table:table-cell>
          <table:table-cell office:value-type="float" office:value="6.6643127097" calcext:value-type="float">
            <text:p>6.6643127097</text:p>
          </table:table-cell>
          <table:table-cell table:formula="of:=POWER([.C867]-6.75;2)" office:value-type="float" office:value="0.00734231171895649" calcext:value-type="float">
            <text:p>0.007342311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.687241" calcext:value-type="float">
            <text:p>6.687241</text:p>
          </table:table-cell>
          <table:table-cell office:value-type="float" office:value="6.664296957" calcext:value-type="float">
            <text:p>6.664296957</text:p>
          </table:table-cell>
          <table:table-cell table:formula="of:=POWER([.C868]-6.75;2)" office:value-type="float" office:value="0.00734501157945979" calcext:value-type="float">
            <text:p>0.0073450116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.673453" calcext:value-type="float">
            <text:p>6.673453</text:p>
          </table:table-cell>
          <table:table-cell office:value-type="float" office:value="6.6642620108" calcext:value-type="float">
            <text:p>6.6642620108</text:p>
          </table:table-cell>
          <table:table-cell table:formula="of:=POWER([.C869]-6.75;2)" office:value-type="float" office:value="0.00735100279205933" calcext:value-type="float">
            <text:p>0.0073510028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.66991" calcext:value-type="float">
            <text:p>6.66991</text:p>
          </table:table-cell>
          <table:table-cell office:value-type="float" office:value="6.6626971613" calcext:value-type="float">
            <text:p>6.6626971613</text:p>
          </table:table-cell>
          <table:table-cell table:formula="of:=POWER([.C870]-6.75;2)" office:value-type="float" office:value="0.00762178564507828" calcext:value-type="float">
            <text:p>0.0076217856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.672173" calcext:value-type="float">
            <text:p>6.672173</text:p>
          </table:table-cell>
          <table:table-cell office:value-type="float" office:value="6.6579072258" calcext:value-type="float">
            <text:p>6.6579072258</text:p>
          </table:table-cell>
          <table:table-cell table:formula="of:=POWER([.C871]-6.75;2)" office:value-type="float" office:value="0.00848107905985222" calcext:value-type="float">
            <text:p>0.0084810791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.679274" calcext:value-type="float">
            <text:p>6.679274</text:p>
          </table:table-cell>
          <table:table-cell office:value-type="float" office:value="6.6487310215" calcext:value-type="float">
            <text:p>6.6487310215</text:p>
          </table:table-cell>
          <table:table-cell table:formula="of:=POWER([.C872]-6.75;2)" office:value-type="float" office:value="0.0102554060064335" calcext:value-type="float">
            <text:p>0.010255406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.693617" calcext:value-type="float">
            <text:p>6.693617</text:p>
          </table:table-cell>
          <table:table-cell office:value-type="float" office:value="6.6352797419" calcext:value-type="float">
            <text:p>6.6352797419</text:p>
          </table:table-cell>
          <table:table-cell table:formula="of:=POWER([.C873]-6.75;2)" office:value-type="float" office:value="0.0131607376185307" calcext:value-type="float">
            <text:p>0.0131607376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.719828" calcext:value-type="float">
            <text:p>6.719828</text:p>
          </table:table-cell>
          <table:table-cell office:value-type="float" office:value="6.6192632903" calcext:value-type="float">
            <text:p>6.6192632903</text:p>
          </table:table-cell>
          <table:table-cell table:formula="of:=POWER([.C874]-6.75;2)" office:value-type="float" office:value="0.017092087263182" calcext:value-type="float">
            <text:p>0.0170920873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.762146" calcext:value-type="float">
            <text:p>6.762146</text:p>
          </table:table-cell>
          <table:table-cell office:value-type="float" office:value="6.6034177634" calcext:value-type="float">
            <text:p>6.6034177634</text:p>
          </table:table-cell>
          <table:table-cell table:formula="of:=POWER([.C875]-6.75;2)" office:value-type="float" office:value="0.0214863520866585" calcext:value-type="float">
            <text:p>0.0214863521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.82059" calcext:value-type="float">
            <text:p>6.82059</text:p>
          </table:table-cell>
          <table:table-cell office:value-type="float" office:value="6.5902516237" calcext:value-type="float">
            <text:p>6.5902516237</text:p>
          </table:table-cell>
          <table:table-cell table:formula="of:=POWER([.C876]-6.75;2)" office:value-type="float" office:value="0.0255195437304863" calcext:value-type="float">
            <text:p>0.0255195437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.888083" calcext:value-type="float">
            <text:p>6.888083</text:p>
          </table:table-cell>
          <table:table-cell office:value-type="float" office:value="6.581216828" calcext:value-type="float">
            <text:p>6.581216828</text:p>
          </table:table-cell>
          <table:table-cell table:formula="of:=POWER([.C877]-6.75;2)" office:value-type="float" office:value="0.0284877591503814" calcext:value-type="float">
            <text:p>0.0284877592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.951121" calcext:value-type="float">
            <text:p>6.951121</text:p>
          </table:table-cell>
          <table:table-cell office:value-type="float" office:value="6.576817" calcext:value-type="float">
            <text:p>6.576817</text:p>
          </table:table-cell>
          <table:table-cell table:formula="of:=POWER([.C878]-6.75;2)" office:value-type="float" office:value="0.029992351489" calcext:value-type="float">
            <text:p>0.0299923515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.994163" calcext:value-type="float">
            <text:p>6.994163</text:p>
          </table:table-cell>
          <table:table-cell office:value-type="float" office:value="6.5771108602" calcext:value-type="float">
            <text:p>6.5771108602</text:p>
          </table:table-cell>
          <table:table-cell table:formula="of:=POWER([.C879]-6.75;2)" office:value-type="float" office:value="0.0298906546607838" calcext:value-type="float">
            <text:p>0.0298906547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7.005476" calcext:value-type="float">
            <text:p>7.005476</text:p>
          </table:table-cell>
          <table:table-cell office:value-type="float" office:value="6.5820233441" calcext:value-type="float">
            <text:p>6.5820233441</text:p>
          </table:table-cell>
          <table:table-cell table:formula="of:=POWER([.C880]-6.75;2)" office:value-type="float" office:value="0.0282161569273472" calcext:value-type="float">
            <text:p>0.0282161569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.981976" calcext:value-type="float">
            <text:p>6.981976</text:p>
          </table:table-cell>
          <table:table-cell office:value-type="float" office:value="6.5912891505" calcext:value-type="float">
            <text:p>6.5912891505</text:p>
          </table:table-cell>
          <table:table-cell table:formula="of:=POWER([.C881]-6.75;2)" office:value-type="float" office:value="0.0251891337490117" calcext:value-type="float">
            <text:p>0.0251891337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.931831" calcext:value-type="float">
            <text:p>6.931831</text:p>
          </table:table-cell>
          <table:table-cell office:value-type="float" office:value="6.6041176989" calcext:value-type="float">
            <text:p>6.6041176989</text:p>
          </table:table-cell>
          <table:table-cell table:formula="of:=POWER([.C882]-6.75;2)" office:value-type="float" office:value="0.0212816457742312" calcext:value-type="float">
            <text:p>0.0212816458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.873713" calcext:value-type="float">
            <text:p>6.873713</text:p>
          </table:table-cell>
          <table:table-cell office:value-type="float" office:value="6.6186926344" calcext:value-type="float">
            <text:p>6.6186926344</text:p>
          </table:table-cell>
          <table:table-cell table:formula="of:=POWER([.C883]-6.75;2)" office:value-type="float" office:value="0.017241624260812" calcext:value-type="float">
            <text:p>0.0172416243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.831212" calcext:value-type="float">
            <text:p>6.831212</text:p>
          </table:table-cell>
          <table:table-cell office:value-type="float" office:value="6.631436043" calcext:value-type="float">
            <text:p>6.631436043</text:p>
          </table:table-cell>
          <table:table-cell table:formula="of:=POWER([.C884]-6.75;2)" office:value-type="float" office:value="0.0140574118994979" calcext:value-type="float">
            <text:p>0.0140574119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.8226" calcext:value-type="float">
            <text:p>6.8226</text:p>
          </table:table-cell>
          <table:table-cell office:value-type="float" office:value="6.6351576667" calcext:value-type="float">
            <text:p>6.6351576667</text:p>
          </table:table-cell>
          <table:table-cell table:formula="of:=POWER([.C885]-6.75;2)" office:value-type="float" office:value="0.0131887615177884" calcext:value-type="float">
            <text:p>0.0131887615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.850711" calcext:value-type="float">
            <text:p>6.850711</text:p>
          </table:table-cell>
          <table:table-cell office:value-type="float" office:value="6.6052747527" calcext:value-type="float">
            <text:p>6.6052747527</text:p>
          </table:table-cell>
          <table:table-cell table:formula="of:=POWER([.C886]-6.75;2)" office:value-type="float" office:value="0.0209453972060462" calcext:value-type="float">
            <text:p>0.0209453972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.900118" calcext:value-type="float">
            <text:p>6.900118</text:p>
          </table:table-cell>
          <table:table-cell office:value-type="float" office:value="6.5750895699" calcext:value-type="float">
            <text:p>6.5750895699</text:p>
          </table:table-cell>
          <table:table-cell table:formula="of:=POWER([.C887]-6.75;2)" office:value-type="float" office:value="0.0305936585577669" calcext:value-type="float">
            <text:p>0.0305936586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.944222" calcext:value-type="float">
            <text:p>6.944222</text:p>
          </table:table-cell>
          <table:table-cell office:value-type="float" office:value="6.6326110968" calcext:value-type="float">
            <text:p>6.6326110968</text:p>
          </table:table-cell>
          <table:table-cell table:formula="of:=POWER([.C888]-6.75;2)" office:value-type="float" office:value="0.013780154594499" calcext:value-type="float">
            <text:p>0.0137801546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.957102" calcext:value-type="float">
            <text:p>6.957102</text:p>
          </table:table-cell>
          <table:table-cell office:value-type="float" office:value="6.6540008387" calcext:value-type="float">
            <text:p>6.6540008387</text:p>
          </table:table-cell>
          <table:table-cell table:formula="of:=POWER([.C889]-6.75;2)" office:value-type="float" office:value="0.00921583897030341" calcext:value-type="float">
            <text:p>0.009215839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.923039" calcext:value-type="float">
            <text:p>6.923039</text:p>
          </table:table-cell>
          <table:table-cell office:value-type="float" office:value="6.6610959785" calcext:value-type="float">
            <text:p>6.6610959785</text:p>
          </table:table-cell>
          <table:table-cell table:formula="of:=POWER([.C890]-6.75;2)" office:value-type="float" office:value="0.00790392503887252" calcext:value-type="float">
            <text:p>0.007903925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.841061" calcext:value-type="float">
            <text:p>6.841061</text:p>
          </table:table-cell>
          <table:table-cell office:value-type="float" office:value="6.6641729677" calcext:value-type="float">
            <text:p>6.6641729677</text:p>
          </table:table-cell>
          <table:table-cell table:formula="of:=POWER([.C891]-6.75;2)" office:value-type="float" office:value="0.00736627947342526" calcext:value-type="float">
            <text:p>0.0073662795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.725903" calcext:value-type="float">
            <text:p>6.725903</text:p>
          </table:table-cell>
          <table:table-cell office:value-type="float" office:value="6.669893" calcext:value-type="float">
            <text:p>6.669893</text:p>
          </table:table-cell>
          <table:table-cell table:formula="of:=POWER([.C892]-6.75;2)" office:value-type="float" office:value="0.00641713144899999" calcext:value-type="float">
            <text:p>0.0064171314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.60608" calcext:value-type="float">
            <text:p>6.60608</text:p>
          </table:table-cell>
          <table:table-cell office:value-type="float" office:value="6.6802364516" calcext:value-type="float">
            <text:p>6.6802364516</text:p>
          </table:table-cell>
          <table:table-cell table:formula="of:=POWER([.C893]-6.75;2)" office:value-type="float" office:value="0.00486695268535916" calcext:value-type="float">
            <text:p>0.0048669527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.516794" calcext:value-type="float">
            <text:p>6.516794</text:p>
          </table:table-cell>
          <table:table-cell office:value-type="float" office:value="6.6930503763" calcext:value-type="float">
            <text:p>6.6930503763</text:p>
          </table:table-cell>
          <table:table-cell table:formula="of:=POWER([.C894]-6.75;2)" office:value-type="float" office:value="0.00324325963957155" calcext:value-type="float">
            <text:p>0.0032432596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.486233" calcext:value-type="float">
            <text:p>6.486233</text:p>
          </table:table-cell>
          <table:table-cell office:value-type="float" office:value="6.7038420323" calcext:value-type="float">
            <text:p>6.7038420323</text:p>
          </table:table-cell>
          <table:table-cell table:formula="of:=POWER([.C895]-6.75;2)" office:value-type="float" office:value="0.00213055798219426" calcext:value-type="float">
            <text:p>0.002130558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.521114" calcext:value-type="float">
            <text:p>6.521114</text:p>
          </table:table-cell>
          <table:table-cell office:value-type="float" office:value="6.7077471613" calcext:value-type="float">
            <text:p>6.7077471613</text:p>
          </table:table-cell>
          <table:table-cell table:formula="of:=POWER([.C896]-6.75;2)" office:value-type="float" office:value="0.00178530237820819" calcext:value-type="float">
            <text:p>0.0017853024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.603047" calcext:value-type="float">
            <text:p>6.603047</text:p>
          </table:table-cell>
          <table:table-cell office:value-type="float" office:value="6.7013856882" calcext:value-type="float">
            <text:p>6.7013856882</text:p>
          </table:table-cell>
          <table:table-cell table:formula="of:=POWER([.C897]-6.75;2)" office:value-type="float" office:value="0.0023633513117876" calcext:value-type="float">
            <text:p>0.0023633513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.700319" calcext:value-type="float">
            <text:p>6.700319</text:p>
          </table:table-cell>
          <table:table-cell office:value-type="float" office:value="6.6844666774" calcext:value-type="float">
            <text:p>6.6844666774</text:p>
          </table:table-cell>
          <table:table-cell table:formula="of:=POWER([.C898]-6.75;2)" office:value-type="float" office:value="0.00429461637099571" calcext:value-type="float">
            <text:p>0.0042946164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.785774" calcext:value-type="float">
            <text:p>6.785774</text:p>
          </table:table-cell>
          <table:table-cell office:value-type="float" office:value="6.6606033441" calcext:value-type="float">
            <text:p>6.6606033441</text:p>
          </table:table-cell>
          <table:table-cell table:formula="of:=POWER([.C899]-6.75;2)" office:value-type="float" office:value="0.00799176208610299" calcext:value-type="float">
            <text:p>0.0079917621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.847463" calcext:value-type="float">
            <text:p>6.847463</text:p>
          </table:table-cell>
          <table:table-cell office:value-type="float" office:value="6.6358634086" calcext:value-type="float">
            <text:p>6.6358634086</text:p>
          </table:table-cell>
          <table:table-cell table:formula="of:=POWER([.C900]-6.75;2)" office:value-type="float" office:value="0.0130271614964106" calcext:value-type="float">
            <text:p>0.0130271615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.8871" calcext:value-type="float">
            <text:p>6.8871</text:p>
          </table:table-cell>
          <table:table-cell office:value-type="float" office:value="6.615186914" calcext:value-type="float">
            <text:p>6.615186914</text:p>
          </table:table-cell>
          <table:table-cell table:formula="of:=POWER([.C901]-6.75;2)" office:value-type="float" office:value="0.0181745681568435" calcext:value-type="float">
            <text:p>0.0181745682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.911255" calcext:value-type="float">
            <text:p>6.911255</text:p>
          </table:table-cell>
          <table:table-cell office:value-type="float" office:value="6.6006202366" calcext:value-type="float">
            <text:p>6.6006202366</text:p>
          </table:table-cell>
          <table:table-cell table:formula="of:=POWER([.C902]-6.75;2)" office:value-type="float" office:value="0.0223143137134399" calcext:value-type="float">
            <text:p>0.0223143137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.923777" calcext:value-type="float">
            <text:p>6.923777</text:p>
          </table:table-cell>
          <table:table-cell office:value-type="float" office:value="6.5920917957" calcext:value-type="float">
            <text:p>6.5920917957</text:p>
          </table:table-cell>
          <table:table-cell table:formula="of:=POWER([.C903]-6.75;2)" office:value-type="float" office:value="0.0249350009852505" calcext:value-type="float">
            <text:p>0.024935001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.924066" calcext:value-type="float">
            <text:p>6.924066</text:p>
          </table:table-cell>
          <table:table-cell office:value-type="float" office:value="6.5884941398" calcext:value-type="float">
            <text:p>6.5884941398</text:p>
          </table:table-cell>
          <table:table-cell table:formula="of:=POWER([.C904]-6.75;2)" office:value-type="float" office:value="0.026084142878942" calcext:value-type="float">
            <text:p>0.0260841429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.909139" calcext:value-type="float">
            <text:p>6.909139</text:p>
          </table:table-cell>
          <table:table-cell office:value-type="float" office:value="6.5882757849" calcext:value-type="float">
            <text:p>6.5882757849</text:p>
          </table:table-cell>
          <table:table-cell table:formula="of:=POWER([.C905]-6.75;2)" office:value-type="float" office:value="0.0261547217497109" calcext:value-type="float">
            <text:p>0.0261547217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.874771" calcext:value-type="float">
            <text:p>6.874771</text:p>
          </table:table-cell>
          <table:table-cell office:value-type="float" office:value="6.5897232688" calcext:value-type="float">
            <text:p>6.5897232688</text:p>
          </table:table-cell>
          <table:table-cell table:formula="of:=POWER([.C906]-6.75;2)" office:value-type="float" office:value="0.025688630564157" calcext:value-type="float">
            <text:p>0.0256886306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.814612" calcext:value-type="float">
            <text:p>6.814612</text:p>
          </table:table-cell>
          <table:table-cell office:value-type="float" office:value="6.5912172581" calcext:value-type="float">
            <text:p>6.5912172581</text:p>
          </table:table-cell>
          <table:table-cell table:formula="of:=POWER([.C907]-6.75;2)" office:value-type="float" office:value="0.0252119591252819" calcext:value-type="float">
            <text:p>0.0252119591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.721049" calcext:value-type="float">
            <text:p>6.721049</text:p>
          </table:table-cell>
          <table:table-cell office:value-type="float" office:value="6.5916007634" calcext:value-type="float">
            <text:p>6.5916007634</text:p>
          </table:table-cell>
          <table:table-cell table:formula="of:=POWER([.C908]-6.75;2)" office:value-type="float" office:value="0.0250903181554628" calcext:value-type="float">
            <text:p>0.0250903182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.591735" calcext:value-type="float">
            <text:p>6.591735</text:p>
          </table:table-cell>
          <table:table-cell office:value-type="float" office:value="6.5901937174" calcext:value-type="float">
            <text:p>6.5901937174</text:p>
          </table:table-cell>
          <table:table-cell table:formula="of:=POWER([.C909]-6.75;2)" office:value-type="float" office:value="0.0255380479584311" calcext:value-type="float">
            <text:p>0.025538048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.440169" calcext:value-type="float">
            <text:p>6.440169</text:p>
          </table:table-cell>
          <table:table-cell office:value-type="float" office:value="6.5901767802" calcext:value-type="float">
            <text:p>6.5901767802</text:p>
          </table:table-cell>
          <table:table-cell table:formula="of:=POWER([.C910]-6.75;2)" office:value-type="float" office:value="0.025543461587239" calcext:value-type="float">
            <text:p>0.0255434616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.302239" calcext:value-type="float">
            <text:p>6.302239</text:p>
          </table:table-cell>
          <table:table-cell office:value-type="float" office:value="6.5918435333" calcext:value-type="float">
            <text:p>6.5918435333</text:p>
          </table:table-cell>
          <table:table-cell table:formula="of:=POWER([.C911]-6.75;2)" office:value-type="float" office:value="0.025013467959028" calcext:value-type="float">
            <text:p>0.025013468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.228815" calcext:value-type="float">
            <text:p>6.228815</text:p>
          </table:table-cell>
          <table:table-cell office:value-type="float" office:value="6.5950975169" calcext:value-type="float">
            <text:p>6.5950975169</text:p>
          </table:table-cell>
          <table:table-cell table:formula="of:=POWER([.C912]-6.75;2)" office:value-type="float" office:value="0.0239947792705457" calcext:value-type="float">
            <text:p>0.0239947793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.261545" calcext:value-type="float">
            <text:p>6.261545</text:p>
          </table:table-cell>
          <table:table-cell office:value-type="float" office:value="6.5992598182" calcext:value-type="float">
            <text:p>6.5992598182</text:p>
          </table:table-cell>
          <table:table-cell table:formula="of:=POWER([.C913]-6.75;2)" office:value-type="float" office:value="0.022722602409097" calcext:value-type="float">
            <text:p>0.0227226024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.405418" calcext:value-type="float">
            <text:p>6.405418</text:p>
          </table:table-cell>
          <table:table-cell office:value-type="float" office:value="6.6031415977" calcext:value-type="float">
            <text:p>6.6031415977</text:p>
          </table:table-cell>
          <table:table-cell table:formula="of:=POWER([.C914]-6.75;2)" office:value-type="float" office:value="0.0215673903261087" calcext:value-type="float">
            <text:p>0.0215673903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.621267" calcext:value-type="float">
            <text:p>6.621267</text:p>
          </table:table-cell>
          <table:table-cell office:value-type="float" office:value="6.6054407093" calcext:value-type="float">
            <text:p>6.6054407093</text:p>
          </table:table-cell>
          <table:table-cell table:formula="of:=POWER([.C915]-6.75;2)" office:value-type="float" office:value="0.0208973885276872" calcext:value-type="float">
            <text:p>0.0208973885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6.844703" calcext:value-type="float">
            <text:p>6.844703</text:p>
          </table:table-cell>
          <table:table-cell office:value-type="float" office:value="6.6052545176" calcext:value-type="float">
            <text:p>6.6052545176</text:p>
          </table:table-cell>
          <table:table-cell table:formula="of:=POWER([.C916]-6.75;2)" office:value-type="float" office:value="0.0209512546752088" calcext:value-type="float">
            <text:p>0.0209512547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7.01409" calcext:value-type="float">
            <text:p>7.01409</text:p>
          </table:table-cell>
          <table:table-cell office:value-type="float" office:value="6.6024039405" calcext:value-type="float">
            <text:p>6.6024039405</text:p>
          </table:table-cell>
          <table:table-cell table:formula="of:=POWER([.C917]-6.75;2)" office:value-type="float" office:value="0.0217845967799274" calcext:value-type="float">
            <text:p>0.0217845968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7.089899" calcext:value-type="float">
            <text:p>7.089899</text:p>
          </table:table-cell>
          <table:table-cell office:value-type="float" office:value="6.5974438675" calcext:value-type="float">
            <text:p>6.5974438675</text:p>
          </table:table-cell>
          <table:table-cell table:formula="of:=POWER([.C918]-6.75;2)" office:value-type="float" office:value="0.0232733735633576" calcext:value-type="float">
            <text:p>0.0232733736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7.061998" calcext:value-type="float">
            <text:p>7.061998</text:p>
          </table:table-cell>
          <table:table-cell office:value-type="float" office:value="6.5914383171" calcext:value-type="float">
            <text:p>6.5914383171</text:p>
          </table:table-cell>
          <table:table-cell table:formula="of:=POWER([.C919]-6.75;2)" office:value-type="float" office:value="0.0251418072840802" calcext:value-type="float">
            <text:p>0.0251418073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.949113" calcext:value-type="float">
            <text:p>6.949113</text:p>
          </table:table-cell>
          <table:table-cell office:value-type="float" office:value="6.5856289383" calcext:value-type="float">
            <text:p>6.5856289383</text:p>
          </table:table-cell>
          <table:table-cell table:formula="of:=POWER([.C920]-6.75;2)" office:value-type="float" office:value="0.0270178459243851" calcext:value-type="float">
            <text:p>0.0270178459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.79331" calcext:value-type="float">
            <text:p>6.79331</text:p>
          </table:table-cell>
          <table:table-cell office:value-type="float" office:value="6.5810853875" calcext:value-type="float">
            <text:p>6.5810853875</text:p>
          </table:table-cell>
          <table:table-cell table:formula="of:=POWER([.C921]-6.75;2)" office:value-type="float" office:value="0.0285321463160252" calcext:value-type="float">
            <text:p>0.0285321463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.648401" calcext:value-type="float">
            <text:p>6.648401</text:p>
          </table:table-cell>
          <table:table-cell office:value-type="float" office:value="6.578399" calcext:value-type="float">
            <text:p>6.578399</text:p>
          </table:table-cell>
          <table:table-cell table:formula="of:=POWER([.C922]-6.75;2)" office:value-type="float" office:value="0.029446903201" calcext:value-type="float">
            <text:p>0.0294469032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.560709" calcext:value-type="float">
            <text:p>6.560709</text:p>
          </table:table-cell>
          <table:table-cell office:value-type="float" office:value="6.5775015385" calcext:value-type="float">
            <text:p>6.5775015385</text:p>
          </table:table-cell>
          <table:table-cell table:formula="of:=POWER([.C923]-6.75;2)" office:value-type="float" office:value="0.029755719219867" calcext:value-type="float">
            <text:p>0.0297557192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.547438" calcext:value-type="float">
            <text:p>6.547438</text:p>
          </table:table-cell>
          <table:table-cell office:value-type="float" office:value="6.5777196234" calcext:value-type="float">
            <text:p>6.5777196234</text:p>
          </table:table-cell>
          <table:table-cell table:formula="of:=POWER([.C924]-6.75;2)" office:value-type="float" office:value="0.0296805281614378" calcext:value-type="float">
            <text:p>0.0296805282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.586575" calcext:value-type="float">
            <text:p>6.586575</text:p>
          </table:table-cell>
          <table:table-cell office:value-type="float" office:value="6.5781180658" calcext:value-type="float">
            <text:p>6.5781180658</text:p>
          </table:table-cell>
          <table:table-cell table:formula="of:=POWER([.C925]-6.75;2)" office:value-type="float" office:value="0.0295433993043331" calcext:value-type="float">
            <text:p>0.0295433993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.628278" calcext:value-type="float">
            <text:p>6.628278</text:p>
          </table:table-cell>
          <table:table-cell office:value-type="float" office:value="6.5780053067" calcext:value-type="float">
            <text:p>6.5780053067</text:p>
          </table:table-cell>
          <table:table-cell table:formula="of:=POWER([.C926]-6.75;2)" office:value-type="float" office:value="0.0295821745233612" calcext:value-type="float">
            <text:p>0.0295821745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.621096" calcext:value-type="float">
            <text:p>6.621096</text:p>
          </table:table-cell>
          <table:table-cell office:value-type="float" office:value="6.5773259459" calcext:value-type="float">
            <text:p>6.5773259459</text:p>
          </table:table-cell>
          <table:table-cell table:formula="of:=POWER([.C927]-6.75;2)" office:value-type="float" office:value="0.0298163289593297" calcext:value-type="float">
            <text:p>0.029816329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.537195" calcext:value-type="float">
            <text:p>6.537195</text:p>
          </table:table-cell>
          <table:table-cell office:value-type="float" office:value="6.5767263562" calcext:value-type="float">
            <text:p>6.5767263562</text:p>
          </table:table-cell>
          <table:table-cell table:formula="of:=POWER([.C928]-6.75;2)" office:value-type="float" office:value="0.0300237556357293" calcext:value-type="float">
            <text:p>0.0300237556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.385876" calcext:value-type="float">
            <text:p>6.385876</text:p>
          </table:table-cell>
          <table:table-cell office:value-type="float" office:value="6.5772754028" calcext:value-type="float">
            <text:p>6.5772754028</text:p>
          </table:table-cell>
          <table:table-cell table:formula="of:=POWER([.C929]-6.75;2)" office:value-type="float" office:value="0.0298337864779023" calcext:value-type="float">
            <text:p>0.0298337865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.212313" calcext:value-type="float">
            <text:p>6.212313</text:p>
          </table:table-cell>
          <table:table-cell office:value-type="float" office:value="6.579971169" calcext:value-type="float">
            <text:p>6.579971169</text:p>
          </table:table-cell>
          <table:table-cell table:formula="of:=POWER([.C930]-6.75;2)" office:value-type="float" office:value="0.0289098033712265" calcext:value-type="float">
            <text:p>0.0289098034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.081766" calcext:value-type="float">
            <text:p>6.081766</text:p>
          </table:table-cell>
          <table:table-cell office:value-type="float" office:value="6.5852234286" calcext:value-type="float">
            <text:p>6.5852234286</text:p>
          </table:table-cell>
          <table:table-cell table:formula="of:=POWER([.C931]-6.75;2)" office:value-type="float" office:value="0.0271513184823393" calcext:value-type="float">
            <text:p>0.0271513185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.052863" calcext:value-type="float">
            <text:p>6.052863</text:p>
          </table:table-cell>
          <table:table-cell office:value-type="float" office:value="6.592519913" calcext:value-type="float">
            <text:p>6.592519913</text:p>
          </table:table-cell>
          <table:table-cell table:formula="of:=POWER([.C932]-6.75;2)" office:value-type="float" office:value="0.0247999778015275" calcext:value-type="float">
            <text:p>0.0247999778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.151387" calcext:value-type="float">
            <text:p>6.151387</text:p>
          </table:table-cell>
          <table:table-cell office:value-type="float" office:value="6.6004560441" calcext:value-type="float">
            <text:p>6.6004560441</text:p>
          </table:table-cell>
          <table:table-cell table:formula="of:=POWER([.C933]-6.75;2)" office:value-type="float" office:value="0.0223633947462213" calcext:value-type="float">
            <text:p>0.0223633947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.36075" calcext:value-type="float">
            <text:p>6.36075</text:p>
          </table:table-cell>
          <table:table-cell office:value-type="float" office:value="6.6071585672" calcext:value-type="float">
            <text:p>6.6071585672</text:p>
          </table:table-cell>
          <table:table-cell table:formula="of:=POWER([.C934]-6.75;2)" office:value-type="float" office:value="0.0204036749243569" calcext:value-type="float">
            <text:p>0.0204036749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.633572" calcext:value-type="float">
            <text:p>6.633572</text:p>
          </table:table-cell>
          <table:table-cell office:value-type="float" office:value="6.6108920303" calcext:value-type="float">
            <text:p>6.6108920303</text:p>
          </table:table-cell>
          <table:table-cell table:formula="of:=POWER([.C935]-6.75;2)" office:value-type="float" office:value="0.019351027234056" calcext:value-type="float">
            <text:p>0.0193510272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.9112" calcext:value-type="float">
            <text:p>6.9112</text:p>
          </table:table-cell>
          <table:table-cell office:value-type="float" office:value="6.6105431077" calcext:value-type="float">
            <text:p>6.6105431077</text:p>
          </table:table-cell>
          <table:table-cell table:formula="of:=POWER([.C936]-6.75;2)" office:value-type="float" office:value="0.0194482248099738" calcext:value-type="float">
            <text:p>0.0194482248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7.13782" calcext:value-type="float">
            <text:p>7.13782</text:p>
          </table:table-cell>
          <table:table-cell office:value-type="float" office:value="6.6058453438" calcext:value-type="float">
            <text:p>6.6058453438</text:p>
          </table:table-cell>
          <table:table-cell table:formula="of:=POWER([.C937]-6.75;2)" office:value-type="float" office:value="0.0207805649041401" calcext:value-type="float">
            <text:p>0.0207805649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7.267561" calcext:value-type="float">
            <text:p>7.267561</text:p>
          </table:table-cell>
          <table:table-cell office:value-type="float" office:value="6.5974013016" calcext:value-type="float">
            <text:p>6.5974013016</text:p>
          </table:table-cell>
          <table:table-cell table:formula="of:=POWER([.C938]-6.75;2)" office:value-type="float" office:value="0.0232863627533742" calcext:value-type="float">
            <text:p>0.0232863628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7.269463" calcext:value-type="float">
            <text:p>7.269463</text:p>
          </table:table-cell>
          <table:table-cell office:value-type="float" office:value="6.5865922742" calcext:value-type="float">
            <text:p>6.5865922742</text:p>
          </table:table-cell>
          <table:table-cell table:formula="of:=POWER([.C939]-6.75;2)" office:value-type="float" office:value="0.026702084851128" calcext:value-type="float">
            <text:p>0.0267020849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7.13367" calcext:value-type="float">
            <text:p>7.13367</text:p>
          </table:table-cell>
          <table:table-cell office:value-type="float" office:value="6.5753976721" calcext:value-type="float">
            <text:p>6.5753976721</text:p>
          </table:table-cell>
          <table:table-cell table:formula="of:=POWER([.C940]-6.75;2)" office:value-type="float" office:value="0.030485972908099" calcext:value-type="float">
            <text:p>0.0304859729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.878079" calcext:value-type="float">
            <text:p>6.878079</text:p>
          </table:table-cell>
          <table:table-cell office:value-type="float" office:value="6.5660931333" calcext:value-type="float">
            <text:p>6.5660931333</text:p>
          </table:table-cell>
          <table:table-cell table:formula="of:=POWER([.C941]-6.75;2)" office:value-type="float" office:value="0.0338217356194116" calcext:value-type="float">
            <text:p>0.0338217356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.551327" calcext:value-type="float">
            <text:p>6.551327</text:p>
          </table:table-cell>
          <table:table-cell office:value-type="float" office:value="6.5608052373" calcext:value-type="float">
            <text:p>6.5608052373</text:p>
          </table:table-cell>
          <table:table-cell table:formula="of:=POWER([.C942]-6.75;2)" office:value-type="float" office:value="0.0357946582331092" calcext:value-type="float">
            <text:p>0.0357946582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.22625" calcext:value-type="float">
            <text:p>6.22625</text:p>
          </table:table-cell>
          <table:table-cell office:value-type="float" office:value="6.5609686552" calcext:value-type="float">
            <text:p>6.5609686552</text:p>
          </table:table-cell>
          <table:table-cell table:formula="of:=POWER([.C943]-6.75;2)" office:value-type="float" office:value="0.0357328493168965" calcext:value-type="float">
            <text:p>0.0357328493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5.979223" calcext:value-type="float">
            <text:p>5.979223</text:p>
          </table:table-cell>
          <table:table-cell office:value-type="float" office:value="6.5668409123" calcext:value-type="float">
            <text:p>6.5668409123</text:p>
          </table:table-cell>
          <table:table-cell table:formula="of:=POWER([.C944]-6.75;2)" office:value-type="float" office:value="0.0335472514070963" calcext:value-type="float">
            <text:p>0.0335472514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5.859402" calcext:value-type="float">
            <text:p>5.859402</text:p>
          </table:table-cell>
          <table:table-cell office:value-type="float" office:value="6.5773340893" calcext:value-type="float">
            <text:p>6.5773340893</text:p>
          </table:table-cell>
          <table:table-cell table:formula="of:=POWER([.C945]-6.75;2)" office:value-type="float" office:value="0.0298135167178604" calcext:value-type="float">
            <text:p>0.0298135167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5.867152" calcext:value-type="float">
            <text:p>5.867152</text:p>
          </table:table-cell>
          <table:table-cell office:value-type="float" office:value="6.5903874" calcext:value-type="float">
            <text:p>6.5903874</text:p>
          </table:table-cell>
          <table:table-cell table:formula="of:=POWER([.C946]-6.75;2)" office:value-type="float" office:value="0.02547618207876" calcext:value-type="float">
            <text:p>0.0254761821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5.961879" calcext:value-type="float">
            <text:p>5.961879</text:p>
          </table:table-cell>
          <table:table-cell office:value-type="float" office:value="6.6037806481" calcext:value-type="float">
            <text:p>6.6037806481</text:p>
          </table:table-cell>
          <table:table-cell table:formula="of:=POWER([.C947]-6.75;2)" office:value-type="float" office:value="0.0213800988700561" calcext:value-type="float">
            <text:p>0.0213800989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.092716" calcext:value-type="float">
            <text:p>6.092716</text:p>
          </table:table-cell>
          <table:table-cell office:value-type="float" office:value="6.615892" calcext:value-type="float">
            <text:p>6.615892</text:p>
          </table:table-cell>
          <table:table-cell table:formula="of:=POWER([.C948]-6.75;2)" office:value-type="float" office:value="0.0179849556640001" calcext:value-type="float">
            <text:p>0.0179849557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.225337" calcext:value-type="float">
            <text:p>6.225337</text:p>
          </table:table-cell>
          <table:table-cell office:value-type="float" office:value="6.6259530769" calcext:value-type="float">
            <text:p>6.6259530769</text:p>
          </table:table-cell>
          <table:table-cell table:formula="of:=POWER([.C949]-6.75;2)" office:value-type="float" office:value="0.0153876391305773" calcext:value-type="float">
            <text:p>0.0153876391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6.348907" calcext:value-type="float">
            <text:p>6.348907</text:p>
          </table:table-cell>
          <table:table-cell office:value-type="float" office:value="6.6338082941" calcext:value-type="float">
            <text:p>6.6338082941</text:p>
          </table:table-cell>
          <table:table-cell table:formula="of:=POWER([.C950]-6.75;2)" office:value-type="float" office:value="0.0135005125199522" calcext:value-type="float">
            <text:p>0.0135005125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.465819" calcext:value-type="float">
            <text:p>6.465819</text:p>
          </table:table-cell>
          <table:table-cell office:value-type="float" office:value="6.63950632" calcext:value-type="float">
            <text:p>6.63950632</text:p>
          </table:table-cell>
          <table:table-cell table:formula="of:=POWER([.C951]-6.75;2)" office:value-type="float" office:value="0.0122088533199425" calcext:value-type="float">
            <text:p>0.0122088533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.576015" calcext:value-type="float">
            <text:p>6.576015</text:p>
          </table:table-cell>
          <table:table-cell office:value-type="float" office:value="6.6430509592" calcext:value-type="float">
            <text:p>6.6430509592</text:p>
          </table:table-cell>
          <table:table-cell table:formula="of:=POWER([.C952]-6.75;2)" office:value-type="float" office:value="0.0114380973280401" calcext:value-type="float">
            <text:p>0.0114380973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.668369" calcext:value-type="float">
            <text:p>6.668369</text:p>
          </table:table-cell>
          <table:table-cell office:value-type="float" office:value="6.6444475417" calcext:value-type="float">
            <text:p>6.6444475417</text:p>
          </table:table-cell>
          <table:table-cell table:formula="of:=POWER([.C953]-6.75;2)" office:value-type="float" office:value="0.0111413214531732" calcext:value-type="float">
            <text:p>0.0111413215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.725219" calcext:value-type="float">
            <text:p>6.725219</text:p>
          </table:table-cell>
          <table:table-cell office:value-type="float" office:value="6.6439385745" calcext:value-type="float">
            <text:p>6.6439385745</text:p>
          </table:table-cell>
          <table:table-cell table:formula="of:=POWER([.C954]-6.75;2)" office:value-type="float" office:value="0.0112490259790921" calcext:value-type="float">
            <text:p>0.011249026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.736" calcext:value-type="float">
            <text:p>6.736</text:p>
          </table:table-cell>
          <table:table-cell office:value-type="float" office:value="6.6421716087" calcext:value-type="float">
            <text:p>6.6421716087</text:p>
          </table:table-cell>
          <table:table-cell table:formula="of:=POWER([.C955]-6.75;2)" office:value-type="float" office:value="0.0116269619703459" calcext:value-type="float">
            <text:p>0.011626962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6.709518" calcext:value-type="float">
            <text:p>6.709518</text:p>
          </table:table-cell>
          <table:table-cell office:value-type="float" office:value="6.6400865333" calcext:value-type="float">
            <text:p>6.6400865333</text:p>
          </table:table-cell>
          <table:table-cell table:formula="of:=POWER([.C956]-6.75;2)" office:value-type="float" office:value="0.012080970162012" calcext:value-type="float">
            <text:p>0.0120809702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.674583" calcext:value-type="float">
            <text:p>6.674583</text:p>
          </table:table-cell>
          <table:table-cell office:value-type="float" office:value="6.6385085455" calcext:value-type="float">
            <text:p>6.6385085455</text:p>
          </table:table-cell>
          <table:table-cell table:formula="of:=POWER([.C957]-6.75;2)" office:value-type="float" office:value="0.0124303444265256" calcext:value-type="float">
            <text:p>0.0124303444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.664058" calcext:value-type="float">
            <text:p>6.664058</text:p>
          </table:table-cell>
          <table:table-cell office:value-type="float" office:value="6.6376696047" calcext:value-type="float">
            <text:p>6.6376696047</text:p>
          </table:table-cell>
          <table:table-cell table:formula="of:=POWER([.C958]-6.75;2)" office:value-type="float" office:value="0.0126181177082542" calcext:value-type="float">
            <text:p>0.0126181177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.688206" calcext:value-type="float">
            <text:p>6.688206</text:p>
          </table:table-cell>
          <table:table-cell office:value-type="float" office:value="6.6370413095" calcext:value-type="float">
            <text:p>6.6370413095</text:p>
          </table:table-cell>
          <table:table-cell table:formula="of:=POWER([.C959]-6.75;2)" office:value-type="float" office:value="0.0127596657594748" calcext:value-type="float">
            <text:p>0.0127596658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.716168" calcext:value-type="float">
            <text:p>6.716168</text:p>
          </table:table-cell>
          <table:table-cell office:value-type="float" office:value="6.6357933902" calcext:value-type="float">
            <text:p>6.6357933902</text:p>
          </table:table-cell>
          <table:table-cell table:formula="of:=POWER([.C960]-6.75;2)" office:value-type="float" office:value="0.0130431497220095" calcext:value-type="float">
            <text:p>0.0130431497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.683991" calcext:value-type="float">
            <text:p>6.683991</text:p>
          </table:table-cell>
          <table:table-cell office:value-type="float" office:value="6.633784025" calcext:value-type="float">
            <text:p>6.633784025</text:p>
          </table:table-cell>
          <table:table-cell table:formula="of:=POWER([.C961]-6.75;2)" office:value-type="float" office:value="0.0135061528452007" calcext:value-type="float">
            <text:p>0.0135061528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6.527922" calcext:value-type="float">
            <text:p>6.527922</text:p>
          </table:table-cell>
          <table:table-cell office:value-type="float" office:value="6.6324966667" calcext:value-type="float">
            <text:p>6.6324966667</text:p>
          </table:table-cell>
          <table:table-cell table:formula="of:=POWER([.C962]-6.75;2)" office:value-type="float" office:value="0.0138070333366109" calcext:value-type="float">
            <text:p>0.0138070333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.224446" calcext:value-type="float">
            <text:p>6.224446</text:p>
          </table:table-cell>
          <table:table-cell office:value-type="float" office:value="6.6352486316" calcext:value-type="float">
            <text:p>6.6352486316</text:p>
          </table:table-cell>
          <table:table-cell table:formula="of:=POWER([.C963]-6.75;2)" office:value-type="float" office:value="0.0131678765496726" calcext:value-type="float">
            <text:p>0.0131678765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5.818786" calcext:value-type="float">
            <text:p>5.818786</text:p>
          </table:table-cell>
          <table:table-cell office:value-type="float" office:value="6.6463514054" calcext:value-type="float">
            <text:p>6.6463514054</text:p>
          </table:table-cell>
          <table:table-cell table:formula="of:=POWER([.C964]-6.75;2)" office:value-type="float" office:value="0.0107430311625552" calcext:value-type="float">
            <text:p>0.0107430312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5.428305" calcext:value-type="float">
            <text:p>5.428305</text:p>
          </table:table-cell>
          <table:table-cell office:value-type="float" office:value="6.6693393333" calcext:value-type="float">
            <text:p>6.6693393333</text:p>
          </table:table-cell>
          <table:table-cell table:formula="of:=POWER([.C965]-6.75;2)" office:value-type="float" office:value="0.0065061431524885" calcext:value-type="float">
            <text:p>0.0065061432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5.204087" calcext:value-type="float">
            <text:p>5.204087</text:p>
          </table:table-cell>
          <table:table-cell office:value-type="float" office:value="6.7047974571" calcext:value-type="float">
            <text:p>6.7047974571</text:p>
          </table:table-cell>
          <table:table-cell table:formula="of:=POWER([.C966]-6.75;2)" office:value-type="float" office:value="0.00204326988462636" calcext:value-type="float">
            <text:p>0.0020432699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5.246194" calcext:value-type="float">
            <text:p>5.246194</text:p>
          </table:table-cell>
          <table:table-cell office:value-type="float" office:value="6.748936" calcext:value-type="float">
            <text:p>6.748936</text:p>
          </table:table-cell>
          <table:table-cell table:formula="of:=POWER([.C967]-6.75;2)" office:value-type="float" office:value="0.00000113209600000085" calcext:value-type="float">
            <text:p>1.13209600000085E-006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5.537695" calcext:value-type="float">
            <text:p>5.537695</text:p>
          </table:table-cell>
          <table:table-cell office:value-type="float" office:value="6.7944736364" calcext:value-type="float">
            <text:p>6.7944736364</text:p>
          </table:table-cell>
          <table:table-cell table:formula="of:=POWER([.C968]-6.75;2)" office:value-type="float" office:value="0.00197790433463943" calcext:value-type="float">
            <text:p>0.0019779043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5.980354" calcext:value-type="float">
            <text:p>5.980354</text:p>
          </table:table-cell>
          <table:table-cell office:value-type="float" office:value="6.8337479688" calcext:value-type="float">
            <text:p>6.8337479688</text:p>
          </table:table-cell>
          <table:table-cell table:formula="of:=POWER([.C969]-6.75;2)" office:value-type="float" office:value="0.00701372227812578" calcext:value-type="float">
            <text:p>0.0070137223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.478899" calcext:value-type="float">
            <text:p>6.478899</text:p>
          </table:table-cell>
          <table:table-cell office:value-type="float" office:value="6.8612768065" calcext:value-type="float">
            <text:p>6.8612768065</text:p>
          </table:table-cell>
          <table:table-cell table:formula="of:=POWER([.C970]-6.75;2)" office:value-type="float" office:value="0.0123825276648385" calcext:value-type="float">
            <text:p>0.0123825277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.97845" calcext:value-type="float">
            <text:p>6.97845</text:p>
          </table:table-cell>
          <table:table-cell office:value-type="float" office:value="6.8740227333" calcext:value-type="float">
            <text:p>6.8740227333</text:p>
          </table:table-cell>
          <table:table-cell table:formula="of:=POWER([.C971]-6.75;2)" office:value-type="float" office:value="0.015381638375203" calcext:value-type="float">
            <text:p>0.0153816384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7.451024" calcext:value-type="float">
            <text:p>7.451024</text:p>
          </table:table-cell>
          <table:table-cell office:value-type="float" office:value="6.8704217931" calcext:value-type="float">
            <text:p>6.8704217931</text:p>
          </table:table-cell>
          <table:table-cell table:formula="of:=POWER([.C972]-6.75;2)" office:value-type="float" office:value="0.0145014082534193" calcext:value-type="float">
            <text:p>0.0145014083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7.867196" calcext:value-type="float">
            <text:p>7.867196</text:p>
          </table:table-cell>
          <table:table-cell office:value-type="float" office:value="6.849686" calcext:value-type="float">
            <text:p>6.849686</text:p>
          </table:table-cell>
          <table:table-cell table:formula="of:=POWER([.C973]-6.75;2)" office:value-type="float" office:value="0.00993729859600003" calcext:value-type="float">
            <text:p>0.0099372986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8.175031" calcext:value-type="float">
            <text:p>8.175031</text:p>
          </table:table-cell>
          <table:table-cell office:value-type="float" office:value="6.8120004444" calcext:value-type="float">
            <text:p>6.8120004444</text:p>
          </table:table-cell>
          <table:table-cell table:formula="of:=POWER([.C974]-6.75;2)" office:value-type="float" office:value="0.00384405510579746" calcext:value-type="float">
            <text:p>0.0038440551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8.2873" calcext:value-type="float">
            <text:p>8.2873</text:p>
          </table:table-cell>
          <table:table-cell office:value-type="float" office:value="6.7595761923" calcext:value-type="float">
            <text:p>6.7595761923</text:p>
          </table:table-cell>
          <table:table-cell table:formula="of:=POWER([.C975]-6.75;2)" office:value-type="float" office:value="0.0000917034589665784" calcext:value-type="float">
            <text:p>9.17034589665784E-005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8.05885" calcext:value-type="float">
            <text:p>8.05885</text:p>
          </table:table-cell>
          <table:table-cell office:value-type="float" office:value="6.69846724" calcext:value-type="float">
            <text:p>6.69846724</text:p>
          </table:table-cell>
          <table:table-cell table:formula="of:=POWER([.C976]-6.75;2)" office:value-type="float" office:value="0.00265562535321757" calcext:value-type="float">
            <text:p>0.0026556254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7.177323" calcext:value-type="float">
            <text:p>7.177323</text:p>
          </table:table-cell>
          <table:table-cell office:value-type="float" office:value="6.641784625" calcext:value-type="float">
            <text:p>6.641784625</text:p>
          </table:table-cell>
          <table:table-cell table:formula="of:=POWER([.C977]-6.75;2)" office:value-type="float" office:value="0.0117105673863907" calcext:value-type="float">
            <text:p>0.0117105674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4.043489" calcext:value-type="float">
            <text:p>4.043489</text:p>
          </table:table-cell>
          <table:table-cell office:value-type="float" office:value="6.6185003478" calcext:value-type="float">
            <text:p>6.6185003478</text:p>
          </table:table-cell>
          <table:table-cell table:formula="of:=POWER([.C978]-6.75;2)" office:value-type="float" office:value="0.0172921585287209" calcext:value-type="float">
            <text:p>0.0172921585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4.043489" calcext:value-type="float">
            <text:p>4.043489</text:p>
          </table:table-cell>
          <table:table-cell office:value-type="float" office:value="6.7355463182" calcext:value-type="float">
            <text:p>6.7355463182</text:p>
          </table:table-cell>
          <table:table-cell table:formula="of:=POWER([.C979]-6.75;2)" office:value-type="float" office:value="0.000208908917575653" calcext:value-type="float">
            <text:p>0.0002089089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2.24962" calcext:value-type="float">
            <text:p>12.24962</text:p>
          </table:table-cell>
          <table:table-cell office:value-type="float" office:value="6.8637395238" calcext:value-type="float">
            <text:p>6.8637395238</text:p>
          </table:table-cell>
          <table:table-cell table:formula="of:=POWER([.C980]-6.75;2)" office:value-type="float" office:value="0.0129366792742507" calcext:value-type="float">
            <text:p>0.0129366793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8.933468" calcext:value-type="float">
            <text:p>8.933468</text:p>
          </table:table-cell>
          <table:table-cell office:value-type="float" office:value="6.5944455" calcext:value-type="float">
            <text:p>6.5944455</text:p>
          </table:table-cell>
          <table:table-cell table:formula="of:=POWER([.C981]-6.75;2)" office:value-type="float" office:value="0.02419720247025" calcext:value-type="float">
            <text:p>0.0241972025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7.61695" calcext:value-type="float">
            <text:p>7.61695</text:p>
          </table:table-cell>
          <table:table-cell office:value-type="float" office:value="6.4713390526" calcext:value-type="float">
            <text:p>6.4713390526</text:p>
          </table:table-cell>
          <table:table-cell table:formula="of:=POWER([.C982]-6.75;2)" office:value-type="float" office:value="0.0776519236058654" calcext:value-type="float">
            <text:p>0.0776519236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7.209199" calcext:value-type="float">
            <text:p>7.209199</text:p>
          </table:table-cell>
          <table:table-cell office:value-type="float" office:value="6.407694" calcext:value-type="float">
            <text:p>6.407694</text:p>
          </table:table-cell>
          <table:table-cell table:formula="of:=POWER([.C983]-6.75;2)" office:value-type="float" office:value="0.117173397636" calcext:value-type="float">
            <text:p>0.1171733976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7.373024" calcext:value-type="float">
            <text:p>7.373024</text:p>
          </table:table-cell>
          <table:table-cell office:value-type="float" office:value="6.3605466471" calcext:value-type="float">
            <text:p>6.3605466471</text:p>
          </table:table-cell>
          <table:table-cell table:formula="of:=POWER([.C984]-6.75;2)" office:value-type="float" office:value="0.151673914085052" calcext:value-type="float">
            <text:p>0.1516739141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7.687844" calcext:value-type="float">
            <text:p>7.687844</text:p>
          </table:table-cell>
          <table:table-cell office:value-type="float" office:value="6.2972668125" calcext:value-type="float">
            <text:p>6.2972668125</text:p>
          </table:table-cell>
          <table:table-cell table:formula="of:=POWER([.C985]-6.75;2)" office:value-type="float" office:value="0.20496733906391" calcext:value-type="float">
            <text:p>0.2049673391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7.797775" calcext:value-type="float">
            <text:p>7.797775</text:p>
          </table:table-cell>
          <table:table-cell office:value-type="float" office:value="6.2045616667" calcext:value-type="float">
            <text:p>6.2045616667</text:p>
          </table:table-cell>
          <table:table-cell table:formula="of:=POWER([.C986]-6.75;2)" office:value-type="float" office:value="0.297502975433082" calcext:value-type="float">
            <text:p>0.2975029754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7.520418" calcext:value-type="float">
            <text:p>7.520418</text:p>
          </table:table-cell>
          <table:table-cell office:value-type="float" office:value="6.0907607143" calcext:value-type="float">
            <text:p>6.0907607143</text:p>
          </table:table-cell>
          <table:table-cell table:formula="of:=POWER([.C987]-6.75;2)" office:value-type="float" office:value="0.434596435810246" calcext:value-type="float">
            <text:p>0.4345964358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6.84941" calcext:value-type="float">
            <text:p>6.84941</text:p>
          </table:table-cell>
          <table:table-cell office:value-type="float" office:value="5.9807870769" calcext:value-type="float">
            <text:p>5.9807870769</text:p>
          </table:table-cell>
          <table:table-cell table:formula="of:=POWER([.C988]-6.75;2)" office:value-type="float" office:value="0.591688521064046" calcext:value-type="float">
            <text:p>0.5916885211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5.929497" calcext:value-type="float">
            <text:p>5.929497</text:p>
          </table:table-cell>
          <table:table-cell office:value-type="float" office:value="5.9084018333" calcext:value-type="float">
            <text:p>5.9084018333</text:p>
          </table:table-cell>
          <table:table-cell table:formula="of:=POWER([.C989]-6.75;2)" office:value-type="float" office:value="0.708287474192801" calcext:value-type="float">
            <text:p>0.7082874742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5.029579" calcext:value-type="float">
            <text:p>5.029579</text:p>
          </table:table-cell>
          <table:table-cell office:value-type="float" office:value="5.9064840909" calcext:value-type="float">
            <text:p>5.9064840909</text:p>
          </table:table-cell>
          <table:table-cell table:formula="of:=POWER([.C990]-6.75;2)" office:value-type="float" office:value="0.711519088904799" calcext:value-type="float">
            <text:p>0.7115190889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.481029" calcext:value-type="float">
            <text:p>4.481029</text:p>
          </table:table-cell>
          <table:table-cell office:value-type="float" office:value="5.9941746" calcext:value-type="float">
            <text:p>5.9941746</text:p>
          </table:table-cell>
          <table:table-cell table:formula="of:=POWER([.C991]-6.75;2)" office:value-type="float" office:value="0.57127203528516" calcext:value-type="float">
            <text:p>0.5712720353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4.48496" calcext:value-type="float">
            <text:p>4.48496</text:p>
          </table:table-cell>
          <table:table-cell office:value-type="float" office:value="6.1623018889" calcext:value-type="float">
            <text:p>6.1623018889</text:p>
          </table:table-cell>
          <table:table-cell table:formula="of:=POWER([.C992]-6.75;2)" office:value-type="float" office:value="0.345389069790508" calcext:value-type="float">
            <text:p>0.3453890698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4.924549" calcext:value-type="float">
            <text:p>4.924549</text:p>
          </table:table-cell>
          <table:table-cell office:value-type="float" office:value="6.371969625" calcext:value-type="float">
            <text:p>6.371969625</text:p>
          </table:table-cell>
          <table:table-cell table:formula="of:=POWER([.C993]-6.75;2)" office:value-type="float" office:value="0.14290696442264" calcext:value-type="float">
            <text:p>0.1429069644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5.532399" calcext:value-type="float">
            <text:p>5.532399</text:p>
          </table:table-cell>
          <table:table-cell office:value-type="float" office:value="6.578744" calcext:value-type="float">
            <text:p>6.578744</text:p>
          </table:table-cell>
          <table:table-cell table:formula="of:=POWER([.C994]-6.75;2)" office:value-type="float" office:value="0.0293286175359999" calcext:value-type="float">
            <text:p>0.0293286175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.11811" calcext:value-type="float">
            <text:p>6.11811</text:p>
          </table:table-cell>
          <table:table-cell office:value-type="float" office:value="6.7531348333" calcext:value-type="float">
            <text:p>6.7531348333</text:p>
          </table:table-cell>
          <table:table-cell table:formula="of:=POWER([.C995]-6.75;2)" office:value-type="float" office:value="0.00000982717981878803" calcext:value-type="float">
            <text:p>9.82717981878803E-006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6.589195" calcext:value-type="float">
            <text:p>6.589195</text:p>
          </table:table-cell>
          <table:table-cell office:value-type="float" office:value="6.8801398" calcext:value-type="float">
            <text:p>6.8801398</text:p>
          </table:table-cell>
          <table:table-cell table:formula="of:=POWER([.C996]-6.75;2)" office:value-type="float" office:value="0.0169363675440401" calcext:value-type="float">
            <text:p>0.0169363675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.903759" calcext:value-type="float">
            <text:p>6.903759</text:p>
          </table:table-cell>
          <table:table-cell office:value-type="float" office:value="6.952876" calcext:value-type="float">
            <text:p>6.952876</text:p>
          </table:table-cell>
          <table:table-cell table:formula="of:=POWER([.C997]-6.75;2)" office:value-type="float" office:value="0.0411586713759999" calcext:value-type="float">
            <text:p>0.0411586714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7.043755" calcext:value-type="float">
            <text:p>7.043755</text:p>
          </table:table-cell>
          <table:table-cell office:value-type="float" office:value="6.9692483333" calcext:value-type="float">
            <text:p>6.9692483333</text:p>
          </table:table-cell>
          <table:table-cell table:formula="of:=POWER([.C998]-6.75;2)" office:value-type="float" office:value="0.0480698316548281" calcext:value-type="float">
            <text:p>0.0480698317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7.013712" calcext:value-type="float">
            <text:p>7.013712</text:p>
          </table:table-cell>
          <table:table-cell office:value-type="float" office:value="6.931995" calcext:value-type="float">
            <text:p>6.931995</text:p>
          </table:table-cell>
          <table:table-cell table:formula="of:=POWER([.C999]-6.75;2)" office:value-type="float" office:value="0.0331221800249999" calcext:value-type="float">
            <text:p>0.03312218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" office:value-type="float" office:value="6.850278" calcext:value-type="float">
            <text:p>6.850278</text:p>
          </table:table-cell>
          <table:table-cell table:formula="of:=POWER([.C1000]-6.75;2)" office:value-type="float" office:value="0.0100556772840001" calcext:value-type="float">
            <text:p>0.010055677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5T01:50:25.296844893</dc:date>
    <meta:document-statistic meta:table-count="1" meta:cell-count="3908" meta:object-count="0"/>
    <meta:generator>LibreOffice/4.2.7.2$Linux_X86_64 LibreOffice_project/420m0$Build-2</meta:generator>
  </office:meta>
</office:document-meta>
</file>